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ynthesis">
      <style:table-properties table:display="true" style:writing-mode="lr-tb"/>
    </style:style>
    <style:style style:name="ta2" style:family="table" style:master-page-name="PageStyle_5f_Details">
      <style:table-properties table:display="true" style:writing-mode="lr-tb"/>
    </style:style>
    <style:style style:name="ta3" style:family="table" style:master-page-name="PageStyle_5f_Samples">
      <style:table-properties table:display="true" style:writing-mode="lr-tb"/>
    </style:style>
    <style:style style:name="ta4" style:family="table" style:master-page-name="PageStyle_5f_Analyses">
      <style:table-properties table:display="true" style:writing-mode="lr-tb"/>
    </style:style>
    <style:style style:name="ta5" style:family="table" style:master-page-name="PageStyle_5f_Analyser">
      <style:table-properties table:display="true" style:writing-mode="lr-tb"/>
    </style:style>
    <style:style style:name="ta6" style:family="table" style:master-page-name="PageStyle_5f_Computing_20_platform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0ef8c" style:rotation-align="none"/>
    </style:style>
    <style:style style:name="ce3" style:family="table-cell" style:parent-style-name="Default">
      <style:table-cell-properties fo:background-color="#e0ef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e0ef8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e835a" style:rotation-align="none"/>
    </style:style>
    <style:style style:name="ce8" style:family="table-cell" style:parent-style-name="Default">
      <style:table-cell-properties fo:background-color="#f9da56" style:rotation-align="none"/>
    </style:style>
    <style:style style:name="ce9" style:family="table-cell" style:parent-style-name="Default">
      <style:table-cell-properties fo:background-color="#cbef8c" style:rotation-align="none"/>
    </style:style>
    <style:style style:name="ce10" style:family="table-cell" style:parent-style-name="Default">
      <style:table-cell-properties fo:background-color="#e0ef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73">
      <style:table-cell-properties fo:background-color="#e0ef8c" style:rotation-align="none"/>
    </style:style>
    <style:style style:name="ce13" style:family="table-cell" style:parent-style-name="Default" style:data-style-name="N7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ynthesi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Mod Key Fn</text:p>
          </table:table-cell>
          <table:table-cell table:style-name="ce1" office:value-type="string" calcext:value-type="string">
            <text:p>Mod Adj Ser</text:p>
          </table:table-cell>
          <table:table-cell table:style-name="ce1" office:value-type="string" calcext:value-type="string">
            <text:p>Left Trunc Dist</text:p>
          </table:table-cell>
          <table:table-cell table:style-name="ce1" office:value-type="string" calcext:value-type="string">
            <text:p>Right Trunc Dist</text:p>
          </table:table-cell>
          <table:table-cell table:style-name="ce1" office:value-type="string" calcext:value-type="string">
            <text:p>Fit Dist Cuts</text:p>
          </table:table-cell>
          <table:table-cell table:style-name="ce1" office:value-type="string" calcext:value-type="string">
            <text:p>NTot Obs</text:p>
          </table:table-cell>
          <table:table-cell table:style-name="ce1" office:value-type="string" calcext:value-type="string">
            <text:p>NObs</text:p>
          </table:table-cell>
          <table:table-cell table:style-name="ce1" office:value-type="string" calcext:value-type="string">
            <text:p>TotNum Pars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Chi2 P</text:p>
          </table:table-cell>
          <table:table-cell table:style-name="ce1" office:value-type="string" calcext:value-type="string">
            <text:p>KS P</text:p>
          </table:table-cell>
          <table:table-cell table:style-name="ce1" office:value-type="string" calcext:value-type="string">
            <text:p>CvM Uw P</text:p>
          </table:table-cell>
          <table:table-cell table:style-name="ce1" office:value-type="string" calcext:value-type="string">
            <text:p>CvM Cw P</text:p>
          </table:table-cell>
          <table:table-cell table:style-name="ce1" office:value-type="string" calcext:value-type="string">
            <text:p>CoefVar Density</text:p>
          </table:table-cell>
          <table:table-cell table:style-name="ce1" office:value-type="string" calcext:value-type="string">
            <text:p>PDetec</text:p>
          </table:table-cell>
          <table:table-cell table:style-name="ce1" office:value-type="string" calcext:value-type="string">
            <text:p>Min PDetec</text:p>
          </table:table-cell>
          <table:table-cell table:style-name="ce1" office:value-type="string" calcext:value-type="string">
            <text:p>Max PDetec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Min Density</text:p>
          </table:table-cell>
          <table:table-cell table:style-name="ce1" office:value-type="string" calcext:value-type="string">
            <text:p>Max Density</text:p>
          </table:table-cell>
          <table:table-cell table:style-name="ce1" office:value-type="string" calcext:value-type="string">
            <text:p>Obs Rate</text:p>
          </table:table-cell>
          <table:table-cell table:style-name="ce1" office:value-type="string" calcext:value-type="string">
            <text:p>Qual Bal 1</text:p>
          </table:table-cell>
          <table:table-cell table:style-name="ce1" office:value-type="string" calcext:value-type="string">
            <text:p>Qual Bal 2</text:p>
          </table:table-cell>
          <table:table-cell table:style-name="ce1" office:value-type="string" calcext:value-type="string">
            <text:p>Qual Bal 3</text:p>
          </table:table-cell>
          <table:table-cell table:style-name="ce1" office:value-type="string" calcext:value-type="string">
            <text:p>Qual Chi2+</text:p>
          </table:table-cell>
          <table:table-cell table:style-name="ce1" office:value-type="string" calcext:value-type="string">
            <text:p>Qual KS+</text:p>
          </table:table-cell>
          <table:table-cell table:style-name="ce1" office:value-type="string" calcext:value-type="string">
            <text:p>Qual DCv+</text:p>
          </table:table-cell>
          <table:table-cell table:style-name="ce1" office:value-type="string" calcext:value-type="string">
            <text:p>Order Same Trunc AIC</text:p>
          </table:table-cell>
          <table:table-cell table:style-name="ce1" office:value-type="string" calcext:value-type="string">
            <text:p>Order Close Trunc Chi2 KS DCv</text:p>
          </table:table-cell>
          <table:table-cell table:style-name="ce1" office:value-type="string" calcext:value-type="string">
            <text:p>Order Close Trunc DCv</text:p>
          </table:table-cell>
          <table:table-cell table:style-name="ce1" office:value-type="string" calcext:value-type="string">
            <text:p>Order Close Trunc Bal 1 Qual</text:p>
          </table:table-cell>
          <table:table-cell table:style-name="ce1" office:value-type="string" calcext:value-type="string">
            <text:p>Order Close Trunc Bal 2 Qual</text:p>
          </table:table-cell>
          <table:table-cell table:style-name="ce1" office:value-type="string" calcext:value-type="string">
            <text:p>Order Close Trunc Bal 3 Qual</text:p>
          </table:table-cell>
          <table:table-cell table:style-name="ce1" office:value-type="string" calcext:value-type="string">
            <text:p>Order Close Trunc Bal Chi2+ Qual</text:p>
          </table:table-cell>
          <table:table-cell table:style-name="ce1" office:value-type="string" calcext:value-type="string">
            <text:p>Order Close Trunc Bal KS+ Qual</text:p>
          </table:table-cell>
          <table:table-cell table:style-name="ce1" office:value-type="string" calcext:value-type="string">
            <text:p>Order Close Trunc Bal DCv+ Qual</text:p>
          </table:table-cell>
          <table:table-cell table:style-name="ce1" office:value-type="string" calcext:value-type="string">
            <text:p>Order Global Chi2 KS DCv</text:p>
          </table:table-cell>
          <table:table-cell table:style-name="ce1" office:value-type="string" calcext:value-type="string">
            <text:p>Order Global Bal 1 Qual</text:p>
          </table:table-cell>
          <table:table-cell table:style-name="ce1" office:value-type="string" calcext:value-type="string">
            <text:p>Order Global Bal 2 Qual</text:p>
          </table:table-cell>
          <table:table-cell table:style-name="ce1" office:value-type="string" calcext:value-type="string">
            <text:p>Order Global Bal 3 Qual</text:p>
          </table:table-cell>
          <table:table-cell table:style-name="ce1" office:value-type="string" calcext:value-type="string">
            <text:p>Order Global Bal Chi2+ Qual</text:p>
          </table:table-cell>
          <table:table-cell table:style-name="ce1" office:value-type="string" calcext:value-type="string">
            <text:p>Order Global Bal KS+ Qual</text:p>
          </table:table-cell>
          <table:table-cell table:style-name="ce1" office:value-type="string" calcext:value-type="string">
            <text:p>Order Global Bal DCv+ Qual</text:p>
          </table:table-cell>
          <table:table-cell table:style-name="ce1" office:value-type="string" calcext:value-type="string">
            <text:p>Order Global DeltaAIC Chi2 KS DCv</text:p>
          </table:table-cell>
          <table:table-cell table:style-name="ce1" office:value-type="string" calcext:value-type="string">
            <text:p>RunFolder</text:p>
          </table:table-cell>
          <table:table-cell table:number-columns-repeated="1633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2" table:style-name="ce2" office:value-type="float" office:value="261" calcext:value-type="float">
            <text:p>2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4" calcext:value-type="float">
            <text:p>0,04</text:p>
          </table:table-cell>
          <table:table-cell table:style-name="ce8" office:value-type="float" office:value="0.62" calcext:value-type="float">
            <text:p>0,62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9" office:value-type="float" office:value="12.2" calcext:value-type="float">
            <text:p>12,2</text:p>
          </table:table-cell>
          <table:table-cell table:style-name="ce2" office:value-type="float" office:value="0.062" calcext:value-type="float">
            <text:p>0,062</text:p>
          </table:table-cell>
          <table:table-cell table:style-name="ce2" office:value-type="float" office:value="0.052" calcext:value-type="float">
            <text:p>0,052</text:p>
          </table:table-cell>
          <table:table-cell table:style-name="ce2" office:value-type="float" office:value="0.073" calcext:value-type="float">
            <text:p>0,073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.52" calcext:value-type="float">
            <text:p>0,52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ylvAtri-ab-m-5mn-haz-cos-l10-fuz3ko_1</text:p>
          </table:table-cell>
          <table:table-cell table:number-columns-repeated="1633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2"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5.81" calcext:value-type="float">
            <text:p>15,8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style-name="ce9" office:value-type="float" office:value="9.5" calcext:value-type="float">
            <text:p>9,5</text:p>
          </table:table-cell>
          <table:table-cell office:value-type="float" office:value="0.058" calcext:value-type="float">
            <text:p>0,058</text:p>
          </table:table-cell>
          <table:table-cell office:value-type="float" office:value="0.053" calcext:value-type="float">
            <text:p>0,053</text:p>
          </table:table-cell>
          <table:table-cell office:value-type="float" office:value="0.064" calcext:value-type="float">
            <text:p>0,064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38" calcext:value-type="float">
            <text:p>0,38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ylvAtri-ab-m-5mn-hno-cos-l10-28b2s_gp</text:p>
          </table:table-cell>
          <table:table-cell table:number-columns-repeated="1633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5"/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12" calcext:value-type="float">
            <text:p>0,12</text:p>
          </table:table-cell>
          <table:table-cell table:style-name="ce9" office:value-type="float" office:value="0.8" calcext:value-type="float">
            <text:p>0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7" calcext:value-type="float">
            <text:p>0,7</text:p>
          </table:table-cell>
          <table:table-cell table:style-name="ce8" office:value-type="float" office:value="24.6" calcext:value-type="float">
            <text:p>24,6</text:p>
          </table:table-cell>
          <table:table-cell table:style-name="ce2" office:value-type="float" office:value="0.147" calcext:value-type="float">
            <text:p>0,147</text:p>
          </table:table-cell>
          <table:table-cell table:style-name="ce2" office:value-type="float" office:value="0.094" calcext:value-type="float">
            <text:p>0,094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95.4" calcext:value-type="float">
            <text:p>95,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ylvAtri-ab-m-5mn-haz-cos-l15-r300-ze1vqi0u</text:p>
          </table:table-cell>
          <table:table-cell table:number-columns-repeated="1633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6"/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.49" calcext:value-type="float">
            <text:p>3,49</text:p>
          </table:table-cell>
          <table:table-cell table:style-name="ce7" office:value-type="float" office:value="0.02" calcext:value-type="float">
            <text:p>0,02</text:p>
          </table:table-cell>
          <table:table-cell table:style-name="ce8"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12.9" calcext:value-type="float">
            <text:p>12,9</text:p>
          </table:table-cell>
          <table:table-cell office:value-type="float" office:value="0.109" calcext:value-type="float">
            <text:p>0,109</text:p>
          </table:table-cell>
          <table:table-cell office:value-type="float" office:value="0.09" calcext:value-type="float">
            <text:p>0,09</text:p>
          </table:table-cell>
          <table:table-cell office:value-type="float" office:value="0.131" calcext:value-type="float">
            <text:p>0,131</text:p>
          </table:table-cell>
          <table:table-cell office:value-type="float" office:value="0.43" calcext:value-type="float">
            <text:p>0,43</text:p>
          </table:table-cell>
          <table:table-cell office:value-type="float" office:value="0.33" calcext:value-type="float">
            <text:p>0,33</text:p>
          </table:table-cell>
          <table:table-cell office:value-type="float" office:value="0.55" calcext:value-type="float">
            <text:p>0,55</text:p>
          </table:table-cell>
          <table:table-cell office:value-type="float" office:value="95.4" calcext:value-type="float">
            <text:p>95,4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ylvAtri-ab-m-5mn-hno-cos-l15-r300-51ncuj8x</text:p>
          </table:table-cell>
          <table:table-cell table:number-columns-repeated="1633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table:style-name="ce9" office:value-type="float" office:value="0.78" calcext:value-type="float">
            <text:p>0,7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7" calcext:value-type="float">
            <text:p>0,7</text:p>
          </table:table-cell>
          <table:table-cell table:style-name="ce8" office:value-type="float" office:value="24.4" calcext:value-type="float">
            <text:p>24,4</text:p>
          </table:table-cell>
          <table:table-cell table:style-name="ce2" office:value-type="float" office:value="0.137" calcext:value-type="float">
            <text:p>0,137</text:p>
          </table:table-cell>
          <table:table-cell table:style-name="ce2" office:value-type="float" office:value="0.088" calcext:value-type="float">
            <text:p>0,088</text:p>
          </table:table-cell>
          <table:table-cell table:style-name="ce2" office:value-type="float" office:value="0.214" calcext:value-type="float">
            <text:p>0,214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0.32" calcext:value-type="float">
            <text:p>0,3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SylvAtri-ab-m-5mn-haz-cos-l20-r300-m14-l59pna62</text:p>
          </table:table-cell>
          <table:table-cell table:number-columns-repeated="1633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.97" calcext:value-type="float">
            <text:p>1,97</text:p>
          </table:table-cell>
          <table:table-cell table:style-name="ce7" office:value-type="float" office:value="0.01" calcext:value-type="float">
            <text:p>0,01</text:p>
          </table:table-cell>
          <table:table-cell table:style-name="ce8" office:value-type="float" office:value="0.39" calcext:value-type="float">
            <text:p>0,39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9" office:value-type="float" office:value="12.8" calcext:value-type="float">
            <text:p>12,8</text:p>
          </table:table-cell>
          <table:table-cell office:value-type="float" office:value="0.103" calcext:value-type="float">
            <text:p>0,103</text:p>
          </table:table-cell>
          <table:table-cell office:value-type="float" office:value="0.086" calcext:value-type="float">
            <text:p>0,086</text:p>
          </table:table-cell>
          <table:table-cell office:value-type="float" office:value="0.125" calcext:value-type="float">
            <text:p>0,125</text:p>
          </table:table-cell>
          <table:table-cell office:value-type="float" office:value="0.45" calcext:value-type="float">
            <text:p>0,45</text:p>
          </table:table-cell>
          <table:table-cell office:value-type="float" office:value="0.35" calcext:value-type="float">
            <text:p>0,35</text:p>
          </table:table-cell>
          <table:table-cell office:value-type="float" office:value="0.57" calcext:value-type="float">
            <text:p>0,57</text:p>
          </table:table-cell>
          <table:table-cell office:value-type="float" office:value="95" calcext:value-type="float">
            <text:p>95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ylvAtri-ab-m-5mn-hno-cos-l20-r300-m14-fs2274ou</text:p>
          </table:table-cell>
          <table:table-cell table:number-columns-repeated="1633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table:style-name="ce8" office:value-type="float" office:value="0.57" calcext:value-type="float">
            <text:p>0,57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9" office:value-type="float" office:value="16.4" calcext:value-type="float">
            <text:p>16,4</text:p>
          </table:table-cell>
          <table:table-cell table:style-name="ce2" office:value-type="float" office:value="0.178" calcext:value-type="float">
            <text:p>0,178</text:p>
          </table:table-cell>
          <table:table-cell table:style-name="ce2" office:value-type="float" office:value="0.136" calcext:value-type="float">
            <text:p>0,136</text:p>
          </table:table-cell>
          <table:table-cell table:style-name="ce2" office:value-type="float" office:value="0.234" calcext:value-type="float">
            <text:p>0,23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96.2" calcext:value-type="float">
            <text:p>96,2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2" table:style-name="ce2" office:value-type="float" office:value="0.38" calcext:value-type="float">
            <text:p>0,38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ylvAtri-ab-m-5mn-haz-cos-r280-1nrzlwgh</text:p>
          </table:table-cell>
          <table:table-cell table:number-columns-repeated="1633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style-name="ce6"/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.46" calcext:value-type="float">
            <text:p>1,46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.32" calcext:value-type="float">
            <text:p>0,3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13.6" calcext:value-type="float">
            <text:p>13,6</text:p>
          </table:table-cell>
          <table:table-cell office:value-type="float" office:value="0.126" calcext:value-type="float">
            <text:p>0,126</text:p>
          </table:table-cell>
          <table:table-cell office:value-type="float" office:value="0.103" calcext:value-type="float">
            <text:p>0,103</text:p>
          </table:table-cell>
          <table:table-cell office:value-type="float" office:value="0.156" calcext:value-type="float">
            <text:p>0,156</text:p>
          </table:table-cell>
          <table:table-cell office:value-type="float" office:value="0.42" calcext:value-type="float">
            <text:p>0,42</text:p>
          </table:table-cell>
          <table:table-cell office:value-type="float" office:value="0.33" calcext:value-type="float">
            <text:p>0,33</text:p>
          </table:table-cell>
          <table:table-cell office:value-type="float" office:value="0.55" calcext:value-type="float">
            <text:p>0,55</text:p>
          </table:table-cell>
          <table:table-cell office:value-type="float" office:value="96.2" calcext:value-type="float">
            <text:p>96,2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ylvAtri-ab-m-5mn-hno-cos-r280-6f0ls4zw</text:p>
          </table:table-cell>
          <table:table-cell table:number-columns-repeated="1633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 table:number-columns-repeated="3"/>
          <table:table-cell table:number-columns-repeated="2" table:style-name="ce2" office:value-type="float" office:value="261" calcext:value-type="float">
            <text:p>2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.6" calcext:value-type="float">
            <text:p>0,6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" calcext:value-type="float">
            <text:p>0,8</text:p>
          </table:table-cell>
          <table:table-cell table:style-name="ce9" office:value-type="float" office:value="12.1" calcext:value-type="float">
            <text:p>12,1</text:p>
          </table:table-cell>
          <table:table-cell table:style-name="ce2" office:value-type="float" office:value="0.063" calcext:value-type="float">
            <text:p>0,063</text:p>
          </table:table-cell>
          <table:table-cell table:style-name="ce2" office:value-type="float" office:value="0.053" calcext:value-type="float">
            <text:p>0,053</text:p>
          </table:table-cell>
          <table:table-cell table:style-name="ce2" office:value-type="float" office:value="0.075" calcext:value-type="float">
            <text:p>0,075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18" calcext:value-type="float">
            <text:p>0,18</text:p>
          </table:table-cell>
          <table:table-cell table:number-columns-repeated="2" table:style-name="ce2" office:value-type="float" office:value="0.21" calcext:value-type="float">
            <text:p>0,21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 table:style-name="ce2" office:value-type="float" office:value="0.24" calcext:value-type="float">
            <text:p>0,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Atri-ab-m-5mn-haz-cos-wgbhvrr8</text:p>
          </table:table-cell>
          <table:table-cell table:number-columns-repeated="1633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 table:number-columns-repeated="3"/>
          <table:table-cell table:number-columns-repeated="2"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6.02" calcext:value-type="float">
            <text:p>16,0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,05</text:p>
          </table:table-cell>
          <table:table-cell table:style-name="ce9" office:value-type="float" office:value="9.5" calcext:value-type="float">
            <text:p>9,5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4" calcext:value-type="float">
            <text:p>0,054</text:p>
          </table:table-cell>
          <table:table-cell office:value-type="float" office:value="0.065" calcext:value-type="float">
            <text:p>0,065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38" calcext:value-type="float">
            <text:p>0,38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Atri-ab-m-5mn-hno-cos-6likwji4</text:p>
          </table:table-cell>
          <table:table-cell table:number-columns-repeated="1633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.63" calcext:value-type="float">
            <text:p>0,63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" calcext:value-type="float">
            <text:p>0,7</text:p>
          </table:table-cell>
          <table:table-cell table:style-name="ce9" office:value-type="float" office:value="10.2" calcext:value-type="float">
            <text:p>10,2</text:p>
          </table:table-cell>
          <table:table-cell table:style-name="ce2" office:value-type="float" office:value="0.068" calcext:value-type="float">
            <text:p>0,068</text:p>
          </table:table-cell>
          <table:table-cell table:style-name="ce2" office:value-type="float" office:value="0.059" calcext:value-type="float">
            <text:p>0,059</text:p>
          </table:table-cell>
          <table:table-cell table:style-name="ce2" office:value-type="float" office:value="0.078" calcext:value-type="float">
            <text:p>0,078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99.5" calcext:value-type="float">
            <text:p>99,5</text:p>
          </table:table-cell>
          <table:table-cell table:style-name="ce2" office:value-type="float" office:value="0.28" calcext:value-type="float">
            <text:p>0,28</text:p>
          </table:table-cell>
          <table:table-cell table:number-columns-repeated="2" table:style-name="ce2" office:value-type="float" office:value="0.31" calcext:value-type="float">
            <text:p>0,31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SylvAtri-ab-m-10mn-haz-cos-l10-b468_pnp</text:p>
          </table:table-cell>
          <table:table-cell table:number-columns-repeated="1633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2.33" calcext:value-type="float">
            <text:p>12,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table:number-columns-repeated="2" office:value-type="float" office:value="0.1" calcext:value-type="float">
            <text:p>0,1</text:p>
          </table:table-cell>
          <table:table-cell table:style-name="ce9" office:value-type="float" office:value="8.2" calcext:value-type="float">
            <text:p>8,2</text:p>
          </table:table-cell>
          <table:table-cell office:value-type="float" office:value="0.061" calcext:value-type="float">
            <text:p>0,061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6" calcext:value-type="float">
            <text:p>0,066</text:p>
          </table:table-cell>
          <table:table-cell office:value-type="float" office:value="0.4" calcext:value-type="float">
            <text:p>0,4</text:p>
          </table:table-cell>
          <table:table-cell office:value-type="float" office:value="0.34" calcext:value-type="float">
            <text:p>0,34</text:p>
          </table:table-cell>
          <table:table-cell office:value-type="float" office:value="0.47" calcext:value-type="float">
            <text:p>0,47</text:p>
          </table:table-cell>
          <table:table-cell office:value-type="float" office:value="99.5" calcext:value-type="float">
            <text:p>99,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ylvAtri-ab-m-10mn-hno-cos-l10-wxphfqjp</text:p>
          </table:table-cell>
          <table:table-cell table:number-columns-repeated="1633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5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18" calcext:value-type="float">
            <text:p>0,18</text:p>
          </table:table-cell>
          <table:table-cell table:style-name="ce8" office:value-type="float" office:value="0.52" calcext:value-type="float">
            <text:p>0,52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9" office:value-type="float" office:value="13.6" calcext:value-type="float">
            <text:p>13,6</text:p>
          </table:table-cell>
          <table:table-cell table:style-name="ce2" office:value-type="float" office:value="0.188" calcext:value-type="float">
            <text:p>0,188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235" calcext:value-type="float">
            <text:p>0,235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94.8" calcext:value-type="float">
            <text:p>94,8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SylvAtri-ab-m-10mn-haz-cos-l15-r300-5mgtlyhw</text:p>
          </table:table-cell>
          <table:table-cell table:number-columns-repeated="1633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6"/>
          <table:table-cell office:value-type="float" office:value="388" calcext:value-type="float">
            <text:p>388</text:p>
          </table:table-cell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3.38" calcext:value-type="float">
            <text:p>3,38</text:p>
          </table:table-cell>
          <table:table-cell table:style-name="ce7" office:value-type="float" office:value="0.04" calcext:value-type="float">
            <text:p>0,04</text:p>
          </table:table-cell>
          <table:table-cell table:style-name="ce8" office:value-type="float" office:value="0.3" calcext:value-type="float">
            <text:p>0,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11.7" calcext:value-type="float">
            <text:p>11,7</text:p>
          </table:table-cell>
          <table:table-cell office:value-type="float" office:value="0.133" calcext:value-type="float">
            <text:p>0,133</text:p>
          </table:table-cell>
          <table:table-cell office:value-type="float" office:value="0.111" calcext:value-type="float">
            <text:p>0,111</text:p>
          </table:table-cell>
          <table:table-cell office:value-type="float" office:value="0.16" calcext:value-type="float">
            <text:p>0,16</text:p>
          </table:table-cell>
          <table:table-cell office:value-type="float" office:value="0.51" calcext:value-type="float">
            <text:p>0,51</text:p>
          </table:table-cell>
          <table:table-cell office:value-type="float" office:value="0.41" calcext:value-type="float">
            <text:p>0,41</text:p>
          </table:table-cell>
          <table:table-cell office:value-type="float" office:value="0.65" calcext:value-type="float">
            <text:p>0,65</text:p>
          </table:table-cell>
          <table:table-cell office:value-type="float" office:value="94.8" calcext:value-type="float">
            <text:p>94,8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ylvAtri-ab-m-10mn-hno-cos-l15-r300-8ofok_po</text:p>
          </table:table-cell>
          <table:table-cell table:number-columns-repeated="1633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2" calcext:value-type="float">
            <text:p>0,02</text:p>
          </table:table-cell>
          <table:table-cell table:style-name="ce8" office:value-type="float" office:value="0.57" calcext:value-type="float">
            <text:p>0,5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5" calcext:value-type="float">
            <text:p>0,5</text:p>
          </table:table-cell>
          <table:table-cell table:style-name="ce8" office:value-type="float" office:value="21.8" calcext:value-type="float">
            <text:p>21,8</text:p>
          </table:table-cell>
          <table:table-cell table:style-name="ce2" office:value-type="float" office:value="0.154" calcext:value-type="float">
            <text:p>0,154</text:p>
          </table:table-cell>
          <table:table-cell table:style-name="ce2" office:value-type="float" office:value="0.103" calcext:value-type="float">
            <text:p>0,103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94.1" calcext:value-type="float">
            <text:p>94,1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" table:style-name="ce2" office:value-type="float" office:value="0.36" calcext:value-type="float">
            <text:p>0,3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38" calcext:value-type="float">
            <text:p>0,38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SylvAtri-ab-m-10mn-haz-cos-l20-r300-m18-jhz2ewkx</text:p>
          </table:table-cell>
          <table:table-cell table:number-columns-repeated="1633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388" calcext:value-type="float">
            <text:p>388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.68" calcext:value-type="float">
            <text:p>2,68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.3" calcext:value-type="float">
            <text:p>0,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9" office:value-type="float" office:value="11.7" calcext:value-type="float">
            <text:p>11,7</text:p>
          </table:table-cell>
          <table:table-cell office:value-type="float" office:value="0.129" calcext:value-type="float">
            <text:p>0,129</text:p>
          </table:table-cell>
          <table:table-cell office:value-type="float" office:value="0.108" calcext:value-type="float">
            <text:p>0,108</text:p>
          </table:table-cell>
          <table:table-cell office:value-type="float" office:value="0.155" calcext:value-type="float">
            <text:p>0,155</text:p>
          </table:table-cell>
          <table:table-cell office:value-type="float" office:value="0.53" calcext:value-type="float">
            <text:p>0,53</text:p>
          </table:table-cell>
          <table:table-cell office:value-type="float" office:value="0.42" calcext:value-type="float">
            <text:p>0,42</text:p>
          </table:table-cell>
          <table:table-cell office:value-type="float" office:value="0.66" calcext:value-type="float">
            <text:p>0,66</text:p>
          </table:table-cell>
          <table:table-cell office:value-type="float" office:value="94.1" calcext:value-type="float">
            <text:p>94,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ylvAtri-ab-m-10mn-hno-cos-l20-r300-m18-pwrfc85v</text:p>
          </table:table-cell>
          <table:table-cell table:number-columns-repeated="1633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5" calcext:value-type="float">
            <text:p>0,05</text:p>
          </table:table-cell>
          <table:table-cell table:style-name="ce8" office:value-type="float" office:value="0.53" calcext:value-type="float">
            <text:p>0,53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9" office:value-type="float" office:value="10.7" calcext:value-type="float">
            <text:p>10,7</text:p>
          </table:table-cell>
          <table:table-cell table:style-name="ce2" office:value-type="float" office:value="0.213" calcext:value-type="float">
            <text:p>0,213</text:p>
          </table:table-cell>
          <table:table-cell table:style-name="ce2" office:value-type="float" office:value="0.182" calcext:value-type="float">
            <text:p>0,182</text:p>
          </table:table-cell>
          <table:table-cell table:style-name="ce2" office:value-type="float" office:value="0.249" calcext:value-type="float">
            <text:p>0,249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95.4" calcext:value-type="float">
            <text:p>95,4</text:p>
          </table:table-cell>
          <table:table-cell table:number-columns-repeated="2" table:style-name="ce2" office:value-type="float" office:value="0.53" calcext:value-type="float">
            <text:p>0,53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SylvAtri-ab-m-10mn-haz-cos-r280-tav8a9as</text:p>
          </table:table-cell>
          <table:table-cell table:number-columns-repeated="1633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style-name="ce6"/>
          <table:table-cell office:value-type="float" office:value="388" calcext:value-type="float">
            <text:p>388</text:p>
          </table:table-cell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.15" calcext:value-type="float">
            <text:p>2,15</text:p>
          </table:table-cell>
          <table:table-cell table:style-name="ce7" office:value-type="float" office:value="0.03" calcext:value-type="float">
            <text:p>0,03</text:p>
          </table:table-cell>
          <table:table-cell table:style-name="ce8" office:value-type="float" office:value="0.48" calcext:value-type="float">
            <text:p>0,48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9" office:value-type="float" office:value="19.2" calcext:value-type="float">
            <text:p>19,2</text:p>
          </table:table-cell>
          <table:table-cell office:value-type="float" office:value="0.185" calcext:value-type="float">
            <text:p>0,185</text:p>
          </table:table-cell>
          <table:table-cell office:value-type="float" office:value="0.13" calcext:value-type="float">
            <text:p>0,13</text:p>
          </table:table-cell>
          <table:table-cell office:value-type="float" office:value="0.261" calcext:value-type="float">
            <text:p>0,261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0.62" calcext:value-type="float">
            <text:p>0,62</text:p>
          </table:table-cell>
          <table:table-cell office:value-type="float" office:value="95.4" calcext:value-type="float">
            <text:p>95,4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0.29" calcext:value-type="float">
            <text:p>0,29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style-name="ce4" office:value-type="string" calcext:value-type="string">
            <text:p>SylvAtri-ab-m-10mn-hno-cos-r280-n6ogxdkk</text:p>
          </table:table-cell>
          <table:table-cell table:number-columns-repeated="1633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 table:number-columns-repeated="3"/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.63" calcext:value-type="float">
            <text:p>0,63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" calcext:value-type="float">
            <text:p>0,7</text:p>
          </table:table-cell>
          <table:table-cell table:style-name="ce9" office:value-type="float" office:value="10.1" calcext:value-type="float">
            <text:p>10,1</text:p>
          </table:table-cell>
          <table:table-cell table:style-name="ce2" office:value-type="float" office:value="0.068" calcext:value-type="float">
            <text:p>0,068</text:p>
          </table:table-cell>
          <table:table-cell table:style-name="ce2" office:value-type="float" office:value="0.059" calcext:value-type="float">
            <text:p>0,059</text:p>
          </table:table-cell>
          <table:table-cell table:style-name="ce2" office:value-type="float" office:value="0.078" calcext:value-type="float">
            <text:p>0,078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" table:style-name="ce2" office:value-type="float" office:value="0.39" calcext:value-type="float">
            <text:p>0,39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0.43" calcext:value-type="float">
            <text:p>0,4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Atri-ab-m-10mn-haz-cos-bpaac47f</text:p>
          </table:table-cell>
          <table:table-cell table:number-columns-repeated="1633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 table:number-columns-repeated="3"/>
          <table:table-cell table:number-columns-repeated="2"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2.38" calcext:value-type="float">
            <text:p>12,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" calcext:value-type="float">
            <text:p>0,01</text:p>
          </table:table-cell>
          <table:table-cell table:number-columns-repeated="2" office:value-type="float" office:value="0.1" calcext:value-type="float">
            <text:p>0,1</text:p>
          </table:table-cell>
          <table:table-cell table:style-name="ce9" office:value-type="float" office:value="8.1" calcext:value-type="float">
            <text:p>8,1</text:p>
          </table:table-cell>
          <table:table-cell office:value-type="float" office:value="0.062" calcext:value-type="float">
            <text:p>0,062</text:p>
          </table:table-cell>
          <table:table-cell office:value-type="float" office:value="0.057" calcext:value-type="float">
            <text:p>0,057</text:p>
          </table:table-cell>
          <table:table-cell office:value-type="float" office:value="0.067" calcext:value-type="float">
            <text:p>0,067</text:p>
          </table:table-cell>
          <table:table-cell office:value-type="float" office:value="0.4" calcext:value-type="float">
            <text:p>0,4</text:p>
          </table:table-cell>
          <table:table-cell office:value-type="float" office:value="0.34" calcext:value-type="float">
            <text:p>0,34</text:p>
          </table:table-cell>
          <table:table-cell office:value-type="float" office:value="0.47" calcext:value-type="float">
            <text:p>0,4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Atri-ab-m-10mn-hno-cos-n4x5h1_v</text:p>
          </table:table-cell>
          <table:table-cell table:number-columns-repeated="1633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27" calcext:value-type="float">
            <text:p>0,27</text:p>
          </table:table-cell>
          <table:table-cell table:style-name="ce8" office:value-type="float" office:value="0.23" calcext:value-type="float">
            <text:p>0,23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5" calcext:value-type="float">
            <text:p>0,5</text:p>
          </table:table-cell>
          <table:table-cell table:style-name="ce9" office:value-type="float" office:value="11.7" calcext:value-type="float">
            <text:p>11,7</text:p>
          </table:table-cell>
          <table:table-cell table:style-name="ce2" office:value-type="float" office:value="0.106" calcext:value-type="float">
            <text:p>0,106</text:p>
          </table:table-cell>
          <table:table-cell table:style-name="ce2" office:value-type="float" office:value="0.089" calcext:value-type="float">
            <text:p>0,089</text:p>
          </table:table-cell>
          <table:table-cell table:style-name="ce2" office:value-type="float" office:value="0.126" calcext:value-type="float">
            <text:p>0,126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97.4" calcext:value-type="float">
            <text:p>97,4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53" calcext:value-type="float">
            <text:p>0,53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Meru-ab-m-5mn-hno-cos-r450-jiz1vq3u</text:p>
          </table:table-cell>
          <table:table-cell table:number-columns-repeated="1633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450" calcext:value-type="float">
            <text:p>450</text:p>
          </table:table-cell>
          <table:table-cell table:style-name="ce6"/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8.81" calcext:value-type="float">
            <text:p>8,81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13.2" calcext:value-type="float">
            <text:p>13,2</text:p>
          </table:table-cell>
          <table:table-cell office:value-type="float" office:value="0.125" calcext:value-type="float">
            <text:p>0,125</text:p>
          </table:table-cell>
          <table:table-cell office:value-type="float" office:value="0.101" calcext:value-type="float">
            <text:p>0,101</text:p>
          </table:table-cell>
          <table:table-cell office:value-type="float" office:value="0.155" calcext:value-type="float">
            <text:p>0,155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97.4" calcext:value-type="float">
            <text:p>97,4</text:p>
          </table:table-cell>
          <table:table-cell office:value-type="float" office:value="0.32" calcext:value-type="float">
            <text:p>0,32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0.31" calcext:value-type="float">
            <text:p>0,31</text:p>
          </table:table-cell>
          <table:table-cell office:value-type="float" office:value="0.38" calcext:value-type="float">
            <text:p>0,3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Meru-ab-m-5mn-haz-cos-r450-av3p8mmc</text:p>
          </table:table-cell>
          <table:table-cell table:number-columns-repeated="1633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39" calcext:value-type="float">
            <text:p>0,39</text:p>
          </table:table-cell>
          <table:table-cell table:style-name="ce7" office:value-type="float" office:value="0.19" calcext:value-type="float">
            <text:p>0,1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9" office:value-type="float" office:value="10.9" calcext:value-type="float">
            <text:p>10,9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0.077" calcext:value-type="float">
            <text:p>0,077</text:p>
          </table:table-cell>
          <table:table-cell table:style-name="ce2" office:value-type="float" office:value="0.105" calcext:value-type="float">
            <text:p>0,10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98.3" calcext:value-type="float">
            <text:p>98,3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61" calcext:value-type="float">
            <text:p>0,61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urdMeru-ab-m-5mn-hno-cos-r500-m14-noosmkp3</text:p>
          </table:table-cell>
          <table:table-cell table:number-columns-repeated="1633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9.61" calcext:value-type="float">
            <text:p>9,6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9" office:value-type="float" office:value="13.1" calcext:value-type="float">
            <text:p>13,1</text:p>
          </table:table-cell>
          <table:table-cell office:value-type="float" office:value="0.101" calcext:value-type="float">
            <text:p>0,101</text:p>
          </table:table-cell>
          <table:table-cell office:value-type="float" office:value="0.082" calcext:value-type="float">
            <text:p>0,082</text:p>
          </table:table-cell>
          <table:table-cell office:value-type="float" office:value="0.125" calcext:value-type="float">
            <text:p>0,125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98.3" calcext:value-type="float">
            <text:p>98,3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urdMeru-ab-m-5mn-haz-cos-r500-m14-ln39m5yk</text:p>
          </table:table-cell>
          <table:table-cell table:number-columns-repeated="1633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 table:number-columns-repeated="3"/>
          <table:table-cell table:number-columns-repeated="2" table:style-name="ce2" office:value-type="float" office:value="231" calcext:value-type="float">
            <text:p>2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4" calcext:value-type="float">
            <text:p>0,4</text:p>
          </table:table-cell>
          <table:table-cell table:style-name="ce9" office:value-type="float" office:value="11.5" calcext:value-type="float">
            <text:p>11,5</text:p>
          </table:table-cell>
          <table:table-cell table:style-name="ce2" office:value-type="float" office:value="0.046" calcext:value-type="float">
            <text:p>0,046</text:p>
          </table:table-cell>
          <table:table-cell table:style-name="ce2" office:value-type="float" office:value="0.039" calcext:value-type="float">
            <text:p>0,039</text:p>
          </table:table-cell>
          <table:table-cell table:style-name="ce2" office:value-type="float" office:value="0.055" calcext:value-type="float">
            <text:p>0,055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5" calcext:value-type="float">
            <text:p>0,45</text:p>
          </table:table-cell>
          <table:table-cell table:number-columns-repeated="2" table:style-name="ce2" office:value-type="float" office:value="0.43" calcext:value-type="float">
            <text:p>0,43</text:p>
          </table:table-cell>
          <table:table-cell table:number-columns-repeated="2" table:style-name="ce2" office:value-type="float" office:value="0.39" calcext:value-type="float">
            <text:p>0,39</text:p>
          </table:table-cell>
          <table:table-cell table:style-name="ce2" office:value-type="float" office:value="0.46" calcext:value-type="float">
            <text:p>0,46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TurdMeru-ab-m-5mn-hno-cos-izhhqiz_</text:p>
          </table:table-cell>
          <table:table-cell table:number-columns-repeated="1633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 table:number-columns-repeated="3"/>
          <table:table-cell table:number-columns-repeated="2"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6.08" calcext:value-type="float">
            <text:p>6,08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0.06" calcext:value-type="float">
            <text:p>0,0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0.057" calcext:value-type="float">
            <text:p>0,057</text:p>
          </table:table-cell>
          <table:table-cell office:value-type="float" office:value="0.048" calcext:value-type="float">
            <text:p>0,048</text:p>
          </table:table-cell>
          <table:table-cell office:value-type="float" office:value="0.069" calcext:value-type="float">
            <text:p>0,069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31" calcext:value-type="float">
            <text:p>0,3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urdMeru-ab-m-5mn-haz-cos-uln2phuz</text:p>
          </table:table-cell>
          <table:table-cell table:number-columns-repeated="1633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500" calcext:value-type="float">
            <text:p>500</text:p>
          </table:table-cell>
          <table:table-cell table:style-name="ce5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36" calcext:value-type="float">
            <text:p>0,3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9" office:value-type="float" office:value="8.2" calcext:value-type="float">
            <text:p>8,2</text:p>
          </table:table-cell>
          <table:table-cell table:style-name="ce2" office:value-type="float" office:value="0.093" calcext:value-type="float">
            <text:p>0,093</text:p>
          </table:table-cell>
          <table:table-cell table:style-name="ce2" office:value-type="float" office:value="0.083" calcext:value-type="float">
            <text:p>0,083</text:p>
          </table:table-cell>
          <table:table-cell table:style-name="ce2" office:value-type="float" office:value="0.105" calcext:value-type="float">
            <text:p>0,105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97.5" calcext:value-type="float">
            <text:p>97,5</text:p>
          </table:table-cell>
          <table:table-cell table:style-name="ce2" office:value-type="float" office:value="0.51" calcext:value-type="float">
            <text:p>0,51</text:p>
          </table:table-cell>
          <table:table-cell table:number-columns-repeated="2" table:style-name="ce2" office:value-type="float" office:value="0.54" calcext:value-type="float">
            <text:p>0,5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Meru-ab-m-10mn-hno-cos-r500-tr1u3gi8</text:p>
          </table:table-cell>
          <table:table-cell table:number-columns-repeated="1633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500" calcext:value-type="float">
            <text:p>500</text:p>
          </table:table-cell>
          <table:table-cell table:style-name="ce6"/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0.49" calcext:value-type="float">
            <text:p>10,49</text:p>
          </table:table-cell>
          <table:table-cell table:style-name="ce7" office:value-type="float" office:value="0.05" calcext:value-type="float">
            <text:p>0,05</text:p>
          </table:table-cell>
          <table:table-cell table:style-name="ce8" office:value-type="float" office:value="0.25" calcext:value-type="float">
            <text:p>0,25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0.104" calcext:value-type="float">
            <text:p>0,104</text:p>
          </table:table-cell>
          <table:table-cell office:value-type="float" office:value="0.089" calcext:value-type="float">
            <text:p>0,089</text:p>
          </table:table-cell>
          <table:table-cell office:value-type="float" office:value="0.123" calcext:value-type="float">
            <text:p>0,123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97.5" calcext:value-type="float">
            <text:p>97,5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Meru-ab-m-10mn-haz-cos-r500-xfv_wbr1</text:p>
          </table:table-cell>
          <table:table-cell table:number-columns-repeated="1633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46" calcext:value-type="float">
            <text:p>0,46</text:p>
          </table:table-cell>
          <table:table-cell table:style-name="ce7" office:value-type="float" office:value="0.07" calcext:value-type="float">
            <text:p>0,07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1" calcext:value-type="float">
            <text:p>0,1</text:p>
          </table:table-cell>
          <table:table-cell table:style-name="ce9" office:value-type="float" office:value="7.4" calcext:value-type="float">
            <text:p>7,4</text:p>
          </table:table-cell>
          <table:table-cell table:style-name="ce2" office:value-type="float" office:value="0.073" calcext:value-type="float">
            <text:p>0,073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98.5" calcext:value-type="float">
            <text:p>98,5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2" table:style-name="ce2" office:value-type="float" office:value="0.38" calcext:value-type="float">
            <text:p>0,38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urdMeru-ab-m-10mn-hno-cos-r600-m18-1xn998yc</text:p>
          </table:table-cell>
          <table:table-cell table:number-columns-repeated="1633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1.39" calcext:value-type="float">
            <text:p>11,39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9" office:value-type="float" office:value="9.5" calcext:value-type="float">
            <text:p>9,5</text:p>
          </table:table-cell>
          <table:table-cell office:value-type="float" office:value="0.076" calcext:value-type="float">
            <text:p>0,076</text:p>
          </table:table-cell>
          <table:table-cell office:value-type="float" office:value="0.066" calcext:value-type="float">
            <text:p>0,066</text:p>
          </table:table-cell>
          <table:table-cell office:value-type="float" office:value="0.089" calcext:value-type="float">
            <text:p>0,089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98.5" calcext:value-type="float">
            <text:p>98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TurdMeru-ab-m-10mn-haz-cos-r600-m18-4y190xy3</text:p>
          </table:table-cell>
          <table:table-cell table:number-columns-repeated="1633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 table:number-columns-repeated="3"/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6" calcext:value-type="float">
            <text:p>0,1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15" calcext:value-type="float">
            <text:p>0,15</text:p>
          </table:table-cell>
          <table:table-cell table:style-name="ce9" office:value-type="float" office:value="7.9" calcext:value-type="float">
            <text:p>7,9</text:p>
          </table:table-cell>
          <table:table-cell table:style-name="ce2" office:value-type="float" office:value="0.041" calcext:value-type="float">
            <text:p>0,041</text:p>
          </table:table-cell>
          <table:table-cell table:style-name="ce2" office:value-type="float" office:value="0.037" calcext:value-type="float">
            <text:p>0,037</text:p>
          </table:table-cell>
          <table:table-cell table:style-name="ce2" office:value-type="float" office:value="0.046" calcext:value-type="float">
            <text:p>0,04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.33" calcext:value-type="float">
            <text:p>0,33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TurdMeru-ab-m-10mn-hno-cos-w_9sqaqu</text:p>
          </table:table-cell>
          <table:table-cell table:number-columns-repeated="1633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 table:number-columns-repeated="3"/>
          <table:table-cell table:number-columns-repeated="2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5.78" calcext:value-type="float">
            <text:p>5,78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table:style-name="ce9" office:value-type="float" office:value="9.4" calcext:value-type="float">
            <text:p>9,4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" calcext:value-type="float">
            <text:p>0,04</text:p>
          </table:table-cell>
          <table:table-cell office:value-type="float" office:value="0.053" calcext:value-type="float">
            <text:p>0,05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urdMeru-ab-m-10mn-haz-cos-g7czkynx</text:p>
          </table:table-cell>
          <table:table-cell table:number-columns-repeated="1633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2"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4" calcext:value-type="float">
            <text:p>0,04</text:p>
          </table:table-cell>
          <table:table-cell table:style-name="ce8" office:value-type="float" office:value="0.69" calcext:value-type="float">
            <text:p>0,6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" calcext:value-type="float">
            <text:p>0,8</text:p>
          </table:table-cell>
          <table:table-cell table:style-name="ce8" office:value-type="float" office:value="27" calcext:value-type="float">
            <text:p>27</text:p>
          </table:table-cell>
          <table:table-cell table:style-name="ce2" office:value-type="float" office:value="0.036" calcext:value-type="float">
            <text:p>0,036</text:p>
          </table:table-cell>
          <table:table-cell table:style-name="ce2" office:value-type="float" office:value="0.023" calcext:value-type="float">
            <text:p>0,023</text:p>
          </table:table-cell>
          <table:table-cell table:style-name="ce2" office:value-type="float" office:value="0.058" calcext:value-type="float">
            <text:p>0,058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Mega-b-m-5mn-haz-cos-l10-y_hj6zta</text:p>
          </table:table-cell>
          <table:table-cell table:number-columns-repeated="1633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.55" calcext:value-type="float">
            <text:p>4,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table:style-name="ce9" office:value-type="float" office:value="16.4" calcext:value-type="float">
            <text:p>16,4</text:p>
          </table:table-cell>
          <table:table-cell office:value-type="float" office:value="0.058" calcext:value-type="float">
            <text:p>0,058</text:p>
          </table:table-cell>
          <table:table-cell office:value-type="float" office:value="0.047" calcext:value-type="float">
            <text:p>0,047</text:p>
          </table:table-cell>
          <table:table-cell office:value-type="float" office:value="0.071" calcext:value-type="float">
            <text:p>0,07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Mega-b-m-5mn-hno-cos-l10-tfqp4i0l</text:p>
          </table:table-cell>
          <table:table-cell table:number-columns-repeated="1633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34" calcext:value-type="float">
            <text:p>0,34</text:p>
          </table:table-cell>
          <table:table-cell table:style-name="ce9" office:value-type="float" office:value="0.97" calcext:value-type="float">
            <text:p>0,9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51.4" calcext:value-type="float">
            <text:p>51,4</text:p>
          </table:table-cell>
          <table:table-cell table:style-name="ce2" office:value-type="float" office:value="0.249" calcext:value-type="float">
            <text:p>0,249</text:p>
          </table:table-cell>
          <table:table-cell table:style-name="ce2" office:value-type="float" office:value="0.098" calcext:value-type="float">
            <text:p>0,098</text:p>
          </table:table-cell>
          <table:table-cell table:style-name="ce2" office:value-type="float" office:value="0.634" calcext:value-type="float">
            <text:p>0,634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77.2" calcext:value-type="float">
            <text:p>77,2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41" calcext:value-type="float">
            <text:p>0,41</text:p>
          </table:table-cell>
          <table:table-cell table:style-name="ce2" office:value-type="float" office:value="0.23" calcext:value-type="float">
            <text:p>0,23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.09" calcext:value-type="float">
            <text:p>0,0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LuscMega-b-m-5mn-haz-cos-l15-r300-m14-w566bhnv</text:p>
          </table:table-cell>
          <table:table-cell table:number-columns-repeated="1633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26" calcext:value-type="float">
            <text:p>0,26</text:p>
          </table:table-cell>
          <table:table-cell table:style-name="ce8" office:value-type="float" office:value="0.3" calcext:value-type="float">
            <text:p>0,3</text:p>
          </table:table-cell>
          <table:table-cell table:style-name="ce9" office:value-type="float" office:value="0.97" calcext:value-type="float">
            <text:p>0,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33.4" calcext:value-type="float">
            <text:p>33,4</text:p>
          </table:table-cell>
          <table:table-cell office:value-type="float" office:value="0.193" calcext:value-type="float">
            <text:p>0,193</text:p>
          </table:table-cell>
          <table:table-cell office:value-type="float" office:value="0.107" calcext:value-type="float">
            <text:p>0,107</text:p>
          </table:table-cell>
          <table:table-cell office:value-type="float" office:value="0.346" calcext:value-type="float">
            <text:p>0,346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77.2" calcext:value-type="float">
            <text:p>77,2</text:p>
          </table:table-cell>
          <table:table-cell office:value-type="float" office:value="0.67" calcext:value-type="float">
            <text:p>0,67</text:p>
          </table:table-cell>
          <table:table-cell office:value-type="float" office:value="0.62" calcext:value-type="float">
            <text:p>0,62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6" calcext:value-type="float">
            <text:p>0,6</text:p>
          </table:table-cell>
          <table:table-cell office:value-type="float" office:value="0.43" calcext:value-type="float">
            <text:p>0,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uscMega-b-m-5mn-hno-cos-l15-r300-m14-gi9id847</text:p>
          </table:table-cell>
          <table:table-cell table:number-columns-repeated="1633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68" calcext:value-type="float">
            <text:p>0,68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45.4" calcext:value-type="float">
            <text:p>45,4</text:p>
          </table:table-cell>
          <table:table-cell table:style-name="ce2" office:value-type="float" office:value="0.285" calcext:value-type="float">
            <text:p>0,285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office:value-type="float" office:value="0.648" calcext:value-type="float">
            <text:p>0,648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71.9" calcext:value-type="float">
            <text:p>71,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19" calcext:value-type="float">
            <text:p>0,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uscMega-b-m-5mn-haz-cos-r280-bt6hz_g3</text:p>
          </table:table-cell>
          <table:table-cell table:number-columns-repeated="1633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style-name="ce6"/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.11" calcext:value-type="float">
            <text:p>1,11</text:p>
          </table:table-cell>
          <table:table-cell table:style-name="ce8" office:value-type="float" office:value="0.39" calcext:value-type="float">
            <text:p>0,39</text:p>
          </table:table-cell>
          <table:table-cell table:style-name="ce9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style-name="ce7" office:value-type="float" office:value="37.4" calcext:value-type="float">
            <text:p>37,4</text:p>
          </table:table-cell>
          <table:table-cell office:value-type="float" office:value="0.219" calcext:value-type="float">
            <text:p>0,219</text:p>
          </table:table-cell>
          <table:table-cell office:value-type="float" office:value="0.113" calcext:value-type="float">
            <text:p>0,113</text:p>
          </table:table-cell>
          <table:table-cell office:value-type="float" office:value="0.426" calcext:value-type="float">
            <text:p>0,42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71.9" calcext:value-type="float">
            <text:p>71,9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LuscMega-b-m-5mn-hno-cos-r280-el_zv4_v</text:p>
          </table:table-cell>
          <table:table-cell table:number-columns-repeated="1633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 table:number-columns-repeated="3"/>
          <table:table-cell table:number-columns-repeated="2"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.03" calcext:value-type="float">
            <text:p>0,03</text:p>
          </table:table-cell>
          <table:table-cell table:style-name="ce8" office:value-type="float" office:value="0.7" calcext:value-type="float">
            <text:p>0,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" calcext:value-type="float">
            <text:p>0,8</text:p>
          </table:table-cell>
          <table:table-cell table:style-name="ce8" office:value-type="float" office:value="26.8" calcext:value-type="float">
            <text:p>26,8</text:p>
          </table:table-cell>
          <table:table-cell table:style-name="ce2" office:value-type="float" office:value="0.037" calcext:value-type="float">
            <text:p>0,037</text:p>
          </table:table-cell>
          <table:table-cell table:style-name="ce2" office:value-type="float" office:value="0.023" calcext:value-type="float">
            <text:p>0,023</text:p>
          </table:table-cell>
          <table:table-cell table:style-name="ce2" office:value-type="float" office:value="0.058" calcext:value-type="float">
            <text:p>0,058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0.41" calcext:value-type="float">
            <text:p>0,4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uscMega-b-m-5mn-haz-cos-ml77mt1i</text:p>
          </table:table-cell>
          <table:table-cell table:number-columns-repeated="1633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 table:number-columns-repeated="3"/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.44" calcext:value-type="float">
            <text:p>4,44</text:p>
          </table:table-cell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table:style-name="ce9" office:value-type="float" office:value="16.5" calcext:value-type="float">
            <text:p>16,5</text:p>
          </table:table-cell>
          <table:table-cell office:value-type="float" office:value="0.058" calcext:value-type="float">
            <text:p>0,058</text:p>
          </table:table-cell>
          <table:table-cell office:value-type="float" office:value="0.047" calcext:value-type="float">
            <text:p>0,047</text:p>
          </table:table-cell>
          <table:table-cell office:value-type="float" office:value="0.071" calcext:value-type="float">
            <text:p>0,07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uscMega-b-m-5mn-hno-cos-evp1o0xl</text:p>
          </table:table-cell>
          <table:table-cell table:number-columns-repeated="1633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number-columns-repeated="2"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23" calcext:value-type="float">
            <text:p>0,23</text:p>
          </table:table-cell>
          <table:table-cell table:style-name="ce8" office:value-type="float" office:value="0.68" calcext:value-type="float">
            <text:p>0,6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9" office:value-type="float" office:value="18.8" calcext:value-type="float">
            <text:p>18,8</text:p>
          </table:table-cell>
          <table:table-cell table:style-name="ce2" office:value-type="float" office:value="0.056" calcext:value-type="float">
            <text:p>0,056</text:p>
          </table:table-cell>
          <table:table-cell table:style-name="ce2" office:value-type="float" office:value="0.041" calcext:value-type="float">
            <text:p>0,041</text:p>
          </table:table-cell>
          <table:table-cell table:style-name="ce2" office:value-type="float" office:value="0.077" calcext:value-type="float">
            <text:p>0,077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Mega-b-m-10mn-haz-cos-l10-zugo5qec</text:p>
          </table:table-cell>
          <table:table-cell table:number-columns-repeated="1633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.03" calcext:value-type="float">
            <text:p>1,03</text:p>
          </table:table-cell>
          <table:table-cell table:style-name="ce8" office:value-type="float" office:value="0.32" calcext:value-type="float">
            <text:p>0,32</text:p>
          </table:table-cell>
          <table:table-cell table:style-name="ce8"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13.4" calcext:value-type="float">
            <text:p>13,4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Mega-b-m-10mn-hno-cos-l10-34xau6p8</text:p>
          </table:table-cell>
          <table:table-cell table:number-columns-repeated="1633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0" calcext:value-type="float">
            <text:p>370</text:p>
          </table:table-cell>
          <table:table-cell table:style-name="ce5"/>
          <table:table-cell table:style-name="ce2" office:value-type="float" office:value="84" calcext:value-type="float">
            <text:p>8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99" calcext:value-type="float">
            <text:p>0,9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7" office:value-type="float" office:value="32.3" calcext:value-type="float">
            <text:p>32,3</text:p>
          </table:table-cell>
          <table:table-cell table:style-name="ce2" office:value-type="float" office:value="0.245" calcext:value-type="float">
            <text:p>0,245</text:p>
          </table:table-cell>
          <table:table-cell table:style-name="ce2" office:value-type="float" office:value="0.136" calcext:value-type="float">
            <text:p>0,136</text:p>
          </table:table-cell>
          <table:table-cell table:style-name="ce2" office:value-type="float" office:value="0.441" calcext:value-type="float">
            <text:p>0,441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84.5" calcext:value-type="float">
            <text:p>84,5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LuscMega-b-m-10mn-haz-cos-l15-r370-7o858t7e</text:p>
          </table:table-cell>
          <table:table-cell table:number-columns-repeated="1633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style-name="ce6"/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17" calcext:value-type="float">
            <text:p>0,17</text:p>
          </table:table-cell>
          <table:table-cell table:style-name="ce8" office:value-type="float" office:value="0.46" calcext:value-type="float">
            <text:p>0,46</text:p>
          </table:table-cell>
          <table:table-cell table:style-name="ce8"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style-name="ce9" office:value-type="float" office:value="17.5" calcext:value-type="float">
            <text:p>17,5</text:p>
          </table:table-cell>
          <table:table-cell office:value-type="float" office:value="0.308" calcext:value-type="float">
            <text:p>0,308</text:p>
          </table:table-cell>
          <table:table-cell office:value-type="float" office:value="0.238" calcext:value-type="float">
            <text:p>0,238</text:p>
          </table:table-cell>
          <table:table-cell office:value-type="float" office:value="0.399" calcext:value-type="float">
            <text:p>0,399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84.5" calcext:value-type="float">
            <text:p>84,5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uscMega-b-m-10mn-hno-cos-l15-r370-gw6djxuq</text:p>
          </table:table-cell>
          <table:table-cell table:number-columns-repeated="1633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5"/>
          <table:table-cell table:style-name="ce2" office:value-type="float" office:value="350" calcext:value-type="float">
            <text:p>350</text:p>
          </table:table-cell>
          <table:table-cell table:style-name="ce5"/>
          <table:table-cell table:style-name="ce2" office:value-type="float" office:value="84" calcext:value-type="float">
            <text:p>8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45" calcext:value-type="float">
            <text:p>0,45</text:p>
          </table:table-cell>
          <table:table-cell table:style-name="ce9" office:value-type="float" office:value="0.8" calcext:value-type="float">
            <text:p>0,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" calcext:value-type="float">
            <text:p>0,8</text:p>
          </table:table-cell>
          <table:table-cell table:style-name="ce9" office:value-type="float" office:value="18.4" calcext:value-type="float">
            <text:p>18,4</text:p>
          </table:table-cell>
          <table:table-cell table:style-name="ce2" office:value-type="float" office:value="0.312" calcext:value-type="float">
            <text:p>0,312</text:p>
          </table:table-cell>
          <table:table-cell table:style-name="ce2" office:value-type="float" office:value="0.237" calcext:value-type="float">
            <text:p>0,237</text:p>
          </table:table-cell>
          <table:table-cell table:style-name="ce2" office:value-type="float" office:value="0.411" calcext:value-type="float">
            <text:p>0,411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04" calcext:value-type="float">
            <text:p>0,04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0.76" calcext:value-type="float">
            <text:p>0,76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0.74" calcext:value-type="float">
            <text:p>0,74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LuscMega-b-m-10mn-hno-cos-r350-66wzpkdc</text:p>
          </table:table-cell>
          <table:table-cell table:number-columns-repeated="1633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6"/>
          <table:table-cell office:value-type="float" office:value="350" calcext:value-type="float">
            <text:p>350</text:p>
          </table:table-cell>
          <table:table-cell table:style-name="ce6"/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.66" calcext:value-type="float">
            <text:p>1,66</text:p>
          </table:table-cell>
          <table:table-cell table:style-name="ce8" office:value-type="float" office:value="0.44" calcext:value-type="float">
            <text:p>0,44</text:p>
          </table:table-cell>
          <table:table-cell table:style-name="ce9" office:value-type="float" office:value="0.97" calcext:value-type="float">
            <text:p>0,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30.2" calcext:value-type="float">
            <text:p>30,2</text:p>
          </table:table-cell>
          <table:table-cell office:value-type="float" office:value="0.276" calcext:value-type="float">
            <text:p>0,276</text:p>
          </table:table-cell>
          <table:table-cell office:value-type="float" office:value="0.161" calcext:value-type="float">
            <text:p>0,161</text:p>
          </table:table-cell>
          <table:table-cell office:value-type="float" office:value="0.476" calcext:value-type="float">
            <text:p>0,47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12" calcext:value-type="float">
            <text:p>0,12</text:p>
          </table:table-cell>
          <table:table-cell office:value-type="float" office:value="81" calcext:value-type="float">
            <text:p>81</text:p>
          </table:table-cell>
          <table:table-cell office:value-type="float" office:value="0.73" calcext:value-type="float">
            <text:p>0,73</text:p>
          </table:table-cell>
          <table:table-cell office:value-type="float" office:value="0.65" calcext:value-type="float">
            <text:p>0,65</text:p>
          </table:table-cell>
          <table:table-cell office:value-type="float" office:value="0.62" calcext:value-type="float">
            <text:p>0,62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0.51" calcext:value-type="float">
            <text:p>0,5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style-name="ce4" office:value-type="string" calcext:value-type="string">
            <text:p>LuscMega-b-m-10mn-haz-cos-r350-3mzmy5hg</text:p>
          </table:table-cell>
          <table:table-cell table:number-columns-repeated="1633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5" table:number-columns-repeated="3"/>
          <table:table-cell table:number-columns-repeated="2" table:style-name="ce2" office:value-type="float" office:value="84" calcext:value-type="float">
            <text:p>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69" calcext:value-type="float">
            <text:p>0,6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9" office:value-type="float" office:value="18.7" calcext:value-type="float">
            <text:p>18,7</text:p>
          </table:table-cell>
          <table:table-cell table:style-name="ce2" office:value-type="float" office:value="0.057" calcext:value-type="float">
            <text:p>0,057</text:p>
          </table:table-cell>
          <table:table-cell table:style-name="ce2" office:value-type="float" office:value="0.042" calcext:value-type="float">
            <text:p>0,042</text:p>
          </table:table-cell>
          <table:table-cell table:style-name="ce2" office:value-type="float" office:value="0.078" calcext:value-type="float">
            <text:p>0,078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2" calcext:value-type="float">
            <text:p>0,62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LuscMega-b-m-10mn-haz-cos-cilpdpqz</text:p>
          </table:table-cell>
          <table:table-cell table:number-columns-repeated="1633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6" table:number-columns-repeated="3"/>
          <table:table-cell table:number-columns-repeated="2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.02" calcext:value-type="float">
            <text:p>1,02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0.47" calcext:value-type="float">
            <text:p>0,4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style-name="ce9" office:value-type="float" office:value="13.4" calcext:value-type="float">
            <text:p>13,4</text:p>
          </table:table-cell>
          <table:table-cell office:value-type="float" office:value="0.059" calcext:value-type="float">
            <text:p>0,059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100" calcext:value-type="float">
            <text:p>100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uscMega-b-m-10mn-hno-cos-zrqkfg2h</text:p>
          </table:table-cell>
          <table:table-cell table:number-columns-repeated="16331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tails" table:style-name="ta2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Tot Obs</text:p>
          </table:table-cell>
          <table:table-cell table:style-name="ce1" office:value-type="string" calcext:value-type="string">
            <text:p>Min Dist</text:p>
          </table:table-cell>
          <table:table-cell table:style-name="ce1" office:value-type="string" calcext:value-type="string">
            <text:p>Max Dist</text:p>
          </table:table-cell>
          <table:table-cell table:style-name="ce1" office:value-type="string" calcext:value-type="string">
            <text:p>Mod Key Fn</text:p>
          </table:table-cell>
          <table:table-cell table:style-name="ce1" office:value-type="string" calcext:value-type="string">
            <text:p>Mod Adj Ser</text:p>
          </table:table-cell>
          <table:table-cell table:style-name="ce1" office:value-type="string" calcext:value-type="string">
            <text:p>Mod Chc Crit</text:p>
          </table:table-cell>
          <table:table-cell table:style-name="ce1" office:value-type="string" calcext:value-type="string">
            <text:p>Conf Interv</text:p>
          </table:table-cell>
          <table:table-cell table:style-name="ce1" office:value-type="string" calcext:value-type="string">
            <text:p>Left Trunc Dist</text:p>
          </table:table-cell>
          <table:table-cell table:style-name="ce1" office:value-type="string" calcext:value-type="string">
            <text:p>Right Trunc Dist</text:p>
          </table:table-cell>
          <table:table-cell table:style-name="ce1" office:value-type="string" calcext:value-type="string">
            <text:p>Fit Dist Cuts</text:p>
          </table:table-cell>
          <table:table-cell table:style-name="ce1" office:value-type="string" calcext:value-type="string">
            <text:p>Discr Dist Cuts</text:p>
          </table:table-cell>
          <table:table-cell table:style-name="ce1" office:value-type="string" calcext:value-type="string">
            <text:p>ExCod</text:p>
          </table:table-cell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ElapsedTime</text:p>
          </table:table-cell>
          <table:table-cell table:style-name="ce1" office:value-type="string" calcext:value-type="string">
            <text:p>RunFolder</text:p>
          </table:table-cell>
          <table:table-cell table:style-name="ce1" office:value-type="string" calcext:value-type="string">
            <text:p>NObs</text:p>
          </table:table-cell>
          <table:table-cell table:style-name="ce1" office:value-type="string" calcext:value-type="string">
            <text:p>NSamp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EncRate</text:p>
          </table:table-cell>
          <table:table-cell table:style-name="ce1" office:value-type="string" calcext:value-type="string">
            <text:p>CoefVar EncRate</text:p>
          </table:table-cell>
          <table:table-cell table:style-name="ce1" office:value-type="string" calcext:value-type="string">
            <text:p>Min EncRate</text:p>
          </table:table-cell>
          <table:table-cell table:style-name="ce1" office:value-type="string" calcext:value-type="string">
            <text:p>Max EncRate</text:p>
          </table:table-cell>
          <table:table-cell table:style-name="ce1" office:value-type="string" calcext:value-type="string">
            <text:p>DoF EncRate</text:p>
          </table:table-cell>
          <table:table-cell table:style-name="ce1" office:value-type="string" calcext:value-type="string">
            <text:p>Left Trunc</text:p>
          </table:table-cell>
          <table:table-cell table:style-name="ce1" office:value-type="string" calcext:value-type="string">
            <text:p>Right Trunc</text:p>
          </table:table-cell>
          <table:table-cell table:style-name="ce1" office:value-type="string" calcext:value-type="string">
            <text:p>Obs Rate</text:p>
          </table:table-cell>
          <table:table-cell table:style-name="ce1" office:value-type="string" calcext:value-type="string">
            <text:p>TotNum Pars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</text:p>
          </table:table-cell>
          <table:table-cell table:style-name="ce1" office:value-type="string" calcext:value-type="string">
            <text:p>Chi2 P</text:p>
          </table:table-cell>
          <table:table-cell table:style-name="ce1" office:value-type="string" calcext:value-type="string">
            <text:p>Chi2 P 1</text:p>
          </table:table-cell>
          <table:table-cell table:style-name="ce1" office:value-type="string" calcext:value-type="string">
            <text:p>Chi2 P 2</text:p>
          </table:table-cell>
          <table:table-cell table:style-name="ce1" office:value-type="string" calcext:value-type="string">
            <text:p>Chi2 P 3</text:p>
          </table:table-cell>
          <table:table-cell table:style-name="ce1" office:value-type="string" calcext:value-type="string">
            <text:p>f/h(0)</text:p>
          </table:table-cell>
          <table:table-cell table:style-name="ce1" office:value-type="string" calcext:value-type="string">
            <text:p>CoefVar f/h(0)</text:p>
          </table:table-cell>
          <table:table-cell table:style-name="ce1" office:value-type="string" calcext:value-type="string">
            <text:p>Min f/h(0)</text:p>
          </table:table-cell>
          <table:table-cell table:style-name="ce1" office:value-type="string" calcext:value-type="string">
            <text:p>Max f/h(0)</text:p>
          </table:table-cell>
          <table:table-cell table:style-name="ce1" office:value-type="string" calcext:value-type="string">
            <text:p>DoF f/h(0)</text:p>
          </table:table-cell>
          <table:table-cell table:style-name="ce1" office:value-type="string" calcext:value-type="string">
            <text:p>PDetec</text:p>
          </table:table-cell>
          <table:table-cell table:style-name="ce1" office:value-type="string" calcext:value-type="string">
            <text:p>CoefVar PDetec</text:p>
          </table:table-cell>
          <table:table-cell table:style-name="ce1" office:value-type="string" calcext:value-type="string">
            <text:p>Min PDetec</text:p>
          </table:table-cell>
          <table:table-cell table:style-name="ce1" office:value-type="string" calcext:value-type="string">
            <text:p>Max PDetec</text:p>
          </table:table-cell>
          <table:table-cell table:style-name="ce1" office:value-type="string" calcext:value-type="string">
            <text:p>DoF PDetec</text:p>
          </table:table-cell>
          <table:table-cell table:style-name="ce1" office:value-type="string" calcext:value-type="string">
            <text:p>EDR/ESW</text:p>
          </table:table-cell>
          <table:table-cell table:style-name="ce1" office:value-type="string" calcext:value-type="string">
            <text:p>CoefVar EDR/ESW</text:p>
          </table:table-cell>
          <table:table-cell table:style-name="ce1" office:value-type="string" calcext:value-type="string">
            <text:p>Min EDR/ESW</text:p>
          </table:table-cell>
          <table:table-cell table:style-name="ce1" office:value-type="string" calcext:value-type="string">
            <text:p>Max EDR/ESW</text:p>
          </table:table-cell>
          <table:table-cell table:style-name="ce1" office:value-type="string" calcext:value-type="string">
            <text:p>DoF EDR/ESW</text:p>
          </table:table-cell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Lhood</text:p>
          </table:table-cell>
          <table:table-cell table:style-name="ce1" office:value-type="string" calcext:value-type="string">
            <text:p>KS P</text:p>
          </table:table-cell>
          <table:table-cell table:style-name="ce1" office:value-type="string" calcext:value-type="string">
            <text:p>CvM Uw P</text:p>
          </table:table-cell>
          <table:table-cell table:style-name="ce1" office:value-type="string" calcext:value-type="string">
            <text:p>CvM Cw P</text:p>
          </table:table-cell>
          <table:table-cell table:style-name="ce1" office:value-type="string" calcext:value-type="string">
            <text:p>Key Fn</text:p>
          </table:table-cell>
          <table:table-cell table:style-name="ce1" office:value-type="string" calcext:value-type="string">
            <text:p>Adj Ser</text:p>
          </table:table-cell>
          <table:table-cell table:style-name="ce1" office:value-type="string" calcext:value-type="string">
            <text:p>NumPars KeyFn</text:p>
          </table:table-cell>
          <table:table-cell table:style-name="ce1" office:value-type="string" calcext:value-type="string">
            <text:p>NumPars AdjSer</text:p>
          </table:table-cell>
          <table:table-cell table:style-name="ce1" office:value-type="string" calcext:value-type="string">
            <text:p>Num Covars</text:p>
          </table:table-cell>
          <table:table-cell table:style-name="ce1" office:value-type="string" calcext:value-type="string">
            <text:p>SansDoc #18</text:p>
          </table:table-cell>
          <table:table-cell table:style-name="ce1" office:value-type="string" calcext:value-type="string">
            <text:p>SansDoc #19</text:p>
          </table:table-cell>
          <table:table-cell table:style-name="ce1" office:value-type="string" calcext:value-type="string">
            <text:p>SansDoc #20 1</text:p>
          </table:table-cell>
          <table:table-cell table:style-name="ce1" office:value-type="string" calcext:value-type="string">
            <text:p>SansDoc #20 2</text:p>
          </table:table-cell>
          <table:table-cell table:style-name="ce1" office:value-type="string" calcext:value-type="string">
            <text:p>SansDoc #20 3</text:p>
          </table:table-cell>
          <table:table-cell table:style-name="ce1" office:value-type="string" calcext:value-type="string">
            <text:p>SansDoc #21 1</text:p>
          </table:table-cell>
          <table:table-cell table:style-name="ce1" office:value-type="string" calcext:value-type="string">
            <text:p>SansDoc #21 2</text:p>
          </table:table-cell>
          <table:table-cell table:style-name="ce1" office:value-type="string" calcext:value-type="string">
            <text:p>SansDoc #21 3</text:p>
          </table:table-cell>
          <table:table-cell table:style-name="ce1" office:value-type="string" calcext:value-type="string">
            <text:p>SansDoc #22 1</text:p>
          </table:table-cell>
          <table:table-cell table:style-name="ce1" office:value-type="string" calcext:value-type="string">
            <text:p>SansDoc #22 2</text:p>
          </table:table-cell>
          <table:table-cell table:style-name="ce1" office:value-type="string" calcext:value-type="string">
            <text:p>SansDoc #22 3</text:p>
          </table:table-cell>
          <table:table-cell table:style-name="ce1" office:value-type="string" calcext:value-type="string">
            <text:p>EstA(1)</text:p>
          </table:table-cell>
          <table:table-cell table:style-name="ce1" office:value-type="string" calcext:value-type="string">
            <text:p>EstA(2)</text:p>
          </table:table-cell>
          <table:table-cell table:style-name="ce1" office:value-type="string" calcext:value-type="string">
            <text:p>EstA(3)</text:p>
          </table:table-cell>
          <table:table-cell table:style-name="ce1" office:value-type="string" calcext:value-type="string">
            <text:p>EstA(4)</text:p>
          </table:table-cell>
          <table:table-cell table:style-name="ce1" office:value-type="string" calcext:value-type="string">
            <text:p>EstA(5)</text:p>
          </table:table-cell>
          <table:table-cell table:style-name="ce1" office:value-type="string" calcext:value-type="string">
            <text:p>DensClu</text:p>
          </table:table-cell>
          <table:table-cell table:style-name="ce1" office:value-type="string" calcext:value-type="string">
            <text:p>CoefVar DensClu</text:p>
          </table:table-cell>
          <table:table-cell table:style-name="ce1" office:value-type="string" calcext:value-type="string">
            <text:p>Min DensClu</text:p>
          </table:table-cell>
          <table:table-cell table:style-name="ce1" office:value-type="string" calcext:value-type="string">
            <text:p>Max DensClu</text:p>
          </table:table-cell>
          <table:table-cell table:style-name="ce1" office:value-type="string" calcext:value-type="string">
            <text:p>DoF DensClu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Delta CoefVar Density</text:p>
          </table:table-cell>
          <table:table-cell table:style-name="ce1" office:value-type="string" calcext:value-type="string">
            <text:p>CoefVar Density</text:p>
          </table:table-cell>
          <table:table-cell table:style-name="ce1" office:value-type="string" calcext:value-type="string">
            <text:p>Min Density</text:p>
          </table:table-cell>
          <table:table-cell table:style-name="ce1" office:value-type="string" calcext:value-type="string">
            <text:p>Max Density</text:p>
          </table:table-cell>
          <table:table-cell table:style-name="ce1" office:value-type="string" calcext:value-type="string">
            <text:p>DoF Density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oefVar Number</text:p>
          </table:table-cell>
          <table:table-cell table:style-name="ce1" office:value-type="string" calcext:value-type="string">
            <text:p>Min Number</text:p>
          </table:table-cell>
          <table:table-cell table:style-name="ce1" office:value-type="string" calcext:value-type="string">
            <text:p>Max Number</text:p>
          </table:table-cell>
          <table:table-cell table:style-name="ce1" office:value-type="string" calcext:value-type="string">
            <text:p>DoF Number</text:p>
          </table:table-cell>
          <table:table-cell table:style-name="ce1" office:value-type="string" calcext:value-type="string">
            <text:p>Qual Bal 1</text:p>
          </table:table-cell>
          <table:table-cell table:style-name="ce1" office:value-type="string" calcext:value-type="string">
            <text:p>Qual Bal 2</text:p>
          </table:table-cell>
          <table:table-cell table:style-name="ce1" office:value-type="string" calcext:value-type="string">
            <text:p>Qual Bal 3</text:p>
          </table:table-cell>
          <table:table-cell table:style-name="ce1" office:value-type="string" calcext:value-type="string">
            <text:p>Qual Chi2+</text:p>
          </table:table-cell>
          <table:table-cell table:style-name="ce1" office:value-type="string" calcext:value-type="string">
            <text:p>Qual KS+</text:p>
          </table:table-cell>
          <table:table-cell table:style-name="ce1" office:value-type="string" calcext:value-type="string">
            <text:p>Qual DCv+</text:p>
          </table:table-cell>
          <table:table-cell table:style-name="ce1" office:value-type="string" calcext:value-type="string">
            <text:p>Group Left Trunc</text:p>
          </table:table-cell>
          <table:table-cell table:style-name="ce1" office:value-type="string" calcext:value-type="string">
            <text:p>Group Right Trunc</text:p>
          </table:table-cell>
          <table:table-cell table:style-name="ce1" office:value-type="string" calcext:value-type="string">
            <text:p>Order Same Trunc AIC</text:p>
          </table:table-cell>
          <table:table-cell table:style-name="ce1" office:value-type="string" calcext:value-type="string">
            <text:p>Order Close Trunc Chi2 KS DCv</text:p>
          </table:table-cell>
          <table:table-cell table:style-name="ce1" office:value-type="string" calcext:value-type="string">
            <text:p>Order Close Trunc DCv</text:p>
          </table:table-cell>
          <table:table-cell table:style-name="ce1" office:value-type="string" calcext:value-type="string">
            <text:p>Order Close Trunc Bal 1 Qual</text:p>
          </table:table-cell>
          <table:table-cell table:style-name="ce1" office:value-type="string" calcext:value-type="string">
            <text:p>Order Close Trunc Bal 2 Qual</text:p>
          </table:table-cell>
          <table:table-cell table:style-name="ce1" office:value-type="string" calcext:value-type="string">
            <text:p>Order Close Trunc Bal 3 Qual</text:p>
          </table:table-cell>
          <table:table-cell table:style-name="ce1" office:value-type="string" calcext:value-type="string">
            <text:p>Order Close Trunc Bal Chi2+ Qual</text:p>
          </table:table-cell>
          <table:table-cell table:style-name="ce1" office:value-type="string" calcext:value-type="string">
            <text:p>Order Close Trunc Bal KS+ Qual</text:p>
          </table:table-cell>
          <table:table-cell table:style-name="ce1" office:value-type="string" calcext:value-type="string">
            <text:p>Order Close Trunc Bal DCv+ Qual</text:p>
          </table:table-cell>
          <table:table-cell table:style-name="ce1" office:value-type="string" calcext:value-type="string">
            <text:p>Order Global Chi2 KS DCv</text:p>
          </table:table-cell>
          <table:table-cell table:style-name="ce1" office:value-type="string" calcext:value-type="string">
            <text:p>Order Global Bal 1 Qual</text:p>
          </table:table-cell>
          <table:table-cell table:style-name="ce1" office:value-type="string" calcext:value-type="string">
            <text:p>Order Global Bal 2 Qual</text:p>
          </table:table-cell>
          <table:table-cell table:style-name="ce1" office:value-type="string" calcext:value-type="string">
            <text:p>Order Global Bal 3 Qual</text:p>
          </table:table-cell>
          <table:table-cell table:style-name="ce1" office:value-type="string" calcext:value-type="string">
            <text:p>Order Global Bal Chi2+ Qual</text:p>
          </table:table-cell>
          <table:table-cell table:style-name="ce1" office:value-type="string" calcext:value-type="string">
            <text:p>Order Global Bal KS+ Qual</text:p>
          </table:table-cell>
          <table:table-cell table:style-name="ce1" office:value-type="string" calcext:value-type="string">
            <text:p>Order Global Bal DCv+ Qual</text:p>
          </table:table-cell>
          <table:table-cell table:style-name="ce1" office:value-type="string" calcext:value-type="string">
            <text:p>Order Global DeltaAIC Chi2 KS DCv</text:p>
          </table:table-cell>
          <table:table-cell table:number-columns-repeated="1626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SylvAtri-ab-m-5mn-haz-cos-l1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0.843323181859" calcext:value-type="float">
            <text:p>10,843323181859</text:p>
          </table:table-cell>
          <table:table-cell table:style-name="ce2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5.43" calcext:value-type="date">
            <text:p>2024-04-27 18:43:05</text:p>
          </table:table-cell>
          <table:table-cell table:style-name="ce2" office:value-type="float" office:value="0.988189" calcext:value-type="float">
            <text:p>0,988189</text:p>
          </table:table-cell>
          <table:table-cell table:style-name="ce3" office:value-type="string" calcext:value-type="string">
            <text:p>SylvAtri-ab-m-5mn-haz-cos-l10-fuz3ko_1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373684" calcext:value-type="float">
            <text:p>1,373684</text:p>
          </table:table-cell>
          <table:table-cell table:style-name="ce2" office:value-type="float" office:value="0.08385102" calcext:value-type="float">
            <text:p>0,08385102</text:p>
          </table:table-cell>
          <table:table-cell table:style-name="ce2" office:value-type="float" office:value="1.163372" calcext:value-type="float">
            <text:p>1,163372</text:p>
          </table:table-cell>
          <table:table-cell table:style-name="ce2" office:value-type="float" office:value="1.622017" calcext:value-type="float">
            <text:p>1,62201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88.1876" calcext:value-type="float">
            <text:p>488,18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66.555" calcext:value-type="float">
            <text:p>2866,555</text:p>
          </table:table-cell>
          <table:table-cell table:style-name="ce7" office:value-type="float" office:value="0.04122204" calcext:value-type="float">
            <text:p>0,04122204</text:p>
          </table:table-cell>
          <table:table-cell table:style-name="ce2" office:value-type="float" office:value="0.03346765" calcext:value-type="float">
            <text:p>0,03346765</text:p>
          </table:table-cell>
          <table:table-cell table:style-name="ce2" office:value-type="float" office:value="0.08475578" calcext:value-type="float">
            <text:p>0,08475578</text:p>
          </table:table-cell>
          <table:table-cell table:style-name="ce2" office:value-type="float" office:value="0.04122204" calcext:value-type="float">
            <text:p>0,04122204</text:p>
          </table:table-cell>
          <table:table-cell table:style-name="ce2" office:value-type="float" office:value="0.0001359788" calcext:value-type="float">
            <text:p>0,0001359788</text:p>
          </table:table-cell>
          <table:table-cell table:style-name="ce2" office:value-type="float" office:value="0.08870411" calcext:value-type="float">
            <text:p>0,08870411</text:p>
          </table:table-cell>
          <table:table-cell table:style-name="ce2" office:value-type="float" office:value="0.0001142248" calcext:value-type="float">
            <text:p>0,0001142248</text:p>
          </table:table-cell>
          <table:table-cell table:style-name="ce2" office:value-type="float" office:value="0.0001618759" calcext:value-type="float">
            <text:p>0,0001618759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0.06171423" calcext:value-type="float">
            <text:p>0,06171423</text:p>
          </table:table-cell>
          <table:table-cell table:style-name="ce2" office:value-type="float" office:value="0.08870412" calcext:value-type="float">
            <text:p>0,08870412</text:p>
          </table:table-cell>
          <table:table-cell table:style-name="ce2" office:value-type="float" office:value="0.05184111" calcext:value-type="float">
            <text:p>0,05184111</text:p>
          </table:table-cell>
          <table:table-cell table:style-name="ce2" office:value-type="float" office:value="0.07346767" calcext:value-type="float">
            <text:p>0,0734676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21.2773" calcext:value-type="float">
            <text:p>121,2773</text:p>
          </table:table-cell>
          <table:table-cell table:style-name="ce2" office:value-type="float" office:value="0.04435206" calcext:value-type="float">
            <text:p>0,04435206</text:p>
          </table:table-cell>
          <table:table-cell table:style-name="ce2" office:value-type="float" office:value="111.1395" calcext:value-type="float">
            <text:p>111,1395</text:p>
          </table:table-cell>
          <table:table-cell table:style-name="ce2" office:value-type="float" office:value="132.3398" calcext:value-type="float">
            <text:p>132,339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866.602" calcext:value-type="float">
            <text:p>2866,602</text:p>
          </table:table-cell>
          <table:table-cell table:style-name="ce2" office:value-type="float" office:value="2873.684" calcext:value-type="float">
            <text:p>2873,684</text:p>
          </table:table-cell>
          <table:table-cell table:style-name="ce2" office:value-type="float" office:value="-1431.278" calcext:value-type="float">
            <text:p>-1431,278</text:p>
          </table:table-cell>
          <table:table-cell table:style-name="ce8" office:value-type="float" office:value="0.6164634" calcext:value-type="float">
            <text:p>0,6164634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68.555" calcext:value-type="float">
            <text:p>2868,5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193227" calcext:value-type="float">
            <text:p>2,193227</text:p>
          </table:table-cell>
          <table:table-cell table:style-name="ce2" office:value-type="float" office:value="1.649915" calcext:value-type="float">
            <text:p>1,649915</text:p>
          </table:table-cell>
          <table:table-cell table:style-name="ce2" office:value-type="float" office:value="1.699163" calcext:value-type="float">
            <text:p>1,699163</text:p>
          </table:table-cell>
          <table:table-cell table:style-name="ce2" office:value-type="float" office:value="13.67638" calcext:value-type="float">
            <text:p>13,67638</text:p>
          </table:table-cell>
          <table:table-cell table:style-name="ce2" office:value-type="float" office:value="17.86544" calcext:value-type="float">
            <text:p>17,86544</text:p>
          </table:table-cell>
          <table:table-cell table:style-name="ce2" office:value-type="float" office:value="29.62818" calcext:value-type="float">
            <text:p>29,628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1.42216" calcext:value-type="float">
            <text:p>91,42216</text:p>
          </table:table-cell>
          <table:table-cell table:style-name="ce2" office:value-type="float" office:value="3.908372" calcext:value-type="float">
            <text:p>3,908372</text:p>
          </table:table-cell>
          <table:table-cell table:style-name="ce5" table:number-columns-repeated="3"/>
          <table:table-cell table:style-name="ce2" office:value-type="float" office:value="0.2972886" calcext:value-type="float">
            <text:p>0,2972886</text:p>
          </table:table-cell>
          <table:table-cell table:style-name="ce2" office:value-type="float" office:value="0.1220632" calcext:value-type="float">
            <text:p>0,1220632</text:p>
          </table:table-cell>
          <table:table-cell table:style-name="ce2" office:value-type="float" office:value="0.2340084" calcext:value-type="float">
            <text:p>0,2340084</text:p>
          </table:table-cell>
          <table:table-cell table:style-name="ce2" office:value-type="float" office:value="0.3776809" calcext:value-type="float">
            <text:p>0,3776809</text:p>
          </table:table-cell>
          <table:table-cell table:style-name="ce2" office:value-type="float" office:value="292.3225" calcext:value-type="float">
            <text:p>292,3225</text:p>
          </table:table-cell>
          <table:table-cell table:style-name="ce2" office:value-type="float" office:value="0.2972886" calcext:value-type="float">
            <text:p>0,2972886</text:p>
          </table:table-cell>
          <table:table-cell table:style-name="ce2" office:value-type="float" office:value="0.0267459" calcext:value-type="float">
            <text:p>0,0267459</text:p>
          </table:table-cell>
          <table:table-cell table:style-name="ce9" office:value-type="float" office:value="0.1220632" calcext:value-type="float">
            <text:p>0,1220632</text:p>
          </table:table-cell>
          <table:table-cell table:style-name="ce2" office:value-type="float" office:value="0.2340084" calcext:value-type="float">
            <text:p>0,2340084</text:p>
          </table:table-cell>
          <table:table-cell table:style-name="ce2" office:value-type="float" office:value="0.3776809" calcext:value-type="float">
            <text:p>0,3776809</text:p>
          </table:table-cell>
          <table:table-cell table:style-name="ce2" office:value-type="float" office:value="292.3225" calcext:value-type="float">
            <text:p>292,3225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0.1220632" calcext:value-type="float">
            <text:p>0,1220632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292.3225" calcext:value-type="float">
            <text:p>292,3225</text:p>
          </table:table-cell>
          <table:table-cell table:style-name="ce2" office:value-type="float" office:value="0.520952005863546" calcext:value-type="float">
            <text:p>0,520952005863546</text:p>
          </table:table-cell>
          <table:table-cell table:style-name="ce2" office:value-type="float" office:value="0.522391580343875" calcext:value-type="float">
            <text:p>0,522391580343875</text:p>
          </table:table-cell>
          <table:table-cell table:style-name="ce2" office:value-type="float" office:value="0.530518274643634" calcext:value-type="float">
            <text:p>0,530518274643634</text:p>
          </table:table-cell>
          <table:table-cell table:style-name="ce2" office:value-type="float" office:value="0.399406102848426" calcext:value-type="float">
            <text:p>0,399406102848426</text:p>
          </table:table-cell>
          <table:table-cell table:style-name="ce2" office:value-type="float" office:value="0.539443003909205" calcext:value-type="float">
            <text:p>0,539443003909205</text:p>
          </table:table-cell>
          <table:table-cell table:style-name="ce2" office:value-type="float" office:value="0.558301830880947" calcext:value-type="float">
            <text:p>0,55830183088094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SylvAtri-ab-m-5mn-hno-cos-l1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4" calcext:value-type="date">
            <text:p>2024-04-27 18:43:05</text:p>
          </table:table-cell>
          <table:table-cell office:value-type="float" office:value="1.302364" calcext:value-type="float">
            <text:p>1,302364</text:p>
          </table:table-cell>
          <table:table-cell table:style-name="ce4" office:value-type="string" calcext:value-type="string">
            <text:p>SylvAtri-ab-m-5mn-hno-cos-l10-28b2s_gp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.8120000000004" calcext:value-type="float">
            <text:p>15,8120000000004</text:p>
          </table:table-cell>
          <table:table-cell office:value-type="float" office:value="2882.367" calcext:value-type="float">
            <text:p>2882,367</text:p>
          </table:table-cell>
          <table:table-cell table:style-name="ce7" office:value-type="float" office:value="0.001609504" calcext:value-type="float">
            <text:p>0,001609504</text:p>
          </table:table-cell>
          <table:table-cell office:value-type="float" office:value="0.0003635883" calcext:value-type="float">
            <text:p>0,0003635883</text:p>
          </table:table-cell>
          <table:table-cell office:value-type="float" office:value="0.0007719398" calcext:value-type="float">
            <text:p>0,0007719398</text:p>
          </table:table-cell>
          <table:table-cell office:value-type="float" office:value="0.001609504" calcext:value-type="float">
            <text:p>0,001609504</text:p>
          </table:table-cell>
          <table:table-cell office:value-type="float" office:value="0.0001437778" calcext:value-type="float">
            <text:p>0,0001437778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001315072" calcext:value-type="float">
            <text:p>0,0001315072</text:p>
          </table:table-cell>
          <table:table-cell office:value-type="float" office:value="0.0001571934" calcext:value-type="float">
            <text:p>0,0001571934</text:p>
          </table:table-cell>
          <table:table-cell office:value-type="float" office:value="259" calcext:value-type="float">
            <text:p>259</text:p>
          </table:table-cell>
          <table:table-cell office:value-type="float" office:value="0.05836663" calcext:value-type="float">
            <text:p>0,05836663</text:p>
          </table:table-cell>
          <table:table-cell office:value-type="float" office:value="0.04532543" calcext:value-type="float">
            <text:p>0,04532543</text:p>
          </table:table-cell>
          <table:table-cell office:value-type="float" office:value="0.05338537" calcext:value-type="float">
            <text:p>0,05338537</text:p>
          </table:table-cell>
          <table:table-cell office:value-type="float" office:value="0.06381267" calcext:value-type="float">
            <text:p>0,06381267</text:p>
          </table:table-cell>
          <table:table-cell office:value-type="float" office:value="259" calcext:value-type="float">
            <text:p>259</text:p>
          </table:table-cell>
          <table:table-cell office:value-type="float" office:value="117.9421" calcext:value-type="float">
            <text:p>117,9421</text:p>
          </table:table-cell>
          <table:table-cell office:value-type="float" office:value="0.02266272" calcext:value-type="float">
            <text:p>0,02266272</text:p>
          </table:table-cell>
          <table:table-cell office:value-type="float" office:value="112.7951" calcext:value-type="float">
            <text:p>112,7951</text:p>
          </table:table-cell>
          <table:table-cell office:value-type="float" office:value="123.324" calcext:value-type="float">
            <text:p>123,324</text:p>
          </table:table-cell>
          <table:table-cell office:value-type="float" office:value="259" calcext:value-type="float">
            <text:p>259</text:p>
          </table:table-cell>
          <table:table-cell office:value-type="float" office:value="2882.413" calcext:value-type="float">
            <text:p>2882,413</text:p>
          </table:table-cell>
          <table:table-cell office:value-type="float" office:value="2889.496" calcext:value-type="float">
            <text:p>2889,496</text:p>
          </table:table-cell>
          <table:table-cell office:value-type="float" office:value="-1439.183" calcext:value-type="float">
            <text:p>-1439,183</text:p>
          </table:table-cell>
          <table:table-cell table:style-name="ce7" office:value-type="float" office:value="0.001805437" calcext:value-type="float">
            <text:p>0,001805437</text:p>
          </table:table-cell>
          <table:table-cell table:number-columns-repeated="2" office:value-type="float" office:value="0.05" calcext:value-type="float">
            <text:p>0,05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4.367" calcext:value-type="float">
            <text:p>2884,367</text:p>
          </table:table-cell>
          <table:table-cell office:value-type="float" office:value="1" calcext:value-type="float">
            <text:p>1</text:p>
          </table:table-cell>
          <table:table-cell office:value-type="float" office:value="4.433688" calcext:value-type="float">
            <text:p>4,433688</text:p>
          </table:table-cell>
          <table:table-cell office:value-type="float" office:value="3.767506" calcext:value-type="float">
            <text:p>3,767506</text:p>
          </table:table-cell>
          <table:table-cell office:value-type="float" office:value="3.577455" calcext:value-type="float">
            <text:p>3,577455</text:p>
          </table:table-cell>
          <table:table-cell office:value-type="float" office:value="22.83138" calcext:value-type="float">
            <text:p>22,83138</text:p>
          </table:table-cell>
          <table:table-cell office:value-type="float" office:value="30.27612" calcext:value-type="float">
            <text:p>30,27612</text:p>
          </table:table-cell>
          <table:table-cell office:value-type="float" office:value="37.81215" calcext:value-type="float">
            <text:p>37,812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8.6407" calcext:value-type="float">
            <text:p>118,6407</text:p>
          </table:table-cell>
          <table:table-cell office:value-type="float" office:value="0.7838258" calcext:value-type="float">
            <text:p>0,7838258</text:p>
          </table:table-cell>
          <table:table-cell table:style-name="ce6" table:number-columns-repeated="3"/>
          <table:table-cell office:value-type="float" office:value="0.3143395" calcext:value-type="float">
            <text:p>0,3143395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3143395" calcext:value-type="float">
            <text:p>0,314339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953173" calcext:value-type="float">
            <text:p>0,0953173</text:p>
          </table:table-cell>
          <table:table-cell office:value-type="float" office:value="0.260499" calcext:value-type="float">
            <text:p>0,260499</text:p>
          </table:table-cell>
          <table:table-cell office:value-type="float" office:value="0.3793078" calcext:value-type="float">
            <text:p>0,3793078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754" calcext:value-type="float">
            <text:p>754</text:p>
          </table:table-cell>
          <table:table-cell office:value-type="float" office:value="0.0953173" calcext:value-type="float">
            <text:p>0,0953173</text:p>
          </table:table-cell>
          <table:table-cell office:value-type="float" office:value="625" calcext:value-type="float">
            <text:p>625</text:p>
          </table:table-cell>
          <table:table-cell office:value-type="float" office:value="910" calcext:value-type="float">
            <text:p>910</text:p>
          </table:table-cell>
          <table:table-cell office:value-type="float" office:value="153.8104" calcext:value-type="float">
            <text:p>153,8104</text:p>
          </table:table-cell>
          <table:table-cell office:value-type="float" office:value="0.0676943198307913" calcext:value-type="float">
            <text:p>0,0676943198307913</text:p>
          </table:table-cell>
          <table:table-cell office:value-type="float" office:value="0.0921816431185686" calcext:value-type="float">
            <text:p>0,0921816431185686</text:p>
          </table:table-cell>
          <table:table-cell office:value-type="float" office:value="0.0930430046309913" calcext:value-type="float">
            <text:p>0,0930430046309913</text:p>
          </table:table-cell>
          <table:table-cell office:value-type="float" office:value="0.0592798197981682" calcext:value-type="float">
            <text:p>0,0592798197981682</text:p>
          </table:table-cell>
          <table:table-cell office:value-type="float" office:value="0.0600413210288329" calcext:value-type="float">
            <text:p>0,0600413210288329</text:p>
          </table:table-cell>
          <table:table-cell office:value-type="float" office:value="0.119966972132181" calcext:value-type="float">
            <text:p>0,11996697213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SylvAtri-ab-m-5mn-haz-cos-l15-r30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0.843323181859" calcext:value-type="float">
            <text:p>10,843323181859</text:p>
          </table:table-cell>
          <table:table-cell table:style-name="ce2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5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5.44" calcext:value-type="date">
            <text:p>2024-04-27 18:43:05</text:p>
          </table:table-cell>
          <table:table-cell table:style-name="ce2" office:value-type="float" office:value="1.317934" calcext:value-type="float">
            <text:p>1,317934</text:p>
          </table:table-cell>
          <table:table-cell table:style-name="ce3" office:value-type="string" calcext:value-type="string">
            <text:p>SylvAtri-ab-m-5mn-haz-cos-l15-r300-ze1vqi0u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310526" calcext:value-type="float">
            <text:p>1,310526</text:p>
          </table:table-cell>
          <table:table-cell table:style-name="ce2" office:value-type="float" office:value="0.08441848" calcext:value-type="float">
            <text:p>0,08441848</text:p>
          </table:table-cell>
          <table:table-cell table:style-name="ce2" office:value-type="float" office:value="1.10864" calcext:value-type="float">
            <text:p>1,10864</text:p>
          </table:table-cell>
          <table:table-cell table:style-name="ce2" office:value-type="float" office:value="1.549176" calcext:value-type="float">
            <text:p>1,54917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5.4022988505747" calcext:value-type="float">
            <text:p>95,40229885057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53.518" calcext:value-type="float">
            <text:p>2653,518</text:p>
          </table:table-cell>
          <table:table-cell table:style-name="ce7" office:value-type="float" office:value="0.1192739" calcext:value-type="float">
            <text:p>0,1192739</text:p>
          </table:table-cell>
          <table:table-cell table:style-name="ce2" office:value-type="float" office:value="0.02286875" calcext:value-type="float">
            <text:p>0,02286875</text:p>
          </table:table-cell>
          <table:table-cell table:style-name="ce2" office:value-type="float" office:value="0.08795309" calcext:value-type="float">
            <text:p>0,08795309</text:p>
          </table:table-cell>
          <table:table-cell table:style-name="ce2" office:value-type="float" office:value="0.1192739" calcext:value-type="float">
            <text:p>0,1192739</text:p>
          </table:table-cell>
          <table:table-cell table:style-name="ce2" office:value-type="float" office:value="0.0001513365" calcext:value-type="float">
            <text:p>0,0001513365</text:p>
          </table:table-cell>
          <table:table-cell table:style-name="ce2" office:value-type="float" office:value="0.2313867" calcext:value-type="float">
            <text:p>0,2313867</text:p>
          </table:table-cell>
          <table:table-cell table:style-name="ce2" office:value-type="float" office:value="0.0000965118" calcext:value-type="float">
            <text:p>0,0000965118</text:p>
          </table:table-cell>
          <table:table-cell table:style-name="ce2" office:value-type="float" office:value="0.0002373051" calcext:value-type="float">
            <text:p>0,0002373051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0.1468398" calcext:value-type="float">
            <text:p>0,1468398</text:p>
          </table:table-cell>
          <table:table-cell table:style-name="ce2" office:value-type="float" office:value="0.2313867" calcext:value-type="float">
            <text:p>0,2313867</text:p>
          </table:table-cell>
          <table:table-cell table:style-name="ce2" office:value-type="float" office:value="0.09364411" calcext:value-type="float">
            <text:p>0,09364411</text:p>
          </table:table-cell>
          <table:table-cell table:style-name="ce2" office:value-type="float" office:value="0.2302539" calcext:value-type="float">
            <text:p>0,2302539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14.959" calcext:value-type="float">
            <text:p>114,959</text:p>
          </table:table-cell>
          <table:table-cell table:style-name="ce2" office:value-type="float" office:value="0.1156933" calcext:value-type="float">
            <text:p>0,1156933</text:p>
          </table:table-cell>
          <table:table-cell table:style-name="ce2" office:value-type="float" office:value="91.60152" calcext:value-type="float">
            <text:p>91,60152</text:p>
          </table:table-cell>
          <table:table-cell table:style-name="ce2" office:value-type="float" office:value="144.2725" calcext:value-type="float">
            <text:p>144,2725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653.765" calcext:value-type="float">
            <text:p>2653,765</text:p>
          </table:table-cell>
          <table:table-cell table:style-name="ce2" office:value-type="float" office:value="2671.105" calcext:value-type="float">
            <text:p>2671,105</text:p>
          </table:table-cell>
          <table:table-cell table:style-name="ce2" office:value-type="float" office:value="-1321.759" calcext:value-type="float">
            <text:p>-1321,759</text:p>
          </table:table-cell>
          <table:table-cell table:style-name="ce9" office:value-type="float" office:value="0.8021793" calcext:value-type="float">
            <text:p>0,8021793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55.518" calcext:value-type="float">
            <text:p>2655,5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41919" calcext:value-type="float">
            <text:p>2,541919</text:p>
          </table:table-cell>
          <table:table-cell table:style-name="ce2" office:value-type="float" office:value="1.689639" calcext:value-type="float">
            <text:p>1,689639</text:p>
          </table:table-cell>
          <table:table-cell table:style-name="ce2" office:value-type="float" office:value="1.533604" calcext:value-type="float">
            <text:p>1,533604</text:p>
          </table:table-cell>
          <table:table-cell table:style-name="ce2" office:value-type="float" office:value="9.543914" calcext:value-type="float">
            <text:p>9,543914</text:p>
          </table:table-cell>
          <table:table-cell table:style-name="ce2" office:value-type="float" office:value="13.77028" calcext:value-type="float">
            <text:p>13,77028</text:p>
          </table:table-cell>
          <table:table-cell table:style-name="ce2" office:value-type="float" office:value="21.58088" calcext:value-type="float">
            <text:p>21,5808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2.6701" calcext:value-type="float">
            <text:p>102,6701</text:p>
          </table:table-cell>
          <table:table-cell table:style-name="ce2" office:value-type="float" office:value="4.465711" calcext:value-type="float">
            <text:p>4,465711</text:p>
          </table:table-cell>
          <table:table-cell table:style-name="ce2" office:value-type="float" office:value="-0.005546573" calcext:value-type="float">
            <text:p>-0,005546573</text:p>
          </table:table-cell>
          <table:table-cell table:style-name="ce2" office:value-type="float" office:value="0.3277911" calcext:value-type="float">
            <text:p>0,3277911</text:p>
          </table:table-cell>
          <table:table-cell table:style-name="ce2" office:value-type="float" office:value="-0.1840489" calcext:value-type="float">
            <text:p>-0,1840489</text:p>
          </table:table-cell>
          <table:table-cell table:style-name="ce2" office:value-type="float" office:value="0.3156528" calcext:value-type="float">
            <text:p>0,3156528</text:p>
          </table:table-cell>
          <table:table-cell table:style-name="ce2" office:value-type="float" office:value="0.2463053" calcext:value-type="float">
            <text:p>0,2463053</text:p>
          </table:table-cell>
          <table:table-cell table:style-name="ce2" office:value-type="float" office:value="0.1957924" calcext:value-type="float">
            <text:p>0,1957924</text:p>
          </table:table-cell>
          <table:table-cell table:style-name="ce2" office:value-type="float" office:value="0.5088894" calcext:value-type="float">
            <text:p>0,5088894</text:p>
          </table:table-cell>
          <table:table-cell table:style-name="ce2" office:value-type="float" office:value="299.6434" calcext:value-type="float">
            <text:p>299,6434</text:p>
          </table:table-cell>
          <table:table-cell table:style-name="ce2" office:value-type="float" office:value="0.3156528" calcext:value-type="float">
            <text:p>0,3156528</text:p>
          </table:table-cell>
          <table:table-cell table:style-name="ce2" office:value-type="float" office:value="0.1173566" calcext:value-type="float">
            <text:p>0,1173566</text:p>
          </table:table-cell>
          <table:table-cell table:style-name="ce8" office:value-type="float" office:value="0.2463053" calcext:value-type="float">
            <text:p>0,2463053</text:p>
          </table:table-cell>
          <table:table-cell table:style-name="ce2" office:value-type="float" office:value="0.1957924" calcext:value-type="float">
            <text:p>0,1957924</text:p>
          </table:table-cell>
          <table:table-cell table:style-name="ce2" office:value-type="float" office:value="0.5088894" calcext:value-type="float">
            <text:p>0,5088894</text:p>
          </table:table-cell>
          <table:table-cell table:style-name="ce2" office:value-type="float" office:value="299.6434" calcext:value-type="float">
            <text:p>299,6434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0.2463053" calcext:value-type="float">
            <text:p>0,2463053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299.6434" calcext:value-type="float">
            <text:p>299,6434</text:p>
          </table:table-cell>
          <table:table-cell table:style-name="ce2" office:value-type="float" office:value="0.551039528876768" calcext:value-type="float">
            <text:p>0,551039528876768</text:p>
          </table:table-cell>
          <table:table-cell table:style-name="ce2" office:value-type="float" office:value="0.469552957692302" calcext:value-type="float">
            <text:p>0,469552957692302</text:p>
          </table:table-cell>
          <table:table-cell table:style-name="ce2" office:value-type="float" office:value="0.457243064589838" calcext:value-type="float">
            <text:p>0,457243064589838</text:p>
          </table:table-cell>
          <table:table-cell table:style-name="ce2" office:value-type="float" office:value="0.393824284606825" calcext:value-type="float">
            <text:p>0,393824284606825</text:p>
          </table:table-cell>
          <table:table-cell table:style-name="ce2" office:value-type="float" office:value="0.486711997487738" calcext:value-type="float">
            <text:p>0,486711997487738</text:p>
          </table:table-cell>
          <table:table-cell table:style-name="ce2" office:value-type="float" office:value="0.434300126100417" calcext:value-type="float">
            <text:p>0,43430012610041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SylvAtri-ab-m-5mn-hno-cos-l15-r30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6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42" calcext:value-type="date">
            <text:p>2024-04-27 18:43:05</text:p>
          </table:table-cell>
          <table:table-cell office:value-type="float" office:value="0.84341" calcext:value-type="float">
            <text:p>0,84341</text:p>
          </table:table-cell>
          <table:table-cell table:style-name="ce4" office:value-type="string" calcext:value-type="string">
            <text:p>SylvAtri-ab-m-5mn-hno-cos-l15-r300-51ncuj8x</text:p>
          </table:table-cell>
          <table:table-cell office:value-type="float" office:value="249" calcext:value-type="float">
            <text:p>249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10526" calcext:value-type="float">
            <text:p>1,310526</text:p>
          </table:table-cell>
          <table:table-cell office:value-type="float" office:value="0.08441848" calcext:value-type="float">
            <text:p>0,08441848</text:p>
          </table:table-cell>
          <table:table-cell office:value-type="float" office:value="1.10864" calcext:value-type="float">
            <text:p>1,10864</text:p>
          </table:table-cell>
          <table:table-cell office:value-type="float" office:value="1.549176" calcext:value-type="float">
            <text:p>1,5491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5.4022988505747" calcext:value-type="float">
            <text:p>95,4022988505747</text:p>
          </table:table-cell>
          <table:table-cell office:value-type="float" office:value="2" calcext:value-type="float">
            <text:p>2</text:p>
          </table:table-cell>
          <table:table-cell office:value-type="float" office:value="3.49400000000014" calcext:value-type="float">
            <text:p>3,49400000000014</text:p>
          </table:table-cell>
          <table:table-cell office:value-type="float" office:value="2657.012" calcext:value-type="float">
            <text:p>2657,012</text:p>
          </table:table-cell>
          <table:table-cell table:style-name="ce7" office:value-type="float" office:value="0.02126873" calcext:value-type="float">
            <text:p>0,02126873</text:p>
          </table:table-cell>
          <table:table-cell office:value-type="float" office:value="0.003201842" calcext:value-type="float">
            <text:p>0,003201842</text:p>
          </table:table-cell>
          <table:table-cell office:value-type="float" office:value="0.007594347" calcext:value-type="float">
            <text:p>0,007594347</text:p>
          </table:table-cell>
          <table:table-cell office:value-type="float" office:value="0.02126873" calcext:value-type="float">
            <text:p>0,02126873</text:p>
          </table:table-cell>
          <table:table-cell office:value-type="float" office:value="0.0002047945" calcext:value-type="float">
            <text:p>0,0002047945</text:p>
          </table:table-cell>
          <table:table-cell office:value-type="float" office:value="0.09747453" calcext:value-type="float">
            <text:p>0,09747453</text:p>
          </table:table-cell>
          <table:table-cell office:value-type="float" office:value="0.0001690971" calcext:value-type="float">
            <text:p>0,0001690971</text:p>
          </table:table-cell>
          <table:table-cell office:value-type="float" office:value="0.0002480277" calcext:value-type="float">
            <text:p>0,0002480277</text:p>
          </table:table-cell>
          <table:table-cell office:value-type="float" office:value="247" calcext:value-type="float">
            <text:p>247</text:p>
          </table:table-cell>
          <table:table-cell office:value-type="float" office:value="0.1085099" calcext:value-type="float">
            <text:p>0,1085099</text:p>
          </table:table-cell>
          <table:table-cell office:value-type="float" office:value="0.09747452" calcext:value-type="float">
            <text:p>0,09747452</text:p>
          </table:table-cell>
          <table:table-cell office:value-type="float" office:value="0.08959573" calcext:value-type="float">
            <text:p>0,08959573</text:p>
          </table:table-cell>
          <table:table-cell office:value-type="float" office:value="0.1314169" calcext:value-type="float">
            <text:p>0,1314169</text:p>
          </table:table-cell>
          <table:table-cell office:value-type="float" office:value="247" calcext:value-type="float">
            <text:p>247</text:p>
          </table:table-cell>
          <table:table-cell office:value-type="float" office:value="98.82251" calcext:value-type="float">
            <text:p>98,82251</text:p>
          </table:table-cell>
          <table:table-cell office:value-type="float" office:value="0.04873726" calcext:value-type="float">
            <text:p>0,04873726</text:p>
          </table:table-cell>
          <table:table-cell office:value-type="float" office:value="89.78237" calcext:value-type="float">
            <text:p>89,78237</text:p>
          </table:table-cell>
          <table:table-cell office:value-type="float" office:value="108.7729" calcext:value-type="float">
            <text:p>108,7729</text:p>
          </table:table-cell>
          <table:table-cell office:value-type="float" office:value="247" calcext:value-type="float">
            <text:p>247</text:p>
          </table:table-cell>
          <table:table-cell office:value-type="float" office:value="2657.061" calcext:value-type="float">
            <text:p>2657,061</text:p>
          </table:table-cell>
          <table:table-cell office:value-type="float" office:value="2664.047" calcext:value-type="float">
            <text:p>2664,047</text:p>
          </table:table-cell>
          <table:table-cell office:value-type="float" office:value="-1326.506" calcext:value-type="float">
            <text:p>-1326,506</text:p>
          </table:table-cell>
          <table:table-cell table:style-name="ce8" office:value-type="float" office:value="0.3614916" calcext:value-type="float">
            <text:p>0,361491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.012" calcext:value-type="float">
            <text:p>2659,012</text:p>
          </table:table-cell>
          <table:table-cell office:value-type="float" office:value="1" calcext:value-type="float">
            <text:p>1</text:p>
          </table:table-cell>
          <table:table-cell office:value-type="float" office:value="2.871138" calcext:value-type="float">
            <text:p>2,871138</text:p>
          </table:table-cell>
          <table:table-cell office:value-type="float" office:value="2.234127" calcext:value-type="float">
            <text:p>2,234127</text:p>
          </table:table-cell>
          <table:table-cell office:value-type="float" office:value="1.812824" calcext:value-type="float">
            <text:p>1,812824</text:p>
          </table:table-cell>
          <table:table-cell office:value-type="float" office:value="19.64534" calcext:value-type="float">
            <text:p>19,64534</text:p>
          </table:table-cell>
          <table:table-cell office:value-type="float" office:value="25.53961" calcext:value-type="float">
            <text:p>25,53961</text:p>
          </table:table-cell>
          <table:table-cell office:value-type="float" office:value="32.12171" calcext:value-type="float">
            <text:p>32,1217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6.89742" calcext:value-type="float">
            <text:p>86,89742</text:p>
          </table:table-cell>
          <table:table-cell office:value-type="float" office:value="0.366885" calcext:value-type="float">
            <text:p>0,366885</text:p>
          </table:table-cell>
          <table:table-cell table:style-name="ce6" table:number-columns-repeated="3"/>
          <table:table-cell office:value-type="float" office:value="0.4271536" calcext:value-type="float">
            <text:p>0,4271536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4271536" calcext:value-type="float">
            <text:p>0,427153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89487" calcext:value-type="float">
            <text:p>0,1289487</text:p>
          </table:table-cell>
          <table:table-cell office:value-type="float" office:value="0.3317742" calcext:value-type="float">
            <text:p>0,3317742</text:p>
          </table:table-cell>
          <table:table-cell office:value-type="float" office:value="0.549953" calcext:value-type="float">
            <text:p>0,549953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1025" calcext:value-type="float">
            <text:p>1025</text:p>
          </table:table-cell>
          <table:table-cell office:value-type="float" office:value="0.1289487" calcext:value-type="float">
            <text:p>0,1289487</text:p>
          </table:table-cell>
          <table:table-cell office:value-type="float" office:value="796" calcext:value-type="float">
            <text:p>796</text:p>
          </table:table-cell>
          <table:table-cell office:value-type="float" office:value="1320" calcext:value-type="float">
            <text:p>1320</text:p>
          </table:table-cell>
          <table:table-cell office:value-type="float" office:value="307.1754" calcext:value-type="float">
            <text:p>307,1754</text:p>
          </table:table-cell>
          <table:table-cell office:value-type="float" office:value="0.32220158288257" calcext:value-type="float">
            <text:p>0,32220158288257</text:p>
          </table:table-cell>
          <table:table-cell office:value-type="float" office:value="0.358300440301164" calcext:value-type="float">
            <text:p>0,358300440301164</text:p>
          </table:table-cell>
          <table:table-cell office:value-type="float" office:value="0.363219404491449" calcext:value-type="float">
            <text:p>0,363219404491449</text:p>
          </table:table-cell>
          <table:table-cell office:value-type="float" office:value="0.264991934086609" calcext:value-type="float">
            <text:p>0,264991934086609</text:p>
          </table:table-cell>
          <table:table-cell office:value-type="float" office:value="0.363027019117146" calcext:value-type="float">
            <text:p>0,363027019117146</text:p>
          </table:table-cell>
          <table:table-cell office:value-type="float" office:value="0.397393301046046" calcext:value-type="float">
            <text:p>0,3973933010460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SylvAtri-ab-m-5mn-haz-cos-l20-r300-m14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0.843323181859" calcext:value-type="float">
            <text:p>10,843323181859</text:p>
          </table:table-cell>
          <table:table-cell table:style-name="ce2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4" calcext:value-type="float">
            <text:p>14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5.46" calcext:value-type="date">
            <text:p>2024-04-27 18:43:05</text:p>
          </table:table-cell>
          <table:table-cell table:style-name="ce2" office:value-type="float" office:value="1.412766" calcext:value-type="float">
            <text:p>1,412766</text:p>
          </table:table-cell>
          <table:table-cell table:style-name="ce3" office:value-type="string" calcext:value-type="string">
            <text:p>SylvAtri-ab-m-5mn-haz-cos-l20-r300-m14-l59pna62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305263" calcext:value-type="float">
            <text:p>1,305263</text:p>
          </table:table-cell>
          <table:table-cell table:style-name="ce2" office:value-type="float" office:value="0.0834426" calcext:value-type="float">
            <text:p>0,0834426</text:p>
          </table:table-cell>
          <table:table-cell table:style-name="ce2" office:value-type="float" office:value="1.106318" calcext:value-type="float">
            <text:p>1,106318</text:p>
          </table:table-cell>
          <table:table-cell table:style-name="ce2" office:value-type="float" office:value="1.539984" calcext:value-type="float">
            <text:p>1,53998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5.0191570881226" calcext:value-type="float">
            <text:p>95,01915708812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35.21" calcext:value-type="float">
            <text:p>2635,21</text:p>
          </table:table-cell>
          <table:table-cell table:style-name="ce7" office:value-type="float" office:value="0.007730365" calcext:value-type="float">
            <text:p>0,007730365</text:p>
          </table:table-cell>
          <table:table-cell table:style-name="ce2" office:value-type="float" office:value="0.007730365" calcext:value-type="float">
            <text:p>0,007730365</text:p>
          </table:table-cell>
          <table:table-cell table:style-name="ce5" table:number-columns-repeated="2"/>
          <table:table-cell table:style-name="ce2" office:value-type="float" office:value="0.0001621051" calcext:value-type="float">
            <text:p>0,0001621051</text:p>
          </table:table-cell>
          <table:table-cell table:style-name="ce2" office:value-type="float" office:value="0.2294169" calcext:value-type="float">
            <text:p>0,2294169</text:p>
          </table:table-cell>
          <table:table-cell table:style-name="ce2" office:value-type="float" office:value="0.0001037649" calcext:value-type="float">
            <text:p>0,0001037649</text:p>
          </table:table-cell>
          <table:table-cell table:style-name="ce2" office:value-type="float" office:value="0.0002532462" calcext:value-type="float">
            <text:p>0,0002532462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.1370853" calcext:value-type="float">
            <text:p>0,1370853</text:p>
          </table:table-cell>
          <table:table-cell table:style-name="ce2" office:value-type="float" office:value="0.2294169" calcext:value-type="float">
            <text:p>0,2294169</text:p>
          </table:table-cell>
          <table:table-cell table:style-name="ce2" office:value-type="float" office:value="0.08774948" calcext:value-type="float">
            <text:p>0,08774948</text:p>
          </table:table-cell>
          <table:table-cell table:style-name="ce2" office:value-type="float" office:value="0.2141594" calcext:value-type="float">
            <text:p>0,2141594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111.0751" calcext:value-type="float">
            <text:p>111,0751</text:p>
          </table:table-cell>
          <table:table-cell table:style-name="ce2" office:value-type="float" office:value="0.1147085" calcext:value-type="float">
            <text:p>0,1147085</text:p>
          </table:table-cell>
          <table:table-cell table:style-name="ce2" office:value-type="float" office:value="88.67648" calcext:value-type="float">
            <text:p>88,67648</text:p>
          </table:table-cell>
          <table:table-cell table:style-name="ce2" office:value-type="float" office:value="139.1313" calcext:value-type="float">
            <text:p>139,1313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635.458" calcext:value-type="float">
            <text:p>2635,458</text:p>
          </table:table-cell>
          <table:table-cell table:style-name="ce2" office:value-type="float" office:value="2652.777" calcext:value-type="float">
            <text:p>2652,777</text:p>
          </table:table-cell>
          <table:table-cell table:style-name="ce2" office:value-type="float" office:value="-1312.605" calcext:value-type="float">
            <text:p>-1312,605</text:p>
          </table:table-cell>
          <table:table-cell table:style-name="ce9" office:value-type="float" office:value="0.7817914" calcext:value-type="float">
            <text:p>0,7817914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37.21" calcext:value-type="float">
            <text:p>2637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460799" calcext:value-type="float">
            <text:p>2,460799</text:p>
          </table:table-cell>
          <table:table-cell table:style-name="ce5" table:number-columns-repeated="2"/>
          <table:table-cell table:style-name="ce2" office:value-type="float" office:value="19.14995" calcext:value-type="float">
            <text:p>19,14995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2" office:value-type="float" office:value="103.2497" calcext:value-type="float">
            <text:p>103,2497</text:p>
          </table:table-cell>
          <table:table-cell table:style-name="ce2" office:value-type="float" office:value="4.534401" calcext:value-type="float">
            <text:p>4,534401</text:p>
          </table:table-cell>
          <table:table-cell table:style-name="ce2" office:value-type="float" office:value="0.01808755" calcext:value-type="float">
            <text:p>0,01808755</text:p>
          </table:table-cell>
          <table:table-cell table:style-name="ce2" office:value-type="float" office:value="0.3444638" calcext:value-type="float">
            <text:p>0,3444638</text:p>
          </table:table-cell>
          <table:table-cell table:style-name="ce2" office:value-type="float" office:value="-0.1755891" calcext:value-type="float">
            <text:p>-0,1755891</text:p>
          </table:table-cell>
          <table:table-cell table:style-name="ce2" office:value-type="float" office:value="0.3367557" calcext:value-type="float">
            <text:p>0,3367557</text:p>
          </table:table-cell>
          <table:table-cell table:style-name="ce2" office:value-type="float" office:value="0.2441205" calcext:value-type="float">
            <text:p>0,2441205</text:p>
          </table:table-cell>
          <table:table-cell table:style-name="ce2" office:value-type="float" office:value="0.2097415" calcext:value-type="float">
            <text:p>0,2097415</text:p>
          </table:table-cell>
          <table:table-cell table:style-name="ce2" office:value-type="float" office:value="0.5406864" calcext:value-type="float">
            <text:p>0,5406864</text:p>
          </table:table-cell>
          <table:table-cell table:style-name="ce2" office:value-type="float" office:value="298.1967" calcext:value-type="float">
            <text:p>298,1967</text:p>
          </table:table-cell>
          <table:table-cell table:style-name="ce2" office:value-type="float" office:value="0.3367557" calcext:value-type="float">
            <text:p>0,3367557</text:p>
          </table:table-cell>
          <table:table-cell table:style-name="ce2" office:value-type="float" office:value="0.1165192" calcext:value-type="float">
            <text:p>0,1165192</text:p>
          </table:table-cell>
          <table:table-cell table:style-name="ce8" office:value-type="float" office:value="0.2441205" calcext:value-type="float">
            <text:p>0,2441205</text:p>
          </table:table-cell>
          <table:table-cell table:style-name="ce2" office:value-type="float" office:value="0.2097415" calcext:value-type="float">
            <text:p>0,2097415</text:p>
          </table:table-cell>
          <table:table-cell table:style-name="ce2" office:value-type="float" office:value="0.5406864" calcext:value-type="float">
            <text:p>0,5406864</text:p>
          </table:table-cell>
          <table:table-cell table:style-name="ce2" office:value-type="float" office:value="298.1967" calcext:value-type="float">
            <text:p>298,1967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0.2441205" calcext:value-type="float">
            <text:p>0,2441205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1298" calcext:value-type="float">
            <text:p>1298</text:p>
          </table:table-cell>
          <table:table-cell table:style-name="ce2" office:value-type="float" office:value="298.1967" calcext:value-type="float">
            <text:p>298,1967</text:p>
          </table:table-cell>
          <table:table-cell table:style-name="ce2" office:value-type="float" office:value="0.371851858729909" calcext:value-type="float">
            <text:p>0,371851858729909</text:p>
          </table:table-cell>
          <table:table-cell table:style-name="ce2" office:value-type="float" office:value="0.333187516651177" calcext:value-type="float">
            <text:p>0,333187516651177</text:p>
          </table:table-cell>
          <table:table-cell table:style-name="ce2" office:value-type="float" office:value="0.324828660660318" calcext:value-type="float">
            <text:p>0,324828660660318</text:p>
          </table:table-cell>
          <table:table-cell table:style-name="ce2" office:value-type="float" office:value="0.214422584181841" calcext:value-type="float">
            <text:p>0,214422584181841</text:p>
          </table:table-cell>
          <table:table-cell table:style-name="ce2" office:value-type="float" office:value="0.358126270493335" calcext:value-type="float">
            <text:p>0,358126270493335</text:p>
          </table:table-cell>
          <table:table-cell table:style-name="ce2" office:value-type="float" office:value="0.321571559020398" calcext:value-type="float">
            <text:p>0,32157155902039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26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SylvAtri-ab-m-5mn-hno-cos-l20-r300-m14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42" calcext:value-type="date">
            <text:p>2024-04-27 18:43:05</text:p>
          </table:table-cell>
          <table:table-cell office:value-type="float" office:value="1.172891" calcext:value-type="float">
            <text:p>1,172891</text:p>
          </table:table-cell>
          <table:table-cell table:style-name="ce4" office:value-type="string" calcext:value-type="string">
            <text:p>SylvAtri-ab-m-5mn-hno-cos-l20-r300-m14-fs2274ou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05263" calcext:value-type="float">
            <text:p>1,305263</text:p>
          </table:table-cell>
          <table:table-cell office:value-type="float" office:value="0.0834426" calcext:value-type="float">
            <text:p>0,0834426</text:p>
          </table:table-cell>
          <table:table-cell office:value-type="float" office:value="1.106318" calcext:value-type="float">
            <text:p>1,106318</text:p>
          </table:table-cell>
          <table:table-cell office:value-type="float" office:value="1.539984" calcext:value-type="float">
            <text:p>1,539984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5.0191570881226" calcext:value-type="float">
            <text:p>95,0191570881226</text:p>
          </table:table-cell>
          <table:table-cell office:value-type="float" office:value="2" calcext:value-type="float">
            <text:p>2</text:p>
          </table:table-cell>
          <table:table-cell office:value-type="float" office:value="1.9670000000001" calcext:value-type="float">
            <text:p>1,9670000000001</text:p>
          </table:table-cell>
          <table:table-cell office:value-type="float" office:value="2637.177" calcext:value-type="float">
            <text:p>2637,177</text:p>
          </table:table-cell>
          <table:table-cell table:style-name="ce7" office:value-type="float" office:value="0.00530839" calcext:value-type="float">
            <text:p>0,00530839</text:p>
          </table:table-cell>
          <table:table-cell office:value-type="float" office:value="0.00530839" calcext:value-type="float">
            <text:p>0,00530839</text:p>
          </table:table-cell>
          <table:table-cell table:style-name="ce6" table:number-columns-repeated="2"/>
          <table:table-cell office:value-type="float" office:value="0.0002149213" calcext:value-type="float">
            <text:p>0,0002149213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001777837" calcext:value-type="float">
            <text:p>0,0001777837</text:p>
          </table:table-cell>
          <table:table-cell office:value-type="float" office:value="0.0002598166" calcext:value-type="float">
            <text:p>0,0002598166</text:p>
          </table:table-cell>
          <table:table-cell office:value-type="float" office:value="246" calcext:value-type="float">
            <text:p>246</text:p>
          </table:table-cell>
          <table:table-cell office:value-type="float" office:value="0.103397" calcext:value-type="float">
            <text:p>0,103397</text:p>
          </table:table-cell>
          <table:table-cell office:value-type="float" office:value="0.09653716" calcext:value-type="float">
            <text:p>0,09653716</text:p>
          </table:table-cell>
          <table:table-cell office:value-type="float" office:value="0.08553043" calcext:value-type="float">
            <text:p>0,08553043</text:p>
          </table:table-cell>
          <table:table-cell office:value-type="float" office:value="0.1249958" calcext:value-type="float">
            <text:p>0,1249958</text:p>
          </table:table-cell>
          <table:table-cell office:value-type="float" office:value="246" calcext:value-type="float">
            <text:p>246</text:p>
          </table:table-cell>
          <table:table-cell office:value-type="float" office:value="96.46622" calcext:value-type="float">
            <text:p>96,46622</text:p>
          </table:table-cell>
          <table:table-cell office:value-type="float" office:value="0.04826858" calcext:value-type="float">
            <text:p>0,04826858</text:p>
          </table:table-cell>
          <table:table-cell office:value-type="float" office:value="87.72227" calcext:value-type="float">
            <text:p>87,72227</text:p>
          </table:table-cell>
          <table:table-cell office:value-type="float" office:value="106.0818" calcext:value-type="float">
            <text:p>106,0818</text:p>
          </table:table-cell>
          <table:table-cell office:value-type="float" office:value="246" calcext:value-type="float">
            <text:p>246</text:p>
          </table:table-cell>
          <table:table-cell office:value-type="float" office:value="2637.226" calcext:value-type="float">
            <text:p>2637,226</text:p>
          </table:table-cell>
          <table:table-cell office:value-type="float" office:value="2644.204" calcext:value-type="float">
            <text:p>2644,204</text:p>
          </table:table-cell>
          <table:table-cell office:value-type="float" office:value="-1316.588" calcext:value-type="float">
            <text:p>-1316,588</text:p>
          </table:table-cell>
          <table:table-cell table:style-name="ce8" office:value-type="float" office:value="0.3890333" calcext:value-type="float">
            <text:p>0,3890333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39.177" calcext:value-type="float">
            <text:p>2639,177</text:p>
          </table:table-cell>
          <table:table-cell office:value-type="float" office:value="1" calcext:value-type="float">
            <text:p>1</text:p>
          </table:table-cell>
          <table:table-cell office:value-type="float" office:value="2.31829" calcext:value-type="float">
            <text:p>2,31829</text:p>
          </table:table-cell>
          <table:table-cell table:style-name="ce6" table:number-columns-repeated="2"/>
          <table:table-cell office:value-type="float" office:value="25.01964" calcext:value-type="float">
            <text:p>25,01964</text:p>
          </table:table-cell>
          <table:table-cell table:style-name="ce6" table:number-columns-repeated="2"/>
          <table:table-cell office:value-type="float" office:value="10" calcext:value-type="float">
            <text:p>10</text:p>
          </table:table-cell>
          <table:table-cell table:style-name="ce6" table:number-columns-repeated="2"/>
          <table:table-cell office:value-type="float" office:value="86.65221" calcext:value-type="float">
            <text:p>86,65221</text:p>
          </table:table-cell>
          <table:table-cell office:value-type="float" office:value="0.3913544" calcext:value-type="float">
            <text:p>0,3913544</text:p>
          </table:table-cell>
          <table:table-cell table:style-name="ce6" table:number-columns-repeated="3"/>
          <table:table-cell office:value-type="float" office:value="0.4464754" calcext:value-type="float">
            <text:p>0,4464754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4464754" calcext:value-type="float">
            <text:p>0,446475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276013" calcext:value-type="float">
            <text:p>0,1276013</text:p>
          </table:table-cell>
          <table:table-cell office:value-type="float" office:value="0.3476909" calcext:value-type="float">
            <text:p>0,3476909</text:p>
          </table:table-cell>
          <table:table-cell office:value-type="float" office:value="0.5733262" calcext:value-type="float">
            <text:p>0,5733262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1072" calcext:value-type="float">
            <text:p>1072</text:p>
          </table:table-cell>
          <table:table-cell office:value-type="float" office:value="0.1276013" calcext:value-type="float">
            <text:p>0,1276013</text:p>
          </table:table-cell>
          <table:table-cell office:value-type="float" office:value="834" calcext:value-type="float">
            <text:p>834</text:p>
          </table:table-cell>
          <table:table-cell office:value-type="float" office:value="1376" calcext:value-type="float">
            <text:p>1376</text:p>
          </table:table-cell>
          <table:table-cell office:value-type="float" office:value="307.0644" calcext:value-type="float">
            <text:p>307,0644</text:p>
          </table:table-cell>
          <table:table-cell office:value-type="float" office:value="0.282966821096586" calcext:value-type="float">
            <text:p>0,282966821096586</text:p>
          </table:table-cell>
          <table:table-cell office:value-type="float" office:value="0.319929533133432" calcext:value-type="float">
            <text:p>0,319929533133432</text:p>
          </table:table-cell>
          <table:table-cell office:value-type="float" office:value="0.324280523905658" calcext:value-type="float">
            <text:p>0,324280523905658</text:p>
          </table:table-cell>
          <table:table-cell office:value-type="float" office:value="0.205343558268516" calcext:value-type="float">
            <text:p>0,205343558268516</text:p>
          </table:table-cell>
          <table:table-cell office:value-type="float" office:value="0.33090700983918" calcext:value-type="float">
            <text:p>0,33090700983918</text:p>
          </table:table-cell>
          <table:table-cell office:value-type="float" office:value="0.359524887849919" calcext:value-type="float">
            <text:p>0,3595248878499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626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SylvAtri-ab-m-5mn-haz-cos-r28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0.843323181859" calcext:value-type="float">
            <text:p>10,843323181859</text:p>
          </table:table-cell>
          <table:table-cell table:style-name="ce2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5.44" calcext:value-type="date">
            <text:p>2024-04-27 18:43:05</text:p>
          </table:table-cell>
          <table:table-cell table:style-name="ce2" office:value-type="float" office:value="1.145213" calcext:value-type="float">
            <text:p>1,145213</text:p>
          </table:table-cell>
          <table:table-cell table:style-name="ce3" office:value-type="string" calcext:value-type="string">
            <text:p>SylvAtri-ab-m-5mn-haz-cos-r280-1nrzlwgh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321053" calcext:value-type="float">
            <text:p>1,321053</text:p>
          </table:table-cell>
          <table:table-cell table:style-name="ce2" office:value-type="float" office:value="0.08536738" calcext:value-type="float">
            <text:p>0,08536738</text:p>
          </table:table-cell>
          <table:table-cell table:style-name="ce2" office:value-type="float" office:value="1.115453" calcext:value-type="float">
            <text:p>1,115453</text:p>
          </table:table-cell>
          <table:table-cell table:style-name="ce2" office:value-type="float" office:value="1.564548" calcext:value-type="float">
            <text:p>1,56454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6.1685823754789" calcext:value-type="float">
            <text:p>96,168582375478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78.59" calcext:value-type="float">
            <text:p>2678,59</text:p>
          </table:table-cell>
          <table:table-cell table:style-name="ce7" office:value-type="float" office:value="0.005165279" calcext:value-type="float">
            <text:p>0,005165279</text:p>
          </table:table-cell>
          <table:table-cell table:style-name="ce2" office:value-type="float" office:value="0.117941" calcext:value-type="float">
            <text:p>0,117941</text:p>
          </table:table-cell>
          <table:table-cell table:style-name="ce2" office:value-type="float" office:value="0.02256668" calcext:value-type="float">
            <text:p>0,02256668</text:p>
          </table:table-cell>
          <table:table-cell table:style-name="ce2" office:value-type="float" office:value="0.005165279" calcext:value-type="float">
            <text:p>0,005165279</text:p>
          </table:table-cell>
          <table:table-cell table:style-name="ce2" office:value-type="float" office:value="0.0001430961" calcext:value-type="float">
            <text:p>0,0001430961</text:p>
          </table:table-cell>
          <table:table-cell table:style-name="ce2" office:value-type="float" office:value="0.1398249" calcext:value-type="float">
            <text:p>0,1398249</text:p>
          </table:table-cell>
          <table:table-cell table:style-name="ce2" office:value-type="float" office:value="0.0001087936" calcext:value-type="float">
            <text:p>0,0001087936</text:p>
          </table:table-cell>
          <table:table-cell table:style-name="ce2" office:value-type="float" office:value="0.0001882141" calcext:value-type="float">
            <text:p>0,0001882141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.1782733" calcext:value-type="float">
            <text:p>0,1782733</text:p>
          </table:table-cell>
          <table:table-cell table:style-name="ce2" office:value-type="float" office:value="0.1398249" calcext:value-type="float">
            <text:p>0,1398249</text:p>
          </table:table-cell>
          <table:table-cell table:style-name="ce2" office:value-type="float" office:value="0.1355383" calcext:value-type="float">
            <text:p>0,1355383</text:p>
          </table:table-cell>
          <table:table-cell table:style-name="ce2" office:value-type="float" office:value="0.2344826" calcext:value-type="float">
            <text:p>0,234482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18.2228" calcext:value-type="float">
            <text:p>118,2228</text:p>
          </table:table-cell>
          <table:table-cell table:style-name="ce2" office:value-type="float" office:value="0.06991243" calcext:value-type="float">
            <text:p>0,06991243</text:p>
          </table:table-cell>
          <table:table-cell table:style-name="ce2" office:value-type="float" office:value="103.0321" calcext:value-type="float">
            <text:p>103,0321</text:p>
          </table:table-cell>
          <table:table-cell table:style-name="ce2" office:value-type="float" office:value="135.6531" calcext:value-type="float">
            <text:p>135,6531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678.687" calcext:value-type="float">
            <text:p>2678,687</text:p>
          </table:table-cell>
          <table:table-cell table:style-name="ce2" office:value-type="float" office:value="2689.166" calcext:value-type="float">
            <text:p>2689,166</text:p>
          </table:table-cell>
          <table:table-cell table:style-name="ce2" office:value-type="float" office:value="-1336.295" calcext:value-type="float">
            <text:p>-1336,295</text:p>
          </table:table-cell>
          <table:table-cell table:style-name="ce8" office:value-type="float" office:value="0.5692908" calcext:value-type="float">
            <text:p>0,5692908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0.59" calcext:value-type="float">
            <text:p>2680,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93885" calcext:value-type="float">
            <text:p>1,693885</text:p>
          </table:table-cell>
          <table:table-cell table:style-name="ce2" office:value-type="float" office:value="2.021967" calcext:value-type="float">
            <text:p>2,021967</text:p>
          </table:table-cell>
          <table:table-cell table:style-name="ce2" office:value-type="float" office:value="1.997124" calcext:value-type="float">
            <text:p>1,997124</text:p>
          </table:table-cell>
          <table:table-cell table:style-name="ce2" office:value-type="float" office:value="10.16331" calcext:value-type="float">
            <text:p>10,16331</text:p>
          </table:table-cell>
          <table:table-cell table:style-name="ce2" office:value-type="float" office:value="22.24164" calcext:value-type="float">
            <text:p>22,24164</text:p>
          </table:table-cell>
          <table:table-cell table:style-name="ce2" office:value-type="float" office:value="37.04821" calcext:value-type="float">
            <text:p>37,048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3.59586" calcext:value-type="float">
            <text:p>93,59586</text:p>
          </table:table-cell>
          <table:table-cell table:style-name="ce2" office:value-type="float" office:value="3.880848" calcext:value-type="float">
            <text:p>3,880848</text:p>
          </table:table-cell>
          <table:table-cell table:style-name="ce2" office:value-type="float" office:value="0.05117168" calcext:value-type="float">
            <text:p>0,05117168</text:p>
          </table:table-cell>
          <table:table-cell table:style-name="ce5" table:number-columns-repeated="2"/>
          <table:table-cell table:style-name="ce2" office:value-type="float" office:value="0.3008625" calcext:value-type="float">
            <text:p>0,3008625</text:p>
          </table:table-cell>
          <table:table-cell table:style-name="ce2" office:value-type="float" office:value="0.1638249" calcext:value-type="float">
            <text:p>0,1638249</text:p>
          </table:table-cell>
          <table:table-cell table:style-name="ce2" office:value-type="float" office:value="0.2184498" calcext:value-type="float">
            <text:p>0,2184498</text:p>
          </table:table-cell>
          <table:table-cell table:style-name="ce2" office:value-type="float" office:value="0.4143662" calcext:value-type="float">
            <text:p>0,4143662</text:p>
          </table:table-cell>
          <table:table-cell table:style-name="ce2" office:value-type="float" office:value="342.9494" calcext:value-type="float">
            <text:p>342,9494</text:p>
          </table:table-cell>
          <table:table-cell table:style-name="ce2" office:value-type="float" office:value="0.3008625" calcext:value-type="float">
            <text:p>0,3008625</text:p>
          </table:table-cell>
          <table:table-cell table:style-name="ce2" office:value-type="float" office:value="0.0279994" calcext:value-type="float">
            <text:p>0,0279994</text:p>
          </table:table-cell>
          <table:table-cell table:style-name="ce9" office:value-type="float" office:value="0.1638249" calcext:value-type="float">
            <text:p>0,1638249</text:p>
          </table:table-cell>
          <table:table-cell table:style-name="ce2" office:value-type="float" office:value="0.2184498" calcext:value-type="float">
            <text:p>0,2184498</text:p>
          </table:table-cell>
          <table:table-cell table:style-name="ce2" office:value-type="float" office:value="0.4143662" calcext:value-type="float">
            <text:p>0,4143662</text:p>
          </table:table-cell>
          <table:table-cell table:style-name="ce2" office:value-type="float" office:value="342.9494" calcext:value-type="float">
            <text:p>342,9494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0.1638249" calcext:value-type="float">
            <text:p>0,1638249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342.9494" calcext:value-type="float">
            <text:p>342,9494</text:p>
          </table:table-cell>
          <table:table-cell table:style-name="ce2" office:value-type="float" office:value="0.363389394593694" calcext:value-type="float">
            <text:p>0,363389394593694</text:p>
          </table:table-cell>
          <table:table-cell table:style-name="ce2" office:value-type="float" office:value="0.378175511455541" calcext:value-type="float">
            <text:p>0,378175511455541</text:p>
          </table:table-cell>
          <table:table-cell table:style-name="ce2" office:value-type="float" office:value="0.383844231221119" calcext:value-type="float">
            <text:p>0,383844231221119</text:p>
          </table:table-cell>
          <table:table-cell table:style-name="ce2" office:value-type="float" office:value="0.237825996650947" calcext:value-type="float">
            <text:p>0,237825996650947</text:p>
          </table:table-cell>
          <table:table-cell table:style-name="ce2" office:value-type="float" office:value="0.401028209528796" calcext:value-type="float">
            <text:p>0,401028209528796</text:p>
          </table:table-cell>
          <table:table-cell table:style-name="ce2" office:value-type="float" office:value="0.408476308636341" calcext:value-type="float">
            <text:p>0,4084763086363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SylvAtri-ab-m-5mn-hno-cos-r280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style-name="ce6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4" calcext:value-type="date">
            <text:p>2024-04-27 18:43:05</text:p>
          </table:table-cell>
          <table:table-cell office:value-type="float" office:value="1.208202" calcext:value-type="float">
            <text:p>1,208202</text:p>
          </table:table-cell>
          <table:table-cell table:style-name="ce4" office:value-type="string" calcext:value-type="string">
            <text:p>SylvAtri-ab-m-5mn-hno-cos-r280-6f0ls4zw</text:p>
          </table:table-cell>
          <table:table-cell office:value-type="float" office:value="251" calcext:value-type="float">
            <text:p>25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21053" calcext:value-type="float">
            <text:p>1,321053</text:p>
          </table:table-cell>
          <table:table-cell office:value-type="float" office:value="0.08536738" calcext:value-type="float">
            <text:p>0,08536738</text:p>
          </table:table-cell>
          <table:table-cell office:value-type="float" office:value="1.115453" calcext:value-type="float">
            <text:p>1,115453</text:p>
          </table:table-cell>
          <table:table-cell office:value-type="float" office:value="1.564548" calcext:value-type="float">
            <text:p>1,5645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6.1685823754789" calcext:value-type="float">
            <text:p>96,1685823754789</text:p>
          </table:table-cell>
          <table:table-cell office:value-type="float" office:value="2" calcext:value-type="float">
            <text:p>2</text:p>
          </table:table-cell>
          <table:table-cell office:value-type="float" office:value="1.46000000000004" calcext:value-type="float">
            <text:p>1,46000000000004</text:p>
          </table:table-cell>
          <table:table-cell office:value-type="float" office:value="2680.05" calcext:value-type="float">
            <text:p>2680,05</text:p>
          </table:table-cell>
          <table:table-cell table:style-name="ce7" office:value-type="float" office:value="0.002364695" calcext:value-type="float">
            <text:p>0,002364695</text:p>
          </table:table-cell>
          <table:table-cell office:value-type="float" office:value="0.06866175" calcext:value-type="float">
            <text:p>0,06866175</text:p>
          </table:table-cell>
          <table:table-cell office:value-type="float" office:value="0.003217161" calcext:value-type="float">
            <text:p>0,003217161</text:p>
          </table:table-cell>
          <table:table-cell office:value-type="float" office:value="0.002364695" calcext:value-type="float">
            <text:p>0,002364695</text:p>
          </table:table-cell>
          <table:table-cell office:value-type="float" office:value="0.0002017681" calcext:value-type="float">
            <text:p>0,0002017681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0001639601" calcext:value-type="float">
            <text:p>0,0001639601</text:p>
          </table:table-cell>
          <table:table-cell office:value-type="float" office:value="0.0002482943" calcext:value-type="float">
            <text:p>0,0002482943</text:p>
          </table:table-cell>
          <table:table-cell office:value-type="float" office:value="249" calcext:value-type="float">
            <text:p>249</text:p>
          </table:table-cell>
          <table:table-cell office:value-type="float" office:value="0.1264333" calcext:value-type="float">
            <text:p>0,1264333</text:p>
          </table:table-cell>
          <table:table-cell office:value-type="float" office:value="0.1056455" calcext:value-type="float">
            <text:p>0,1056455</text:p>
          </table:table-cell>
          <table:table-cell office:value-type="float" office:value="0.1027418" calcext:value-type="float">
            <text:p>0,1027418</text:p>
          </table:table-cell>
          <table:table-cell office:value-type="float" office:value="0.1555879" calcext:value-type="float">
            <text:p>0,1555879</text:p>
          </table:table-cell>
          <table:table-cell office:value-type="float" office:value="249" calcext:value-type="float">
            <text:p>249</text:p>
          </table:table-cell>
          <table:table-cell office:value-type="float" office:value="99.56088" calcext:value-type="float">
            <text:p>99,56088</text:p>
          </table:table-cell>
          <table:table-cell office:value-type="float" office:value="0.05282277" calcext:value-type="float">
            <text:p>0,05282277</text:p>
          </table:table-cell>
          <table:table-cell office:value-type="float" office:value="89.73002" calcext:value-type="float">
            <text:p>89,73002</text:p>
          </table:table-cell>
          <table:table-cell office:value-type="float" office:value="110.4688" calcext:value-type="float">
            <text:p>110,4688</text:p>
          </table:table-cell>
          <table:table-cell office:value-type="float" office:value="249" calcext:value-type="float">
            <text:p>249</text:p>
          </table:table-cell>
          <table:table-cell office:value-type="float" office:value="2680.099" calcext:value-type="float">
            <text:p>2680,099</text:p>
          </table:table-cell>
          <table:table-cell office:value-type="float" office:value="2687.101" calcext:value-type="float">
            <text:p>2687,101</text:p>
          </table:table-cell>
          <table:table-cell office:value-type="float" office:value="-1338.025" calcext:value-type="float">
            <text:p>-1338,025</text:p>
          </table:table-cell>
          <table:table-cell table:style-name="ce8" office:value-type="float" office:value="0.3187885" calcext:value-type="float">
            <text:p>0,318788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2.05" calcext:value-type="float">
            <text:p>2682,05</text:p>
          </table:table-cell>
          <table:table-cell office:value-type="float" office:value="1" calcext:value-type="float">
            <text:p>1</text:p>
          </table:table-cell>
          <table:table-cell office:value-type="float" office:value="1.877805" calcext:value-type="float">
            <text:p>1,877805</text:p>
          </table:table-cell>
          <table:table-cell office:value-type="float" office:value="2.480271" calcext:value-type="float">
            <text:p>2,480271</text:p>
          </table:table-cell>
          <table:table-cell office:value-type="float" office:value="2.117006" calcext:value-type="float">
            <text:p>2,117006</text:p>
          </table:table-cell>
          <table:table-cell office:value-type="float" office:value="13.14464" calcext:value-type="float">
            <text:p>13,14464</text:p>
          </table:table-cell>
          <table:table-cell office:value-type="float" office:value="28.01771" calcext:value-type="float">
            <text:p>28,01771</text:p>
          </table:table-cell>
          <table:table-cell office:value-type="float" office:value="41.06652" calcext:value-type="float">
            <text:p>41,0665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4.17319" calcext:value-type="float">
            <text:p>84,17319</text:p>
          </table:table-cell>
          <table:table-cell office:value-type="float" office:value="0.3060798" calcext:value-type="float">
            <text:p>0,3060798</text:p>
          </table:table-cell>
          <table:table-cell table:style-name="ce6" table:number-columns-repeated="3"/>
          <table:table-cell office:value-type="float" office:value="0.4242216" calcext:value-type="float">
            <text:p>0,4242216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4242216" calcext:value-type="float">
            <text:p>0,42422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358255" calcext:value-type="float">
            <text:p>0,1358255</text:p>
          </table:table-cell>
          <table:table-cell office:value-type="float" office:value="0.3251402" calcext:value-type="float">
            <text:p>0,3251402</text:p>
          </table:table-cell>
          <table:table-cell office:value-type="float" office:value="0.5534965" calcext:value-type="float">
            <text:p>0,5534965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1018" calcext:value-type="float">
            <text:p>1018</text:p>
          </table:table-cell>
          <table:table-cell office:value-type="float" office:value="0.1358255" calcext:value-type="float">
            <text:p>0,1358255</text:p>
          </table:table-cell>
          <table:table-cell office:value-type="float" office:value="780" calcext:value-type="float">
            <text:p>780</text:p>
          </table:table-cell>
          <table:table-cell office:value-type="float" office:value="1328" calcext:value-type="float">
            <text:p>1328</text:p>
          </table:table-cell>
          <table:table-cell office:value-type="float" office:value="321.293" calcext:value-type="float">
            <text:p>321,293</text:p>
          </table:table-cell>
          <table:table-cell office:value-type="float" office:value="0.23077466591993" calcext:value-type="float">
            <text:p>0,23077466591993</text:p>
          </table:table-cell>
          <table:table-cell office:value-type="float" office:value="0.267075765850075" calcext:value-type="float">
            <text:p>0,267075765850075</text:p>
          </table:table-cell>
          <table:table-cell office:value-type="float" office:value="0.2708964951485" calcext:value-type="float">
            <text:p>0,2708964951485</text:p>
          </table:table-cell>
          <table:table-cell office:value-type="float" office:value="0.15996407873653" calcext:value-type="float">
            <text:p>0,15996407873653</text:p>
          </table:table-cell>
          <table:table-cell office:value-type="float" office:value="0.275841025998893" calcext:value-type="float">
            <text:p>0,275841025998893</text:p>
          </table:table-cell>
          <table:table-cell office:value-type="float" office:value="0.305118900537349" calcext:value-type="float">
            <text:p>0,3051189005373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SylvAtri-ab-m-5mn-haz-cos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0.843323181859" calcext:value-type="float">
            <text:p>10,843323181859</text:p>
          </table:table-cell>
          <table:table-cell table:style-name="ce2" office:value-type="float" office:value="488.187599344441" calcext:value-type="float">
            <text:p>488,18759934444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number-columns-repeated="3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5.43" calcext:value-type="date">
            <text:p>2024-04-27 18:43:05</text:p>
          </table:table-cell>
          <table:table-cell table:style-name="ce2" office:value-type="float" office:value="1.145277" calcext:value-type="float">
            <text:p>1,145277</text:p>
          </table:table-cell>
          <table:table-cell table:style-name="ce3" office:value-type="string" calcext:value-type="string">
            <text:p>SylvAtri-ab-m-5mn-haz-cos-wgbhvrr8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373684" calcext:value-type="float">
            <text:p>1,373684</text:p>
          </table:table-cell>
          <table:table-cell table:style-name="ce2" office:value-type="float" office:value="0.08385102" calcext:value-type="float">
            <text:p>0,08385102</text:p>
          </table:table-cell>
          <table:table-cell table:style-name="ce2" office:value-type="float" office:value="1.163372" calcext:value-type="float">
            <text:p>1,163372</text:p>
          </table:table-cell>
          <table:table-cell table:style-name="ce2" office:value-type="float" office:value="1.622017" calcext:value-type="float">
            <text:p>1,62201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8.1876" calcext:value-type="float">
            <text:p>488,18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70.073" calcext:value-type="float">
            <text:p>2870,073</text:p>
          </table:table-cell>
          <table:table-cell table:style-name="ce7" office:value-type="float" office:value="0.00002139807" calcext:value-type="float">
            <text:p>0,00002139807</text:p>
          </table:table-cell>
          <table:table-cell table:style-name="ce2" office:value-type="float" office:value="0.004318774" calcext:value-type="float">
            <text:p>0,004318774</text:p>
          </table:table-cell>
          <table:table-cell table:style-name="ce2" office:value-type="float" office:value="0.0002317429" calcext:value-type="float">
            <text:p>0,0002317429</text:p>
          </table:table-cell>
          <table:table-cell table:style-name="ce2" office:value-type="float" office:value="0.00002139807" calcext:value-type="float">
            <text:p>0,00002139807</text:p>
          </table:table-cell>
          <table:table-cell table:style-name="ce2" office:value-type="float" office:value="0.0001334272" calcext:value-type="float">
            <text:p>0,0001334272</text:p>
          </table:table-cell>
          <table:table-cell table:style-name="ce2" office:value-type="float" office:value="0.08775254" calcext:value-type="float">
            <text:p>0,08775254</text:p>
          </table:table-cell>
          <table:table-cell table:style-name="ce2" office:value-type="float" office:value="0.0001122903" calcext:value-type="float">
            <text:p>0,0001122903</text:p>
          </table:table-cell>
          <table:table-cell table:style-name="ce2" office:value-type="float" office:value="0.0001585427" calcext:value-type="float">
            <text:p>0,000158542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0.06289443" calcext:value-type="float">
            <text:p>0,06289443</text:p>
          </table:table-cell>
          <table:table-cell table:style-name="ce2" office:value-type="float" office:value="0.08775254" calcext:value-type="float">
            <text:p>0,08775254</text:p>
          </table:table-cell>
          <table:table-cell table:style-name="ce2" office:value-type="float" office:value="0.05293102" calcext:value-type="float">
            <text:p>0,05293102</text:p>
          </table:table-cell>
          <table:table-cell table:style-name="ce2" office:value-type="float" office:value="0.07473329" calcext:value-type="float">
            <text:p>0,07473329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22.4314" calcext:value-type="float">
            <text:p>122,4314</text:p>
          </table:table-cell>
          <table:table-cell table:style-name="ce2" office:value-type="float" office:value="0.04387628" calcext:value-type="float">
            <text:p>0,04387628</text:p>
          </table:table-cell>
          <table:table-cell table:style-name="ce2" office:value-type="float" office:value="112.3021" calcext:value-type="float">
            <text:p>112,3021</text:p>
          </table:table-cell>
          <table:table-cell table:style-name="ce2" office:value-type="float" office:value="133.4743" calcext:value-type="float">
            <text:p>133,4743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870.12" calcext:value-type="float">
            <text:p>2870,12</text:p>
          </table:table-cell>
          <table:table-cell table:style-name="ce2" office:value-type="float" office:value="2877.202" calcext:value-type="float">
            <text:p>2877,202</text:p>
          </table:table-cell>
          <table:table-cell table:style-name="ce2" office:value-type="float" office:value="-1433.036" calcext:value-type="float">
            <text:p>-1433,036</text:p>
          </table:table-cell>
          <table:table-cell table:style-name="ce8" office:value-type="float" office:value="0.6021008" calcext:value-type="float">
            <text:p>0,6021008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72.073" calcext:value-type="float">
            <text:p>2872,0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937908" calcext:value-type="float">
            <text:p>2,937908</text:p>
          </table:table-cell>
          <table:table-cell table:style-name="ce2" office:value-type="float" office:value="2.978181" calcext:value-type="float">
            <text:p>2,978181</text:p>
          </table:table-cell>
          <table:table-cell table:style-name="ce2" office:value-type="float" office:value="2.835873" calcext:value-type="float">
            <text:p>2,835873</text:p>
          </table:table-cell>
          <table:table-cell table:style-name="ce2" office:value-type="float" office:value="18.90978" calcext:value-type="float">
            <text:p>18,90978</text:p>
          </table:table-cell>
          <table:table-cell table:style-name="ce2" office:value-type="float" office:value="35.17652" calcext:value-type="float">
            <text:p>35,17652</text:p>
          </table:table-cell>
          <table:table-cell table:style-name="ce2" office:value-type="float" office:value="53.57235" calcext:value-type="float">
            <text:p>53,5723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92.10918" calcext:value-type="float">
            <text:p>92,10918</text:p>
          </table:table-cell>
          <table:table-cell table:style-name="ce2" office:value-type="float" office:value="3.919727" calcext:value-type="float">
            <text:p>3,919727</text:p>
          </table:table-cell>
          <table:table-cell table:style-name="ce5" table:number-columns-repeated="3"/>
          <table:table-cell table:style-name="ce2" office:value-type="float" office:value="0.29171" calcext:value-type="float">
            <text:p>0,29171</text:p>
          </table:table-cell>
          <table:table-cell table:style-name="ce2" office:value-type="float" office:value="0.1213734" calcext:value-type="float">
            <text:p>0,1213734</text:p>
          </table:table-cell>
          <table:table-cell table:style-name="ce2" office:value-type="float" office:value="0.2299236" calcext:value-type="float">
            <text:p>0,2299236</text:p>
          </table:table-cell>
          <table:table-cell table:style-name="ce2" office:value-type="float" office:value="0.3700999" calcext:value-type="float">
            <text:p>0,3700999</text:p>
          </table:table-cell>
          <table:table-cell table:style-name="ce2" office:value-type="float" office:value="289.6202" calcext:value-type="float">
            <text:p>289,6202</text:p>
          </table:table-cell>
          <table:table-cell table:style-name="ce2" office:value-type="float" office:value="0.29171" calcext:value-type="float">
            <text:p>0,29171</text:p>
          </table:table-cell>
          <table:table-cell table:style-name="ce2" office:value-type="float" office:value="0.02601124" calcext:value-type="float">
            <text:p>0,02601124</text:p>
          </table:table-cell>
          <table:table-cell table:style-name="ce9" office:value-type="float" office:value="0.1213734" calcext:value-type="float">
            <text:p>0,1213734</text:p>
          </table:table-cell>
          <table:table-cell table:style-name="ce2" office:value-type="float" office:value="0.2299236" calcext:value-type="float">
            <text:p>0,2299236</text:p>
          </table:table-cell>
          <table:table-cell table:style-name="ce2" office:value-type="float" office:value="0.3700999" calcext:value-type="float">
            <text:p>0,3700999</text:p>
          </table:table-cell>
          <table:table-cell table:style-name="ce2" office:value-type="float" office:value="289.6202" calcext:value-type="float">
            <text:p>289,6202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0.1213734" calcext:value-type="float">
            <text:p>0,1213734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289.6202" calcext:value-type="float">
            <text:p>289,6202</text:p>
          </table:table-cell>
          <table:table-cell table:style-name="ce2" office:value-type="float" office:value="0.179677632377662" calcext:value-type="float">
            <text:p>0,179677632377662</text:p>
          </table:table-cell>
          <table:table-cell table:style-name="ce2" office:value-type="float" office:value="0.205851179776318" calcext:value-type="float">
            <text:p>0,205851179776318</text:p>
          </table:table-cell>
          <table:table-cell table:style-name="ce2" office:value-type="float" office:value="0.209037569974913" calcext:value-type="float">
            <text:p>0,209037569974913</text:p>
          </table:table-cell>
          <table:table-cell table:style-name="ce2" office:value-type="float" office:value="0.0753195488312428" calcext:value-type="float">
            <text:p>0,0753195488312428</text:p>
          </table:table-cell>
          <table:table-cell table:style-name="ce2" office:value-type="float" office:value="0.23511144820889" calcext:value-type="float">
            <text:p>0,23511144820889</text:p>
          </table:table-cell>
          <table:table-cell table:style-name="ce2" office:value-type="float" office:value="0.244043579974436" calcext:value-type="float">
            <text:p>0,24404357997443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SylvAtri-ab-m-5mn-hno-cos</text:p>
          </table:table-cell>
          <table:table-cell office:value-type="float" office:value="261" calcext:value-type="float">
            <text:p>261</text:p>
          </table:table-cell>
          <table:table-cell office:value-type="float" office:value="10.843323181859" calcext:value-type="float">
            <text:p>10,843323181859</text:p>
          </table:table-cell>
          <table:table-cell office:value-type="float" office:value="488.187599344441" calcext:value-type="float">
            <text:p>488,18759934444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3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4" calcext:value-type="date">
            <text:p>2024-04-27 18:43:05</text:p>
          </table:table-cell>
          <table:table-cell office:value-type="float" office:value="1.224226" calcext:value-type="float">
            <text:p>1,224226</text:p>
          </table:table-cell>
          <table:table-cell table:style-name="ce4" office:value-type="string" calcext:value-type="string">
            <text:p>SylvAtri-ab-m-5mn-hno-cos-6likwji4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0160000000001" calcext:value-type="float">
            <text:p>16,0160000000001</text:p>
          </table:table-cell>
          <table:table-cell office:value-type="float" office:value="2886.089" calcext:value-type="float">
            <text:p>2886,089</text:p>
          </table:table-cell>
          <table:table-cell table:style-name="ce7" office:value-type="float" office:value="0.0000006556511" calcext:value-type="float">
            <text:p>0,0000006556511</text:p>
          </table:table-cell>
          <table:table-cell office:value-type="float" office:value="0.00003117323" calcext:value-type="float">
            <text:p>0,00003117323</text:p>
          </table:table-cell>
          <table:table-cell office:value-type="float" office:value="0.000007510185" calcext:value-type="float">
            <text:p>0,000007510185</text:p>
          </table:table-cell>
          <table:table-cell office:value-type="float" office:value="0.0000006556511" calcext:value-type="float">
            <text:p>0,0000006556511</text:p>
          </table:table-cell>
          <table:table-cell office:value-type="float" office:value="0.0001421544" calcext:value-type="float">
            <text:p>0,0001421544</text:p>
          </table:table-cell>
          <table:table-cell office:value-type="float" office:value="0.04541967" calcext:value-type="float">
            <text:p>0,04541967</text:p>
          </table:table-cell>
          <table:table-cell office:value-type="float" office:value="0.0001299982" calcext:value-type="float">
            <text:p>0,0001299982</text:p>
          </table:table-cell>
          <table:table-cell office:value-type="float" office:value="0.0001554473" calcext:value-type="float">
            <text:p>0,0001554473</text:p>
          </table:table-cell>
          <table:table-cell office:value-type="float" office:value="259" calcext:value-type="float">
            <text:p>259</text:p>
          </table:table-cell>
          <table:table-cell office:value-type="float" office:value="0.05903319" calcext:value-type="float">
            <text:p>0,05903319</text:p>
          </table:table-cell>
          <table:table-cell office:value-type="float" office:value="0.04541968" calcext:value-type="float">
            <text:p>0,04541968</text:p>
          </table:table-cell>
          <table:table-cell office:value-type="float" office:value="0.05398504" calcext:value-type="float">
            <text:p>0,05398504</text:p>
          </table:table-cell>
          <table:table-cell office:value-type="float" office:value="0.06455339" calcext:value-type="float">
            <text:p>0,06455339</text:p>
          </table:table-cell>
          <table:table-cell office:value-type="float" office:value="259" calcext:value-type="float">
            <text:p>259</text:p>
          </table:table-cell>
          <table:table-cell office:value-type="float" office:value="118.6137" calcext:value-type="float">
            <text:p>118,6137</text:p>
          </table:table-cell>
          <table:table-cell office:value-type="float" office:value="0.02270984" calcext:value-type="float">
            <text:p>0,02270984</text:p>
          </table:table-cell>
          <table:table-cell office:value-type="float" office:value="113.4269" calcext:value-type="float">
            <text:p>113,4269</text:p>
          </table:table-cell>
          <table:table-cell office:value-type="float" office:value="124.0377" calcext:value-type="float">
            <text:p>124,0377</text:p>
          </table:table-cell>
          <table:table-cell office:value-type="float" office:value="259" calcext:value-type="float">
            <text:p>259</text:p>
          </table:table-cell>
          <table:table-cell office:value-type="float" office:value="2886.136" calcext:value-type="float">
            <text:p>2886,136</text:p>
          </table:table-cell>
          <table:table-cell office:value-type="float" office:value="2893.218" calcext:value-type="float">
            <text:p>2893,218</text:p>
          </table:table-cell>
          <table:table-cell office:value-type="float" office:value="-1441.045" calcext:value-type="float">
            <text:p>-1441,045</text:p>
          </table:table-cell>
          <table:table-cell table:style-name="ce7" office:value-type="float" office:value="0.002342608" calcext:value-type="float">
            <text:p>0,002342608</text:p>
          </table:table-cell>
          <table:table-cell table:number-columns-repeated="2" office:value-type="float" office:value="0.05" calcext:value-type="float">
            <text:p>0,05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8.089" calcext:value-type="float">
            <text:p>2888,089</text:p>
          </table:table-cell>
          <table:table-cell office:value-type="float" office:value="1" calcext:value-type="float">
            <text:p>1</text:p>
          </table:table-cell>
          <table:table-cell office:value-type="float" office:value="5.161558" calcext:value-type="float">
            <text:p>5,161558</text:p>
          </table:table-cell>
          <table:table-cell office:value-type="float" office:value="4.947458" calcext:value-type="float">
            <text:p>4,947458</text:p>
          </table:table-cell>
          <table:table-cell office:value-type="float" office:value="4.517443" calcext:value-type="float">
            <text:p>4,517443</text:p>
          </table:table-cell>
          <table:table-cell office:value-type="float" office:value="28.34599" calcext:value-type="float">
            <text:p>28,34599</text:p>
          </table:table-cell>
          <table:table-cell office:value-type="float" office:value="42.00576" calcext:value-type="float">
            <text:p>42,00576</text:p>
          </table:table-cell>
          <table:table-cell office:value-type="float" office:value="61.1627" calcext:value-type="float">
            <text:p>61,16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8.868" calcext:value-type="float">
            <text:p>118,868</text:p>
          </table:table-cell>
          <table:table-cell office:value-type="float" office:value="0.7813929" calcext:value-type="float">
            <text:p>0,7813929</text:p>
          </table:table-cell>
          <table:table-cell table:style-name="ce6" table:number-columns-repeated="3"/>
          <table:table-cell office:value-type="float" office:value="0.3107902" calcext:value-type="float">
            <text:p>0,3107902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3107902" calcext:value-type="float">
            <text:p>0,310790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9536216" calcext:value-type="float">
            <text:p>0,09536216</text:p>
          </table:table-cell>
          <table:table-cell office:value-type="float" office:value="0.2575356" calcext:value-type="float">
            <text:p>0,2575356</text:p>
          </table:table-cell>
          <table:table-cell office:value-type="float" office:value="0.375057" calcext:value-type="float">
            <text:p>0,375057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746" calcext:value-type="float">
            <text:p>746</text:p>
          </table:table-cell>
          <table:table-cell office:value-type="float" office:value="0.09536216" calcext:value-type="float">
            <text:p>0,09536216</text:p>
          </table:table-cell>
          <table:table-cell office:value-type="float" office:value="618" calcext:value-type="float">
            <text:p>618</text:p>
          </table:table-cell>
          <table:table-cell office:value-type="float" office:value="900" calcext:value-type="float">
            <text:p>900</text:p>
          </table:table-cell>
          <table:table-cell office:value-type="float" office:value="154.0611" calcext:value-type="float">
            <text:p>154,0611</text:p>
          </table:table-cell>
          <table:table-cell office:value-type="float" office:value="0.0230365270366893" calcext:value-type="float">
            <text:p>0,0230365270366893</text:p>
          </table:table-cell>
          <table:table-cell office:value-type="float" office:value="0.0358940455814775" calcext:value-type="float">
            <text:p>0,0358940455814775</text:p>
          </table:table-cell>
          <table:table-cell office:value-type="float" office:value="0.0362296994015652" calcext:value-type="float">
            <text:p>0,0362296994015652</text:p>
          </table:table-cell>
          <table:table-cell office:value-type="float" office:value="0.0107679317275183" calcext:value-type="float">
            <text:p>0,0107679317275183</text:p>
          </table:table-cell>
          <table:table-cell office:value-type="float" office:value="0.0267247131230706" calcext:value-type="float">
            <text:p>0,0267247131230706</text:p>
          </table:table-cell>
          <table:table-cell office:value-type="float" office:value="0.0518740755014167" calcext:value-type="float">
            <text:p>0,0518740755014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SylvAtri-ab-m-10mn-haz-cos-l1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.21209447400735" calcext:value-type="float">
            <text:p>1,21209447400735</text:p>
          </table:table-cell>
          <table:table-cell table:style-name="ce2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6.05" calcext:value-type="date">
            <text:p>2024-04-27 18:43:06</text:p>
          </table:table-cell>
          <table:table-cell table:style-name="ce2" office:value-type="float" office:value="0.707197" calcext:value-type="float">
            <text:p>0,707197</text:p>
          </table:table-cell>
          <table:table-cell table:style-name="ce3" office:value-type="string" calcext:value-type="string">
            <text:p>SylvAtri-ab-m-10mn-haz-cos-l10-b468_pnp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.031579" calcext:value-type="float">
            <text:p>2,031579</text:p>
          </table:table-cell>
          <table:table-cell table:style-name="ce2" office:value-type="float" office:value="0.07121622" calcext:value-type="float">
            <text:p>0,07121622</text:p>
          </table:table-cell>
          <table:table-cell table:style-name="ce2" office:value-type="float" office:value="1.764046" calcext:value-type="float">
            <text:p>1,764046</text:p>
          </table:table-cell>
          <table:table-cell table:style-name="ce2" office:value-type="float" office:value="2.339686" calcext:value-type="float">
            <text:p>2,33968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11.4098" calcext:value-type="float">
            <text:p>511,4098</text:p>
          </table:table-cell>
          <table:table-cell table:style-name="ce2" office:value-type="float" office:value="99.4845360824742" calcext:value-type="float">
            <text:p>99,48453608247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12.773" calcext:value-type="float">
            <text:p>4312,773</text:p>
          </table:table-cell>
          <table:table-cell table:style-name="ce7" office:value-type="float" office:value="0.0006099343" calcext:value-type="float">
            <text:p>0,0006099343</text:p>
          </table:table-cell>
          <table:table-cell table:style-name="ce2" office:value-type="float" office:value="0.06395483" calcext:value-type="float">
            <text:p>0,06395483</text:p>
          </table:table-cell>
          <table:table-cell table:style-name="ce2" office:value-type="float" office:value="0.00233829" calcext:value-type="float">
            <text:p>0,00233829</text:p>
          </table:table-cell>
          <table:table-cell table:style-name="ce2" office:value-type="float" office:value="0.0006099343" calcext:value-type="float">
            <text:p>0,0006099343</text:p>
          </table:table-cell>
          <table:table-cell table:style-name="ce2" office:value-type="float" office:value="0.0001130638" calcext:value-type="float">
            <text:p>0,0001130638</text:p>
          </table:table-cell>
          <table:table-cell table:style-name="ce2" office:value-type="float" office:value="0.07307657" calcext:value-type="float">
            <text:p>0,07307657</text:p>
          </table:table-cell>
          <table:table-cell table:style-name="ce2" office:value-type="float" office:value="0.00009795059" calcext:value-type="float">
            <text:p>0,00009795059</text:p>
          </table:table-cell>
          <table:table-cell table:style-name="ce2" office:value-type="float" office:value="0.0001305089" calcext:value-type="float">
            <text:p>0,000130508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0.06763452" calcext:value-type="float">
            <text:p>0,06763452</text:p>
          </table:table-cell>
          <table:table-cell table:style-name="ce2" office:value-type="float" office:value="0.07307658" calcext:value-type="float">
            <text:p>0,07307658</text:p>
          </table:table-cell>
          <table:table-cell table:style-name="ce2" office:value-type="float" office:value="0.05859382" calcext:value-type="float">
            <text:p>0,05859382</text:p>
          </table:table-cell>
          <table:table-cell table:style-name="ce2" office:value-type="float" office:value="0.07807013" calcext:value-type="float">
            <text:p>0,0780701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33.0005" calcext:value-type="float">
            <text:p>133,0005</text:p>
          </table:table-cell>
          <table:table-cell table:style-name="ce2" office:value-type="float" office:value="0.03653829" calcext:value-type="float">
            <text:p>0,03653829</text:p>
          </table:table-cell>
          <table:table-cell table:style-name="ce2" office:value-type="float" office:value="123.7838" calcext:value-type="float">
            <text:p>123,7838</text:p>
          </table:table-cell>
          <table:table-cell table:style-name="ce2" office:value-type="float" office:value="142.9034" calcext:value-type="float">
            <text:p>142,903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312.805" calcext:value-type="float">
            <text:p>4312,805</text:p>
          </table:table-cell>
          <table:table-cell table:style-name="ce2" office:value-type="float" office:value="4320.685" calcext:value-type="float">
            <text:p>4320,685</text:p>
          </table:table-cell>
          <table:table-cell table:style-name="ce2" office:value-type="float" office:value="-2154.387" calcext:value-type="float">
            <text:p>-2154,387</text:p>
          </table:table-cell>
          <table:table-cell table:style-name="ce8" office:value-type="float" office:value="0.6285676" calcext:value-type="float">
            <text:p>0,6285676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314.773" calcext:value-type="float">
            <text:p>4314,7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60166" calcext:value-type="float">
            <text:p>1,660166</text:p>
          </table:table-cell>
          <table:table-cell table:style-name="ce2" office:value-type="float" office:value="2.234713" calcext:value-type="float">
            <text:p>2,234713</text:p>
          </table:table-cell>
          <table:table-cell table:style-name="ce2" office:value-type="float" office:value="2.032703" calcext:value-type="float">
            <text:p>2,032703</text:p>
          </table:table-cell>
          <table:table-cell table:style-name="ce2" office:value-type="float" office:value="16.143" calcext:value-type="float">
            <text:p>16,143</text:p>
          </table:table-cell>
          <table:table-cell table:style-name="ce2" office:value-type="float" office:value="35.15339" calcext:value-type="float">
            <text:p>35,15339</text:p>
          </table:table-cell>
          <table:table-cell table:style-name="ce2" office:value-type="float" office:value="52.82539" calcext:value-type="float">
            <text:p>52,8253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9.65757" calcext:value-type="float">
            <text:p>99,65757</text:p>
          </table:table-cell>
          <table:table-cell table:style-name="ce2" office:value-type="float" office:value="3.849827" calcext:value-type="float">
            <text:p>3,849827</text:p>
          </table:table-cell>
          <table:table-cell table:style-name="ce5" table:number-columns-repeated="3"/>
          <table:table-cell table:style-name="ce2" office:value-type="float" office:value="0.3655758" calcext:value-type="float">
            <text:p>0,3655758</text:p>
          </table:table-cell>
          <table:table-cell table:style-name="ce2" office:value-type="float" office:value="0.1020389" calcext:value-type="float">
            <text:p>0,1020389</text:p>
          </table:table-cell>
          <table:table-cell table:style-name="ce2" office:value-type="float" office:value="0.2992344" calcext:value-type="float">
            <text:p>0,2992344</text:p>
          </table:table-cell>
          <table:table-cell table:style-name="ce2" office:value-type="float" office:value="0.4466252" calcext:value-type="float">
            <text:p>0,4466252</text:p>
          </table:table-cell>
          <table:table-cell table:style-name="ce2" office:value-type="float" office:value="314.2006" calcext:value-type="float">
            <text:p>314,2006</text:p>
          </table:table-cell>
          <table:table-cell table:style-name="ce2" office:value-type="float" office:value="0.3655758" calcext:value-type="float">
            <text:p>0,3655758</text:p>
          </table:table-cell>
          <table:table-cell table:style-name="ce2" office:value-type="float" office:value="0.02002603" calcext:value-type="float">
            <text:p>0,02002603</text:p>
          </table:table-cell>
          <table:table-cell table:style-name="ce9" office:value-type="float" office:value="0.1020389" calcext:value-type="float">
            <text:p>0,1020389</text:p>
          </table:table-cell>
          <table:table-cell table:style-name="ce2" office:value-type="float" office:value="0.2992344" calcext:value-type="float">
            <text:p>0,2992344</text:p>
          </table:table-cell>
          <table:table-cell table:style-name="ce2" office:value-type="float" office:value="0.4466252" calcext:value-type="float">
            <text:p>0,4466252</text:p>
          </table:table-cell>
          <table:table-cell table:style-name="ce2" office:value-type="float" office:value="314.2006" calcext:value-type="float">
            <text:p>314,2006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0.1020389" calcext:value-type="float">
            <text:p>0,1020389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314.2006" calcext:value-type="float">
            <text:p>314,2006</text:p>
          </table:table-cell>
          <table:table-cell table:style-name="ce2" office:value-type="float" office:value="0.281873316296409" calcext:value-type="float">
            <text:p>0,281873316296409</text:p>
          </table:table-cell>
          <table:table-cell table:style-name="ce2" office:value-type="float" office:value="0.306580324035525" calcext:value-type="float">
            <text:p>0,306580324035525</text:p>
          </table:table-cell>
          <table:table-cell table:style-name="ce2" office:value-type="float" office:value="0.310536957566788" calcext:value-type="float">
            <text:p>0,310536957566788</text:p>
          </table:table-cell>
          <table:table-cell table:style-name="ce2" office:value-type="float" office:value="0.155365425416861" calcext:value-type="float">
            <text:p>0,155365425416861</text:p>
          </table:table-cell>
          <table:table-cell table:style-name="ce2" office:value-type="float" office:value="0.335845718188754" calcext:value-type="float">
            <text:p>0,335845718188754</text:p>
          </table:table-cell>
          <table:table-cell table:style-name="ce2" office:value-type="float" office:value="0.349499723840419" calcext:value-type="float">
            <text:p>0,3494997238404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SylvAtri-ab-m-10mn-hno-cos-l1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54" calcext:value-type="date">
            <text:p>2024-04-27 18:43:05</text:p>
          </table:table-cell>
          <table:table-cell office:value-type="float" office:value="1.397555" calcext:value-type="float">
            <text:p>1,397555</text:p>
          </table:table-cell>
          <table:table-cell table:style-name="ce4" office:value-type="string" calcext:value-type="string">
            <text:p>SylvAtri-ab-m-10mn-hno-cos-l10-wxphfqjp</text:p>
          </table:table-cell>
          <table:table-cell office:value-type="float" office:value="386" calcext:value-type="float">
            <text:p>38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31579" calcext:value-type="float">
            <text:p>2,031579</text:p>
          </table:table-cell>
          <table:table-cell office:value-type="float" office:value="0.07121622" calcext:value-type="float">
            <text:p>0,07121622</text:p>
          </table:table-cell>
          <table:table-cell office:value-type="float" office:value="1.764046" calcext:value-type="float">
            <text:p>1,764046</text:p>
          </table:table-cell>
          <table:table-cell office:value-type="float" office:value="2.339686" calcext:value-type="float">
            <text:p>2,33968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99.4845360824742" calcext:value-type="float">
            <text:p>99,4845360824742</text:p>
          </table:table-cell>
          <table:table-cell office:value-type="float" office:value="2" calcext:value-type="float">
            <text:p>2</text:p>
          </table:table-cell>
          <table:table-cell office:value-type="float" office:value="12.3270000000002" calcext:value-type="float">
            <text:p>12,3270000000002</text:p>
          </table:table-cell>
          <table:table-cell office:value-type="float" office:value="4325.1" calcext:value-type="float">
            <text:p>4325,1</text:p>
          </table:table-cell>
          <table:table-cell table:style-name="ce7" office:value-type="float" office:value="0.00002753735" calcext:value-type="float">
            <text:p>0,00002753735</text:p>
          </table:table-cell>
          <table:table-cell office:value-type="float" office:value="0.01536965" calcext:value-type="float">
            <text:p>0,01536965</text:p>
          </table:table-cell>
          <table:table-cell office:value-type="float" office:value="0.0001756549" calcext:value-type="float">
            <text:p>0,0001756549</text:p>
          </table:table-cell>
          <table:table-cell office:value-type="float" office:value="0.00002753735" calcext:value-type="float">
            <text:p>0,00002753735</text:p>
          </table:table-cell>
          <table:table-cell office:value-type="float" office:value="0.0001248077" calcext:value-type="float">
            <text:p>0,0001248077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001152192" calcext:value-type="float">
            <text:p>0,0001152192</text:p>
          </table:table-cell>
          <table:table-cell office:value-type="float" office:value="0.0001351943" calcext:value-type="float">
            <text:p>0,0001351943</text:p>
          </table:table-cell>
          <table:table-cell office:value-type="float" office:value="384" calcext:value-type="float">
            <text:p>384</text:p>
          </table:table-cell>
          <table:table-cell office:value-type="float" office:value="0.06127036" calcext:value-type="float">
            <text:p>0,06127036</text:p>
          </table:table-cell>
          <table:table-cell office:value-type="float" office:value="0.04067384" calcext:value-type="float">
            <text:p>0,04067384</text:p>
          </table:table-cell>
          <table:table-cell office:value-type="float" office:value="0.05656317" calcext:value-type="float">
            <text:p>0,05656317</text:p>
          </table:table-cell>
          <table:table-cell office:value-type="float" office:value="0.0663693" calcext:value-type="float">
            <text:p>0,0663693</text:p>
          </table:table-cell>
          <table:table-cell office:value-type="float" office:value="384" calcext:value-type="float">
            <text:p>384</text:p>
          </table:table-cell>
          <table:table-cell office:value-type="float" office:value="126.5885" calcext:value-type="float">
            <text:p>126,5885</text:p>
          </table:table-cell>
          <table:table-cell office:value-type="float" office:value="0.02033692" calcext:value-type="float">
            <text:p>0,02033692</text:p>
          </table:table-cell>
          <table:table-cell office:value-type="float" office:value="121.6271" calcext:value-type="float">
            <text:p>121,6271</text:p>
          </table:table-cell>
          <table:table-cell office:value-type="float" office:value="131.7522" calcext:value-type="float">
            <text:p>131,7522</text:p>
          </table:table-cell>
          <table:table-cell office:value-type="float" office:value="384" calcext:value-type="float">
            <text:p>384</text:p>
          </table:table-cell>
          <table:table-cell office:value-type="float" office:value="4325.131" calcext:value-type="float">
            <text:p>4325,131</text:p>
          </table:table-cell>
          <table:table-cell office:value-type="float" office:value="4333.012" calcext:value-type="float">
            <text:p>4333,012</text:p>
          </table:table-cell>
          <table:table-cell office:value-type="float" office:value="-2160.55" calcext:value-type="float">
            <text:p>-2160,55</text:p>
          </table:table-cell>
          <table:table-cell table:style-name="ce7" office:value-type="float" office:value="0.005341826" calcext:value-type="float">
            <text:p>0,005341826</text:p>
          </table:table-cell>
          <table:table-cell table:number-columns-repeated="2" office:value-type="float" office:value="0.1" calcext:value-type="float">
            <text:p>0,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27.1" calcext:value-type="float">
            <text:p>4327,1</text:p>
          </table:table-cell>
          <table:table-cell office:value-type="float" office:value="1" calcext:value-type="float">
            <text:p>1</text:p>
          </table:table-cell>
          <table:table-cell office:value-type="float" office:value="2.352538" calcext:value-type="float">
            <text:p>2,352538</text:p>
          </table:table-cell>
          <table:table-cell office:value-type="float" office:value="3.467273" calcext:value-type="float">
            <text:p>3,467273</text:p>
          </table:table-cell>
          <table:table-cell office:value-type="float" office:value="2.6817" calcext:value-type="float">
            <text:p>2,6817</text:p>
          </table:table-cell>
          <table:table-cell office:value-type="float" office:value="18.90616" calcext:value-type="float">
            <text:p>18,90616</text:p>
          </table:table-cell>
          <table:table-cell office:value-type="float" office:value="39.35201" calcext:value-type="float">
            <text:p>39,35201</text:p>
          </table:table-cell>
          <table:table-cell office:value-type="float" office:value="57.777" calcext:value-type="float">
            <text:p>57,7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5.2684" calcext:value-type="float">
            <text:p>125,2684</text:p>
          </table:table-cell>
          <table:table-cell office:value-type="float" office:value="0.7329527" calcext:value-type="float">
            <text:p>0,7329527</text:p>
          </table:table-cell>
          <table:table-cell table:style-name="ce6" table:number-columns-repeated="3"/>
          <table:table-cell office:value-type="float" office:value="0.4035482" calcext:value-type="float">
            <text:p>0,4035482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4035482" calcext:value-type="float">
            <text:p>0,403548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8201287" calcext:value-type="float">
            <text:p>0,08201287</text:p>
          </table:table-cell>
          <table:table-cell office:value-type="float" office:value="0.3433056" calcext:value-type="float">
            <text:p>0,3433056</text:p>
          </table:table-cell>
          <table:table-cell office:value-type="float" office:value="0.474362" calcext:value-type="float">
            <text:p>0,474362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969" calcext:value-type="float">
            <text:p>969</text:p>
          </table:table-cell>
          <table:table-cell office:value-type="float" office:value="0.08201287" calcext:value-type="float">
            <text:p>0,08201287</text:p>
          </table:table-cell>
          <table:table-cell office:value-type="float" office:value="824" calcext:value-type="float">
            <text:p>824</text:p>
          </table:table-cell>
          <table:table-cell office:value-type="float" office:value="1138" calcext:value-type="float">
            <text:p>1138</text:p>
          </table:table-cell>
          <table:table-cell office:value-type="float" office:value="162.7991" calcext:value-type="float">
            <text:p>162,7991</text:p>
          </table:table-cell>
          <table:table-cell office:value-type="float" office:value="0.0540632332768464" calcext:value-type="float">
            <text:p>0,0540632332768464</text:p>
          </table:table-cell>
          <table:table-cell office:value-type="float" office:value="0.0758970907491919" calcext:value-type="float">
            <text:p>0,0758970907491919</text:p>
          </table:table-cell>
          <table:table-cell office:value-type="float" office:value="0.0764418418486146" calcext:value-type="float">
            <text:p>0,0764418418486146</text:p>
          </table:table-cell>
          <table:table-cell office:value-type="float" office:value="0.0316759860426461" calcext:value-type="float">
            <text:p>0,0316759860426461</text:p>
          </table:table-cell>
          <table:table-cell office:value-type="float" office:value="0.056875672153401" calcext:value-type="float">
            <text:p>0,056875672153401</text:p>
          </table:table-cell>
          <table:table-cell office:value-type="float" office:value="0.101074150123586" calcext:value-type="float">
            <text:p>0,101074150123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SylvAtri-ab-m-10mn-haz-cos-l15-r30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.21209447400735" calcext:value-type="float">
            <text:p>1,21209447400735</text:p>
          </table:table-cell>
          <table:table-cell table:style-name="ce2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5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6.26" calcext:value-type="date">
            <text:p>2024-04-27 18:43:06</text:p>
          </table:table-cell>
          <table:table-cell table:style-name="ce2" office:value-type="float" office:value="1.40137" calcext:value-type="float">
            <text:p>1,40137</text:p>
          </table:table-cell>
          <table:table-cell table:style-name="ce3" office:value-type="string" calcext:value-type="string">
            <text:p>SylvAtri-ab-m-10mn-haz-cos-l15-r300-5mgtlyhw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936842" calcext:value-type="float">
            <text:p>1,936842</text:p>
          </table:table-cell>
          <table:table-cell table:style-name="ce2" office:value-type="float" office:value="0.07255968" calcext:value-type="float">
            <text:p>0,07255968</text:p>
          </table:table-cell>
          <table:table-cell table:style-name="ce2" office:value-type="float" office:value="1.677322" calcext:value-type="float">
            <text:p>1,677322</text:p>
          </table:table-cell>
          <table:table-cell table:style-name="ce2" office:value-type="float" office:value="2.236515" calcext:value-type="float">
            <text:p>2,23651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4.8453608247423" calcext:value-type="float">
            <text:p>94,84536082474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83.871" calcext:value-type="float">
            <text:p>3983,871</text:p>
          </table:table-cell>
          <table:table-cell table:style-name="ce7" office:value-type="float" office:value="0.1812838" calcext:value-type="float">
            <text:p>0,1812838</text:p>
          </table:table-cell>
          <table:table-cell table:style-name="ce2" office:value-type="float" office:value="0.1316856" calcext:value-type="float">
            <text:p>0,1316856</text:p>
          </table:table-cell>
          <table:table-cell table:style-name="ce2" office:value-type="float" office:value="0.00395304" calcext:value-type="float">
            <text:p>0,00395304</text:p>
          </table:table-cell>
          <table:table-cell table:style-name="ce2" office:value-type="float" office:value="0.1812838" calcext:value-type="float">
            <text:p>0,1812838</text:p>
          </table:table-cell>
          <table:table-cell table:style-name="ce2" office:value-type="float" office:value="0.0001184709" calcext:value-type="float">
            <text:p>0,0001184709</text:p>
          </table:table-cell>
          <table:table-cell table:style-name="ce2" office:value-type="float" office:value="0.1150003" calcext:value-type="float">
            <text:p>0,1150003</text:p>
          </table:table-cell>
          <table:table-cell table:style-name="ce2" office:value-type="float" office:value="0.00009456273" calcext:value-type="float">
            <text:p>0,00009456273</text:p>
          </table:table-cell>
          <table:table-cell table:style-name="ce2" office:value-type="float" office:value="0.0001484237" calcext:value-type="float">
            <text:p>0,0001484237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0.1875754" calcext:value-type="float">
            <text:p>0,1875754</text:p>
          </table:table-cell>
          <table:table-cell table:style-name="ce2" office:value-type="float" office:value="0.1150004" calcext:value-type="float">
            <text:p>0,1150004</text:p>
          </table:table-cell>
          <table:table-cell table:style-name="ce2" office:value-type="float" office:value="0.1497215" calcext:value-type="float">
            <text:p>0,1497215</text:p>
          </table:table-cell>
          <table:table-cell table:style-name="ce2" office:value-type="float" office:value="0.2349998" calcext:value-type="float">
            <text:p>0,234999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29.9299" calcext:value-type="float">
            <text:p>129,9299</text:p>
          </table:table-cell>
          <table:table-cell table:style-name="ce2" office:value-type="float" office:value="0.05750018" calcext:value-type="float">
            <text:p>0,05750018</text:p>
          </table:table-cell>
          <table:table-cell table:style-name="ce2" office:value-type="float" office:value="116.0493" calcext:value-type="float">
            <text:p>116,0493</text:p>
          </table:table-cell>
          <table:table-cell table:style-name="ce2" office:value-type="float" office:value="145.4708" calcext:value-type="float">
            <text:p>145,470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983.937" calcext:value-type="float">
            <text:p>3983,937</text:p>
          </table:table-cell>
          <table:table-cell table:style-name="ce2" office:value-type="float" office:value="3995.596" calcext:value-type="float">
            <text:p>3995,596</text:p>
          </table:table-cell>
          <table:table-cell table:style-name="ce2" office:value-type="float" office:value="-1988.936" calcext:value-type="float">
            <text:p>-1988,936</text:p>
          </table:table-cell>
          <table:table-cell table:style-name="ce8" office:value-type="float" office:value="0.5200226" calcext:value-type="float">
            <text:p>0,5200226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85.871" calcext:value-type="float">
            <text:p>3985,8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57954" calcext:value-type="float">
            <text:p>1,557954</text:p>
          </table:table-cell>
          <table:table-cell table:style-name="ce2" office:value-type="float" office:value="2.235809" calcext:value-type="float">
            <text:p>2,235809</text:p>
          </table:table-cell>
          <table:table-cell table:style-name="ce2" office:value-type="float" office:value="1.254391" calcext:value-type="float">
            <text:p>1,254391</text:p>
          </table:table-cell>
          <table:table-cell table:style-name="ce2" office:value-type="float" office:value="12.46363" calcext:value-type="float">
            <text:p>12,46363</text:p>
          </table:table-cell>
          <table:table-cell table:style-name="ce2" office:value-type="float" office:value="33.53713" calcext:value-type="float">
            <text:p>33,53713</text:p>
          </table:table-cell>
          <table:table-cell table:style-name="ce2" office:value-type="float" office:value="30.10537" calcext:value-type="float">
            <text:p>30,1053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7.73524" calcext:value-type="float">
            <text:p>97,73524</text:p>
          </table:table-cell>
          <table:table-cell table:style-name="ce2" office:value-type="float" office:value="3.58478" calcext:value-type="float">
            <text:p>3,58478</text:p>
          </table:table-cell>
          <table:table-cell table:style-name="ce2" office:value-type="float" office:value="0.000003963984" calcext:value-type="float">
            <text:p>0,000003963984</text:p>
          </table:table-cell>
          <table:table-cell table:style-name="ce5" table:number-columns-repeated="2"/>
          <table:table-cell table:style-name="ce2" office:value-type="float" office:value="0.365196" calcext:value-type="float">
            <text:p>0,365196</text:p>
          </table:table-cell>
          <table:table-cell table:style-name="ce2" office:value-type="float" office:value="0.1359779" calcext:value-type="float">
            <text:p>0,1359779</text:p>
          </table:table-cell>
          <table:table-cell table:style-name="ce2" office:value-type="float" office:value="0.2798955" calcext:value-type="float">
            <text:p>0,2798955</text:p>
          </table:table-cell>
          <table:table-cell table:style-name="ce2" office:value-type="float" office:value="0.4764926" calcext:value-type="float">
            <text:p>0,4764926</text:p>
          </table:table-cell>
          <table:table-cell table:style-name="ce2" office:value-type="float" office:value="443.4424" calcext:value-type="float">
            <text:p>443,4424</text:p>
          </table:table-cell>
          <table:table-cell table:style-name="ce2" office:value-type="float" office:value="0.365196" calcext:value-type="float">
            <text:p>0,365196</text:p>
          </table:table-cell>
          <table:table-cell table:style-name="ce2" office:value-type="float" office:value="0.0192345" calcext:value-type="float">
            <text:p>0,0192345</text:p>
          </table:table-cell>
          <table:table-cell table:style-name="ce9" office:value-type="float" office:value="0.1359779" calcext:value-type="float">
            <text:p>0,1359779</text:p>
          </table:table-cell>
          <table:table-cell table:style-name="ce2" office:value-type="float" office:value="0.2798955" calcext:value-type="float">
            <text:p>0,2798955</text:p>
          </table:table-cell>
          <table:table-cell table:style-name="ce2" office:value-type="float" office:value="0.4764926" calcext:value-type="float">
            <text:p>0,4764926</text:p>
          </table:table-cell>
          <table:table-cell table:style-name="ce2" office:value-type="float" office:value="443.4424" calcext:value-type="float">
            <text:p>443,4424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.1359779" calcext:value-type="float">
            <text:p>0,1359779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1144" calcext:value-type="float">
            <text:p>1144</text:p>
          </table:table-cell>
          <table:table-cell table:style-name="ce2" office:value-type="float" office:value="443.4424" calcext:value-type="float">
            <text:p>443,4424</text:p>
          </table:table-cell>
          <table:table-cell table:style-name="ce2" office:value-type="float" office:value="0.603760114952886" calcext:value-type="float">
            <text:p>0,603760114952886</text:p>
          </table:table-cell>
          <table:table-cell table:style-name="ce2" office:value-type="float" office:value="0.594634095474703" calcext:value-type="float">
            <text:p>0,594634095474703</text:p>
          </table:table-cell>
          <table:table-cell table:style-name="ce2" office:value-type="float" office:value="0.60314746655221" calcext:value-type="float">
            <text:p>0,60314746655221</text:p>
          </table:table-cell>
          <table:table-cell table:style-name="ce2" office:value-type="float" office:value="0.527735537014966" calcext:value-type="float">
            <text:p>0,527735537014966</text:p>
          </table:table-cell>
          <table:table-cell table:style-name="ce2" office:value-type="float" office:value="0.593291066677959" calcext:value-type="float">
            <text:p>0,593291066677959</text:p>
          </table:table-cell>
          <table:table-cell table:style-name="ce2" office:value-type="float" office:value="0.621482724930574" calcext:value-type="float">
            <text:p>0,62148272493057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SylvAtri-ab-m-10mn-hno-cos-l15-r30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6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55" calcext:value-type="date">
            <text:p>2024-04-27 18:43:05</text:p>
          </table:table-cell>
          <table:table-cell office:value-type="float" office:value="1.256482" calcext:value-type="float">
            <text:p>1,256482</text:p>
          </table:table-cell>
          <table:table-cell table:style-name="ce4" office:value-type="string" calcext:value-type="string">
            <text:p>SylvAtri-ab-m-10mn-hno-cos-l15-r300-8ofok_po</text:p>
          </table:table-cell>
          <table:table-cell office:value-type="float" office:value="368" calcext:value-type="float">
            <text:p>36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36842" calcext:value-type="float">
            <text:p>1,936842</text:p>
          </table:table-cell>
          <table:table-cell office:value-type="float" office:value="0.07255968" calcext:value-type="float">
            <text:p>0,07255968</text:p>
          </table:table-cell>
          <table:table-cell office:value-type="float" office:value="1.677322" calcext:value-type="float">
            <text:p>1,677322</text:p>
          </table:table-cell>
          <table:table-cell office:value-type="float" office:value="2.236515" calcext:value-type="float">
            <text:p>2,23651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94.8453608247423" calcext:value-type="float">
            <text:p>94,8453608247423</text:p>
          </table:table-cell>
          <table:table-cell office:value-type="float" office:value="2" calcext:value-type="float">
            <text:p>2</text:p>
          </table:table-cell>
          <table:table-cell office:value-type="float" office:value="3.38099999999986" calcext:value-type="float">
            <text:p>3,38099999999986</text:p>
          </table:table-cell>
          <table:table-cell office:value-type="float" office:value="3987.252" calcext:value-type="float">
            <text:p>3987,252</text:p>
          </table:table-cell>
          <table:table-cell table:style-name="ce7" office:value-type="float" office:value="0.04069495" calcext:value-type="float">
            <text:p>0,04069495</text:p>
          </table:table-cell>
          <table:table-cell office:value-type="float" office:value="0.08873636" calcext:value-type="float">
            <text:p>0,08873636</text:p>
          </table:table-cell>
          <table:table-cell office:value-type="float" office:value="0.001639128" calcext:value-type="float">
            <text:p>0,001639128</text:p>
          </table:table-cell>
          <table:table-cell office:value-type="float" office:value="0.04069495" calcext:value-type="float">
            <text:p>0,04069495</text:p>
          </table:table-cell>
          <table:table-cell office:value-type="float" office:value="0.0001666321" calcext:value-type="float">
            <text:p>0,000166632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0001392566" calcext:value-type="float">
            <text:p>0,0001392566</text:p>
          </table:table-cell>
          <table:table-cell office:value-type="float" office:value="0.0001993891" calcext:value-type="float">
            <text:p>0,0001993891</text:p>
          </table:table-cell>
          <table:table-cell office:value-type="float" office:value="366" calcext:value-type="float">
            <text:p>366</text:p>
          </table:table-cell>
          <table:table-cell office:value-type="float" office:value="0.133361" calcext:value-type="float">
            <text:p>0,133361</text:p>
          </table:table-cell>
          <table:table-cell office:value-type="float" office:value="0.09145556" calcext:value-type="float">
            <text:p>0,09145556</text:p>
          </table:table-cell>
          <table:table-cell office:value-type="float" office:value="0.1114515" calcext:value-type="float">
            <text:p>0,1114515</text:p>
          </table:table-cell>
          <table:table-cell office:value-type="float" office:value="0.1595775" calcext:value-type="float">
            <text:p>0,1595775</text:p>
          </table:table-cell>
          <table:table-cell office:value-type="float" office:value="366" calcext:value-type="float">
            <text:p>366</text:p>
          </table:table-cell>
          <table:table-cell office:value-type="float" office:value="109.5559" calcext:value-type="float">
            <text:p>109,5559</text:p>
          </table:table-cell>
          <table:table-cell office:value-type="float" office:value="0.04572778" calcext:value-type="float">
            <text:p>0,04572778</text:p>
          </table:table-cell>
          <table:table-cell office:value-type="float" office:value="100.139" calcext:value-type="float">
            <text:p>100,139</text:p>
          </table:table-cell>
          <table:table-cell office:value-type="float" office:value="119.8583" calcext:value-type="float">
            <text:p>119,8583</text:p>
          </table:table-cell>
          <table:table-cell office:value-type="float" office:value="366" calcext:value-type="float">
            <text:p>366</text:p>
          </table:table-cell>
          <table:table-cell office:value-type="float" office:value="3987.285" calcext:value-type="float">
            <text:p>3987,285</text:p>
          </table:table-cell>
          <table:table-cell office:value-type="float" office:value="3995.068" calcext:value-type="float">
            <text:p>3995,068</text:p>
          </table:table-cell>
          <table:table-cell office:value-type="float" office:value="-1991.626" calcext:value-type="float">
            <text:p>-1991,626</text:p>
          </table:table-cell>
          <table:table-cell table:style-name="ce8" office:value-type="float" office:value="0.2993144" calcext:value-type="float">
            <text:p>0,299314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89.252" calcext:value-type="float">
            <text:p>3989,252</text:p>
          </table:table-cell>
          <table:table-cell office:value-type="float" office:value="1" calcext:value-type="float">
            <text:p>1</text:p>
          </table:table-cell>
          <table:table-cell office:value-type="float" office:value="1.675661" calcext:value-type="float">
            <text:p>1,675661</text:p>
          </table:table-cell>
          <table:table-cell office:value-type="float" office:value="2.285777" calcext:value-type="float">
            <text:p>2,285777</text:p>
          </table:table-cell>
          <table:table-cell office:value-type="float" office:value="1.537606" calcext:value-type="float">
            <text:p>1,537606</text:p>
          </table:table-cell>
          <table:table-cell office:value-type="float" office:value="15.08095" calcext:value-type="float">
            <text:p>15,08095</text:p>
          </table:table-cell>
          <table:table-cell office:value-type="float" office:value="36.22715" calcext:value-type="float">
            <text:p>36,22715</text:p>
          </table:table-cell>
          <table:table-cell office:value-type="float" office:value="37.31479" calcext:value-type="float">
            <text:p>37,3147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2.70172" calcext:value-type="float">
            <text:p>92,70172</text:p>
          </table:table-cell>
          <table:table-cell office:value-type="float" office:value="0.2864995" calcext:value-type="float">
            <text:p>0,2864995</text:p>
          </table:table-cell>
          <table:table-cell table:style-name="ce6" table:number-columns-repeated="3"/>
          <table:table-cell office:value-type="float" office:value="0.5136568" calcext:value-type="float">
            <text:p>0,5136568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5136568" calcext:value-type="float">
            <text:p>0,513656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167434" calcext:value-type="float">
            <text:p>0,1167434</text:p>
          </table:table-cell>
          <table:table-cell office:value-type="float" office:value="0.4086244" calcext:value-type="float">
            <text:p>0,4086244</text:p>
          </table:table-cell>
          <table:table-cell office:value-type="float" office:value="0.6456866" calcext:value-type="float">
            <text:p>0,6456866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1233" calcext:value-type="float">
            <text:p>1233</text:p>
          </table:table-cell>
          <table:table-cell office:value-type="float" office:value="0.1167434" calcext:value-type="float">
            <text:p>0,1167434</text:p>
          </table:table-cell>
          <table:table-cell office:value-type="float" office:value="981" calcext:value-type="float">
            <text:p>981</text:p>
          </table:table-cell>
          <table:table-cell office:value-type="float" office:value="1550" calcext:value-type="float">
            <text:p>1550</text:p>
          </table:table-cell>
          <table:table-cell office:value-type="float" office:value="384.636" calcext:value-type="float">
            <text:p>384,636</text:p>
          </table:table-cell>
          <table:table-cell office:value-type="float" office:value="0.345576267621285" calcext:value-type="float">
            <text:p>0,345576267621285</text:p>
          </table:table-cell>
          <table:table-cell office:value-type="float" office:value="0.382088433209188" calcext:value-type="float">
            <text:p>0,382088433209188</text:p>
          </table:table-cell>
          <table:table-cell office:value-type="float" office:value="0.386824660390368" calcext:value-type="float">
            <text:p>0,386824660390368</text:p>
          </table:table-cell>
          <table:table-cell office:value-type="float" office:value="0.301196843248681" calcext:value-type="float">
            <text:p>0,301196843248681</text:p>
          </table:table-cell>
          <table:table-cell office:value-type="float" office:value="0.375956736040857" calcext:value-type="float">
            <text:p>0,375956736040857</text:p>
          </table:table-cell>
          <table:table-cell office:value-type="float" office:value="0.422584387919365" calcext:value-type="float">
            <text:p>0,4225843879193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SylvAtri-ab-m-10mn-haz-cos-l20-r300-m1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.21209447400735" calcext:value-type="float">
            <text:p>1,21209447400735</text:p>
          </table:table-cell>
          <table:table-cell table:style-name="ce2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6.31" calcext:value-type="date">
            <text:p>2024-04-27 18:43:06</text:p>
          </table:table-cell>
          <table:table-cell table:style-name="ce2" office:value-type="float" office:value="1.336285" calcext:value-type="float">
            <text:p>1,336285</text:p>
          </table:table-cell>
          <table:table-cell table:style-name="ce3" office:value-type="string" calcext:value-type="string">
            <text:p>SylvAtri-ab-m-10mn-haz-cos-l20-r300-m18-jhz2ewkx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921053" calcext:value-type="float">
            <text:p>1,921053</text:p>
          </table:table-cell>
          <table:table-cell table:style-name="ce2" office:value-type="float" office:value="0.07193539" calcext:value-type="float">
            <text:p>0,07193539</text:p>
          </table:table-cell>
          <table:table-cell table:style-name="ce2" office:value-type="float" office:value="1.665704" calcext:value-type="float">
            <text:p>1,665704</text:p>
          </table:table-cell>
          <table:table-cell table:style-name="ce2" office:value-type="float" office:value="2.215546" calcext:value-type="float">
            <text:p>2,21554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4.0721649484536" calcext:value-type="float">
            <text:p>94,07216494845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39.508" calcext:value-type="float">
            <text:p>3939,508</text:p>
          </table:table-cell>
          <table:table-cell table:style-name="ce7" office:value-type="float" office:value="0.01529652" calcext:value-type="float">
            <text:p>0,01529652</text:p>
          </table:table-cell>
          <table:table-cell table:style-name="ce2" office:value-type="float" office:value="0.01529652" calcext:value-type="float">
            <text:p>0,01529652</text:p>
          </table:table-cell>
          <table:table-cell table:style-name="ce5" table:number-columns-repeated="2"/>
          <table:table-cell table:style-name="ce2" office:value-type="float" office:value="0.0001441559" calcext:value-type="float">
            <text:p>0,0001441559</text:p>
          </table:table-cell>
          <table:table-cell table:style-name="ce2" office:value-type="float" office:value="0.2056922" calcext:value-type="float">
            <text:p>0,2056922</text:p>
          </table:table-cell>
          <table:table-cell table:style-name="ce2" office:value-type="float" office:value="0.00009659945" calcext:value-type="float">
            <text:p>0,00009659945</text:p>
          </table:table-cell>
          <table:table-cell table:style-name="ce2" office:value-type="float" office:value="0.0002151246" calcext:value-type="float">
            <text:p>0,0002151246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.1541541" calcext:value-type="float">
            <text:p>0,1541541</text:p>
          </table:table-cell>
          <table:table-cell table:style-name="ce2" office:value-type="float" office:value="0.2056922" calcext:value-type="float">
            <text:p>0,2056922</text:p>
          </table:table-cell>
          <table:table-cell table:style-name="ce2" office:value-type="float" office:value="0.1032993" calcext:value-type="float">
            <text:p>0,1032993</text:p>
          </table:table-cell>
          <table:table-cell table:style-name="ce2" office:value-type="float" office:value="0.230045" calcext:value-type="float">
            <text:p>0,230045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17.7874" calcext:value-type="float">
            <text:p>117,7874</text:p>
          </table:table-cell>
          <table:table-cell table:style-name="ce2" office:value-type="float" office:value="0.1028461" calcext:value-type="float">
            <text:p>0,1028461</text:p>
          </table:table-cell>
          <table:table-cell table:style-name="ce2" office:value-type="float" office:value="96.27034" calcext:value-type="float">
            <text:p>96,27034</text:p>
          </table:table-cell>
          <table:table-cell table:style-name="ce2" office:value-type="float" office:value="144.1136" calcext:value-type="float">
            <text:p>144,1136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939.619" calcext:value-type="float">
            <text:p>3939,619</text:p>
          </table:table-cell>
          <table:table-cell table:style-name="ce2" office:value-type="float" office:value="3955.107" calcext:value-type="float">
            <text:p>3955,107</text:p>
          </table:table-cell>
          <table:table-cell table:style-name="ce2" office:value-type="float" office:value="-1965.754" calcext:value-type="float">
            <text:p>-1965,754</text:p>
          </table:table-cell>
          <table:table-cell table:style-name="ce8" office:value-type="float" office:value="0.5723255" calcext:value-type="float">
            <text:p>0,5723255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5" calcext:value-type="float">
            <text:p>0,5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41.508" calcext:value-type="float">
            <text:p>3941,50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026195" calcext:value-type="float">
            <text:p>2,026195</text:p>
          </table:table-cell>
          <table:table-cell table:style-name="ce5" table:number-columns-repeated="2"/>
          <table:table-cell table:style-name="ce2" office:value-type="float" office:value="26.34053" calcext:value-type="float">
            <text:p>26,34053</text:p>
          </table:table-cell>
          <table:table-cell table:style-name="ce5" table:number-columns-repeated="2"/>
          <table:table-cell table:style-name="ce2" office:value-type="float" office:value="13" calcext:value-type="float">
            <text:p>13</text:p>
          </table:table-cell>
          <table:table-cell table:style-name="ce5" table:number-columns-repeated="2"/>
          <table:table-cell table:style-name="ce2" office:value-type="float" office:value="101.728" calcext:value-type="float">
            <text:p>101,728</text:p>
          </table:table-cell>
          <table:table-cell table:style-name="ce2" office:value-type="float" office:value="3.889156" calcext:value-type="float">
            <text:p>3,889156</text:p>
          </table:table-cell>
          <table:table-cell table:style-name="ce2" office:value-type="float" office:value="0.01696699" calcext:value-type="float">
            <text:p>0,01696699</text:p>
          </table:table-cell>
          <table:table-cell table:style-name="ce2" office:value-type="float" office:value="0.1499826" calcext:value-type="float">
            <text:p>0,1499826</text:p>
          </table:table-cell>
          <table:table-cell table:style-name="ce5"/>
          <table:table-cell table:style-name="ce2" office:value-type="float" office:value="0.4407494" calcext:value-type="float">
            <text:p>0,4407494</text:p>
          </table:table-cell>
          <table:table-cell table:style-name="ce2" office:value-type="float" office:value="0.2179082" calcext:value-type="float">
            <text:p>0,2179082</text:p>
          </table:table-cell>
          <table:table-cell table:style-name="ce2" office:value-type="float" office:value="0.2886275" calcext:value-type="float">
            <text:p>0,2886275</text:p>
          </table:table-cell>
          <table:table-cell table:style-name="ce2" office:value-type="float" office:value="0.6730476" calcext:value-type="float">
            <text:p>0,6730476</text:p>
          </table:table-cell>
          <table:table-cell table:style-name="ce2" office:value-type="float" office:value="430.2485" calcext:value-type="float">
            <text:p>430,2485</text:p>
          </table:table-cell>
          <table:table-cell table:style-name="ce2" office:value-type="float" office:value="0.4407494" calcext:value-type="float">
            <text:p>0,4407494</text:p>
          </table:table-cell>
          <table:table-cell table:style-name="ce2" office:value-type="float" office:value="0.1007703" calcext:value-type="float">
            <text:p>0,1007703</text:p>
          </table:table-cell>
          <table:table-cell table:style-name="ce8" office:value-type="float" office:value="0.2179082" calcext:value-type="float">
            <text:p>0,2179082</text:p>
          </table:table-cell>
          <table:table-cell table:style-name="ce2" office:value-type="float" office:value="0.2886275" calcext:value-type="float">
            <text:p>0,2886275</text:p>
          </table:table-cell>
          <table:table-cell table:style-name="ce2" office:value-type="float" office:value="0.6730476" calcext:value-type="float">
            <text:p>0,6730476</text:p>
          </table:table-cell>
          <table:table-cell table:style-name="ce2" office:value-type="float" office:value="430.2485" calcext:value-type="float">
            <text:p>430,2485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0.2179082" calcext:value-type="float">
            <text:p>0,217908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430.2485" calcext:value-type="float">
            <text:p>430,2485</text:p>
          </table:table-cell>
          <table:table-cell table:style-name="ce2" office:value-type="float" office:value="0.372664443774518" calcext:value-type="float">
            <text:p>0,372664443774518</text:p>
          </table:table-cell>
          <table:table-cell table:style-name="ce2" office:value-type="float" office:value="0.364958939607829" calcext:value-type="float">
            <text:p>0,364958939607829</text:p>
          </table:table-cell>
          <table:table-cell table:style-name="ce2" office:value-type="float" office:value="0.364301200006641" calcext:value-type="float">
            <text:p>0,364301200006641</text:p>
          </table:table-cell>
          <table:table-cell table:style-name="ce2" office:value-type="float" office:value="0.256138742233086" calcext:value-type="float">
            <text:p>0,256138742233086</text:p>
          </table:table-cell>
          <table:table-cell table:style-name="ce2" office:value-type="float" office:value="0.383052813680011" calcext:value-type="float">
            <text:p>0,383052813680011</text:p>
          </table:table-cell>
          <table:table-cell table:style-name="ce2" office:value-type="float" office:value="0.369423483938219" calcext:value-type="float">
            <text:p>0,3694234839382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26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SylvAtri-ab-m-10mn-hno-cos-l20-r300-m18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58" calcext:value-type="date">
            <text:p>2024-04-27 18:43:05</text:p>
          </table:table-cell>
          <table:table-cell office:value-type="float" office:value="1.161308" calcext:value-type="float">
            <text:p>1,161308</text:p>
          </table:table-cell>
          <table:table-cell table:style-name="ce4" office:value-type="string" calcext:value-type="string">
            <text:p>SylvAtri-ab-m-10mn-hno-cos-l20-r300-m18-pwrfc85v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21053" calcext:value-type="float">
            <text:p>1,921053</text:p>
          </table:table-cell>
          <table:table-cell office:value-type="float" office:value="0.07193539" calcext:value-type="float">
            <text:p>0,07193539</text:p>
          </table:table-cell>
          <table:table-cell office:value-type="float" office:value="1.665704" calcext:value-type="float">
            <text:p>1,665704</text:p>
          </table:table-cell>
          <table:table-cell office:value-type="float" office:value="2.215546" calcext:value-type="float">
            <text:p>2,215546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4.0721649484536" calcext:value-type="float">
            <text:p>94,0721649484536</text:p>
          </table:table-cell>
          <table:table-cell office:value-type="float" office:value="2" calcext:value-type="float">
            <text:p>2</text:p>
          </table:table-cell>
          <table:table-cell office:value-type="float" office:value="2.67700000000014" calcext:value-type="float">
            <text:p>2,67700000000014</text:p>
          </table:table-cell>
          <table:table-cell office:value-type="float" office:value="3942.185" calcext:value-type="float">
            <text:p>3942,185</text:p>
          </table:table-cell>
          <table:table-cell table:style-name="ce7" office:value-type="float" office:value="0.003010571" calcext:value-type="float">
            <text:p>0,003010571</text:p>
          </table:table-cell>
          <table:table-cell office:value-type="float" office:value="0.003010571" calcext:value-type="float">
            <text:p>0,003010571</text:p>
          </table:table-cell>
          <table:table-cell table:style-name="ce6" table:number-columns-repeated="2"/>
          <table:table-cell office:value-type="float" office:value="0.0001721288" calcext:value-type="float">
            <text:p>0,0001721288</text:p>
          </table:table-cell>
          <table:table-cell office:value-type="float" office:value="0.09244774" calcext:value-type="float">
            <text:p>0,09244774</text:p>
          </table:table-cell>
          <table:table-cell office:value-type="float" office:value="0.0001435709" calcext:value-type="float">
            <text:p>0,0001435709</text:p>
          </table:table-cell>
          <table:table-cell office:value-type="float" office:value="0.0002063671" calcext:value-type="float">
            <text:p>0,0002063671</text:p>
          </table:table-cell>
          <table:table-cell office:value-type="float" office:value="363" calcext:value-type="float">
            <text:p>363</text:p>
          </table:table-cell>
          <table:table-cell office:value-type="float" office:value="0.1291023" calcext:value-type="float">
            <text:p>0,1291023</text:p>
          </table:table-cell>
          <table:table-cell office:value-type="float" office:value="0.09244776" calcext:value-type="float">
            <text:p>0,09244776</text:p>
          </table:table-cell>
          <table:table-cell office:value-type="float" office:value="0.1076829" calcext:value-type="float">
            <text:p>0,1076829</text:p>
          </table:table-cell>
          <table:table-cell office:value-type="float" office:value="0.1547822" calcext:value-type="float">
            <text:p>0,1547822</text:p>
          </table:table-cell>
          <table:table-cell office:value-type="float" office:value="363" calcext:value-type="float">
            <text:p>363</text:p>
          </table:table-cell>
          <table:table-cell office:value-type="float" office:value="107.7924" calcext:value-type="float">
            <text:p>107,7924</text:p>
          </table:table-cell>
          <table:table-cell office:value-type="float" office:value="0.04622388" calcext:value-type="float">
            <text:p>0,04622388</text:p>
          </table:table-cell>
          <table:table-cell office:value-type="float" office:value="98.43098" calcext:value-type="float">
            <text:p>98,43098</text:p>
          </table:table-cell>
          <table:table-cell office:value-type="float" office:value="118.0442" calcext:value-type="float">
            <text:p>118,0442</text:p>
          </table:table-cell>
          <table:table-cell office:value-type="float" office:value="363" calcext:value-type="float">
            <text:p>363</text:p>
          </table:table-cell>
          <table:table-cell office:value-type="float" office:value="3942.218" calcext:value-type="float">
            <text:p>3942,218</text:p>
          </table:table-cell>
          <table:table-cell office:value-type="float" office:value="3949.985" calcext:value-type="float">
            <text:p>3949,985</text:p>
          </table:table-cell>
          <table:table-cell office:value-type="float" office:value="-1969.093" calcext:value-type="float">
            <text:p>-1969,093</text:p>
          </table:table-cell>
          <table:table-cell table:style-name="ce8" office:value-type="float" office:value="0.3002243" calcext:value-type="float">
            <text:p>0,3002243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44.185" calcext:value-type="float">
            <text:p>3944,185</text:p>
          </table:table-cell>
          <table:table-cell office:value-type="float" office:value="1" calcext:value-type="float">
            <text:p>1</text:p>
          </table:table-cell>
          <table:table-cell office:value-type="float" office:value="2.214394" calcext:value-type="float">
            <text:p>2,214394</text:p>
          </table:table-cell>
          <table:table-cell table:style-name="ce6" table:number-columns-repeated="2"/>
          <table:table-cell office:value-type="float" office:value="32.86737" calcext:value-type="float">
            <text:p>32,86737</text:p>
          </table:table-cell>
          <table:table-cell table:style-name="ce6" table:number-columns-repeated="2"/>
          <table:table-cell office:value-type="float" office:value="14" calcext:value-type="float">
            <text:p>14</text:p>
          </table:table-cell>
          <table:table-cell table:style-name="ce6" table:number-columns-repeated="2"/>
          <table:table-cell office:value-type="float" office:value="92.52982" calcext:value-type="float">
            <text:p>92,52982</text:p>
          </table:table-cell>
          <table:table-cell office:value-type="float" office:value="0.2997142" calcext:value-type="float">
            <text:p>0,2997142</text:p>
          </table:table-cell>
          <table:table-cell table:style-name="ce6" table:number-columns-repeated="3"/>
          <table:table-cell office:value-type="float" office:value="0.5262752" calcext:value-type="float">
            <text:p>0,5262752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5262752" calcext:value-type="float">
            <text:p>0,526275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171379" calcext:value-type="float">
            <text:p>0,1171379</text:p>
          </table:table-cell>
          <table:table-cell office:value-type="float" office:value="0.4183453" calcext:value-type="float">
            <text:p>0,4183453</text:p>
          </table:table-cell>
          <table:table-cell office:value-type="float" office:value="0.6620502" calcext:value-type="float">
            <text:p>0,6620502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1263" calcext:value-type="float">
            <text:p>1263</text:p>
          </table:table-cell>
          <table:table-cell office:value-type="float" office:value="0.1171379" calcext:value-type="float">
            <text:p>0,1171379</text:p>
          </table:table-cell>
          <table:table-cell office:value-type="float" office:value="1004" calcext:value-type="float">
            <text:p>1004</text:p>
          </table:table-cell>
          <table:table-cell office:value-type="float" office:value="1589" calcext:value-type="float">
            <text:p>1589</text:p>
          </table:table-cell>
          <table:table-cell office:value-type="float" office:value="389.7262" calcext:value-type="float">
            <text:p>389,7262</text:p>
          </table:table-cell>
          <table:table-cell office:value-type="float" office:value="0.238012483384482" calcext:value-type="float">
            <text:p>0,238012483384482</text:p>
          </table:table-cell>
          <table:table-cell office:value-type="float" office:value="0.275691050173767" calcext:value-type="float">
            <text:p>0,275691050173767</text:p>
          </table:table-cell>
          <table:table-cell office:value-type="float" office:value="0.279121796056392" calcext:value-type="float">
            <text:p>0,279121796056392</text:p>
          </table:table-cell>
          <table:table-cell office:value-type="float" office:value="0.168741574832938" calcext:value-type="float">
            <text:p>0,168741574832938</text:p>
          </table:table-cell>
          <table:table-cell office:value-type="float" office:value="0.281391289628661" calcext:value-type="float">
            <text:p>0,281391289628661</text:p>
          </table:table-cell>
          <table:table-cell office:value-type="float" office:value="0.316132553522893" calcext:value-type="float">
            <text:p>0,3161325535228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26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SylvAtri-ab-m-10mn-haz-cos-r28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.21209447400735" calcext:value-type="float">
            <text:p>1,21209447400735</text:p>
          </table:table-cell>
          <table:table-cell table:style-name="ce2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18" calcext:value-type="date">
            <text:p>2024-04-27 18:43:06</text:p>
          </table:table-cell>
          <table:table-cell table:style-name="ce2" office:value-type="float" office:value="0.708133" calcext:value-type="float">
            <text:p>0,708133</text:p>
          </table:table-cell>
          <table:table-cell table:style-name="ce3" office:value-type="string" calcext:value-type="string">
            <text:p>SylvAtri-ab-m-10mn-haz-cos-r280-tav8a9as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947368" calcext:value-type="float">
            <text:p>1,947368</text:p>
          </table:table-cell>
          <table:table-cell table:style-name="ce2" office:value-type="float" office:value="0.07209021" calcext:value-type="float">
            <text:p>0,07209021</text:p>
          </table:table-cell>
          <table:table-cell table:style-name="ce2" office:value-type="float" office:value="1.688005" calcext:value-type="float">
            <text:p>1,688005</text:p>
          </table:table-cell>
          <table:table-cell table:style-name="ce2" office:value-type="float" office:value="2.246584" calcext:value-type="float">
            <text:p>2,24658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95.360824742268" calcext:value-type="float">
            <text:p>95,3608247422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05.838" calcext:value-type="float">
            <text:p>4005,838</text:p>
          </table:table-cell>
          <table:table-cell table:style-name="ce7" office:value-type="float" office:value="0.05300409" calcext:value-type="float">
            <text:p>0,05300409</text:p>
          </table:table-cell>
          <table:table-cell table:style-name="ce2" office:value-type="float" office:value="0.06283593" calcext:value-type="float">
            <text:p>0,06283593</text:p>
          </table:table-cell>
          <table:table-cell table:style-name="ce2" office:value-type="float" office:value="0.002090871" calcext:value-type="float">
            <text:p>0,002090871</text:p>
          </table:table-cell>
          <table:table-cell table:style-name="ce2" office:value-type="float" office:value="0.05300409" calcext:value-type="float">
            <text:p>0,05300409</text:p>
          </table:table-cell>
          <table:table-cell table:style-name="ce2" office:value-type="float" office:value="0.0001198489" calcext:value-type="float">
            <text:p>0,0001198489</text:p>
          </table:table-cell>
          <table:table-cell table:style-name="ce2" office:value-type="float" office:value="0.07951566" calcext:value-type="float">
            <text:p>0,07951566</text:p>
          </table:table-cell>
          <table:table-cell table:style-name="ce2" office:value-type="float" office:value="0.0001025259" calcext:value-type="float">
            <text:p>0,0001025259</text:p>
          </table:table-cell>
          <table:table-cell table:style-name="ce2" office:value-type="float" office:value="0.0001400987" calcext:value-type="float">
            <text:p>0,0001400987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0.2128531" calcext:value-type="float">
            <text:p>0,2128531</text:p>
          </table:table-cell>
          <table:table-cell table:style-name="ce2" office:value-type="float" office:value="0.07951566" calcext:value-type="float">
            <text:p>0,07951566</text:p>
          </table:table-cell>
          <table:table-cell table:style-name="ce2" office:value-type="float" office:value="0.1820873" calcext:value-type="float">
            <text:p>0,1820873</text:p>
          </table:table-cell>
          <table:table-cell table:style-name="ce2" office:value-type="float" office:value="0.2488171" calcext:value-type="float">
            <text:p>0,2488171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129.1808" calcext:value-type="float">
            <text:p>129,1808</text:p>
          </table:table-cell>
          <table:table-cell table:style-name="ce2" office:value-type="float" office:value="0.03975783" calcext:value-type="float">
            <text:p>0,03975783</text:p>
          </table:table-cell>
          <table:table-cell table:style-name="ce2" office:value-type="float" office:value="119.4697" calcext:value-type="float">
            <text:p>119,4697</text:p>
          </table:table-cell>
          <table:table-cell table:style-name="ce2" office:value-type="float" office:value="139.6813" calcext:value-type="float">
            <text:p>139,6813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4005.871" calcext:value-type="float">
            <text:p>4005,871</text:p>
          </table:table-cell>
          <table:table-cell table:style-name="ce2" office:value-type="float" office:value="4013.666" calcext:value-type="float">
            <text:p>4013,666</text:p>
          </table:table-cell>
          <table:table-cell table:style-name="ce2" office:value-type="float" office:value="-2000.919" calcext:value-type="float">
            <text:p>-2000,919</text:p>
          </table:table-cell>
          <table:table-cell table:style-name="ce8" office:value-type="float" office:value="0.5334023" calcext:value-type="float">
            <text:p>0,5334023</text:p>
          </table:table-cell>
          <table:table-cell table:number-columns-repeated="2"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07.838" calcext:value-type="float">
            <text:p>4007,8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99914" calcext:value-type="float">
            <text:p>1,799914</text:p>
          </table:table-cell>
          <table:table-cell table:style-name="ce2" office:value-type="float" office:value="2.31307" calcext:value-type="float">
            <text:p>2,31307</text:p>
          </table:table-cell>
          <table:table-cell table:style-name="ce2" office:value-type="float" office:value="1.495574" calcext:value-type="float">
            <text:p>1,495574</text:p>
          </table:table-cell>
          <table:table-cell table:style-name="ce2" office:value-type="float" office:value="16.19923" calcext:value-type="float">
            <text:p>16,19923</text:p>
          </table:table-cell>
          <table:table-cell table:style-name="ce2" office:value-type="float" office:value="37.00912" calcext:value-type="float">
            <text:p>37,00912</text:p>
          </table:table-cell>
          <table:table-cell table:style-name="ce2" office:value-type="float" office:value="37.38934" calcext:value-type="float">
            <text:p>37,389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6.95921" calcext:value-type="float">
            <text:p>96,95921</text:p>
          </table:table-cell>
          <table:table-cell table:style-name="ce2" office:value-type="float" office:value="3.566996" calcext:value-type="float">
            <text:p>3,566996</text:p>
          </table:table-cell>
          <table:table-cell table:style-name="ce5" table:number-columns-repeated="3"/>
          <table:table-cell table:style-name="ce2" office:value-type="float" office:value="0.3714516" calcext:value-type="float">
            <text:p>0,3714516</text:p>
          </table:table-cell>
          <table:table-cell table:style-name="ce2" office:value-type="float" office:value="0.10733" calcext:value-type="float">
            <text:p>0,10733</text:p>
          </table:table-cell>
          <table:table-cell table:style-name="ce2" office:value-type="float" office:value="0.3009377" calcext:value-type="float">
            <text:p>0,3009377</text:p>
          </table:table-cell>
          <table:table-cell table:style-name="ce2" office:value-type="float" office:value="0.4584879" calcext:value-type="float">
            <text:p>0,4584879</text:p>
          </table:table-cell>
          <table:table-cell table:style-name="ce2" office:value-type="float" office:value="337.7249" calcext:value-type="float">
            <text:p>337,7249</text:p>
          </table:table-cell>
          <table:table-cell table:style-name="ce2" office:value-type="float" office:value="0.3714516" calcext:value-type="float">
            <text:p>0,3714516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10733" calcext:value-type="float">
            <text:p>0,10733</text:p>
          </table:table-cell>
          <table:table-cell table:style-name="ce2" office:value-type="float" office:value="0.3009377" calcext:value-type="float">
            <text:p>0,3009377</text:p>
          </table:table-cell>
          <table:table-cell table:style-name="ce2" office:value-type="float" office:value="0.4584879" calcext:value-type="float">
            <text:p>0,4584879</text:p>
          </table:table-cell>
          <table:table-cell table:style-name="ce2" office:value-type="float" office:value="337.7249" calcext:value-type="float">
            <text:p>337,7249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0.10733" calcext:value-type="float">
            <text:p>0,1073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337.7249" calcext:value-type="float">
            <text:p>337,7249</text:p>
          </table:table-cell>
          <table:table-cell table:style-name="ce2" office:value-type="float" office:value="0.528426980928442" calcext:value-type="float">
            <text:p>0,528426980928442</text:p>
          </table:table-cell>
          <table:table-cell table:style-name="ce2" office:value-type="float" office:value="0.530735102698987" calcext:value-type="float">
            <text:p>0,530735102698987</text:p>
          </table:table-cell>
          <table:table-cell table:style-name="ce2" office:value-type="float" office:value="0.537994013211324" calcext:value-type="float">
            <text:p>0,537994013211324</text:p>
          </table:table-cell>
          <table:table-cell table:style-name="ce2" office:value-type="float" office:value="0.415860487567649" calcext:value-type="float">
            <text:p>0,415860487567649</text:p>
          </table:table-cell>
          <table:table-cell table:style-name="ce2" office:value-type="float" office:value="0.537481877095668" calcext:value-type="float">
            <text:p>0,537481877095668</text:p>
          </table:table-cell>
          <table:table-cell table:style-name="ce2" office:value-type="float" office:value="0.568613935262757" calcext:value-type="float">
            <text:p>0,5686139352627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SylvAtri-ab-m-10mn-hno-cos-r280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style-name="ce6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5.54" calcext:value-type="date">
            <text:p>2024-04-27 18:43:05</text:p>
          </table:table-cell>
          <table:table-cell office:value-type="float" office:value="1.397541" calcext:value-type="float">
            <text:p>1,397541</text:p>
          </table:table-cell>
          <table:table-cell table:style-name="ce4" office:value-type="string" calcext:value-type="string">
            <text:p>SylvAtri-ab-m-10mn-hno-cos-r280-n6ogxdkk</text:p>
          </table:table-cell>
          <table:table-cell office:value-type="float" office:value="370" calcext:value-type="float">
            <text:p>37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947368" calcext:value-type="float">
            <text:p>1,947368</text:p>
          </table:table-cell>
          <table:table-cell office:value-type="float" office:value="0.07209021" calcext:value-type="float">
            <text:p>0,07209021</text:p>
          </table:table-cell>
          <table:table-cell office:value-type="float" office:value="1.688005" calcext:value-type="float">
            <text:p>1,688005</text:p>
          </table:table-cell>
          <table:table-cell office:value-type="float" office:value="2.246584" calcext:value-type="float">
            <text:p>2,24658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95.360824742268" calcext:value-type="float">
            <text:p>95,360824742268</text:p>
          </table:table-cell>
          <table:table-cell office:value-type="float" office:value="4" calcext:value-type="float">
            <text:p>4</text:p>
          </table:table-cell>
          <table:table-cell office:value-type="float" office:value="2.14599999999973" calcext:value-type="float">
            <text:p>2,14599999999973</text:p>
          </table:table-cell>
          <table:table-cell office:value-type="float" office:value="4007.984" calcext:value-type="float">
            <text:p>4007,984</text:p>
          </table:table-cell>
          <table:table-cell table:style-name="ce7" office:value-type="float" office:value="0.03484571" calcext:value-type="float">
            <text:p>0,03484571</text:p>
          </table:table-cell>
          <table:table-cell office:value-type="float" office:value="0.02676785" calcext:value-type="float">
            <text:p>0,02676785</text:p>
          </table:table-cell>
          <table:table-cell office:value-type="float" office:value="0.002315223" calcext:value-type="float">
            <text:p>0,002315223</text:p>
          </table:table-cell>
          <table:table-cell office:value-type="float" office:value="0.03484571" calcext:value-type="float">
            <text:p>0,03484571</text:p>
          </table:table-cell>
          <table:table-cell office:value-type="float" office:value="0.0001381703" calcext:value-type="float">
            <text:p>0,0001381703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0000976596" calcext:value-type="float">
            <text:p>0,0000976596</text:p>
          </table:table-cell>
          <table:table-cell office:value-type="float" office:value="0.0001954854" calcext:value-type="float">
            <text:p>0,0001954854</text:p>
          </table:table-cell>
          <table:table-cell office:value-type="float" office:value="366" calcext:value-type="float">
            <text:p>366</text:p>
          </table:table-cell>
          <table:table-cell office:value-type="float" office:value="0.1846288" calcext:value-type="float">
            <text:p>0,1846288</text:p>
          </table:table-cell>
          <table:table-cell office:value-type="float" office:value="0.1778405" calcext:value-type="float">
            <text:p>0,1778405</text:p>
          </table:table-cell>
          <table:table-cell office:value-type="float" office:value="0.1304968" calcext:value-type="float">
            <text:p>0,1304968</text:p>
          </table:table-cell>
          <table:table-cell office:value-type="float" office:value="0.2612155" calcext:value-type="float">
            <text:p>0,2612155</text:p>
          </table:table-cell>
          <table:table-cell office:value-type="float" office:value="366" calcext:value-type="float">
            <text:p>366</text:p>
          </table:table-cell>
          <table:table-cell office:value-type="float" office:value="120.3117" calcext:value-type="float">
            <text:p>120,3117</text:p>
          </table:table-cell>
          <table:table-cell office:value-type="float" office:value="0.08892027" calcext:value-type="float">
            <text:p>0,08892027</text:p>
          </table:table-cell>
          <table:table-cell office:value-type="float" office:value="101.0455" calcext:value-type="float">
            <text:p>101,0455</text:p>
          </table:table-cell>
          <table:table-cell office:value-type="float" office:value="143.2513" calcext:value-type="float">
            <text:p>143,2513</text:p>
          </table:table-cell>
          <table:table-cell office:value-type="float" office:value="366" calcext:value-type="float">
            <text:p>366</text:p>
          </table:table-cell>
          <table:table-cell office:value-type="float" office:value="4008.094" calcext:value-type="float">
            <text:p>4008,094</text:p>
          </table:table-cell>
          <table:table-cell office:value-type="float" office:value="4023.638" calcext:value-type="float">
            <text:p>4023,638</text:p>
          </table:table-cell>
          <table:table-cell office:value-type="float" office:value="-1999.992" calcext:value-type="float">
            <text:p>-1999,992</text:p>
          </table:table-cell>
          <table:table-cell table:style-name="ce8" office:value-type="float" office:value="0.484616" calcext:value-type="float">
            <text:p>0,484616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9.984" calcext:value-type="float">
            <text:p>4009,984</text:p>
          </table:table-cell>
          <table:table-cell office:value-type="float" office:value="1" calcext:value-type="float">
            <text:p>1</text:p>
          </table:table-cell>
          <table:table-cell office:value-type="float" office:value="2.26066" calcext:value-type="float">
            <text:p>2,26066</text:p>
          </table:table-cell>
          <table:table-cell office:value-type="float" office:value="2.403971" calcext:value-type="float">
            <text:p>2,403971</text:p>
          </table:table-cell>
          <table:table-cell office:value-type="float" office:value="1.54474" calcext:value-type="float">
            <text:p>1,54474</text:p>
          </table:table-cell>
          <table:table-cell office:value-type="float" office:value="15.82462" calcext:value-type="float">
            <text:p>15,82462</text:p>
          </table:table-cell>
          <table:table-cell office:value-type="float" office:value="33.6556" calcext:value-type="float">
            <text:p>33,6556</text:p>
          </table:table-cell>
          <table:table-cell office:value-type="float" office:value="35.43844" calcext:value-type="float">
            <text:p>35,438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0.41735" calcext:value-type="float">
            <text:p>90,41735</text:p>
          </table:table-cell>
          <table:table-cell office:value-type="float" office:value="0.2161692" calcext:value-type="float">
            <text:p>0,2161692</text:p>
          </table:table-cell>
          <table:table-cell office:value-type="float" office:value="-0.06034803" calcext:value-type="float">
            <text:p>-0,06034803</text:p>
          </table:table-cell>
          <table:table-cell office:value-type="float" office:value="-0.08640115" calcext:value-type="float">
            <text:p>-0,08640115</text:p>
          </table:table-cell>
          <table:table-cell table:style-name="ce6"/>
          <table:table-cell office:value-type="float" office:value="0.4282357" calcext:value-type="float">
            <text:p>0,4282357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282357" calcext:value-type="float">
            <text:p>0,4282357</text:p>
          </table:table-cell>
          <table:table-cell office:value-type="float" office:value="0.0845665" calcext:value-type="float">
            <text:p>0,0845665</text:p>
          </table:table-cell>
          <table:table-cell table:style-name="ce9" office:value-type="float" office:value="0.1918965" calcext:value-type="float">
            <text:p>0,1918965</text:p>
          </table:table-cell>
          <table:table-cell office:value-type="float" office:value="0.2946983" calcext:value-type="float">
            <text:p>0,2946983</text:p>
          </table:table-cell>
          <table:table-cell office:value-type="float" office:value="0.6222832" calcext:value-type="float">
            <text:p>0,6222832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1028" calcext:value-type="float">
            <text:p>1028</text:p>
          </table:table-cell>
          <table:table-cell office:value-type="float" office:value="0.1918965" calcext:value-type="float">
            <text:p>0,1918965</text:p>
          </table:table-cell>
          <table:table-cell office:value-type="float" office:value="707" calcext:value-type="float">
            <text:p>707</text:p>
          </table:table-cell>
          <table:table-cell office:value-type="float" office:value="1493" calcext:value-type="float">
            <text:p>1493</text:p>
          </table:table-cell>
          <table:table-cell office:value-type="float" office:value="449.4143" calcext:value-type="float">
            <text:p>449,4143</text:p>
          </table:table-cell>
          <table:table-cell office:value-type="float" office:value="0.406954117402468" calcext:value-type="float">
            <text:p>0,406954117402468</text:p>
          </table:table-cell>
          <table:table-cell office:value-type="float" office:value="0.386668239266234" calcext:value-type="float">
            <text:p>0,386668239266234</text:p>
          </table:table-cell>
          <table:table-cell office:value-type="float" office:value="0.38364221144384" calcext:value-type="float">
            <text:p>0,38364221144384</text:p>
          </table:table-cell>
          <table:table-cell office:value-type="float" office:value="0.293882264895827" calcext:value-type="float">
            <text:p>0,293882264895827</text:p>
          </table:table-cell>
          <table:table-cell office:value-type="float" office:value="0.393732243641451" calcext:value-type="float">
            <text:p>0,393732243641451</text:p>
          </table:table-cell>
          <table:table-cell office:value-type="float" office:value="0.398355326320959" calcext:value-type="float">
            <text:p>0,398355326320959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Sylvia atricapil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SylvAtri-ab-m-10mn-haz-cos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.21209447400735" calcext:value-type="float">
            <text:p>1,21209447400735</text:p>
          </table:table-cell>
          <table:table-cell table:style-name="ce2" office:value-type="float" office:value="511.40974530097" calcext:value-type="float">
            <text:p>511,4097453009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number-columns-repeated="3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5.62" calcext:value-type="date">
            <text:p>2024-04-27 18:43:05</text:p>
          </table:table-cell>
          <table:table-cell table:style-name="ce2" office:value-type="float" office:value="1.255515" calcext:value-type="float">
            <text:p>1,255515</text:p>
          </table:table-cell>
          <table:table-cell table:style-name="ce3" office:value-type="string" calcext:value-type="string">
            <text:p>SylvAtri-ab-m-10mn-haz-cos-bpaac47f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.042105" calcext:value-type="float">
            <text:p>2,042105</text:p>
          </table:table-cell>
          <table:table-cell table:style-name="ce2" office:value-type="float" office:value="0.07074273" calcext:value-type="float">
            <text:p>0,07074273</text:p>
          </table:table-cell>
          <table:table-cell table:style-name="ce2" office:value-type="float" office:value="1.774847" calcext:value-type="float">
            <text:p>1,774847</text:p>
          </table:table-cell>
          <table:table-cell table:style-name="ce2" office:value-type="float" office:value="2.349607" calcext:value-type="float">
            <text:p>2,34960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11.4098" calcext:value-type="float">
            <text:p>511,40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48.866" calcext:value-type="float">
            <text:p>4348,866</text:p>
          </table:table-cell>
          <table:table-cell table:style-name="ce7" office:value-type="float" office:value="0.003969252" calcext:value-type="float">
            <text:p>0,003969252</text:p>
          </table:table-cell>
          <table:table-cell table:style-name="ce2" office:value-type="float" office:value="0.1162215" calcext:value-type="float">
            <text:p>0,1162215</text:p>
          </table:table-cell>
          <table:table-cell table:style-name="ce2" office:value-type="float" office:value="0.01354569" calcext:value-type="float">
            <text:p>0,01354569</text:p>
          </table:table-cell>
          <table:table-cell table:style-name="ce2" office:value-type="float" office:value="0.003969252" calcext:value-type="float">
            <text:p>0,003969252</text:p>
          </table:table-cell>
          <table:table-cell table:style-name="ce2" office:value-type="float" office:value="0.0001123162" calcext:value-type="float">
            <text:p>0,0001123162</text:p>
          </table:table-cell>
          <table:table-cell table:style-name="ce2" office:value-type="float" office:value="0.07224786" calcext:value-type="float">
            <text:p>0,07224786</text:p>
          </table:table-cell>
          <table:table-cell table:style-name="ce2" office:value-type="float" office:value="0.0000974612" calcext:value-type="float">
            <text:p>0,0000974612</text:p>
          </table:table-cell>
          <table:table-cell table:style-name="ce2" office:value-type="float" office:value="0.0001294354" calcext:value-type="float">
            <text:p>0,000129435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0.06808469" calcext:value-type="float">
            <text:p>0,06808469</text:p>
          </table:table-cell>
          <table:table-cell table:style-name="ce2" office:value-type="float" office:value="0.07224786" calcext:value-type="float">
            <text:p>0,07224786</text:p>
          </table:table-cell>
          <table:table-cell table:style-name="ce2" office:value-type="float" office:value="0.05907977" calcext:value-type="float">
            <text:p>0,05907977</text:p>
          </table:table-cell>
          <table:table-cell table:style-name="ce2" office:value-type="float" office:value="0.07846214" calcext:value-type="float">
            <text:p>0,0784621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33.4424" calcext:value-type="float">
            <text:p>133,4424</text:p>
          </table:table-cell>
          <table:table-cell table:style-name="ce2" office:value-type="float" office:value="0.03612393" calcext:value-type="float">
            <text:p>0,03612393</text:p>
          </table:table-cell>
          <table:table-cell table:style-name="ce2" office:value-type="float" office:value="124.2963" calcext:value-type="float">
            <text:p>124,2963</text:p>
          </table:table-cell>
          <table:table-cell table:style-name="ce2" office:value-type="float" office:value="143.2614" calcext:value-type="float">
            <text:p>143,261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348.897" calcext:value-type="float">
            <text:p>4348,897</text:p>
          </table:table-cell>
          <table:table-cell table:style-name="ce2" office:value-type="float" office:value="4356.788" calcext:value-type="float">
            <text:p>4356,788</text:p>
          </table:table-cell>
          <table:table-cell table:style-name="ce2" office:value-type="float" office:value="-2172.433" calcext:value-type="float">
            <text:p>-2172,433</text:p>
          </table:table-cell>
          <table:table-cell table:style-name="ce8" office:value-type="float" office:value="0.6298499" calcext:value-type="float">
            <text:p>0,629849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" calcext:value-type="float">
            <text:p>0,7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350.866" calcext:value-type="float">
            <text:p>4350,8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62845" calcext:value-type="float">
            <text:p>1,462845</text:p>
          </table:table-cell>
          <table:table-cell table:style-name="ce2" office:value-type="float" office:value="1.885604" calcext:value-type="float">
            <text:p>1,885604</text:p>
          </table:table-cell>
          <table:table-cell table:style-name="ce2" office:value-type="float" office:value="1.785336" calcext:value-type="float">
            <text:p>1,785336</text:p>
          </table:table-cell>
          <table:table-cell table:style-name="ce2" office:value-type="float" office:value="14.17539" calcext:value-type="float">
            <text:p>14,17539</text:p>
          </table:table-cell>
          <table:table-cell table:style-name="ce2" office:value-type="float" office:value="29.57599" calcext:value-type="float">
            <text:p>29,57599</text:p>
          </table:table-cell>
          <table:table-cell table:style-name="ce2" office:value-type="float" office:value="46.39332" calcext:value-type="float">
            <text:p>46,393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9.72136" calcext:value-type="float">
            <text:p>99,72136</text:p>
          </table:table-cell>
          <table:table-cell table:style-name="ce2" office:value-type="float" office:value="3.850964" calcext:value-type="float">
            <text:p>3,850964</text:p>
          </table:table-cell>
          <table:table-cell table:style-name="ce5" table:number-columns-repeated="3"/>
          <table:table-cell table:style-name="ce2" office:value-type="float" office:value="0.3650402" calcext:value-type="float">
            <text:p>0,3650402</text:p>
          </table:table-cell>
          <table:table-cell table:style-name="ce2" office:value-type="float" office:value="0.1011152" calcext:value-type="float">
            <text:p>0,1011152</text:p>
          </table:table-cell>
          <table:table-cell table:style-name="ce2" office:value-type="float" office:value="0.2993343" calcext:value-type="float">
            <text:p>0,2993343</text:p>
          </table:table-cell>
          <table:table-cell table:style-name="ce2" office:value-type="float" office:value="0.4451689" calcext:value-type="float">
            <text:p>0,4451689</text:p>
          </table:table-cell>
          <table:table-cell table:style-name="ce2" office:value-type="float" office:value="312.7757" calcext:value-type="float">
            <text:p>312,7757</text:p>
          </table:table-cell>
          <table:table-cell table:style-name="ce2" office:value-type="float" office:value="0.3650402" calcext:value-type="float">
            <text:p>0,3650402</text:p>
          </table:table-cell>
          <table:table-cell table:style-name="ce2" office:value-type="float" office:value="0.01964163" calcext:value-type="float">
            <text:p>0,01964163</text:p>
          </table:table-cell>
          <table:table-cell table:style-name="ce9" office:value-type="float" office:value="0.1011152" calcext:value-type="float">
            <text:p>0,1011152</text:p>
          </table:table-cell>
          <table:table-cell table:style-name="ce2" office:value-type="float" office:value="0.2993343" calcext:value-type="float">
            <text:p>0,2993343</text:p>
          </table:table-cell>
          <table:table-cell table:style-name="ce2" office:value-type="float" office:value="0.4451689" calcext:value-type="float">
            <text:p>0,4451689</text:p>
          </table:table-cell>
          <table:table-cell table:style-name="ce2" office:value-type="float" office:value="312.7757" calcext:value-type="float">
            <text:p>312,7757</text:p>
          </table:table-cell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0.1011152" calcext:value-type="float">
            <text:p>0,1011152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float" office:value="312.7757" calcext:value-type="float">
            <text:p>312,7757</text:p>
          </table:table-cell>
          <table:table-cell table:style-name="ce2" office:value-type="float" office:value="0.368845427485552" calcext:value-type="float">
            <text:p>0,368845427485552</text:p>
          </table:table-cell>
          <table:table-cell table:style-name="ce2" office:value-type="float" office:value="0.387987210416171" calcext:value-type="float">
            <text:p>0,387987210416171</text:p>
          </table:table-cell>
          <table:table-cell table:style-name="ce2" office:value-type="float" office:value="0.392940578426297" calcext:value-type="float">
            <text:p>0,392940578426297</text:p>
          </table:table-cell>
          <table:table-cell table:style-name="ce2" office:value-type="float" office:value="0.235825912567483" calcext:value-type="float">
            <text:p>0,235825912567483</text:p>
          </table:table-cell>
          <table:table-cell table:style-name="ce2" office:value-type="float" office:value="0.414089938693174" calcext:value-type="float">
            <text:p>0,414089938693174</text:p>
          </table:table-cell>
          <table:table-cell table:style-name="ce2" office:value-type="float" office:value="0.430954612957021" calcext:value-type="float">
            <text:p>0,43095461295702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Sylvia atricapil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SylvAtri-ab-m-10mn-hno-cos</text:p>
          </table:table-cell>
          <table:table-cell office:value-type="float" office:value="388" calcext:value-type="float">
            <text:p>388</text:p>
          </table:table-cell>
          <table:table-cell office:value-type="float" office:value="1.21209447400735" calcext:value-type="float">
            <text:p>1,21209447400735</text:p>
          </table:table-cell>
          <table:table-cell office:value-type="float" office:value="511.40974530097" calcext:value-type="float">
            <text:p>511,40974530097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3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5.52" calcext:value-type="date">
            <text:p>2024-04-27 18:43:05</text:p>
          </table:table-cell>
          <table:table-cell office:value-type="float" office:value="1.294396" calcext:value-type="float">
            <text:p>1,294396</text:p>
          </table:table-cell>
          <table:table-cell table:style-name="ce4" office:value-type="string" calcext:value-type="string">
            <text:p>SylvAtri-ab-m-10mn-hno-cos-n4x5h1_v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3810000000003" calcext:value-type="float">
            <text:p>12,3810000000003</text:p>
          </table:table-cell>
          <table:table-cell office:value-type="float" office:value="4361.247" calcext:value-type="float">
            <text:p>4361,247</text:p>
          </table:table-cell>
          <table:table-cell table:style-name="ce7" office:value-type="float" office:value="0.0001157522" calcext:value-type="float">
            <text:p>0,0001157522</text:p>
          </table:table-cell>
          <table:table-cell office:value-type="float" office:value="0.04806817" calcext:value-type="float">
            <text:p>0,04806817</text:p>
          </table:table-cell>
          <table:table-cell office:value-type="float" office:value="0.002500296" calcext:value-type="float">
            <text:p>0,002500296</text:p>
          </table:table-cell>
          <table:table-cell office:value-type="float" office:value="0.0001157522" calcext:value-type="float">
            <text:p>0,0001157522</text:p>
          </table:table-cell>
          <table:table-cell office:value-type="float" office:value="0.0001239454" calcext:value-type="float">
            <text:p>0,0001239454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001144813" calcext:value-type="float">
            <text:p>0,0001144813</text:p>
          </table:table-cell>
          <table:table-cell office:value-type="float" office:value="0.0001341919" calcext:value-type="float">
            <text:p>0,0001341919</text:p>
          </table:table-cell>
          <table:table-cell office:value-type="float" office:value="386" calcext:value-type="float">
            <text:p>386</text:p>
          </table:table-cell>
          <table:table-cell office:value-type="float" office:value="0.06169665" calcext:value-type="float">
            <text:p>0,06169665</text:p>
          </table:table-cell>
          <table:table-cell office:value-type="float" office:value="0.04041545" calcext:value-type="float">
            <text:p>0,04041545</text:p>
          </table:table-cell>
          <table:table-cell office:value-type="float" office:value="0.05698568" calcext:value-type="float">
            <text:p>0,05698568</text:p>
          </table:table-cell>
          <table:table-cell office:value-type="float" office:value="0.06679706" calcext:value-type="float">
            <text:p>0,06679706</text:p>
          </table:table-cell>
          <table:table-cell office:value-type="float" office:value="386" calcext:value-type="float">
            <text:p>386</text:p>
          </table:table-cell>
          <table:table-cell office:value-type="float" office:value="127.0281" calcext:value-type="float">
            <text:p>127,0281</text:p>
          </table:table-cell>
          <table:table-cell office:value-type="float" office:value="0.02020773" calcext:value-type="float">
            <text:p>0,02020773</text:p>
          </table:table-cell>
          <table:table-cell office:value-type="float" office:value="122.0806" calcext:value-type="float">
            <text:p>122,0806</text:p>
          </table:table-cell>
          <table:table-cell office:value-type="float" office:value="132.1761" calcext:value-type="float">
            <text:p>132,1761</text:p>
          </table:table-cell>
          <table:table-cell office:value-type="float" office:value="386" calcext:value-type="float">
            <text:p>386</text:p>
          </table:table-cell>
          <table:table-cell office:value-type="float" office:value="4361.278" calcext:value-type="float">
            <text:p>4361,278</text:p>
          </table:table-cell>
          <table:table-cell office:value-type="float" office:value="4369.169" calcext:value-type="float">
            <text:p>4369,169</text:p>
          </table:table-cell>
          <table:table-cell office:value-type="float" office:value="-2178.624" calcext:value-type="float">
            <text:p>-2178,624</text:p>
          </table:table-cell>
          <table:table-cell table:style-name="ce7" office:value-type="float" office:value="0.005765465" calcext:value-type="float">
            <text:p>0,005765465</text:p>
          </table:table-cell>
          <table:table-cell table:number-columns-repeated="2" office:value-type="float" office:value="0.1" calcext:value-type="float">
            <text:p>0,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3.247" calcext:value-type="float">
            <text:p>4363,247</text:p>
          </table:table-cell>
          <table:table-cell office:value-type="float" office:value="1" calcext:value-type="float">
            <text:p>1</text:p>
          </table:table-cell>
          <table:table-cell office:value-type="float" office:value="2.014201" calcext:value-type="float">
            <text:p>2,014201</text:p>
          </table:table-cell>
          <table:table-cell office:value-type="float" office:value="2.97177" calcext:value-type="float">
            <text:p>2,97177</text:p>
          </table:table-cell>
          <table:table-cell office:value-type="float" office:value="2.505827" calcext:value-type="float">
            <text:p>2,505827</text:p>
          </table:table-cell>
          <table:table-cell office:value-type="float" office:value="15.6253" calcext:value-type="float">
            <text:p>15,6253</text:p>
          </table:table-cell>
          <table:table-cell office:value-type="float" office:value="31.88276" calcext:value-type="float">
            <text:p>31,88276</text:p>
          </table:table-cell>
          <table:table-cell office:value-type="float" office:value="55.07921" calcext:value-type="float">
            <text:p>55,079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5.3032" calcext:value-type="float">
            <text:p>125,3032</text:p>
          </table:table-cell>
          <table:table-cell office:value-type="float" office:value="0.7324798" calcext:value-type="float">
            <text:p>0,7324798</text:p>
          </table:table-cell>
          <table:table-cell table:style-name="ce6" table:number-columns-repeated="3"/>
          <table:table-cell office:value-type="float" office:value="0.4028364" calcext:value-type="float">
            <text:p>0,4028364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4028364" calcext:value-type="float">
            <text:p>0,402836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08147357" calcext:value-type="float">
            <text:p>0,08147357</text:p>
          </table:table-cell>
          <table:table-cell office:value-type="float" office:value="0.3430635" calcext:value-type="float">
            <text:p>0,3430635</text:p>
          </table:table-cell>
          <table:table-cell office:value-type="float" office:value="0.4730235" calcext:value-type="float">
            <text:p>0,47302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967" calcext:value-type="float">
            <text:p>967</text:p>
          </table:table-cell>
          <table:table-cell office:value-type="float" office:value="0.08147357" calcext:value-type="float">
            <text:p>0,08147357</text:p>
          </table:table-cell>
          <table:table-cell office:value-type="float" office:value="823" calcext:value-type="float">
            <text:p>823</text:p>
          </table:table-cell>
          <table:table-cell office:value-type="float" office:value="1135" calcext:value-type="float">
            <text:p>1135</text:p>
          </table:table-cell>
          <table:table-cell office:value-type="float" office:value="162.8635" calcext:value-type="float">
            <text:p>162,8635</text:p>
          </table:table-cell>
          <table:table-cell office:value-type="float" office:value="0.0671598877666771" calcext:value-type="float">
            <text:p>0,0671598877666771</text:p>
          </table:table-cell>
          <table:table-cell office:value-type="float" office:value="0.0917688676912296" calcext:value-type="float">
            <text:p>0,0917688676912296</text:p>
          </table:table-cell>
          <table:table-cell office:value-type="float" office:value="0.0924192845109782" calcext:value-type="float">
            <text:p>0,0924192845109782</text:p>
          </table:table-cell>
          <table:table-cell office:value-type="float" office:value="0.0439837475671573" calcext:value-type="float">
            <text:p>0,0439837475671573</text:p>
          </table:table-cell>
          <table:table-cell office:value-type="float" office:value="0.0679018620558154" calcext:value-type="float">
            <text:p>0,0679018620558154</text:p>
          </table:table-cell>
          <table:table-cell office:value-type="float" office:value="0.119663891522438" calcext:value-type="float">
            <text:p>0,11966389152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TurdMeru-ab-m-5mn-hno-cos-r45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.92857962277939" calcext:value-type="float">
            <text:p>2,92857962277939</text:p>
          </table:table-cell>
          <table:table-cell table:style-name="ce2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34" calcext:value-type="date">
            <text:p>2024-04-27 18:43:06</text:p>
          </table:table-cell>
          <table:table-cell table:style-name="ce2" office:value-type="float" office:value="0.598311" calcext:value-type="float">
            <text:p>0,598311</text:p>
          </table:table-cell>
          <table:table-cell table:style-name="ce3" office:value-type="string" calcext:value-type="string">
            <text:p>TurdMeru-ab-m-5mn-hno-cos-r450-jiz1vq3u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184211" calcext:value-type="float">
            <text:p>1,184211</text:p>
          </table:table-cell>
          <table:table-cell table:style-name="ce2" office:value-type="float" office:value="0.07616078" calcext:value-type="float">
            <text:p>0,07616078</text:p>
          </table:table-cell>
          <table:table-cell table:style-name="ce2" office:value-type="float" office:value="1.018261" calcext:value-type="float">
            <text:p>1,018261</text:p>
          </table:table-cell>
          <table:table-cell table:style-name="ce2" office:value-type="float" office:value="1.377205" calcext:value-type="float">
            <text:p>1,3772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97.4025974025974" calcext:value-type="float">
            <text:p>97,402597402597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29.805" calcext:value-type="float">
            <text:p>2629,805</text:p>
          </table:table-cell>
          <table:table-cell table:style-name="ce8" office:value-type="float" office:value="0.266983" calcext:value-type="float">
            <text:p>0,266983</text:p>
          </table:table-cell>
          <table:table-cell table:style-name="ce2" office:value-type="float" office:value="0.0346936" calcext:value-type="float">
            <text:p>0,0346936</text:p>
          </table:table-cell>
          <table:table-cell table:style-name="ce2" office:value-type="float" office:value="0.2590866" calcext:value-type="float">
            <text:p>0,2590866</text:p>
          </table:table-cell>
          <table:table-cell table:style-name="ce2" office:value-type="float" office:value="0.266983" calcext:value-type="float">
            <text:p>0,266983</text:p>
          </table:table-cell>
          <table:table-cell table:style-name="ce2" office:value-type="float" office:value="0.00009318005" calcext:value-type="float">
            <text:p>0,00009318005</text:p>
          </table:table-cell>
          <table:table-cell table:style-name="ce2" office:value-type="float" office:value="0.0886684" calcext:value-type="float">
            <text:p>0,0886684</text:p>
          </table:table-cell>
          <table:table-cell table:style-name="ce2" office:value-type="float" office:value="0.00007826812" calcext:value-type="float">
            <text:p>0,00007826812</text:p>
          </table:table-cell>
          <table:table-cell table:style-name="ce2" office:value-type="float" office:value="0.0001109331" calcext:value-type="float">
            <text:p>0,0001109331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0.1059942" calcext:value-type="float">
            <text:p>0,1059942</text:p>
          </table:table-cell>
          <table:table-cell table:style-name="ce2" office:value-type="float" office:value="0.08866841" calcext:value-type="float">
            <text:p>0,08866841</text:p>
          </table:table-cell>
          <table:table-cell table:style-name="ce2" office:value-type="float" office:value="0.08903155" calcext:value-type="float">
            <text:p>0,08903155</text:p>
          </table:table-cell>
          <table:table-cell table:style-name="ce2" office:value-type="float" office:value="0.1261886" calcext:value-type="float">
            <text:p>0,1261886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146.5054" calcext:value-type="float">
            <text:p>146,5054</text:p>
          </table:table-cell>
          <table:table-cell table:style-name="ce2" office:value-type="float" office:value="0.0443342" calcext:value-type="float">
            <text:p>0,0443342</text:p>
          </table:table-cell>
          <table:table-cell table:style-name="ce2" office:value-type="float" office:value="134.2545" calcext:value-type="float">
            <text:p>134,2545</text:p>
          </table:table-cell>
          <table:table-cell table:style-name="ce2" office:value-type="float" office:value="159.8741" calcext:value-type="float">
            <text:p>159,8741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629.859" calcext:value-type="float">
            <text:p>2629,859</text:p>
          </table:table-cell>
          <table:table-cell table:style-name="ce2" office:value-type="float" office:value="2636.637" calcext:value-type="float">
            <text:p>2636,637</text:p>
          </table:table-cell>
          <table:table-cell table:style-name="ce2" office:value-type="float" office:value="-1312.902" calcext:value-type="float">
            <text:p>-1312,902</text:p>
          </table:table-cell>
          <table:table-cell table:style-name="ce8" office:value-type="float" office:value="0.2308637" calcext:value-type="float">
            <text:p>0,230863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5" calcext:value-type="float">
            <text:p>0,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31.805" calcext:value-type="float">
            <text:p>2631,8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001181" calcext:value-type="float">
            <text:p>2,001181</text:p>
          </table:table-cell>
          <table:table-cell table:style-name="ce2" office:value-type="float" office:value="1.204081" calcext:value-type="float">
            <text:p>1,204081</text:p>
          </table:table-cell>
          <table:table-cell table:style-name="ce2" office:value-type="float" office:value="1.317704" calcext:value-type="float">
            <text:p>1,317704</text:p>
          </table:table-cell>
          <table:table-cell table:style-name="ce2" office:value-type="float" office:value="12.00688" calcext:value-type="float">
            <text:p>12,00688</text:p>
          </table:table-cell>
          <table:table-cell table:style-name="ce2" office:value-type="float" office:value="13.5469" calcext:value-type="float">
            <text:p>13,5469</text:p>
          </table:table-cell>
          <table:table-cell table:style-name="ce2" office:value-type="float" office:value="20.14295" calcext:value-type="float">
            <text:p>20,1429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8.6127" calcext:value-type="float">
            <text:p>128,6127</text:p>
          </table:table-cell>
          <table:table-cell table:style-name="ce2" office:value-type="float" office:value="0.3889201" calcext:value-type="float">
            <text:p>0,3889201</text:p>
          </table:table-cell>
          <table:table-cell table:style-name="ce5" table:number-columns-repeated="3"/>
          <table:table-cell table:style-name="ce2" office:value-type="float" office:value="0.1756192" calcext:value-type="float">
            <text:p>0,1756192</text:p>
          </table:table-cell>
          <table:table-cell table:style-name="ce2" office:value-type="float" office:value="0.1168869" calcext:value-type="float">
            <text:p>0,1168869</text:p>
          </table:table-cell>
          <table:table-cell table:style-name="ce2" office:value-type="float" office:value="0.1396392" calcext:value-type="float">
            <text:p>0,1396392</text:p>
          </table:table-cell>
          <table:table-cell table:style-name="ce2" office:value-type="float" office:value="0.2208699" calcext:value-type="float">
            <text:p>0,2208699</text:p>
          </table:table-cell>
          <table:table-cell table:style-name="ce2" office:value-type="float" office:value="295.6616" calcext:value-type="float">
            <text:p>295,6616</text:p>
          </table:table-cell>
          <table:table-cell table:style-name="ce2" office:value-type="float" office:value="0.1756192" calcext:value-type="float">
            <text:p>0,1756192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1168869" calcext:value-type="float">
            <text:p>0,1168869</text:p>
          </table:table-cell>
          <table:table-cell table:style-name="ce2" office:value-type="float" office:value="0.1396392" calcext:value-type="float">
            <text:p>0,1396392</text:p>
          </table:table-cell>
          <table:table-cell table:style-name="ce2" office:value-type="float" office:value="0.2208699" calcext:value-type="float">
            <text:p>0,2208699</text:p>
          </table:table-cell>
          <table:table-cell table:style-name="ce2" office:value-type="float" office:value="295.6616" calcext:value-type="float">
            <text:p>295,661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1168869" calcext:value-type="float">
            <text:p>0,1168869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295.6616" calcext:value-type="float">
            <text:p>295,6616</text:p>
          </table:table-cell>
          <table:table-cell table:style-name="ce2" office:value-type="float" office:value="0.550323828832696" calcext:value-type="float">
            <text:p>0,550323828832696</text:p>
          </table:table-cell>
          <table:table-cell table:style-name="ce2" office:value-type="float" office:value="0.57406945259848" calcext:value-type="float">
            <text:p>0,57406945259848</text:p>
          </table:table-cell>
          <table:table-cell table:style-name="ce2" office:value-type="float" office:value="0.581195563318193" calcext:value-type="float">
            <text:p>0,581195563318193</text:p>
          </table:table-cell>
          <table:table-cell table:style-name="ce2" office:value-type="float" office:value="0.533070511830983" calcext:value-type="float">
            <text:p>0,533070511830983</text:p>
          </table:table-cell>
          <table:table-cell table:style-name="ce2" office:value-type="float" office:value="0.524530132028866" calcext:value-type="float">
            <text:p>0,524530132028866</text:p>
          </table:table-cell>
          <table:table-cell table:style-name="ce2" office:value-type="float" office:value="0.606807064512192" calcext:value-type="float">
            <text:p>0,606807064512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TurdMeru-ab-m-5mn-haz-cos-r450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450" calcext:value-type="float">
            <text:p>450</text:p>
          </table:table-cell>
          <table:table-cell table:style-name="ce6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38" calcext:value-type="date">
            <text:p>2024-04-27 18:43:06</text:p>
          </table:table-cell>
          <table:table-cell office:value-type="float" office:value="1.264306" calcext:value-type="float">
            <text:p>1,264306</text:p>
          </table:table-cell>
          <table:table-cell table:style-name="ce4" office:value-type="string" calcext:value-type="string">
            <text:p>TurdMeru-ab-m-5mn-haz-cos-r450-av3p8mmc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84211" calcext:value-type="float">
            <text:p>1,184211</text:p>
          </table:table-cell>
          <table:table-cell office:value-type="float" office:value="0.07616078" calcext:value-type="float">
            <text:p>0,07616078</text:p>
          </table:table-cell>
          <table:table-cell office:value-type="float" office:value="1.018261" calcext:value-type="float">
            <text:p>1,018261</text:p>
          </table:table-cell>
          <table:table-cell office:value-type="float" office:value="1.377205" calcext:value-type="float">
            <text:p>1,377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7.4025974025974" calcext:value-type="float">
            <text:p>97,4025974025974</text:p>
          </table:table-cell>
          <table:table-cell office:value-type="float" office:value="2" calcext:value-type="float">
            <text:p>2</text:p>
          </table:table-cell>
          <table:table-cell office:value-type="float" office:value="8.80500000000029" calcext:value-type="float">
            <text:p>8,80500000000029</text:p>
          </table:table-cell>
          <table:table-cell office:value-type="float" office:value="2638.61" calcext:value-type="float">
            <text:p>2638,61</text:p>
          </table:table-cell>
          <table:table-cell table:style-name="ce7" office:value-type="float" office:value="0.03051764" calcext:value-type="float">
            <text:p>0,03051764</text:p>
          </table:table-cell>
          <table:table-cell office:value-type="float" office:value="0.0009344816" calcext:value-type="float">
            <text:p>0,0009344816</text:p>
          </table:table-cell>
          <table:table-cell office:value-type="float" office:value="0.04140818" calcext:value-type="float">
            <text:p>0,04140818</text:p>
          </table:table-cell>
          <table:table-cell office:value-type="float" office:value="0.03051764" calcext:value-type="float">
            <text:p>0,03051764</text:p>
          </table:table-cell>
          <table:table-cell office:value-type="float" office:value="0.0000788261" calcext:value-type="float">
            <text:p>0,0000788261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00006376685" calcext:value-type="float">
            <text:p>0,00006376685</text:p>
          </table:table-cell>
          <table:table-cell office:value-type="float" office:value="0.00009744177" calcext:value-type="float">
            <text:p>0,00009744177</text:p>
          </table:table-cell>
          <table:table-cell office:value-type="float" office:value="223" calcext:value-type="float">
            <text:p>223</text:p>
          </table:table-cell>
          <table:table-cell office:value-type="float" office:value="0.1252953" calcext:value-type="float">
            <text:p>0,1252953</text:p>
          </table:table-cell>
          <table:table-cell office:value-type="float" office:value="0.1078957" calcext:value-type="float">
            <text:p>0,1078957</text:p>
          </table:table-cell>
          <table:table-cell office:value-type="float" office:value="0.1013584" calcext:value-type="float">
            <text:p>0,1013584</text:p>
          </table:table-cell>
          <table:table-cell office:value-type="float" office:value="0.1548852" calcext:value-type="float">
            <text:p>0,1548852</text:p>
          </table:table-cell>
          <table:table-cell office:value-type="float" office:value="223" calcext:value-type="float">
            <text:p>223</text:p>
          </table:table-cell>
          <table:table-cell office:value-type="float" office:value="159.2869" calcext:value-type="float">
            <text:p>159,2869</text:p>
          </table:table-cell>
          <table:table-cell office:value-type="float" office:value="0.05394788" calcext:value-type="float">
            <text:p>0,05394788</text:p>
          </table:table-cell>
          <table:table-cell office:value-type="float" office:value="143.2328" calcext:value-type="float">
            <text:p>143,2328</text:p>
          </table:table-cell>
          <table:table-cell office:value-type="float" office:value="177.1404" calcext:value-type="float">
            <text:p>177,1404</text:p>
          </table:table-cell>
          <table:table-cell office:value-type="float" office:value="223" calcext:value-type="float">
            <text:p>223</text:p>
          </table:table-cell>
          <table:table-cell office:value-type="float" office:value="2638.664" calcext:value-type="float">
            <text:p>2638,664</text:p>
          </table:table-cell>
          <table:table-cell office:value-type="float" office:value="2645.442" calcext:value-type="float">
            <text:p>2645,442</text:p>
          </table:table-cell>
          <table:table-cell office:value-type="float" office:value="-1317.305" calcext:value-type="float">
            <text:p>-1317,305</text:p>
          </table:table-cell>
          <table:table-cell table:style-name="ce7" office:value-type="float" office:value="0.1209832" calcext:value-type="float">
            <text:p>0,120983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0.61" calcext:value-type="float">
            <text:p>2640,61</text:p>
          </table:table-cell>
          <table:table-cell office:value-type="float" office:value="1" calcext:value-type="float">
            <text:p>1</text:p>
          </table:table-cell>
          <table:table-cell office:value-type="float" office:value="3.769917" calcext:value-type="float">
            <text:p>3,769917</text:p>
          </table:table-cell>
          <table:table-cell office:value-type="float" office:value="1.805704" calcext:value-type="float">
            <text:p>1,805704</text:p>
          </table:table-cell>
          <table:table-cell office:value-type="float" office:value="1.633932" calcext:value-type="float">
            <text:p>1,633932</text:p>
          </table:table-cell>
          <table:table-cell office:value-type="float" office:value="22.6195" calcext:value-type="float">
            <text:p>22,6195</text:p>
          </table:table-cell>
          <table:table-cell office:value-type="float" office:value="21.66844" calcext:value-type="float">
            <text:p>21,66844</text:p>
          </table:table-cell>
          <table:table-cell office:value-type="float" office:value="30.78019" calcext:value-type="float">
            <text:p>30,780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0.4487" calcext:value-type="float">
            <text:p>110,4487</text:p>
          </table:table-cell>
          <table:table-cell office:value-type="float" office:value="3.170095" calcext:value-type="float">
            <text:p>3,170095</text:p>
          </table:table-cell>
          <table:table-cell table:style-name="ce6" table:number-columns-repeated="3"/>
          <table:table-cell office:value-type="float" office:value="0.1485659" calcext:value-type="float">
            <text:p>0,1485659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1485659" calcext:value-type="float">
            <text:p>0,1485659</text:p>
          </table:table-cell>
          <table:table-cell office:value-type="float" office:value="0.0151811" calcext:value-type="float">
            <text:p>0,0151811</text:p>
          </table:table-cell>
          <table:table-cell table:style-name="ce9" office:value-type="float" office:value="0.132068" calcext:value-type="float">
            <text:p>0,132068</text:p>
          </table:table-cell>
          <table:table-cell office:value-type="float" office:value="0.1146986" calcext:value-type="float">
            <text:p>0,1146986</text:p>
          </table:table-cell>
          <table:table-cell office:value-type="float" office:value="0.1924332" calcext:value-type="float">
            <text:p>0,192433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357" calcext:value-type="float">
            <text:p>357</text:p>
          </table:table-cell>
          <table:table-cell office:value-type="float" office:value="0.132068" calcext:value-type="float">
            <text:p>0,132068</text:p>
          </table:table-cell>
          <table:table-cell office:value-type="float" office:value="275" calcext:value-type="float">
            <text:p>275</text:p>
          </table:table-cell>
          <table:table-cell office:value-type="float" office:value="462" calcext:value-type="float">
            <text:p>462</text:p>
          </table:table-cell>
          <table:table-cell office:value-type="float" office:value="316.2736" calcext:value-type="float">
            <text:p>316,2736</text:p>
          </table:table-cell>
          <table:table-cell office:value-type="float" office:value="0.320851492945775" calcext:value-type="float">
            <text:p>0,320851492945775</text:p>
          </table:table-cell>
          <table:table-cell office:value-type="float" office:value="0.340965169691415" calcext:value-type="float">
            <text:p>0,340965169691415</text:p>
          </table:table-cell>
          <table:table-cell office:value-type="float" office:value="0.346606644872125" calcext:value-type="float">
            <text:p>0,346606644872125</text:p>
          </table:table-cell>
          <table:table-cell office:value-type="float" office:value="0.264595766476052" calcext:value-type="float">
            <text:p>0,264595766476052</text:p>
          </table:table-cell>
          <table:table-cell office:value-type="float" office:value="0.308351938140836" calcext:value-type="float">
            <text:p>0,308351938140836</text:p>
          </table:table-cell>
          <table:table-cell office:value-type="float" office:value="0.380599225628151" calcext:value-type="float">
            <text:p>0,38059922562815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TurdMeru-ab-m-5mn-hno-cos-r500-m14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.92857962277939" calcext:value-type="float">
            <text:p>2,92857962277939</text:p>
          </table:table-cell>
          <table:table-cell table:style-name="ce2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37" calcext:value-type="date">
            <text:p>2024-04-27 18:43:06</text:p>
          </table:table-cell>
          <table:table-cell table:style-name="ce2" office:value-type="float" office:value="1.444632" calcext:value-type="float">
            <text:p>1,444632</text:p>
          </table:table-cell>
          <table:table-cell table:style-name="ce3" office:value-type="string" calcext:value-type="string">
            <text:p>TurdMeru-ab-m-5mn-hno-cos-r500-m14-noosmkp3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194737" calcext:value-type="float">
            <text:p>1,194737</text:p>
          </table:table-cell>
          <table:table-cell table:style-name="ce2" office:value-type="float" office:value="0.07604948" calcext:value-type="float">
            <text:p>0,07604948</text:p>
          </table:table-cell>
          <table:table-cell table:style-name="ce2" office:value-type="float" office:value="1.027539" calcext:value-type="float">
            <text:p>1,027539</text:p>
          </table:table-cell>
          <table:table-cell table:style-name="ce2" office:value-type="float" office:value="1.389141" calcext:value-type="float">
            <text:p>1,38914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8.2683982683983" calcext:value-type="float">
            <text:p>98,26839826839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68.628" calcext:value-type="float">
            <text:p>2668,628</text:p>
          </table:table-cell>
          <table:table-cell table:style-name="ce8" office:value-type="float" office:value="0.3899085" calcext:value-type="float">
            <text:p>0,3899085</text:p>
          </table:table-cell>
          <table:table-cell table:style-name="ce2" office:value-type="float" office:value="0.3899085" calcext:value-type="float">
            <text:p>0,3899085</text:p>
          </table:table-cell>
          <table:table-cell table:style-name="ce5" table:number-columns-repeated="2"/>
          <table:table-cell table:style-name="ce2" office:value-type="float" office:value="0.00008854373" calcext:value-type="float">
            <text:p>0,00008854373</text:p>
          </table:table-cell>
          <table:table-cell table:style-name="ce2" office:value-type="float" office:value="0.07858358" calcext:value-type="float">
            <text:p>0,07858358</text:p>
          </table:table-cell>
          <table:table-cell table:style-name="ce2" office:value-type="float" office:value="0.00007585934" calcext:value-type="float">
            <text:p>0,00007585934</text:p>
          </table:table-cell>
          <table:table-cell table:style-name="ce2" office:value-type="float" office:value="0.0001033491" calcext:value-type="float">
            <text:p>0,0001033491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0.09035084" calcext:value-type="float">
            <text:p>0,09035084</text:p>
          </table:table-cell>
          <table:table-cell table:style-name="ce2" office:value-type="float" office:value="0.07858358" calcext:value-type="float">
            <text:p>0,07858358</text:p>
          </table:table-cell>
          <table:table-cell table:style-name="ce2" office:value-type="float" office:value="0.07740758" calcext:value-type="float">
            <text:p>0,07740758</text:p>
          </table:table-cell>
          <table:table-cell table:style-name="ce2" office:value-type="float" office:value="0.1054583" calcext:value-type="float">
            <text:p>0,1054583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50.2921" calcext:value-type="float">
            <text:p>150,2921</text:p>
          </table:table-cell>
          <table:table-cell table:style-name="ce2" office:value-type="float" office:value="0.03929179" calcext:value-type="float">
            <text:p>0,03929179</text:p>
          </table:table-cell>
          <table:table-cell table:style-name="ce2" office:value-type="float" office:value="139.0987" calcext:value-type="float">
            <text:p>139,0987</text:p>
          </table:table-cell>
          <table:table-cell table:style-name="ce2" office:value-type="float" office:value="162.3862" calcext:value-type="float">
            <text:p>162,386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668.681" calcext:value-type="float">
            <text:p>2668,681</text:p>
          </table:table-cell>
          <table:table-cell table:style-name="ce2" office:value-type="float" office:value="2675.478" calcext:value-type="float">
            <text:p>2675,478</text:p>
          </table:table-cell>
          <table:table-cell table:style-name="ce2" office:value-type="float" office:value="-1332.314" calcext:value-type="float">
            <text:p>-1332,314</text:p>
          </table:table-cell>
          <table:table-cell table:style-name="ce7" office:value-type="float" office:value="0.1881086" calcext:value-type="float">
            <text:p>0,1881086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70.628" calcext:value-type="float">
            <text:p>2670,6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173283" calcext:value-type="float">
            <text:p>0,9173283</text:p>
          </table:table-cell>
          <table:table-cell table:style-name="ce5" table:number-columns-repeated="2"/>
          <table:table-cell table:style-name="ce2" office:value-type="float" office:value="9.52938" calcext:value-type="float">
            <text:p>9,52938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style-name="ce5" table:number-columns-repeated="2"/>
          <table:table-cell table:style-name="ce2" office:value-type="float" office:value="135.679" calcext:value-type="float">
            <text:p>135,679</text:p>
          </table:table-cell>
          <table:table-cell table:style-name="ce2" office:value-type="float" office:value="0.4618216" calcext:value-type="float">
            <text:p>0,4618216</text:p>
          </table:table-cell>
          <table:table-cell table:style-name="ce5" table:number-columns-repeated="3"/>
          <table:table-cell table:style-name="ce2" office:value-type="float" office:value="0.1683644" calcext:value-type="float">
            <text:p>0,1683644</text:p>
          </table:table-cell>
          <table:table-cell table:style-name="ce2" office:value-type="float" office:value="0.1093568" calcext:value-type="float">
            <text:p>0,1093568</text:p>
          </table:table-cell>
          <table:table-cell table:style-name="ce2" office:value-type="float" office:value="0.1358409" calcext:value-type="float">
            <text:p>0,1358409</text:p>
          </table:table-cell>
          <table:table-cell table:style-name="ce2" office:value-type="float" office:value="0.2086747" calcext:value-type="float">
            <text:p>0,2086747</text:p>
          </table:table-cell>
          <table:table-cell table:style-name="ce2" office:value-type="float" office:value="274.1929" calcext:value-type="float">
            <text:p>274,1929</text:p>
          </table:table-cell>
          <table:table-cell table:style-name="ce2" office:value-type="float" office:value="0.1683644" calcext:value-type="float">
            <text:p>0,1683644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1093568" calcext:value-type="float">
            <text:p>0,1093568</text:p>
          </table:table-cell>
          <table:table-cell table:style-name="ce2" office:value-type="float" office:value="0.1358409" calcext:value-type="float">
            <text:p>0,1358409</text:p>
          </table:table-cell>
          <table:table-cell table:style-name="ce2" office:value-type="float" office:value="0.2086747" calcext:value-type="float">
            <text:p>0,2086747</text:p>
          </table:table-cell>
          <table:table-cell table:style-name="ce2" office:value-type="float" office:value="274.1929" calcext:value-type="float">
            <text:p>274,1929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0.1093568" calcext:value-type="float">
            <text:p>0,1093568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74.1929" calcext:value-type="float">
            <text:p>274,1929</text:p>
          </table:table-cell>
          <table:table-cell table:style-name="ce2" office:value-type="float" office:value="0.548759111745285" calcext:value-type="float">
            <text:p>0,548759111745285</text:p>
          </table:table-cell>
          <table:table-cell table:style-name="ce2" office:value-type="float" office:value="0.573617399605392" calcext:value-type="float">
            <text:p>0,573617399605392</text:p>
          </table:table-cell>
          <table:table-cell table:style-name="ce2" office:value-type="float" office:value="0.580173240684394" calcext:value-type="float">
            <text:p>0,580173240684394</text:p>
          </table:table-cell>
          <table:table-cell table:style-name="ce2" office:value-type="float" office:value="0.555111817289409" calcext:value-type="float">
            <text:p>0,555111817289409</text:p>
          </table:table-cell>
          <table:table-cell table:style-name="ce2" office:value-type="float" office:value="0.5119267225977" calcext:value-type="float">
            <text:p>0,5119267225977</text:p>
          </table:table-cell>
          <table:table-cell table:style-name="ce2" office:value-type="float" office:value="0.607630594231025" calcext:value-type="float">
            <text:p>0,6076305942310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TurdMeru-ab-m-5mn-haz-cos-r500-m14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38" calcext:value-type="date">
            <text:p>2024-04-27 18:43:06</text:p>
          </table:table-cell>
          <table:table-cell office:value-type="float" office:value="1.319614" calcext:value-type="float">
            <text:p>1,319614</text:p>
          </table:table-cell>
          <table:table-cell table:style-name="ce4" office:value-type="string" calcext:value-type="string">
            <text:p>TurdMeru-ab-m-5mn-haz-cos-r500-m14-ln39m5yk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194737" calcext:value-type="float">
            <text:p>1,194737</text:p>
          </table:table-cell>
          <table:table-cell office:value-type="float" office:value="0.07604948" calcext:value-type="float">
            <text:p>0,07604948</text:p>
          </table:table-cell>
          <table:table-cell office:value-type="float" office:value="1.027539" calcext:value-type="float">
            <text:p>1,027539</text:p>
          </table:table-cell>
          <table:table-cell office:value-type="float" office:value="1.389141" calcext:value-type="float">
            <text:p>1,3891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8.2683982683983" calcext:value-type="float">
            <text:p>98,2683982683983</text:p>
          </table:table-cell>
          <table:table-cell office:value-type="float" office:value="2" calcext:value-type="float">
            <text:p>2</text:p>
          </table:table-cell>
          <table:table-cell office:value-type="float" office:value="9.60799999999972" calcext:value-type="float">
            <text:p>9,60799999999972</text:p>
          </table:table-cell>
          <table:table-cell office:value-type="float" office:value="2678.236" calcext:value-type="float">
            <text:p>2678,236</text:p>
          </table:table-cell>
          <table:table-cell table:style-name="ce7" office:value-type="float" office:value="0.08737075" calcext:value-type="float">
            <text:p>0,08737075</text:p>
          </table:table-cell>
          <table:table-cell office:value-type="float" office:value="0.08737075" calcext:value-type="float">
            <text:p>0,08737075</text:p>
          </table:table-cell>
          <table:table-cell table:style-name="ce6" table:number-columns-repeated="2"/>
          <table:table-cell office:value-type="float" office:value="0.0000788839" calcext:value-type="float">
            <text:p>0,000078883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0006394844" calcext:value-type="float">
            <text:p>0,00006394844</text:p>
          </table:table-cell>
          <table:table-cell office:value-type="float" office:value="0.00009730759" calcext:value-type="float">
            <text:p>0,00009730759</text:p>
          </table:table-cell>
          <table:table-cell office:value-type="float" office:value="225" calcext:value-type="float">
            <text:p>225</text:p>
          </table:table-cell>
          <table:table-cell office:value-type="float" office:value="0.1014149" calcext:value-type="float">
            <text:p>0,1014149</text:p>
          </table:table-cell>
          <table:table-cell office:value-type="float" office:value="0.1068206" calcext:value-type="float">
            <text:p>0,1068206</text:p>
          </table:table-cell>
          <table:table-cell office:value-type="float" office:value="0.08221353" calcext:value-type="float">
            <text:p>0,08221353</text:p>
          </table:table-cell>
          <table:table-cell office:value-type="float" office:value="0.1251008" calcext:value-type="float">
            <text:p>0,1251008</text:p>
          </table:table-cell>
          <table:table-cell office:value-type="float" office:value="225" calcext:value-type="float">
            <text:p>225</text:p>
          </table:table-cell>
          <table:table-cell office:value-type="float" office:value="159.2285" calcext:value-type="float">
            <text:p>159,2285</text:p>
          </table:table-cell>
          <table:table-cell office:value-type="float" office:value="0.05341028" calcext:value-type="float">
            <text:p>0,05341028</text:p>
          </table:table-cell>
          <table:table-cell office:value-type="float" office:value="143.3325" calcext:value-type="float">
            <text:p>143,3325</text:p>
          </table:table-cell>
          <table:table-cell office:value-type="float" office:value="176.8875" calcext:value-type="float">
            <text:p>176,8875</text:p>
          </table:table-cell>
          <table:table-cell office:value-type="float" office:value="225" calcext:value-type="float">
            <text:p>225</text:p>
          </table:table-cell>
          <table:table-cell office:value-type="float" office:value="2678.289" calcext:value-type="float">
            <text:p>2678,289</text:p>
          </table:table-cell>
          <table:table-cell office:value-type="float" office:value="2685.086" calcext:value-type="float">
            <text:p>2685,086</text:p>
          </table:table-cell>
          <table:table-cell office:value-type="float" office:value="-1337.118" calcext:value-type="float">
            <text:p>-1337,118</text:p>
          </table:table-cell>
          <table:table-cell table:style-name="ce7" office:value-type="float" office:value="0.1317696" calcext:value-type="float">
            <text:p>0,1317696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.236" calcext:value-type="float">
            <text:p>2680,236</text:p>
          </table:table-cell>
          <table:table-cell office:value-type="float" office:value="1" calcext:value-type="float">
            <text:p>1</text:p>
          </table:table-cell>
          <table:table-cell office:value-type="float" office:value="1.614355" calcext:value-type="float">
            <text:p>1,614355</text:p>
          </table:table-cell>
          <table:table-cell table:style-name="ce6" table:number-columns-repeated="2"/>
          <table:table-cell office:value-type="float" office:value="17.75791" calcext:value-type="float">
            <text:p>17,75791</text:p>
          </table:table-cell>
          <table:table-cell table:style-name="ce6" table:number-columns-repeated="2"/>
          <table:table-cell office:value-type="float" office:value="11" calcext:value-type="float">
            <text:p>11</text:p>
          </table:table-cell>
          <table:table-cell table:style-name="ce6" table:number-columns-repeated="2"/>
          <table:table-cell office:value-type="float" office:value="110.0357" calcext:value-type="float">
            <text:p>110,0357</text:p>
          </table:table-cell>
          <table:table-cell office:value-type="float" office:value="3.209317" calcext:value-type="float">
            <text:p>3,209317</text:p>
          </table:table-cell>
          <table:table-cell table:style-name="ce6" table:number-columns-repeated="3"/>
          <table:table-cell office:value-type="float" office:value="0.1499964" calcext:value-type="float">
            <text:p>0,1499964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1499964" calcext:value-type="float">
            <text:p>0,1499964</text:p>
          </table:table-cell>
          <table:table-cell office:value-type="float" office:value="0.0217697" calcext:value-type="float">
            <text:p>0,0217697</text:p>
          </table:table-cell>
          <table:table-cell table:style-name="ce9" office:value-type="float" office:value="0.1311265" calcext:value-type="float">
            <text:p>0,1311265</text:p>
          </table:table-cell>
          <table:table-cell office:value-type="float" office:value="0.1160155" calcext:value-type="float">
            <text:p>0,1160155</text:p>
          </table:table-cell>
          <table:table-cell office:value-type="float" office:value="0.1939303" calcext:value-type="float">
            <text:p>0,1939303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360" calcext:value-type="float">
            <text:p>360</text:p>
          </table:table-cell>
          <table:table-cell office:value-type="float" office:value="0.1311265" calcext:value-type="float">
            <text:p>0,1311265</text:p>
          </table:table-cell>
          <table:table-cell office:value-type="float" office:value="278" calcext:value-type="float">
            <text:p>278</text:p>
          </table:table-cell>
          <table:table-cell office:value-type="float" office:value="465" calcext:value-type="float">
            <text:p>465</text:p>
          </table:table-cell>
          <table:table-cell office:value-type="float" office:value="317.627" calcext:value-type="float">
            <text:p>317,627</text:p>
          </table:table-cell>
          <table:table-cell office:value-type="float" office:value="0.362866691822819" calcext:value-type="float">
            <text:p>0,362866691822819</text:p>
          </table:table-cell>
          <table:table-cell office:value-type="float" office:value="0.379822156411211" calcext:value-type="float">
            <text:p>0,379822156411211</text:p>
          </table:table-cell>
          <table:table-cell office:value-type="float" office:value="0.386075602898712" calcext:value-type="float">
            <text:p>0,386075602898712</text:p>
          </table:table-cell>
          <table:table-cell office:value-type="float" office:value="0.327319334059708" calcext:value-type="float">
            <text:p>0,327319334059708</text:p>
          </table:table-cell>
          <table:table-cell office:value-type="float" office:value="0.342609454813004" calcext:value-type="float">
            <text:p>0,342609454813004</text:p>
          </table:table-cell>
          <table:table-cell office:value-type="float" office:value="0.419090334652335" calcext:value-type="float">
            <text:p>0,419090334652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TurdMeru-ab-m-5mn-hno-cos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.92857962277939" calcext:value-type="float">
            <text:p>2,92857962277939</text:p>
          </table:table-cell>
          <table:table-cell table:style-name="ce2" office:value-type="float" office:value="714.125795314758" calcext:value-type="float">
            <text:p>714,12579531475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number-columns-repeated="3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32" calcext:value-type="date">
            <text:p>2024-04-27 18:43:06</text:p>
          </table:table-cell>
          <table:table-cell table:style-name="ce2" office:value-type="float" office:value="1.006198" calcext:value-type="float">
            <text:p>1,006198</text:p>
          </table:table-cell>
          <table:table-cell table:style-name="ce3" office:value-type="string" calcext:value-type="string">
            <text:p>TurdMeru-ab-m-5mn-hno-cos-izhhqiz_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.215789" calcext:value-type="float">
            <text:p>1,215789</text:p>
          </table:table-cell>
          <table:table-cell table:style-name="ce2" office:value-type="float" office:value="0.07700384" calcext:value-type="float">
            <text:p>0,07700384</text:p>
          </table:table-cell>
          <table:table-cell table:style-name="ce2" office:value-type="float" office:value="1.043674" calcext:value-type="float">
            <text:p>1,043674</text:p>
          </table:table-cell>
          <table:table-cell table:style-name="ce2" office:value-type="float" office:value="1.416288" calcext:value-type="float">
            <text:p>1,41628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4.1258" calcext:value-type="float">
            <text:p>714,12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5.986" calcext:value-type="float">
            <text:p>2755,986</text:p>
          </table:table-cell>
          <table:table-cell table:style-name="ce7" office:value-type="float" office:value="0.1874967" calcext:value-type="float">
            <text:p>0,1874967</text:p>
          </table:table-cell>
          <table:table-cell table:style-name="ce2" office:value-type="float" office:value="0.3384337" calcext:value-type="float">
            <text:p>0,3384337</text:p>
          </table:table-cell>
          <table:table-cell table:style-name="ce2" office:value-type="float" office:value="0.008341253" calcext:value-type="float">
            <text:p>0,008341253</text:p>
          </table:table-cell>
          <table:table-cell table:style-name="ce2" office:value-type="float" office:value="0.1874967" calcext:value-type="float">
            <text:p>0,1874967</text:p>
          </table:table-cell>
          <table:table-cell table:style-name="ce2" office:value-type="float" office:value="0.0000845433" calcext:value-type="float">
            <text:p>0,0000845433</text:p>
          </table:table-cell>
          <table:table-cell table:style-name="ce2" office:value-type="float" office:value="0.08477233" calcext:value-type="float">
            <text:p>0,08477233</text:p>
          </table:table-cell>
          <table:table-cell table:style-name="ce2" office:value-type="float" office:value="0.00007155894" calcext:value-type="float">
            <text:p>0,00007155894</text:p>
          </table:table-cell>
          <table:table-cell table:style-name="ce2" office:value-type="float" office:value="0.00009988368" calcext:value-type="float">
            <text:p>0,00009988368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0.04638754" calcext:value-type="float">
            <text:p>0,04638754</text:p>
          </table:table-cell>
          <table:table-cell table:style-name="ce2" office:value-type="float" office:value="0.08477233" calcext:value-type="float">
            <text:p>0,08477233</text:p>
          </table:table-cell>
          <table:table-cell table:style-name="ce2" office:value-type="float" office:value="0.03926323" calcext:value-type="float">
            <text:p>0,03926323</text:p>
          </table:table-cell>
          <table:table-cell table:style-name="ce2" office:value-type="float" office:value="0.05480455" calcext:value-type="float">
            <text:p>0,05480455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53.8067" calcext:value-type="float">
            <text:p>153,8067</text:p>
          </table:table-cell>
          <table:table-cell table:style-name="ce2" office:value-type="float" office:value="0.04238616" calcext:value-type="float">
            <text:p>0,04238616</text:p>
          </table:table-cell>
          <table:table-cell table:style-name="ce2" office:value-type="float" office:value="141.4878" calcext:value-type="float">
            <text:p>141,4878</text:p>
          </table:table-cell>
          <table:table-cell table:style-name="ce2" office:value-type="float" office:value="167.1982" calcext:value-type="float">
            <text:p>167,1982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756.163" calcext:value-type="float">
            <text:p>2756,163</text:p>
          </table:table-cell>
          <table:table-cell table:style-name="ce2" office:value-type="float" office:value="2769.756" calcext:value-type="float">
            <text:p>2769,756</text:p>
          </table:table-cell>
          <table:table-cell table:style-name="ce2" office:value-type="float" office:value="-1373.993" calcext:value-type="float">
            <text:p>-1373,993</text:p>
          </table:table-cell>
          <table:table-cell table:style-name="ce7" office:value-type="float" office:value="0.1675261" calcext:value-type="float">
            <text:p>0,1675261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4" calcext:value-type="float">
            <text:p>0,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7.986" calcext:value-type="float">
            <text:p>2757,9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57064" calcext:value-type="float">
            <text:p>1,157064</text:p>
          </table:table-cell>
          <table:table-cell table:style-name="ce2" office:value-type="float" office:value="2.31976" calcext:value-type="float">
            <text:p>2,31976</text:p>
          </table:table-cell>
          <table:table-cell table:style-name="ce2" office:value-type="float" office:value="1.48627" calcext:value-type="float">
            <text:p>1,48627</text:p>
          </table:table-cell>
          <table:table-cell table:style-name="ce2" office:value-type="float" office:value="3.366942" calcext:value-type="float">
            <text:p>3,366942</text:p>
          </table:table-cell>
          <table:table-cell table:style-name="ce2" office:value-type="float" office:value="18.9513" calcext:value-type="float">
            <text:p>18,9513</text:p>
          </table:table-cell>
          <table:table-cell table:style-name="ce2" office:value-type="float" office:value="17.26442" calcext:value-type="float">
            <text:p>17,264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1.7702" calcext:value-type="float">
            <text:p>171,7702</text:p>
          </table:table-cell>
          <table:table-cell table:style-name="ce2" office:value-type="float" office:value="0.8982553" calcext:value-type="float">
            <text:p>0,8982553</text:p>
          </table:table-cell>
          <table:table-cell table:style-name="ce2" office:value-type="float" office:value="-0.01671651" calcext:value-type="float">
            <text:p>-0,01671651</text:p>
          </table:table-cell>
          <table:table-cell table:style-name="ce2" office:value-type="float" office:value="0.2242214" calcext:value-type="float">
            <text:p>0,2242214</text:p>
          </table:table-cell>
          <table:table-cell table:style-name="ce5"/>
          <table:table-cell table:style-name="ce2" office:value-type="float" office:value="0.1635904" calcext:value-type="float">
            <text:p>0,1635904</text:p>
          </table:table-cell>
          <table:table-cell table:style-name="ce2" office:value-type="float" office:value="0.1145248" calcext:value-type="float">
            <text:p>0,1145248</text:p>
          </table:table-cell>
          <table:table-cell table:style-name="ce2" office:value-type="float" office:value="0.1306716" calcext:value-type="float">
            <text:p>0,1306716</text:p>
          </table:table-cell>
          <table:table-cell table:style-name="ce2" office:value-type="float" office:value="0.204802" calcext:value-type="float">
            <text:p>0,204802</text:p>
          </table:table-cell>
          <table:table-cell table:style-name="ce2" office:value-type="float" office:value="287.8594" calcext:value-type="float">
            <text:p>287,8594</text:p>
          </table:table-cell>
          <table:table-cell table:style-name="ce2" office:value-type="float" office:value="0.1635904" calcext:value-type="float">
            <text:p>0,1635904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1145248" calcext:value-type="float">
            <text:p>0,1145248</text:p>
          </table:table-cell>
          <table:table-cell table:style-name="ce2" office:value-type="float" office:value="0.1306716" calcext:value-type="float">
            <text:p>0,1306716</text:p>
          </table:table-cell>
          <table:table-cell table:style-name="ce2" office:value-type="float" office:value="0.204802" calcext:value-type="float">
            <text:p>0,204802</text:p>
          </table:table-cell>
          <table:table-cell table:style-name="ce2" office:value-type="float" office:value="287.8594" calcext:value-type="float">
            <text:p>287,8594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0.1145248" calcext:value-type="float">
            <text:p>0,1145248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87.8594" calcext:value-type="float">
            <text:p>287,8594</text:p>
          </table:table-cell>
          <table:table-cell table:style-name="ce2" office:value-type="float" office:value="0.451651463876244" calcext:value-type="float">
            <text:p>0,451651463876244</text:p>
          </table:table-cell>
          <table:table-cell table:style-name="ce2" office:value-type="float" office:value="0.433746146167173" calcext:value-type="float">
            <text:p>0,433746146167173</text:p>
          </table:table-cell>
          <table:table-cell table:style-name="ce2" office:value-type="float" office:value="0.430308848510673" calcext:value-type="float">
            <text:p>0,430308848510673</text:p>
          </table:table-cell>
          <table:table-cell table:style-name="ce2" office:value-type="float" office:value="0.392367358987298" calcext:value-type="float">
            <text:p>0,392367358987298</text:p>
          </table:table-cell>
          <table:table-cell table:style-name="ce2" office:value-type="float" office:value="0.387488037053332" calcext:value-type="float">
            <text:p>0,387488037053332</text:p>
          </table:table-cell>
          <table:table-cell table:style-name="ce2" office:value-type="float" office:value="0.464972912650646" calcext:value-type="float">
            <text:p>0,464972912650646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TurdMeru-ab-m-5mn-haz-cos</text:p>
          </table:table-cell>
          <table:table-cell office:value-type="float" office:value="231" calcext:value-type="float">
            <text:p>231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14.125795314758" calcext:value-type="float">
            <text:p>714,125795314758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3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37" calcext:value-type="date">
            <text:p>2024-04-27 18:43:06</text:p>
          </table:table-cell>
          <table:table-cell office:value-type="float" office:value="1.31922" calcext:value-type="float">
            <text:p>1,31922</text:p>
          </table:table-cell>
          <table:table-cell table:style-name="ce4" office:value-type="string" calcext:value-type="string">
            <text:p>TurdMeru-ab-m-5mn-haz-cos-uln2phuz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.08400000000029" calcext:value-type="float">
            <text:p>6,08400000000029</text:p>
          </table:table-cell>
          <table:table-cell office:value-type="float" office:value="2762.07" calcext:value-type="float">
            <text:p>2762,07</text:p>
          </table:table-cell>
          <table:table-cell table:style-name="ce7" office:value-type="float" office:value="0.02860415" calcext:value-type="float">
            <text:p>0,02860415</text:p>
          </table:table-cell>
          <table:table-cell office:value-type="float" office:value="0.07707447" calcext:value-type="float">
            <text:p>0,07707447</text:p>
          </table:table-cell>
          <table:table-cell office:value-type="float" office:value="0.0007343292" calcext:value-type="float">
            <text:p>0,0007343292</text:p>
          </table:table-cell>
          <table:table-cell office:value-type="float" office:value="0.02860415" calcext:value-type="float">
            <text:p>0,02860415</text:p>
          </table:table-cell>
          <table:table-cell office:value-type="float" office:value="0.00006854264" calcext:value-type="float">
            <text:p>0,00006854264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0005715941" calcext:value-type="float">
            <text:p>0,00005715941</text:p>
          </table:table-cell>
          <table:table-cell office:value-type="float" office:value="0.00008219283" calcext:value-type="float">
            <text:p>0,00008219283</text:p>
          </table:table-cell>
          <table:table-cell office:value-type="float" office:value="229" calcext:value-type="float">
            <text:p>229</text:p>
          </table:table-cell>
          <table:table-cell office:value-type="float" office:value="0.05721629" calcext:value-type="float">
            <text:p>0,05721629</text:p>
          </table:table-cell>
          <table:table-cell office:value-type="float" office:value="0.09236731" calcext:value-type="float">
            <text:p>0,09236731</text:p>
          </table:table-cell>
          <table:table-cell office:value-type="float" office:value="0.04771409" calcext:value-type="float">
            <text:p>0,04771409</text:p>
          </table:table-cell>
          <table:table-cell office:value-type="float" office:value="0.06861085" calcext:value-type="float">
            <text:p>0,06861085</text:p>
          </table:table-cell>
          <table:table-cell office:value-type="float" office:value="229" calcext:value-type="float">
            <text:p>229</text:p>
          </table:table-cell>
          <table:table-cell office:value-type="float" office:value="170.8184" calcext:value-type="float">
            <text:p>170,8184</text:p>
          </table:table-cell>
          <table:table-cell office:value-type="float" office:value="0.04618366" calcext:value-type="float">
            <text:p>0,04618366</text:p>
          </table:table-cell>
          <table:table-cell office:value-type="float" office:value="155.9679" calcext:value-type="float">
            <text:p>155,9679</text:p>
          </table:table-cell>
          <table:table-cell office:value-type="float" office:value="187.0829" calcext:value-type="float">
            <text:p>187,0829</text:p>
          </table:table-cell>
          <table:table-cell office:value-type="float" office:value="229" calcext:value-type="float">
            <text:p>229</text:p>
          </table:table-cell>
          <table:table-cell office:value-type="float" office:value="2762.122" calcext:value-type="float">
            <text:p>2762,122</text:p>
          </table:table-cell>
          <table:table-cell office:value-type="float" office:value="2768.954" calcext:value-type="float">
            <text:p>2768,954</text:p>
          </table:table-cell>
          <table:table-cell office:value-type="float" office:value="-1379.035" calcext:value-type="float">
            <text:p>-1379,035</text:p>
          </table:table-cell>
          <table:table-cell table:style-name="ce7" office:value-type="float" office:value="0.06411476" calcext:value-type="float">
            <text:p>0,0641147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4.07" calcext:value-type="float">
            <text:p>2764,07</text:p>
          </table:table-cell>
          <table:table-cell office:value-type="float" office:value="1" calcext:value-type="float">
            <text:p>1</text:p>
          </table:table-cell>
          <table:table-cell office:value-type="float" office:value="1.680251" calcext:value-type="float">
            <text:p>1,680251</text:p>
          </table:table-cell>
          <table:table-cell office:value-type="float" office:value="2.721921" calcext:value-type="float">
            <text:p>2,721921</text:p>
          </table:table-cell>
          <table:table-cell office:value-type="float" office:value="1.620773" calcext:value-type="float">
            <text:p>1,620773</text:p>
          </table:table-cell>
          <table:table-cell office:value-type="float" office:value="11.38893" calcext:value-type="float">
            <text:p>11,38893</text:p>
          </table:table-cell>
          <table:table-cell office:value-type="float" office:value="32.1027" calcext:value-type="float">
            <text:p>32,1027</text:p>
          </table:table-cell>
          <table:table-cell office:value-type="float" office:value="29.69838" calcext:value-type="float">
            <text:p>29,698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4.4366" calcext:value-type="float">
            <text:p>124,4366</text:p>
          </table:table-cell>
          <table:table-cell office:value-type="float" office:value="3.664685" calcext:value-type="float">
            <text:p>3,664685</text:p>
          </table:table-cell>
          <table:table-cell table:style-name="ce6" table:number-columns-repeated="3"/>
          <table:table-cell office:value-type="float" office:value="0.1326293" calcext:value-type="float">
            <text:p>0,1326293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1326293" calcext:value-type="float">
            <text:p>0,1326293</text:p>
          </table:table-cell>
          <table:table-cell office:value-type="float" office:value="0.00573040000000001" calcext:value-type="float">
            <text:p>0,00573040000000001</text:p>
          </table:table-cell>
          <table:table-cell table:style-name="ce9" office:value-type="float" office:value="0.1202552" calcext:value-type="float">
            <text:p>0,1202552</text:p>
          </table:table-cell>
          <table:table-cell office:value-type="float" office:value="0.1047701" calcext:value-type="float">
            <text:p>0,1047701</text:p>
          </table:table-cell>
          <table:table-cell office:value-type="float" office:value="0.1678964" calcext:value-type="float">
            <text:p>0,1678964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318" calcext:value-type="float">
            <text:p>318</text:p>
          </table:table-cell>
          <table:table-cell office:value-type="float" office:value="0.1202552" calcext:value-type="float">
            <text:p>0,1202552</text:p>
          </table:table-cell>
          <table:table-cell office:value-type="float" office:value="251" calcext:value-type="float">
            <text:p>251</text:p>
          </table:table-cell>
          <table:table-cell office:value-type="float" office:value="403" calcext:value-type="float">
            <text:p>403</text:p>
          </table:table-cell>
          <table:table-cell office:value-type="float" office:value="303.9818" calcext:value-type="float">
            <text:p>303,9818</text:p>
          </table:table-cell>
          <table:table-cell office:value-type="float" office:value="0.240289432377116" calcext:value-type="float">
            <text:p>0,240289432377116</text:p>
          </table:table-cell>
          <table:table-cell office:value-type="float" office:value="0.265540809810224" calcext:value-type="float">
            <text:p>0,265540809810224</text:p>
          </table:table-cell>
          <table:table-cell office:value-type="float" office:value="0.269617098452294" calcext:value-type="float">
            <text:p>0,269617098452294</text:p>
          </table:table-cell>
          <table:table-cell office:value-type="float" office:value="0.210130857323565" calcext:value-type="float">
            <text:p>0,210130857323565</text:p>
          </table:table-cell>
          <table:table-cell office:value-type="float" office:value="0.229846289000791" calcext:value-type="float">
            <text:p>0,229846289000791</text:p>
          </table:table-cell>
          <table:table-cell office:value-type="float" office:value="0.306141458105959" calcext:value-type="float">
            <text:p>0,306141458105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TurdMeru-ab-m-10mn-hno-cos-r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.92857962277939" calcext:value-type="float">
            <text:p>2,92857962277939</text:p>
          </table:table-cell>
          <table:table-cell table:style-name="ce2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500" calcext:value-type="float">
            <text:p>500</text:p>
          </table:table-cell>
          <table:table-cell table:style-name="ce5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43" calcext:value-type="date">
            <text:p>2024-04-27 18:43:06</text:p>
          </table:table-cell>
          <table:table-cell table:style-name="ce2" office:value-type="float" office:value="1.333198" calcext:value-type="float">
            <text:p>1,333198</text:p>
          </table:table-cell>
          <table:table-cell table:style-name="ce3" office:value-type="string" calcext:value-type="string">
            <text:p>TurdMeru-ab-m-10mn-hno-cos-r500-tr1u3gi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.052632" calcext:value-type="float">
            <text:p>2,052632</text:p>
          </table:table-cell>
          <table:table-cell table:style-name="ce2" office:value-type="float" office:value="0.05582266" calcext:value-type="float">
            <text:p>0,05582266</text:p>
          </table:table-cell>
          <table:table-cell table:style-name="ce2" office:value-type="float" office:value="1.837465" calcext:value-type="float">
            <text:p>1,837465</text:p>
          </table:table-cell>
          <table:table-cell table:style-name="ce2" office:value-type="float" office:value="2.292994" calcext:value-type="float">
            <text:p>2,2929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7.5" calcext:value-type="float">
            <text:p>97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87.028" calcext:value-type="float">
            <text:p>4587,028</text:p>
          </table:table-cell>
          <table:table-cell table:style-name="ce8" office:value-type="float" office:value="0.223403" calcext:value-type="float">
            <text:p>0,223403</text:p>
          </table:table-cell>
          <table:table-cell table:style-name="ce2" office:value-type="float" office:value="0.2536743" calcext:value-type="float">
            <text:p>0,2536743</text:p>
          </table:table-cell>
          <table:table-cell table:style-name="ce2" office:value-type="float" office:value="0.2641242" calcext:value-type="float">
            <text:p>0,2641242</text:p>
          </table:table-cell>
          <table:table-cell table:style-name="ce2" office:value-type="float" office:value="0.223403" calcext:value-type="float">
            <text:p>0,223403</text:p>
          </table:table-cell>
          <table:table-cell table:style-name="ce2" office:value-type="float" office:value="0.00008587965" calcext:value-type="float">
            <text:p>0,00008587965</text:p>
          </table:table-cell>
          <table:table-cell table:style-name="ce2" office:value-type="float" office:value="0.0604891" calcext:value-type="float">
            <text:p>0,0604891</text:p>
          </table:table-cell>
          <table:table-cell table:style-name="ce2" office:value-type="float" office:value="0.00007625844" calcext:value-type="float">
            <text:p>0,00007625844</text:p>
          </table:table-cell>
          <table:table-cell table:style-name="ce2" office:value-type="float" office:value="0.00009671473" calcext:value-type="float">
            <text:p>0,0000967147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0.09315362" calcext:value-type="float">
            <text:p>0,09315362</text:p>
          </table:table-cell>
          <table:table-cell table:style-name="ce2" office:value-type="float" office:value="0.0604891" calcext:value-type="float">
            <text:p>0,0604891</text:p>
          </table:table-cell>
          <table:table-cell table:style-name="ce2" office:value-type="float" office:value="0.08271749" calcext:value-type="float">
            <text:p>0,08271749</text:p>
          </table:table-cell>
          <table:table-cell table:style-name="ce2" office:value-type="float" office:value="0.1049064" calcext:value-type="float">
            <text:p>0,104906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52.6054" calcext:value-type="float">
            <text:p>152,6054</text:p>
          </table:table-cell>
          <table:table-cell table:style-name="ce2" office:value-type="float" office:value="0.03024455" calcext:value-type="float">
            <text:p>0,03024455</text:p>
          </table:table-cell>
          <table:table-cell table:style-name="ce2" office:value-type="float" office:value="143.7974" calcext:value-type="float">
            <text:p>143,7974</text:p>
          </table:table-cell>
          <table:table-cell table:style-name="ce2" office:value-type="float" office:value="161.9529" calcext:value-type="float">
            <text:p>161,952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587.06" calcext:value-type="float">
            <text:p>4587,06</text:p>
          </table:table-cell>
          <table:table-cell table:style-name="ce2" office:value-type="float" office:value="4594.961" calcext:value-type="float">
            <text:p>4594,961</text:p>
          </table:table-cell>
          <table:table-cell table:style-name="ce2" office:value-type="float" office:value="-2291.514" calcext:value-type="float">
            <text:p>-2291,514</text:p>
          </table:table-cell>
          <table:table-cell table:style-name="ce8" office:value-type="float" office:value="0.3627705" calcext:value-type="float">
            <text:p>0,3627705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89.028" calcext:value-type="float">
            <text:p>4589,0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71094" calcext:value-type="float">
            <text:p>1,671094</text:p>
          </table:table-cell>
          <table:table-cell table:style-name="ce2" office:value-type="float" office:value="1.145829" calcext:value-type="float">
            <text:p>1,145829</text:p>
          </table:table-cell>
          <table:table-cell table:style-name="ce2" office:value-type="float" office:value="1.192202" calcext:value-type="float">
            <text:p>1,192202</text:p>
          </table:table-cell>
          <table:table-cell table:style-name="ce2" office:value-type="float" office:value="11.33142" calcext:value-type="float">
            <text:p>11,33142</text:p>
          </table:table-cell>
          <table:table-cell table:style-name="ce2" office:value-type="float" office:value="17.97231" calcext:value-type="float">
            <text:p>17,97231</text:p>
          </table:table-cell>
          <table:table-cell table:style-name="ce2" office:value-type="float" office:value="28.91351" calcext:value-type="float">
            <text:p>28,9135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8.9146" calcext:value-type="float">
            <text:p>138,9146</text:p>
          </table:table-cell>
          <table:table-cell table:style-name="ce2" office:value-type="float" office:value="0.4715851" calcext:value-type="float">
            <text:p>0,4715851</text:p>
          </table:table-cell>
          <table:table-cell table:style-name="ce5" table:number-columns-repeated="3"/>
          <table:table-cell table:style-name="ce2" office:value-type="float" office:value="0.2805572" calcext:value-type="float">
            <text:p>0,2805572</text:p>
          </table:table-cell>
          <table:table-cell table:style-name="ce2" office:value-type="float" office:value="0.082311" calcext:value-type="float">
            <text:p>0,082311</text:p>
          </table:table-cell>
          <table:table-cell table:style-name="ce2" office:value-type="float" office:value="0.238684" calcext:value-type="float">
            <text:p>0,238684</text:p>
          </table:table-cell>
          <table:table-cell table:style-name="ce2" office:value-type="float" office:value="0.3297763" calcext:value-type="float">
            <text:p>0,3297763</text:p>
          </table:table-cell>
          <table:table-cell table:style-name="ce2" office:value-type="float" office:value="335.736" calcext:value-type="float">
            <text:p>335,736</text:p>
          </table:table-cell>
          <table:table-cell table:style-name="ce2" office:value-type="float" office:value="0.2805572" calcext:value-type="float">
            <text:p>0,2805572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082311" calcext:value-type="float">
            <text:p>0,082311</text:p>
          </table:table-cell>
          <table:table-cell table:style-name="ce2" office:value-type="float" office:value="0.238684" calcext:value-type="float">
            <text:p>0,238684</text:p>
          </table:table-cell>
          <table:table-cell table:style-name="ce2" office:value-type="float" office:value="0.3297763" calcext:value-type="float">
            <text:p>0,3297763</text:p>
          </table:table-cell>
          <table:table-cell table:style-name="ce2" office:value-type="float" office:value="335.736" calcext:value-type="float">
            <text:p>335,73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0.082311" calcext:value-type="float">
            <text:p>0,082311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335.736" calcext:value-type="float">
            <text:p>335,736</text:p>
          </table:table-cell>
          <table:table-cell table:style-name="ce2" office:value-type="float" office:value="0.50809227767659" calcext:value-type="float">
            <text:p>0,50809227767659</text:p>
          </table:table-cell>
          <table:table-cell table:style-name="ce2" office:value-type="float" office:value="0.539031765978391" calcext:value-type="float">
            <text:p>0,539031765978391</text:p>
          </table:table-cell>
          <table:table-cell table:style-name="ce2" office:value-type="float" office:value="0.542927442948385" calcext:value-type="float">
            <text:p>0,542927442948385</text:p>
          </table:table-cell>
          <table:table-cell table:style-name="ce2" office:value-type="float" office:value="0.49191660620686" calcext:value-type="float">
            <text:p>0,49191660620686</text:p>
          </table:table-cell>
          <table:table-cell table:style-name="ce2" office:value-type="float" office:value="0.519140781230429" calcext:value-type="float">
            <text:p>0,519140781230429</text:p>
          </table:table-cell>
          <table:table-cell table:style-name="ce2" office:value-type="float" office:value="0.57732627977312" calcext:value-type="float">
            <text:p>0,577326279773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TurdMeru-ab-m-10mn-haz-cos-r500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500" calcext:value-type="float">
            <text:p>500</text:p>
          </table:table-cell>
          <table:table-cell table:style-name="ce6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46" calcext:value-type="date">
            <text:p>2024-04-27 18:43:06</text:p>
          </table:table-cell>
          <table:table-cell office:value-type="float" office:value="1.131323" calcext:value-type="float">
            <text:p>1,131323</text:p>
          </table:table-cell>
          <table:table-cell table:style-name="ce4" office:value-type="string" calcext:value-type="string">
            <text:p>TurdMeru-ab-m-10mn-haz-cos-r500-xfv_wbr1</text:p>
          </table:table-cell>
          <table:table-cell office:value-type="float" office:value="390" calcext:value-type="float">
            <text:p>39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52632" calcext:value-type="float">
            <text:p>2,052632</text:p>
          </table:table-cell>
          <table:table-cell office:value-type="float" office:value="0.05582266" calcext:value-type="float">
            <text:p>0,05582266</text:p>
          </table:table-cell>
          <table:table-cell office:value-type="float" office:value="1.837465" calcext:value-type="float">
            <text:p>1,837465</text:p>
          </table:table-cell>
          <table:table-cell office:value-type="float" office:value="2.292994" calcext:value-type="float">
            <text:p>2,29299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97.5" calcext:value-type="float">
            <text:p>97,5</text:p>
          </table:table-cell>
          <table:table-cell office:value-type="float" office:value="2" calcext:value-type="float">
            <text:p>2</text:p>
          </table:table-cell>
          <table:table-cell office:value-type="float" office:value="10.4949999999999" calcext:value-type="float">
            <text:p>10,4949999999999</text:p>
          </table:table-cell>
          <table:table-cell office:value-type="float" office:value="4597.523" calcext:value-type="float">
            <text:p>4597,523</text:p>
          </table:table-cell>
          <table:table-cell table:style-name="ce7" office:value-type="float" office:value="0.04526669" calcext:value-type="float">
            <text:p>0,04526669</text:p>
          </table:table-cell>
          <table:table-cell office:value-type="float" office:value="0.01990962" calcext:value-type="float">
            <text:p>0,01990962</text:p>
          </table:table-cell>
          <table:table-cell office:value-type="float" office:value="0.02871233" calcext:value-type="float">
            <text:p>0,02871233</text:p>
          </table:table-cell>
          <table:table-cell office:value-type="float" office:value="0.04526669" calcext:value-type="float">
            <text:p>0,04526669</text:p>
          </table:table-cell>
          <table:table-cell office:value-type="float" office:value="0.000076735" calcext:value-type="float">
            <text:p>0,000076735</text:p>
          </table:table-cell>
          <table:table-cell office:value-type="float" office:value="0.08310114" calcext:value-type="float">
            <text:p>0,08310114</text:p>
          </table:table-cell>
          <table:table-cell office:value-type="float" office:value="0.00006518661" calcext:value-type="float">
            <text:p>0,00006518661</text:p>
          </table:table-cell>
          <table:table-cell office:value-type="float" office:value="0.00009032929" calcext:value-type="float">
            <text:p>0,00009032929</text:p>
          </table:table-cell>
          <table:table-cell office:value-type="float" office:value="388" calcext:value-type="float">
            <text:p>388</text:p>
          </table:table-cell>
          <table:table-cell office:value-type="float" office:value="0.1042549" calcext:value-type="float">
            <text:p>0,1042549</text:p>
          </table:table-cell>
          <table:table-cell office:value-type="float" office:value="0.08310113" calcext:value-type="float">
            <text:p>0,08310113</text:p>
          </table:table-cell>
          <table:table-cell office:value-type="float" office:value="0.08856484" calcext:value-type="float">
            <text:p>0,08856484</text:p>
          </table:table-cell>
          <table:table-cell office:value-type="float" office:value="0.1227246" calcext:value-type="float">
            <text:p>0,1227246</text:p>
          </table:table-cell>
          <table:table-cell office:value-type="float" office:value="388" calcext:value-type="float">
            <text:p>388</text:p>
          </table:table-cell>
          <table:table-cell office:value-type="float" office:value="161.4426" calcext:value-type="float">
            <text:p>161,4426</text:p>
          </table:table-cell>
          <table:table-cell office:value-type="float" office:value="0.04155056" calcext:value-type="float">
            <text:p>0,04155056</text:p>
          </table:table-cell>
          <table:table-cell office:value-type="float" office:value="148.7836" calcext:value-type="float">
            <text:p>148,7836</text:p>
          </table:table-cell>
          <table:table-cell office:value-type="float" office:value="175.1788" calcext:value-type="float">
            <text:p>175,1788</text:p>
          </table:table-cell>
          <table:table-cell office:value-type="float" office:value="388" calcext:value-type="float">
            <text:p>388</text:p>
          </table:table-cell>
          <table:table-cell office:value-type="float" office:value="4597.554" calcext:value-type="float">
            <text:p>4597,554</text:p>
          </table:table-cell>
          <table:table-cell office:value-type="float" office:value="4605.455" calcext:value-type="float">
            <text:p>4605,455</text:p>
          </table:table-cell>
          <table:table-cell office:value-type="float" office:value="-2296.761" calcext:value-type="float">
            <text:p>-2296,761</text:p>
          </table:table-cell>
          <table:table-cell table:style-name="ce8" office:value-type="float" office:value="0.2498132" calcext:value-type="float">
            <text:p>0,2498132</text:p>
          </table:table-cell>
          <table:table-cell table:number-columns-repeated="2" office:value-type="float" office:value="0.3" calcext:value-type="float">
            <text:p>0,3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9.523" calcext:value-type="float">
            <text:p>4599,523</text:p>
          </table:table-cell>
          <table:table-cell office:value-type="float" office:value="1" calcext:value-type="float">
            <text:p>1</text:p>
          </table:table-cell>
          <table:table-cell office:value-type="float" office:value="2.117442" calcext:value-type="float">
            <text:p>2,117442</text:p>
          </table:table-cell>
          <table:table-cell office:value-type="float" office:value="1.771825" calcext:value-type="float">
            <text:p>1,771825</text:p>
          </table:table-cell>
          <table:table-cell office:value-type="float" office:value="1.512922" calcext:value-type="float">
            <text:p>1,512922</text:p>
          </table:table-cell>
          <table:table-cell office:value-type="float" office:value="21.17442" calcext:value-type="float">
            <text:p>21,17442</text:p>
          </table:table-cell>
          <table:table-cell office:value-type="float" office:value="28.3492" calcext:value-type="float">
            <text:p>28,3492</text:p>
          </table:table-cell>
          <table:table-cell office:value-type="float" office:value="39.33596" calcext:value-type="float">
            <text:p>39,3359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0.919" calcext:value-type="float">
            <text:p>110,919</text:p>
          </table:table-cell>
          <table:table-cell office:value-type="float" office:value="3.167201" calcext:value-type="float">
            <text:p>3,167201</text:p>
          </table:table-cell>
          <table:table-cell table:style-name="ce6" table:number-columns-repeated="3"/>
          <table:table-cell office:value-type="float" office:value="0.2506829" calcext:value-type="float">
            <text:p>0,2506829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2506829" calcext:value-type="float">
            <text:p>0,2506829</text:p>
          </table:table-cell>
          <table:table-cell office:value-type="float" office:value="0.0177988" calcext:value-type="float">
            <text:p>0,0177988</text:p>
          </table:table-cell>
          <table:table-cell table:style-name="ce9" office:value-type="float" office:value="0.1001098" calcext:value-type="float">
            <text:p>0,1001098</text:p>
          </table:table-cell>
          <table:table-cell office:value-type="float" office:value="0.2060118" calcext:value-type="float">
            <text:p>0,2060118</text:p>
          </table:table-cell>
          <table:table-cell office:value-type="float" office:value="0.3050402" calcext:value-type="float">
            <text:p>0,305040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602" calcext:value-type="float">
            <text:p>602</text:p>
          </table:table-cell>
          <table:table-cell office:value-type="float" office:value="0.1001098" calcext:value-type="float">
            <text:p>0,1001098</text:p>
          </table:table-cell>
          <table:table-cell office:value-type="float" office:value="494" calcext:value-type="float">
            <text:p>494</text:p>
          </table:table-cell>
          <table:table-cell office:value-type="float" office:value="732" calcext:value-type="float">
            <text:p>732</text:p>
          </table:table-cell>
          <table:table-cell office:value-type="float" office:value="446.1447" calcext:value-type="float">
            <text:p>446,1447</text:p>
          </table:table-cell>
          <table:table-cell office:value-type="float" office:value="0.366005273589877" calcext:value-type="float">
            <text:p>0,366005273589877</text:p>
          </table:table-cell>
          <table:table-cell office:value-type="float" office:value="0.38544981737466" calcext:value-type="float">
            <text:p>0,38544981737466</text:p>
          </table:table-cell>
          <table:table-cell office:value-type="float" office:value="0.390312029836242" calcext:value-type="float">
            <text:p>0,390312029836242</text:p>
          </table:table-cell>
          <table:table-cell office:value-type="float" office:value="0.307222269269166" calcext:value-type="float">
            <text:p>0,307222269269166</text:p>
          </table:table-cell>
          <table:table-cell office:value-type="float" office:value="0.371431717436577" calcext:value-type="float">
            <text:p>0,371431717436577</text:p>
          </table:table-cell>
          <table:table-cell office:value-type="float" office:value="0.428526427573635" calcext:value-type="float">
            <text:p>0,428526427573635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TurdMeru-ab-m-10mn-hno-cos-r600-m1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.92857962277939" calcext:value-type="float">
            <text:p>2,92857962277939</text:p>
          </table:table-cell>
          <table:table-cell table:style-name="ce2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8" calcext:value-type="float">
            <text:p>18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45" calcext:value-type="date">
            <text:p>2024-04-27 18:43:06</text:p>
          </table:table-cell>
          <table:table-cell table:style-name="ce2" office:value-type="float" office:value="1.240044" calcext:value-type="float">
            <text:p>1,240044</text:p>
          </table:table-cell>
          <table:table-cell table:style-name="ce3" office:value-type="string" calcext:value-type="string">
            <text:p>TurdMeru-ab-m-10mn-hno-cos-r600-m18-1xn998yc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.073684" calcext:value-type="float">
            <text:p>2,073684</text:p>
          </table:table-cell>
          <table:table-cell table:style-name="ce2" office:value-type="float" office:value="0.05542871" calcext:value-type="float">
            <text:p>0,05542871</text:p>
          </table:table-cell>
          <table:table-cell table:style-name="ce2" office:value-type="float" office:value="1.85776" calcext:value-type="float">
            <text:p>1,85776</text:p>
          </table:table-cell>
          <table:table-cell table:style-name="ce2" office:value-type="float" office:value="2.314705" calcext:value-type="float">
            <text:p>2,31470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98.5" calcext:value-type="float">
            <text:p>98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71.228" calcext:value-type="float">
            <text:p>4671,228</text:p>
          </table:table-cell>
          <table:table-cell table:style-name="ce8" office:value-type="float" office:value="0.4552478" calcext:value-type="float">
            <text:p>0,4552478</text:p>
          </table:table-cell>
          <table:table-cell table:style-name="ce2" office:value-type="float" office:value="0.4552478" calcext:value-type="float">
            <text:p>0,4552478</text:p>
          </table:table-cell>
          <table:table-cell table:style-name="ce5" table:number-columns-repeated="2"/>
          <table:table-cell table:style-name="ce2" office:value-type="float" office:value="0.00007657615" calcext:value-type="float">
            <text:p>0,00007657615</text:p>
          </table:table-cell>
          <table:table-cell table:style-name="ce2" office:value-type="float" office:value="0.04867864" calcext:value-type="float">
            <text:p>0,04867864</text:p>
          </table:table-cell>
          <table:table-cell table:style-name="ce2" office:value-type="float" office:value="0.00006959122" calcext:value-type="float">
            <text:p>0,00006959122</text:p>
          </table:table-cell>
          <table:table-cell table:style-name="ce2" office:value-type="float" office:value="0.00008426217" calcext:value-type="float">
            <text:p>0,0000842621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.07254942" calcext:value-type="float">
            <text:p>0,07254942</text:p>
          </table:table-cell>
          <table:table-cell table:style-name="ce2" office:value-type="float" office:value="0.04867864" calcext:value-type="float">
            <text:p>0,04867864</text:p>
          </table:table-cell>
          <table:table-cell table:style-name="ce2" office:value-type="float" office:value="0.06593179" calcext:value-type="float">
            <text:p>0,06593179</text:p>
          </table:table-cell>
          <table:table-cell table:style-name="ce2" office:value-type="float" office:value="0.07983126" calcext:value-type="float">
            <text:p>0,07983126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61.61" calcext:value-type="float">
            <text:p>161,61</text:p>
          </table:table-cell>
          <table:table-cell table:style-name="ce2" office:value-type="float" office:value="0.02433932" calcext:value-type="float">
            <text:p>0,02433932</text:p>
          </table:table-cell>
          <table:table-cell table:style-name="ce2" office:value-type="float" office:value="154.0598" calcext:value-type="float">
            <text:p>154,0598</text:p>
          </table:table-cell>
          <table:table-cell table:style-name="ce2" office:value-type="float" office:value="169.5302" calcext:value-type="float">
            <text:p>169,530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671.258" calcext:value-type="float">
            <text:p>4671,258</text:p>
          </table:table-cell>
          <table:table-cell table:style-name="ce2" office:value-type="float" office:value="4679.181" calcext:value-type="float">
            <text:p>4679,181</text:p>
          </table:table-cell>
          <table:table-cell table:style-name="ce2" office:value-type="float" office:value="-2333.614" calcext:value-type="float">
            <text:p>-2333,614</text:p>
          </table:table-cell>
          <table:table-cell table:style-name="ce7" office:value-type="float" office:value="0.07291953" calcext:value-type="float">
            <text:p>0,07291953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1" calcext:value-type="float">
            <text:p>0,1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73.228" calcext:value-type="float">
            <text:p>4673,2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909178" calcext:value-type="float">
            <text:p>0,8909178</text:p>
          </table:table-cell>
          <table:table-cell table:style-name="ce5" table:number-columns-repeated="2"/>
          <table:table-cell table:style-name="ce2" office:value-type="float" office:value="12.90408" calcext:value-type="float">
            <text:p>12,90408</text:p>
          </table:table-cell>
          <table:table-cell table:style-name="ce5" table:number-columns-repeated="2"/>
          <table:table-cell table:style-name="ce2" office:value-type="float" office:value="13" calcext:value-type="float">
            <text:p>13</text:p>
          </table:table-cell>
          <table:table-cell table:style-name="ce5" table:number-columns-repeated="2"/>
          <table:table-cell table:style-name="ce2" office:value-type="float" office:value="153.0156" calcext:value-type="float">
            <text:p>153,0156</text:p>
          </table:table-cell>
          <table:table-cell table:style-name="ce2" office:value-type="float" office:value="0.5988375" calcext:value-type="float">
            <text:p>0,5988375</text:p>
          </table:table-cell>
          <table:table-cell table:style-name="ce5" table:number-columns-repeated="3"/>
          <table:table-cell table:style-name="ce2" office:value-type="float" office:value="0.2527297" calcext:value-type="float">
            <text:p>0,2527297</text:p>
          </table:table-cell>
          <table:table-cell table:style-name="ce2" office:value-type="float" office:value="0.07376958" calcext:value-type="float">
            <text:p>0,07376958</text:p>
          </table:table-cell>
          <table:table-cell table:style-name="ce2" office:value-type="float" office:value="0.2186029" calcext:value-type="float">
            <text:p>0,2186029</text:p>
          </table:table-cell>
          <table:table-cell table:style-name="ce2" office:value-type="float" office:value="0.2921841" calcext:value-type="float">
            <text:p>0,2921841</text:p>
          </table:table-cell>
          <table:table-cell table:style-name="ce2" office:value-type="float" office:value="260.4991" calcext:value-type="float">
            <text:p>260,4991</text:p>
          </table:table-cell>
          <table:table-cell table:style-name="ce2" office:value-type="float" office:value="0.2527297" calcext:value-type="float">
            <text:p>0,2527297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07376958" calcext:value-type="float">
            <text:p>0,07376958</text:p>
          </table:table-cell>
          <table:table-cell table:style-name="ce2" office:value-type="float" office:value="0.2186029" calcext:value-type="float">
            <text:p>0,2186029</text:p>
          </table:table-cell>
          <table:table-cell table:style-name="ce2" office:value-type="float" office:value="0.2921841" calcext:value-type="float">
            <text:p>0,2921841</text:p>
          </table:table-cell>
          <table:table-cell table:style-name="ce2" office:value-type="float" office:value="260.4991" calcext:value-type="float">
            <text:p>260,4991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0.07376958" calcext:value-type="float">
            <text:p>0,07376958</text:p>
          </table:table-cell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260.4991" calcext:value-type="float">
            <text:p>260,4991</text:p>
          </table:table-cell>
          <table:table-cell table:style-name="ce2" office:value-type="float" office:value="0.333564448001993" calcext:value-type="float">
            <text:p>0,333564448001993</text:p>
          </table:table-cell>
          <table:table-cell table:style-name="ce2" office:value-type="float" office:value="0.37348731491394" calcext:value-type="float">
            <text:p>0,37348731491394</text:p>
          </table:table-cell>
          <table:table-cell table:style-name="ce2" office:value-type="float" office:value="0.375652334297374" calcext:value-type="float">
            <text:p>0,375652334297374</text:p>
          </table:table-cell>
          <table:table-cell table:style-name="ce2" office:value-type="float" office:value="0.383759925545675" calcext:value-type="float">
            <text:p>0,383759925545675</text:p>
          </table:table-cell>
          <table:table-cell table:style-name="ce2" office:value-type="float" office:value="0.313098797417282" calcext:value-type="float">
            <text:p>0,313098797417282</text:p>
          </table:table-cell>
          <table:table-cell table:style-name="ce2" office:value-type="float" office:value="0.416846808409429" calcext:value-type="float">
            <text:p>0,4168468084094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TurdMeru-ab-m-10mn-haz-cos-r600-m18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52" calcext:value-type="date">
            <text:p>2024-04-27 18:43:06</text:p>
          </table:table-cell>
          <table:table-cell office:value-type="float" office:value="1.296425" calcext:value-type="float">
            <text:p>1,296425</text:p>
          </table:table-cell>
          <table:table-cell table:style-name="ce4" office:value-type="string" calcext:value-type="string">
            <text:p>TurdMeru-ab-m-10mn-haz-cos-r600-m18-4y190xy3</text:p>
          </table:table-cell>
          <table:table-cell office:value-type="float" office:value="394" calcext:value-type="float">
            <text:p>394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73684" calcext:value-type="float">
            <text:p>2,073684</text:p>
          </table:table-cell>
          <table:table-cell office:value-type="float" office:value="0.05542871" calcext:value-type="float">
            <text:p>0,05542871</text:p>
          </table:table-cell>
          <table:table-cell office:value-type="float" office:value="1.85776" calcext:value-type="float">
            <text:p>1,85776</text:p>
          </table:table-cell>
          <table:table-cell office:value-type="float" office:value="2.314705" calcext:value-type="float">
            <text:p>2,3147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98.5" calcext:value-type="float">
            <text:p>98,5</text:p>
          </table:table-cell>
          <table:table-cell office:value-type="float" office:value="2" calcext:value-type="float">
            <text:p>2</text:p>
          </table:table-cell>
          <table:table-cell office:value-type="float" office:value="11.3890000000001" calcext:value-type="float">
            <text:p>11,3890000000001</text:p>
          </table:table-cell>
          <table:table-cell office:value-type="float" office:value="4682.617" calcext:value-type="float">
            <text:p>4682,617</text:p>
          </table:table-cell>
          <table:table-cell table:style-name="ce7" office:value-type="float" office:value="0.09187245" calcext:value-type="float">
            <text:p>0,09187245</text:p>
          </table:table-cell>
          <table:table-cell office:value-type="float" office:value="0.09187245" calcext:value-type="float">
            <text:p>0,09187245</text:p>
          </table:table-cell>
          <table:table-cell table:style-name="ce6" table:number-columns-repeated="2"/>
          <table:table-cell office:value-type="float" office:value="0.00007271031" calcext:value-type="float">
            <text:p>0,00007271031</text:p>
          </table:table-cell>
          <table:table-cell office:value-type="float" office:value="0.07763218" calcext:value-type="float">
            <text:p>0,07763218</text:p>
          </table:table-cell>
          <table:table-cell office:value-type="float" office:value="0.00006243243" calcext:value-type="float">
            <text:p>0,00006243243</text:p>
          </table:table-cell>
          <table:table-cell office:value-type="float" office:value="0.00008468018" calcext:value-type="float">
            <text:p>0,00008468018</text:p>
          </table:table-cell>
          <table:table-cell office:value-type="float" office:value="392" calcext:value-type="float">
            <text:p>392</text:p>
          </table:table-cell>
          <table:table-cell office:value-type="float" office:value="0.0764067" calcext:value-type="float">
            <text:p>0,0764067</text:p>
          </table:table-cell>
          <table:table-cell office:value-type="float" office:value="0.07763219" calcext:value-type="float">
            <text:p>0,07763219</text:p>
          </table:table-cell>
          <table:table-cell office:value-type="float" office:value="0.06560632" calcext:value-type="float">
            <text:p>0,06560632</text:p>
          </table:table-cell>
          <table:table-cell office:value-type="float" office:value="0.08898509" calcext:value-type="float">
            <text:p>0,08898509</text:p>
          </table:table-cell>
          <table:table-cell office:value-type="float" office:value="392" calcext:value-type="float">
            <text:p>392</text:p>
          </table:table-cell>
          <table:table-cell office:value-type="float" office:value="165.8506" calcext:value-type="float">
            <text:p>165,8506</text:p>
          </table:table-cell>
          <table:table-cell office:value-type="float" office:value="0.03881609" calcext:value-type="float">
            <text:p>0,03881609</text:p>
          </table:table-cell>
          <table:table-cell office:value-type="float" office:value="153.6692" calcext:value-type="float">
            <text:p>153,6692</text:p>
          </table:table-cell>
          <table:table-cell office:value-type="float" office:value="178.9976" calcext:value-type="float">
            <text:p>178,9976</text:p>
          </table:table-cell>
          <table:table-cell office:value-type="float" office:value="392" calcext:value-type="float">
            <text:p>392</text:p>
          </table:table-cell>
          <table:table-cell office:value-type="float" office:value="4682.647" calcext:value-type="float">
            <text:p>4682,647</text:p>
          </table:table-cell>
          <table:table-cell office:value-type="float" office:value="4690.569" calcext:value-type="float">
            <text:p>4690,569</text:p>
          </table:table-cell>
          <table:table-cell office:value-type="float" office:value="-2339.308" calcext:value-type="float">
            <text:p>-2339,308</text:p>
          </table:table-cell>
          <table:table-cell table:style-name="ce7" office:value-type="float" office:value="0.186309" calcext:value-type="float">
            <text:p>0,186309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4.617" calcext:value-type="float">
            <text:p>4684,617</text:p>
          </table:table-cell>
          <table:table-cell office:value-type="float" office:value="1" calcext:value-type="float">
            <text:p>1</text:p>
          </table:table-cell>
          <table:table-cell office:value-type="float" office:value="1.509961" calcext:value-type="float">
            <text:p>1,509961</text:p>
          </table:table-cell>
          <table:table-cell table:style-name="ce6" table:number-columns-repeated="2"/>
          <table:table-cell office:value-type="float" office:value="22.64941" calcext:value-type="float">
            <text:p>22,64941</text:p>
          </table:table-cell>
          <table:table-cell table:style-name="ce6" table:number-columns-repeated="2"/>
          <table:table-cell office:value-type="float" office:value="15" calcext:value-type="float">
            <text:p>15</text:p>
          </table:table-cell>
          <table:table-cell table:style-name="ce6" table:number-columns-repeated="2"/>
          <table:table-cell office:value-type="float" office:value="116.4848" calcext:value-type="float">
            <text:p>116,4848</text:p>
          </table:table-cell>
          <table:table-cell office:value-type="float" office:value="3.37049" calcext:value-type="float">
            <text:p>3,37049</text:p>
          </table:table-cell>
          <table:table-cell table:style-name="ce6" table:number-columns-repeated="3"/>
          <table:table-cell office:value-type="float" office:value="0.239971" calcext:value-type="float">
            <text:p>0,239971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239971" calcext:value-type="float">
            <text:p>0,239971</text:p>
          </table:table-cell>
          <table:table-cell office:value-type="float" office:value="0.02161961" calcext:value-type="float">
            <text:p>0,02161961</text:p>
          </table:table-cell>
          <table:table-cell table:style-name="ce9" office:value-type="float" office:value="0.09538919" calcext:value-type="float">
            <text:p>0,09538919</text:p>
          </table:table-cell>
          <table:table-cell office:value-type="float" office:value="0.1990302" calcext:value-type="float">
            <text:p>0,1990302</text:p>
          </table:table-cell>
          <table:table-cell office:value-type="float" office:value="0.2893333" calcext:value-type="float">
            <text:p>0,2893333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576" calcext:value-type="float">
            <text:p>576</text:p>
          </table:table-cell>
          <table:table-cell office:value-type="float" office:value="0.09538919" calcext:value-type="float">
            <text:p>0,09538919</text:p>
          </table:table-cell>
          <table:table-cell office:value-type="float" office:value="478" calcext:value-type="float">
            <text:p>478</text:p>
          </table:table-cell>
          <table:table-cell office:value-type="float" office:value="694" calcext:value-type="float">
            <text:p>694</text:p>
          </table:table-cell>
          <table:table-cell office:value-type="float" office:value="431.1749" calcext:value-type="float">
            <text:p>431,1749</text:p>
          </table:table-cell>
          <table:table-cell office:value-type="float" office:value="0.33293940173868" calcext:value-type="float">
            <text:p>0,33293940173868</text:p>
          </table:table-cell>
          <table:table-cell office:value-type="float" office:value="0.355129511442995" calcext:value-type="float">
            <text:p>0,355129511442995</text:p>
          </table:table-cell>
          <table:table-cell office:value-type="float" office:value="0.359349174569348" calcext:value-type="float">
            <text:p>0,359349174569348</text:p>
          </table:table-cell>
          <table:table-cell office:value-type="float" office:value="0.308817609441298" calcext:value-type="float">
            <text:p>0,308817609441298</text:p>
          </table:table-cell>
          <table:table-cell office:value-type="float" office:value="0.334055449494451" calcext:value-type="float">
            <text:p>0,334055449494451</text:p>
          </table:table-cell>
          <table:table-cell office:value-type="float" office:value="0.398732891327186" calcext:value-type="float">
            <text:p>0,398732891327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urdus merula</text:p>
          </table:table-cell>
          <table:table-cell table:style-name="ce3" office:value-type="string" calcext:value-type="string">
            <text:p>a+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TurdMeru-ab-m-10mn-hno-cos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.92857962277939" calcext:value-type="float">
            <text:p>2,92857962277939</text:p>
          </table:table-cell>
          <table:table-cell table:style-name="ce2" office:value-type="float" office:value="785.995389460555" calcext:value-type="float">
            <text:p>785,99538946055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number-columns-repeated="3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6.42" calcext:value-type="date">
            <text:p>2024-04-27 18:43:06</text:p>
          </table:table-cell>
          <table:table-cell table:style-name="ce2" office:value-type="float" office:value="1.460017" calcext:value-type="float">
            <text:p>1,460017</text:p>
          </table:table-cell>
          <table:table-cell table:style-name="ce3" office:value-type="string" calcext:value-type="string">
            <text:p>TurdMeru-ab-m-10mn-hno-cos-w_9sqaqu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.105263" calcext:value-type="float">
            <text:p>2,105263</text:p>
          </table:table-cell>
          <table:table-cell table:style-name="ce2" office:value-type="float" office:value="0.0565928" calcext:value-type="float">
            <text:p>0,0565928</text:p>
          </table:table-cell>
          <table:table-cell table:style-name="ce2" office:value-type="float" office:value="1.881707" calcext:value-type="float">
            <text:p>1,881707</text:p>
          </table:table-cell>
          <table:table-cell table:style-name="ce2" office:value-type="float" office:value="2.355379" calcext:value-type="float">
            <text:p>2,35537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5.9954" calcext:value-type="float">
            <text:p>785,99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03.894" calcext:value-type="float">
            <text:p>4803,894</text:p>
          </table:table-cell>
          <table:table-cell table:style-name="ce7" office:value-type="float" office:value="0.09155095" calcext:value-type="float">
            <text:p>0,09155095</text:p>
          </table:table-cell>
          <table:table-cell table:style-name="ce2" office:value-type="float" office:value="0.02694368" calcext:value-type="float">
            <text:p>0,02694368</text:p>
          </table:table-cell>
          <table:table-cell table:style-name="ce2" office:value-type="float" office:value="0.3513441" calcext:value-type="float">
            <text:p>0,3513441</text:p>
          </table:table-cell>
          <table:table-cell table:style-name="ce2" office:value-type="float" office:value="0.09155095" calcext:value-type="float">
            <text:p>0,09155095</text:p>
          </table:table-cell>
          <table:table-cell table:style-name="ce2" office:value-type="float" office:value="0.00007837464" calcext:value-type="float">
            <text:p>0,00007837464</text:p>
          </table:table-cell>
          <table:table-cell table:style-name="ce2" office:value-type="float" office:value="0.05445329" calcext:value-type="float">
            <text:p>0,05445329</text:p>
          </table:table-cell>
          <table:table-cell table:style-name="ce2" office:value-type="float" office:value="0.00007042343" calcext:value-type="float">
            <text:p>0,00007042343</text:p>
          </table:table-cell>
          <table:table-cell table:style-name="ce2" office:value-type="float" office:value="0.0000872236" calcext:value-type="float">
            <text:p>0,000087223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0.04130612" calcext:value-type="float">
            <text:p>0,04130612</text:p>
          </table:table-cell>
          <table:table-cell table:style-name="ce2" office:value-type="float" office:value="0.05445329" calcext:value-type="float">
            <text:p>0,05445329</text:p>
          </table:table-cell>
          <table:table-cell table:style-name="ce2" office:value-type="float" office:value="0.03711556" calcext:value-type="float">
            <text:p>0,03711556</text:p>
          </table:table-cell>
          <table:table-cell table:style-name="ce2" office:value-type="float" office:value="0.04596983" calcext:value-type="float">
            <text:p>0,04596983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59.745" calcext:value-type="float">
            <text:p>159,745</text:p>
          </table:table-cell>
          <table:table-cell table:style-name="ce2" office:value-type="float" office:value="0.02722664" calcext:value-type="float">
            <text:p>0,02722664</text:p>
          </table:table-cell>
          <table:table-cell table:style-name="ce2" office:value-type="float" office:value="151.4207" calcext:value-type="float">
            <text:p>151,4207</text:p>
          </table:table-cell>
          <table:table-cell table:style-name="ce2" office:value-type="float" office:value="168.5269" calcext:value-type="float">
            <text:p>168,5269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803.995" calcext:value-type="float">
            <text:p>4803,995</text:p>
          </table:table-cell>
          <table:table-cell table:style-name="ce2" office:value-type="float" office:value="4819.859" calcext:value-type="float">
            <text:p>4819,859</text:p>
          </table:table-cell>
          <table:table-cell table:style-name="ce2" office:value-type="float" office:value="-2397.947" calcext:value-type="float">
            <text:p>-2397,947</text:p>
          </table:table-cell>
          <table:table-cell table:style-name="ce7" office:value-type="float" office:value="0.1553742" calcext:value-type="float">
            <text:p>0,1553742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15" calcext:value-type="float">
            <text:p>0,15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05.894" calcext:value-type="float">
            <text:p>4805,8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39811" calcext:value-type="float">
            <text:p>2,39811</text:p>
          </table:table-cell>
          <table:table-cell table:style-name="ce2" office:value-type="float" office:value="1.255324" calcext:value-type="float">
            <text:p>1,255324</text:p>
          </table:table-cell>
          <table:table-cell table:style-name="ce2" office:value-type="float" office:value="1.329478" calcext:value-type="float">
            <text:p>1,329478</text:p>
          </table:table-cell>
          <table:table-cell table:style-name="ce2" office:value-type="float" office:value="15.80655" calcext:value-type="float">
            <text:p>15,80655</text:p>
          </table:table-cell>
          <table:table-cell table:style-name="ce2" office:value-type="float" office:value="14.32524" calcext:value-type="float">
            <text:p>14,32524</text:p>
          </table:table-cell>
          <table:table-cell table:style-name="ce2" office:value-type="float" office:value="31.22762" calcext:value-type="float">
            <text:p>31,2276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5.8237" calcext:value-type="float">
            <text:p>195,8237</text:p>
          </table:table-cell>
          <table:table-cell table:style-name="ce2" office:value-type="float" office:value="1.079137" calcext:value-type="float">
            <text:p>1,079137</text:p>
          </table:table-cell>
          <table:table-cell table:style-name="ce2" office:value-type="float" office:value="-0.07274303" calcext:value-type="float">
            <text:p>-0,07274303</text:p>
          </table:table-cell>
          <table:table-cell table:style-name="ce2" office:value-type="float" office:value="0.3570453" calcext:value-type="float">
            <text:p>0,3570453</text:p>
          </table:table-cell>
          <table:table-cell table:style-name="ce5"/>
          <table:table-cell table:style-name="ce2" office:value-type="float" office:value="0.2626045" calcext:value-type="float">
            <text:p>0,2626045</text:p>
          </table:table-cell>
          <table:table-cell table:style-name="ce2" office:value-type="float" office:value="0.07853602" calcext:value-type="float">
            <text:p>0,07853602</text:p>
          </table:table-cell>
          <table:table-cell table:style-name="ce2" office:value-type="float" office:value="0.2250491" calcext:value-type="float">
            <text:p>0,2250491</text:p>
          </table:table-cell>
          <table:table-cell table:style-name="ce2" office:value-type="float" office:value="0.3064269" calcext:value-type="float">
            <text:p>0,3064269</text:p>
          </table:table-cell>
          <table:table-cell table:style-name="ce2" office:value-type="float" office:value="292.2411" calcext:value-type="float">
            <text:p>292,2411</text:p>
          </table:table-cell>
          <table:table-cell table:style-name="ce2" office:value-type="float" office:value="0.2626045" calcext:value-type="float">
            <text:p>0,2626045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07853602" calcext:value-type="float">
            <text:p>0,07853602</text:p>
          </table:table-cell>
          <table:table-cell table:style-name="ce2" office:value-type="float" office:value="0.2250491" calcext:value-type="float">
            <text:p>0,2250491</text:p>
          </table:table-cell>
          <table:table-cell table:style-name="ce2" office:value-type="float" office:value="0.3064269" calcext:value-type="float">
            <text:p>0,3064269</text:p>
          </table:table-cell>
          <table:table-cell table:style-name="ce2" office:value-type="float" office:value="292.2411" calcext:value-type="float">
            <text:p>292,2411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0.07853602" calcext:value-type="float">
            <text:p>0,07853602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292.2411" calcext:value-type="float">
            <text:p>292,2411</text:p>
          </table:table-cell>
          <table:table-cell table:style-name="ce2" office:value-type="float" office:value="0.32982467325354" calcext:value-type="float">
            <text:p>0,32982467325354</text:p>
          </table:table-cell>
          <table:table-cell table:style-name="ce2" office:value-type="float" office:value="0.331740023561963" calcext:value-type="float">
            <text:p>0,331740023561963</text:p>
          </table:table-cell>
          <table:table-cell table:style-name="ce2" office:value-type="float" office:value="0.327316042164396" calcext:value-type="float">
            <text:p>0,327316042164396</text:p>
          </table:table-cell>
          <table:table-cell table:style-name="ce2" office:value-type="float" office:value="0.284111635703312" calcext:value-type="float">
            <text:p>0,284111635703312</text:p>
          </table:table-cell>
          <table:table-cell table:style-name="ce2" office:value-type="float" office:value="0.30130963965603" calcext:value-type="float">
            <text:p>0,30130963965603</text:p>
          </table:table-cell>
          <table:table-cell table:style-name="ce2" office:value-type="float" office:value="0.368476950795291" calcext:value-type="float">
            <text:p>0,36847695079529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dus merula</text:p>
          </table:table-cell>
          <table:table-cell table:style-name="ce4" office:value-type="string" calcext:value-type="string">
            <text:p>a+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TurdMeru-ab-m-10mn-haz-cos</text:p>
          </table:table-cell>
          <table:table-cell office:value-type="float" office:value="400" calcext:value-type="float">
            <text:p>400</text:p>
          </table:table-cell>
          <table:table-cell office:value-type="float" office:value="2.92857962277939" calcext:value-type="float">
            <text:p>2,92857962277939</text:p>
          </table:table-cell>
          <table:table-cell office:value-type="float" office:value="785.995389460555" calcext:value-type="float">
            <text:p>785,99538946055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3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45" calcext:value-type="date">
            <text:p>2024-04-27 18:43:06</text:p>
          </table:table-cell>
          <table:table-cell office:value-type="float" office:value="1.20835" calcext:value-type="float">
            <text:p>1,20835</text:p>
          </table:table-cell>
          <table:table-cell table:style-name="ce4" office:value-type="string" calcext:value-type="string">
            <text:p>TurdMeru-ab-m-10mn-haz-cos-g7czkynx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.77599999999984" calcext:value-type="float">
            <text:p>5,77599999999984</text:p>
          </table:table-cell>
          <table:table-cell office:value-type="float" office:value="4809.67" calcext:value-type="float">
            <text:p>4809,67</text:p>
          </table:table-cell>
          <table:table-cell table:style-name="ce7" office:value-type="float" office:value="0.03111786" calcext:value-type="float">
            <text:p>0,03111786</text:p>
          </table:table-cell>
          <table:table-cell office:value-type="float" office:value="0.003696799" calcext:value-type="float">
            <text:p>0,003696799</text:p>
          </table:table-cell>
          <table:table-cell office:value-type="float" office:value="0.1691118" calcext:value-type="float">
            <text:p>0,1691118</text:p>
          </table:table-cell>
          <table:table-cell office:value-type="float" office:value="0.03111786" calcext:value-type="float">
            <text:p>0,03111786</text:p>
          </table:table-cell>
          <table:table-cell office:value-type="float" office:value="0.00007024525" calcext:value-type="float">
            <text:p>0,00007024525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0006063364" calcext:value-type="float">
            <text:p>0,00006063364</text:p>
          </table:table-cell>
          <table:table-cell office:value-type="float" office:value="0.00008138047" calcext:value-type="float">
            <text:p>0,00008138047</text:p>
          </table:table-cell>
          <table:table-cell office:value-type="float" office:value="398" calcext:value-type="float">
            <text:p>398</text:p>
          </table:table-cell>
          <table:table-cell office:value-type="float" office:value="0.04608643" calcext:value-type="float">
            <text:p>0,04608643</text:p>
          </table:table-cell>
          <table:table-cell office:value-type="float" office:value="0.07495083" calcext:value-type="float">
            <text:p>0,07495083</text:p>
          </table:table-cell>
          <table:table-cell office:value-type="float" office:value="0.03978046" calcext:value-type="float">
            <text:p>0,03978046</text:p>
          </table:table-cell>
          <table:table-cell office:value-type="float" office:value="0.05339202" calcext:value-type="float">
            <text:p>0,05339202</text:p>
          </table:table-cell>
          <table:table-cell office:value-type="float" office:value="398" calcext:value-type="float">
            <text:p>398</text:p>
          </table:table-cell>
          <table:table-cell office:value-type="float" office:value="168.7355" calcext:value-type="float">
            <text:p>168,7355</text:p>
          </table:table-cell>
          <table:table-cell office:value-type="float" office:value="0.03747541" calcext:value-type="float">
            <text:p>0,03747541</text:p>
          </table:table-cell>
          <table:table-cell office:value-type="float" office:value="156.755" calcext:value-type="float">
            <text:p>156,755</text:p>
          </table:table-cell>
          <table:table-cell office:value-type="float" office:value="181.6317" calcext:value-type="float">
            <text:p>181,6317</text:p>
          </table:table-cell>
          <table:table-cell office:value-type="float" office:value="398" calcext:value-type="float">
            <text:p>398</text:p>
          </table:table-cell>
          <table:table-cell office:value-type="float" office:value="4809.701" calcext:value-type="float">
            <text:p>4809,701</text:p>
          </table:table-cell>
          <table:table-cell office:value-type="float" office:value="4817.653" calcext:value-type="float">
            <text:p>4817,653</text:p>
          </table:table-cell>
          <table:table-cell office:value-type="float" office:value="-2402.835" calcext:value-type="float">
            <text:p>-2402,835</text:p>
          </table:table-cell>
          <table:table-cell table:style-name="ce7" office:value-type="float" office:value="0.1618546" calcext:value-type="float">
            <text:p>0,1618546</text:p>
          </table:table-cell>
          <table:table-cell table:number-columns-repeated="2" office:value-type="float" office:value="0.15" calcext:value-type="float">
            <text:p>0,15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1.67" calcext:value-type="float">
            <text:p>4811,67</text:p>
          </table:table-cell>
          <table:table-cell office:value-type="float" office:value="1" calcext:value-type="float">
            <text:p>1</text:p>
          </table:table-cell>
          <table:table-cell office:value-type="float" office:value="2.603246" calcext:value-type="float">
            <text:p>2,603246</text:p>
          </table:table-cell>
          <table:table-cell office:value-type="float" office:value="1.251367" calcext:value-type="float">
            <text:p>1,251367</text:p>
          </table:table-cell>
          <table:table-cell office:value-type="float" office:value="1.488367" calcext:value-type="float">
            <text:p>1,488367</text:p>
          </table:table-cell>
          <table:table-cell office:value-type="float" office:value="26.03246" calcext:value-type="float">
            <text:p>26,03246</text:p>
          </table:table-cell>
          <table:table-cell office:value-type="float" office:value="21.24967" calcext:value-type="float">
            <text:p>21,24967</text:p>
          </table:table-cell>
          <table:table-cell office:value-type="float" office:value="39.72496" calcext:value-type="float">
            <text:p>39,7249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18.973" calcext:value-type="float">
            <text:p>118,973</text:p>
          </table:table-cell>
          <table:table-cell office:value-type="float" office:value="3.463671" calcext:value-type="float">
            <text:p>3,463671</text:p>
          </table:table-cell>
          <table:table-cell table:style-name="ce6" table:number-columns-repeated="3"/>
          <table:table-cell office:value-type="float" office:value="0.2353659" calcext:value-type="float">
            <text:p>0,2353659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353659" calcext:value-type="float">
            <text:p>0,2353659</text:p>
          </table:table-cell>
          <table:table-cell office:value-type="float" office:value="0.01538082" calcext:value-type="float">
            <text:p>0,01538082</text:p>
          </table:table-cell>
          <table:table-cell table:style-name="ce9" office:value-type="float" office:value="0.09391684" calcext:value-type="float">
            <text:p>0,09391684</text:p>
          </table:table-cell>
          <table:table-cell office:value-type="float" office:value="0.1957689" calcext:value-type="float">
            <text:p>0,1957689</text:p>
          </table:table-cell>
          <table:table-cell office:value-type="float" office:value="0.2829719" calcext:value-type="float">
            <text:p>0,282971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565" calcext:value-type="float">
            <text:p>565</text:p>
          </table:table-cell>
          <table:table-cell office:value-type="float" office:value="0.09391684" calcext:value-type="float">
            <text:p>0,09391684</text:p>
          </table:table-cell>
          <table:table-cell office:value-type="float" office:value="470" calcext:value-type="float">
            <text:p>470</text:p>
          </table:table-cell>
          <table:table-cell office:value-type="float" office:value="679" calcext:value-type="float">
            <text:p>679</text:p>
          </table:table-cell>
          <table:table-cell office:value-type="float" office:value="415.4479" calcext:value-type="float">
            <text:p>415,4479</text:p>
          </table:table-cell>
          <table:table-cell office:value-type="float" office:value="0.269007402448618" calcext:value-type="float">
            <text:p>0,269007402448618</text:p>
          </table:table-cell>
          <table:table-cell office:value-type="float" office:value="0.294769109281396" calcext:value-type="float">
            <text:p>0,294769109281396</text:p>
          </table:table-cell>
          <table:table-cell office:value-type="float" office:value="0.298202757279152" calcext:value-type="float">
            <text:p>0,298202757279152</text:p>
          </table:table-cell>
          <table:table-cell office:value-type="float" office:value="0.231982852623277" calcext:value-type="float">
            <text:p>0,231982852623277</text:p>
          </table:table-cell>
          <table:table-cell office:value-type="float" office:value="0.278627676842695" calcext:value-type="float">
            <text:p>0,278627676842695</text:p>
          </table:table-cell>
          <table:table-cell office:value-type="float" office:value="0.337953967016854" calcext:value-type="float">
            <text:p>0,337953967016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LuscMega-b-m-5mn-haz-cos-l1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7.3" calcext:value-type="date">
            <text:p>2024-04-27 18:43:07</text:p>
          </table:table-cell>
          <table:table-cell table:style-name="ce2" office:value-type="float" office:value="0.895397" calcext:value-type="float">
            <text:p>0,895397</text:p>
          </table:table-cell>
          <table:table-cell table:style-name="ce3" office:value-type="string" calcext:value-type="string">
            <text:p>LuscMega-b-m-5mn-haz-cos-l10-y_hj6zta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606383" calcext:value-type="float">
            <text:p>0,606383</text:p>
          </table:table-cell>
          <table:table-cell table:style-name="ce2" office:value-type="float" office:value="0.1301341" calcext:value-type="float">
            <text:p>0,1301341</text:p>
          </table:table-cell>
          <table:table-cell table:style-name="ce2" office:value-type="float" office:value="0.4687995" calcext:value-type="float">
            <text:p>0,4687995</text:p>
          </table:table-cell>
          <table:table-cell table:style-name="ce2" office:value-type="float" office:value="0.7843444" calcext:value-type="float">
            <text:p>0,784344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5.385" calcext:value-type="float">
            <text:p>1005,3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9.4606" calcext:value-type="float">
            <text:p>719,4606</text:p>
          </table:table-cell>
          <table:table-cell table:style-name="ce7" office:value-type="float" office:value="0.04402524" calcext:value-type="float">
            <text:p>0,04402524</text:p>
          </table:table-cell>
          <table:table-cell table:style-name="ce2" office:value-type="float" office:value="0.004001677" calcext:value-type="float">
            <text:p>0,004001677</text:p>
          </table:table-cell>
          <table:table-cell table:style-name="ce2" office:value-type="float" office:value="0.08015192" calcext:value-type="float">
            <text:p>0,08015192</text:p>
          </table:table-cell>
          <table:table-cell table:style-name="ce2" office:value-type="float" office:value="0.04402524" calcext:value-type="float">
            <text:p>0,04402524</text:p>
          </table:table-cell>
          <table:table-cell table:style-name="ce2" office:value-type="float" office:value="0.0000548464" calcext:value-type="float">
            <text:p>0,0000548464</text:p>
          </table:table-cell>
          <table:table-cell table:style-name="ce2" office:value-type="float" office:value="0.2368908" calcext:value-type="float">
            <text:p>0,2368908</text:p>
          </table:table-cell>
          <table:table-cell table:style-name="ce2" office:value-type="float" office:value="0.00003433832" calcext:value-type="float">
            <text:p>0,00003433832</text:p>
          </table:table-cell>
          <table:table-cell table:style-name="ce2" office:value-type="float" office:value="0.00008760265" calcext:value-type="float">
            <text:p>0,000087602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3607588" calcext:value-type="float">
            <text:p>0,03607588</text:p>
          </table:table-cell>
          <table:table-cell table:style-name="ce2" office:value-type="float" office:value="0.2368908" calcext:value-type="float">
            <text:p>0,2368908</text:p>
          </table:table-cell>
          <table:table-cell table:style-name="ce2" office:value-type="float" office:value="0.02258644" calcext:value-type="float">
            <text:p>0,02258644</text:p>
          </table:table-cell>
          <table:table-cell table:style-name="ce2" office:value-type="float" office:value="0.0576217" calcext:value-type="float">
            <text:p>0,0576217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0.9594" calcext:value-type="float">
            <text:p>190,9594</text:p>
          </table:table-cell>
          <table:table-cell table:style-name="ce2" office:value-type="float" office:value="0.1184454" calcext:value-type="float">
            <text:p>0,1184454</text:p>
          </table:table-cell>
          <table:table-cell table:style-name="ce2" office:value-type="float" office:value="150.734" calcext:value-type="float">
            <text:p>150,734</text:p>
          </table:table-cell>
          <table:table-cell table:style-name="ce2" office:value-type="float" office:value="241.9193" calcext:value-type="float">
            <text:p>241,9193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19.6829" calcext:value-type="float">
            <text:p>719,6829</text:p>
          </table:table-cell>
          <table:table-cell table:style-name="ce2" office:value-type="float" office:value="723.5467" calcext:value-type="float">
            <text:p>723,5467</text:p>
          </table:table-cell>
          <table:table-cell table:style-name="ce2" office:value-type="float" office:value="-357.7303" calcext:value-type="float">
            <text:p>-357,7303</text:p>
          </table:table-cell>
          <table:table-cell table:style-name="ce8" office:value-type="float" office:value="0.6905212" calcext:value-type="float">
            <text:p>0,690521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21.4606" calcext:value-type="float">
            <text:p>721,46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354091" calcext:value-type="float">
            <text:p>4,354091</text:p>
          </table:table-cell>
          <table:table-cell table:style-name="ce2" office:value-type="float" office:value="1.837352" calcext:value-type="float">
            <text:p>1,837352</text:p>
          </table:table-cell>
          <table:table-cell table:style-name="ce2" office:value-type="float" office:value="1.773109" calcext:value-type="float">
            <text:p>1,773109</text:p>
          </table:table-cell>
          <table:table-cell table:style-name="ce2" office:value-type="float" office:value="8.283052" calcext:value-type="float">
            <text:p>8,283052</text:p>
          </table:table-cell>
          <table:table-cell table:style-name="ce2" office:value-type="float" office:value="6.754396" calcext:value-type="float">
            <text:p>6,754396</text:p>
          </table:table-cell>
          <table:table-cell table:style-name="ce2" office:value-type="float" office:value="12.93836" calcext:value-type="float">
            <text:p>12,938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1.6853" calcext:value-type="float">
            <text:p>121,6853</text:p>
          </table:table-cell>
          <table:table-cell table:style-name="ce2" office:value-type="float" office:value="2.97174" calcext:value-type="float">
            <text:p>2,97174</text:p>
          </table:table-cell>
          <table:table-cell table:style-name="ce5" table:number-columns-repeated="3"/>
          <table:table-cell table:style-name="ce2" office:value-type="float" office:value="0.05293163" calcext:value-type="float">
            <text:p>0,05293163</text:p>
          </table:table-cell>
          <table:table-cell table:style-name="ce2" office:value-type="float" office:value="0.2702816" calcext:value-type="float">
            <text:p>0,2702816</text:p>
          </table:table-cell>
          <table:table-cell table:style-name="ce2" office:value-type="float" office:value="0.03122906" calcext:value-type="float">
            <text:p>0,03122906</text:p>
          </table:table-cell>
          <table:table-cell table:style-name="ce2" office:value-type="float" office:value="0.08971633" calcext:value-type="float">
            <text:p>0,08971633</text:p>
          </table:table-cell>
          <table:table-cell table:style-name="ce2" office:value-type="float" office:value="88.44099" calcext:value-type="float">
            <text:p>88,44099</text:p>
          </table:table-cell>
          <table:table-cell table:style-name="ce2" office:value-type="float" office:value="0.05293163" calcext:value-type="float">
            <text:p>0,05293163</text:p>
          </table:table-cell>
          <table:table-cell table:style-name="ce2" office:value-type="float" office:value="0.1057859" calcext:value-type="float">
            <text:p>0,1057859</text:p>
          </table:table-cell>
          <table:table-cell table:style-name="ce8" office:value-type="float" office:value="0.2702816" calcext:value-type="float">
            <text:p>0,2702816</text:p>
          </table:table-cell>
          <table:table-cell table:style-name="ce2" office:value-type="float" office:value="0.03122906" calcext:value-type="float">
            <text:p>0,03122906</text:p>
          </table:table-cell>
          <table:table-cell table:style-name="ce2" office:value-type="float" office:value="0.08971633" calcext:value-type="float">
            <text:p>0,08971633</text:p>
          </table:table-cell>
          <table:table-cell table:style-name="ce2" office:value-type="float" office:value="88.44099" calcext:value-type="float">
            <text:p>88,44099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2702816" calcext:value-type="float">
            <text:p>0,27028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88.44099" calcext:value-type="float">
            <text:p>88,44099</text:p>
          </table:table-cell>
          <table:table-cell table:style-name="ce2" office:value-type="float" office:value="0.493068865806977" calcext:value-type="float">
            <text:p>0,493068865806977</text:p>
          </table:table-cell>
          <table:table-cell table:style-name="ce2" office:value-type="float" office:value="0.469717668404408" calcext:value-type="float">
            <text:p>0,469717668404408</text:p>
          </table:table-cell>
          <table:table-cell table:style-name="ce2" office:value-type="float" office:value="0.460710095624657" calcext:value-type="float">
            <text:p>0,460710095624657</text:p>
          </table:table-cell>
          <table:table-cell table:style-name="ce2" office:value-type="float" office:value="0.354915397152474" calcext:value-type="float">
            <text:p>0,354915397152474</text:p>
          </table:table-cell>
          <table:table-cell table:style-name="ce2" office:value-type="float" office:value="0.481898337173248" calcext:value-type="float">
            <text:p>0,481898337173248</text:p>
          </table:table-cell>
          <table:table-cell table:style-name="ce2" office:value-type="float" office:value="0.419611414238749" calcext:value-type="float">
            <text:p>0,4196114142387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LuscMega-b-m-5mn-hno-cos-l1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6.68" calcext:value-type="date">
            <text:p>2024-04-27 18:43:06</text:p>
          </table:table-cell>
          <table:table-cell office:value-type="float" office:value="1.095974" calcext:value-type="float">
            <text:p>1,095974</text:p>
          </table:table-cell>
          <table:table-cell table:style-name="ce4" office:value-type="string" calcext:value-type="string">
            <text:p>LuscMega-b-m-5mn-hno-cos-l10-tfqp4i0l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55499999999995" calcext:value-type="float">
            <text:p>4,55499999999995</text:p>
          </table:table-cell>
          <table:table-cell office:value-type="float" office:value="724.0156" calcext:value-type="float">
            <text:p>724,0156</text:p>
          </table:table-cell>
          <table:table-cell table:style-name="ce7" office:value-type="float" office:value="0.003705919" calcext:value-type="float">
            <text:p>0,003705919</text:p>
          </table:table-cell>
          <table:table-cell office:value-type="float" office:value="0.2140034" calcext:value-type="float">
            <text:p>0,2140034</text:p>
          </table:table-cell>
          <table:table-cell office:value-type="float" office:value="0.08200884" calcext:value-type="float">
            <text:p>0,08200884</text:p>
          </table:table-cell>
          <table:table-cell office:value-type="float" office:value="0.003705919" calcext:value-type="float">
            <text:p>0,003705919</text:p>
          </table:table-cell>
          <table:table-cell office:value-type="float" office:value="0.00003420466" calcext:value-type="float">
            <text:p>0,00003420466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0002797264" calcext:value-type="float">
            <text:p>0,00002797264</text:p>
          </table:table-cell>
          <table:table-cell office:value-type="float" office:value="0.00004182511" calcext:value-type="float">
            <text:p>0,00004182511</text:p>
          </table:table-cell>
          <table:table-cell office:value-type="float" office:value="55" calcext:value-type="float">
            <text:p>55</text:p>
          </table:table-cell>
          <table:table-cell office:value-type="float" office:value="0.05784687" calcext:value-type="float">
            <text:p>0,05784687</text:p>
          </table:table-cell>
          <table:table-cell office:value-type="float" office:value="0.1006178" calcext:value-type="float">
            <text:p>0,1006178</text:p>
          </table:table-cell>
          <table:table-cell office:value-type="float" office:value="0.04730728" calcext:value-type="float">
            <text:p>0,04730728</text:p>
          </table:table-cell>
          <table:table-cell office:value-type="float" office:value="0.07073456" calcext:value-type="float">
            <text:p>0,07073456</text:p>
          </table:table-cell>
          <table:table-cell office:value-type="float" office:value="55" calcext:value-type="float">
            <text:p>55</text:p>
          </table:table-cell>
          <table:table-cell office:value-type="float" office:value="241.809" calcext:value-type="float">
            <text:p>241,809</text:p>
          </table:table-cell>
          <table:table-cell office:value-type="float" office:value="0.05030891" calcext:value-type="float">
            <text:p>0,05030891</text:p>
          </table:table-cell>
          <table:table-cell office:value-type="float" office:value="218.6321" calcext:value-type="float">
            <text:p>218,6321</text:p>
          </table:table-cell>
          <table:table-cell office:value-type="float" office:value="267.4428" calcext:value-type="float">
            <text:p>267,4428</text:p>
          </table:table-cell>
          <table:table-cell office:value-type="float" office:value="55" calcext:value-type="float">
            <text:p>55</text:p>
          </table:table-cell>
          <table:table-cell office:value-type="float" office:value="724.2378" calcext:value-type="float">
            <text:p>724,2378</text:p>
          </table:table-cell>
          <table:table-cell office:value-type="float" office:value="728.1017" calcext:value-type="float">
            <text:p>728,1017</text:p>
          </table:table-cell>
          <table:table-cell office:value-type="float" office:value="-360.0078" calcext:value-type="float">
            <text:p>-360,0078</text:p>
          </table:table-cell>
          <table:table-cell table:style-name="ce7" office:value-type="float" office:value="0.08168761" calcext:value-type="float">
            <text:p>0,08168761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.0156" calcext:value-type="float">
            <text:p>726,0156</text:p>
          </table:table-cell>
          <table:table-cell office:value-type="float" office:value="1" calcext:value-type="float">
            <text:p>1</text:p>
          </table:table-cell>
          <table:table-cell office:value-type="float" office:value="1.541764" calcext:value-type="float">
            <text:p>1,541764</text:p>
          </table:table-cell>
          <table:table-cell office:value-type="float" office:value="2.555868" calcext:value-type="float">
            <text:p>2,555868</text:p>
          </table:table-cell>
          <table:table-cell office:value-type="float" office:value="3.764353" calcext:value-type="float">
            <text:p>3,764353</text:p>
          </table:table-cell>
          <table:table-cell office:value-type="float" office:value="3.083527" calcext:value-type="float">
            <text:p>3,083527</text:p>
          </table:table-cell>
          <table:table-cell office:value-type="float" office:value="5.001856" calcext:value-type="float">
            <text:p>5,001856</text:p>
          </table:table-cell>
          <table:table-cell office:value-type="float" office:value="15.53812" calcext:value-type="float">
            <text:p>15,538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1.7" calcext:value-type="float">
            <text:p>241,7</text:p>
          </table:table-cell>
          <table:table-cell office:value-type="float" office:value="0.7846602" calcext:value-type="float">
            <text:p>0,7846602</text:p>
          </table:table-cell>
          <table:table-cell table:style-name="ce6" table:number-columns-repeated="3"/>
          <table:table-cell office:value-type="float" office:value="0.03301052" calcext:value-type="float">
            <text:p>0,03301052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03301052" calcext:value-type="float">
            <text:p>0,0330105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644957" calcext:value-type="float">
            <text:p>0,1644957</text:p>
          </table:table-cell>
          <table:table-cell office:value-type="float" office:value="0.02390123" calcext:value-type="float">
            <text:p>0,02390123</text:p>
          </table:table-cell>
          <table:table-cell office:value-type="float" office:value="0.04559157" calcext:value-type="float">
            <text:p>0,04559157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79" calcext:value-type="float">
            <text:p>79</text:p>
          </table:table-cell>
          <table:table-cell office:value-type="float" office:value="0.1644957" calcext:value-type="float">
            <text:p>0,1644957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6" calcext:value-type="float">
            <text:p>147,996</text:p>
          </table:table-cell>
          <table:table-cell office:value-type="float" office:value="0.164660463619019" calcext:value-type="float">
            <text:p>0,164660463619019</text:p>
          </table:table-cell>
          <table:table-cell office:value-type="float" office:value="0.197070284131229" calcext:value-type="float">
            <text:p>0,197070284131229</text:p>
          </table:table-cell>
          <table:table-cell office:value-type="float" office:value="0.200019994231442" calcext:value-type="float">
            <text:p>0,200019994231442</text:p>
          </table:table-cell>
          <table:table-cell office:value-type="float" office:value="0.128413074803624" calcext:value-type="float">
            <text:p>0,128413074803624</text:p>
          </table:table-cell>
          <table:table-cell office:value-type="float" office:value="0.181075788863285" calcext:value-type="float">
            <text:p>0,181075788863285</text:p>
          </table:table-cell>
          <table:table-cell office:value-type="float" office:value="0.228727254732865" calcext:value-type="float">
            <text:p>0,228727254732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LuscMega-b-m-5mn-haz-cos-l15-r300-m1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4" calcext:value-type="float">
            <text:p>14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7.32" calcext:value-type="date">
            <text:p>2024-04-27 18:43:07</text:p>
          </table:table-cell>
          <table:table-cell table:style-name="ce2" office:value-type="float" office:value="0.557179" calcext:value-type="float">
            <text:p>0,557179</text:p>
          </table:table-cell>
          <table:table-cell table:style-name="ce3" office:value-type="string" calcext:value-type="string">
            <text:p>LuscMega-b-m-5mn-haz-cos-l15-r300-m14-w566bhnv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4680851" calcext:value-type="float">
            <text:p>0,4680851</text:p>
          </table:table-cell>
          <table:table-cell table:style-name="ce2" office:value-type="float" office:value="0.1539636" calcext:value-type="float">
            <text:p>0,1539636</text:p>
          </table:table-cell>
          <table:table-cell table:style-name="ce2" office:value-type="float" office:value="0.3453982" calcext:value-type="float">
            <text:p>0,3453982</text:p>
          </table:table-cell>
          <table:table-cell table:style-name="ce2" office:value-type="float" office:value="0.634351" calcext:value-type="float">
            <text:p>0,634351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7.1929824561404" calcext:value-type="float">
            <text:p>77,19298245614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7.2727" calcext:value-type="float">
            <text:p>497,2727</text:p>
          </table:table-cell>
          <table:table-cell table:style-name="ce8" office:value-type="float" office:value="0.3401631" calcext:value-type="float">
            <text:p>0,3401631</text:p>
          </table:table-cell>
          <table:table-cell table:style-name="ce2" office:value-type="float" office:value="0.3401631" calcext:value-type="float">
            <text:p>0,3401631</text:p>
          </table:table-cell>
          <table:table-cell table:style-name="ce5" table:number-columns-repeated="2"/>
          <table:table-cell table:style-name="ce2" office:value-type="float" office:value="0.00008934733" calcext:value-type="float">
            <text:p>0,00008934733</text:p>
          </table:table-cell>
          <table:table-cell table:style-name="ce2" office:value-type="float" office:value="0.4901133" calcext:value-type="float">
            <text:p>0,4901133</text:p>
          </table:table-cell>
          <table:table-cell table:style-name="ce2" office:value-type="float" office:value="0.00003502888" calcext:value-type="float">
            <text:p>0,00003502888</text:p>
          </table:table-cell>
          <table:table-cell table:style-name="ce2" office:value-type="float" office:value="0.0002278961" calcext:value-type="float">
            <text:p>0,000227896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0.2487172" calcext:value-type="float">
            <text:p>0,2487172</text:p>
          </table:table-cell>
          <table:table-cell table:style-name="ce2" office:value-type="float" office:value="0.4901133" calcext:value-type="float">
            <text:p>0,4901133</text:p>
          </table:table-cell>
          <table:table-cell table:style-name="ce2" office:value-type="float" office:value="0.09751031" calcext:value-type="float">
            <text:p>0,09751031</text:p>
          </table:table-cell>
          <table:table-cell table:style-name="ce2" office:value-type="float" office:value="0.6343971" calcext:value-type="float">
            <text:p>0,634397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9.6147" calcext:value-type="float">
            <text:p>149,6147</text:p>
          </table:table-cell>
          <table:table-cell table:style-name="ce2" office:value-type="float" office:value="0.2450567" calcext:value-type="float">
            <text:p>0,2450567</text:p>
          </table:table-cell>
          <table:table-cell table:style-name="ce2" office:value-type="float" office:value="91.90093" calcext:value-type="float">
            <text:p>91,90093</text:p>
          </table:table-cell>
          <table:table-cell table:style-name="ce2" office:value-type="float" office:value="243.5726" calcext:value-type="float">
            <text:p>243,572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97.5654" calcext:value-type="float">
            <text:p>497,5654</text:p>
          </table:table-cell>
          <table:table-cell table:style-name="ce2" office:value-type="float" office:value="500.8411" calcext:value-type="float">
            <text:p>500,8411</text:p>
          </table:table-cell>
          <table:table-cell table:style-name="ce2" office:value-type="float" office:value="-246.6363" calcext:value-type="float">
            <text:p>-246,6363</text:p>
          </table:table-cell>
          <table:table-cell table:style-name="ce9" office:value-type="float" office:value="0.9690178" calcext:value-type="float">
            <text:p>0,96901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99.2727" calcext:value-type="float">
            <text:p>499,27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19891" calcext:value-type="float">
            <text:p>1,119891</text:p>
          </table:table-cell>
          <table:table-cell table:style-name="ce5" table:number-columns-repeated="2"/>
          <table:table-cell table:style-name="ce2" office:value-type="float" office:value="12.3188" calcext:value-type="float">
            <text:p>12,3188</text:p>
          </table:table-cell>
          <table:table-cell table:style-name="ce5" table:number-columns-repeated="2"/>
          <table:table-cell table:style-name="ce2" office:value-type="float" office:value="11" calcext:value-type="float">
            <text:p>11</text:p>
          </table:table-cell>
          <table:table-cell table:style-name="ce5" table:number-columns-repeated="2"/>
          <table:table-cell table:style-name="ce2" office:value-type="float" office:value="86.13898" calcext:value-type="float">
            <text:p>86,13898</text:p>
          </table:table-cell>
          <table:table-cell table:style-name="ce2" office:value-type="float" office:value="1.928837" calcext:value-type="float">
            <text:p>1,928837</text:p>
          </table:table-cell>
          <table:table-cell table:style-name="ce5" table:number-columns-repeated="3"/>
          <table:table-cell table:style-name="ce2" office:value-type="float" office:value="0.06656203" calcext:value-type="float">
            <text:p>0,06656203</text:p>
          </table:table-cell>
          <table:table-cell table:style-name="ce2" office:value-type="float" office:value="0.5137274" calcext:value-type="float">
            <text:p>0,5137274</text:p>
          </table:table-cell>
          <table:table-cell table:style-name="ce2" office:value-type="float" office:value="0.02518641" calcext:value-type="float">
            <text:p>0,02518641</text:p>
          </table:table-cell>
          <table:table-cell table:style-name="ce2" office:value-type="float" office:value="0.1759085" calcext:value-type="float">
            <text:p>0,1759085</text:p>
          </table:table-cell>
          <table:table-cell table:style-name="ce2" office:value-type="float" office:value="50.47641" calcext:value-type="float">
            <text:p>50,47641</text:p>
          </table:table-cell>
          <table:table-cell table:style-name="ce2" office:value-type="float" office:value="0.06656203" calcext:value-type="float">
            <text:p>0,06656203</text:p>
          </table:table-cell>
          <table:table-cell table:style-name="ce2" office:value-type="float" office:value="0.1801173" calcext:value-type="float">
            <text:p>0,1801173</text:p>
          </table:table-cell>
          <table:table-cell table:style-name="ce7" office:value-type="float" office:value="0.5137274" calcext:value-type="float">
            <text:p>0,5137274</text:p>
          </table:table-cell>
          <table:table-cell table:style-name="ce2" office:value-type="float" office:value="0.02518641" calcext:value-type="float">
            <text:p>0,02518641</text:p>
          </table:table-cell>
          <table:table-cell table:style-name="ce2" office:value-type="float" office:value="0.1759085" calcext:value-type="float">
            <text:p>0,1759085</text:p>
          </table:table-cell>
          <table:table-cell table:style-name="ce2" office:value-type="float" office:value="50.47641" calcext:value-type="float">
            <text:p>50,4764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0.5137274" calcext:value-type="float">
            <text:p>0,513727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50.47641" calcext:value-type="float">
            <text:p>50,47641</text:p>
          </table:table-cell>
          <table:table-cell table:style-name="ce2" office:value-type="float" office:value="0.52311676187777" calcext:value-type="float">
            <text:p>0,52311676187777</text:p>
          </table:table-cell>
          <table:table-cell table:style-name="ce2" office:value-type="float" office:value="0.40871965133443" calcext:value-type="float">
            <text:p>0,40871965133443</text:p>
          </table:table-cell>
          <table:table-cell table:style-name="ce2" office:value-type="float" office:value="0.2334530397608" calcext:value-type="float">
            <text:p>0,2334530397608</text:p>
          </table:table-cell>
          <table:table-cell table:style-name="ce2" office:value-type="float" office:value="0.243424804330483" calcext:value-type="float">
            <text:p>0,243424804330483</text:p>
          </table:table-cell>
          <table:table-cell table:style-name="ce2" office:value-type="float" office:value="0.273451865907134" calcext:value-type="float">
            <text:p>0,273451865907134</text:p>
          </table:table-cell>
          <table:table-cell table:style-name="ce2" office:value-type="float" office:value="0.0927884315810741" calcext:value-type="float">
            <text:p>0,092788431581074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LuscMega-b-m-5mn-hno-cos-l15-r300-m14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7.03" calcext:value-type="date">
            <text:p>2024-04-27 18:43:07</text:p>
          </table:table-cell>
          <table:table-cell office:value-type="float" office:value="0.5514" calcext:value-type="float">
            <text:p>0,5514</text:p>
          </table:table-cell>
          <table:table-cell table:style-name="ce4" office:value-type="string" calcext:value-type="string">
            <text:p>LuscMega-b-m-5mn-hno-cos-l15-r300-m14-gi9id8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680851" calcext:value-type="float">
            <text:p>0,4680851</text:p>
          </table:table-cell>
          <table:table-cell office:value-type="float" office:value="0.1539636" calcext:value-type="float">
            <text:p>0,1539636</text:p>
          </table:table-cell>
          <table:table-cell office:value-type="float" office:value="0.3453982" calcext:value-type="float">
            <text:p>0,3453982</text:p>
          </table:table-cell>
          <table:table-cell office:value-type="float" office:value="0.634351" calcext:value-type="float">
            <text:p>0,634351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77.1929824561404" calcext:value-type="float">
            <text:p>77,1929824561404</text:p>
          </table:table-cell>
          <table:table-cell office:value-type="float" office:value="2" calcext:value-type="float">
            <text:p>2</text:p>
          </table:table-cell>
          <table:table-cell office:value-type="float" office:value="0.26400000000001" calcext:value-type="float">
            <text:p>0,26400000000001</text:p>
          </table:table-cell>
          <table:table-cell office:value-type="float" office:value="497.5367" calcext:value-type="float">
            <text:p>497,5367</text:p>
          </table:table-cell>
          <table:table-cell table:style-name="ce8" office:value-type="float" office:value="0.2962902" calcext:value-type="float">
            <text:p>0,2962902</text:p>
          </table:table-cell>
          <table:table-cell office:value-type="float" office:value="0.2962902" calcext:value-type="float">
            <text:p>0,2962902</text:p>
          </table:table-cell>
          <table:table-cell table:style-name="ce6" table:number-columns-repeated="2"/>
          <table:table-cell office:value-type="float" office:value="0.0001154161" calcext:value-type="float">
            <text:p>0,000115416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00006431351" calcext:value-type="float">
            <text:p>0,00006431351</text:p>
          </table:table-cell>
          <table:table-cell office:value-type="float" office:value="0.000207124" calcext:value-type="float">
            <text:p>0,000207124</text:p>
          </table:table-cell>
          <table:table-cell office:value-type="float" office:value="42" calcext:value-type="float">
            <text:p>42</text:p>
          </table:table-cell>
          <table:table-cell office:value-type="float" office:value="0.1925401" calcext:value-type="float">
            <text:p>0,1925401</text:p>
          </table:table-cell>
          <table:table-cell office:value-type="float" office:value="0.2959575" calcext:value-type="float">
            <text:p>0,2959575</text:p>
          </table:table-cell>
          <table:table-cell office:value-type="float" office:value="0.1072895" calcext:value-type="float">
            <text:p>0,1072895</text:p>
          </table:table-cell>
          <table:table-cell office:value-type="float" office:value="0.3455296" calcext:value-type="float">
            <text:p>0,3455296</text:p>
          </table:table-cell>
          <table:table-cell office:value-type="float" office:value="42" calcext:value-type="float">
            <text:p>42</text:p>
          </table:table-cell>
          <table:table-cell office:value-type="float" office:value="131.6382" calcext:value-type="float">
            <text:p>131,6382</text:p>
          </table:table-cell>
          <table:table-cell office:value-type="float" office:value="0.1479788" calcext:value-type="float">
            <text:p>0,1479788</text:p>
          </table:table-cell>
          <table:table-cell office:value-type="float" office:value="97.81125" calcext:value-type="float">
            <text:p>97,81125</text:p>
          </table:table-cell>
          <table:table-cell office:value-type="float" office:value="177.1638" calcext:value-type="float">
            <text:p>177,1638</text:p>
          </table:table-cell>
          <table:table-cell office:value-type="float" office:value="42" calcext:value-type="float">
            <text:p>42</text:p>
          </table:table-cell>
          <table:table-cell office:value-type="float" office:value="497.8294" calcext:value-type="float">
            <text:p>497,8294</text:p>
          </table:table-cell>
          <table:table-cell office:value-type="float" office:value="501.1051" calcext:value-type="float">
            <text:p>501,1051</text:p>
          </table:table-cell>
          <table:table-cell office:value-type="float" office:value="-246.7684" calcext:value-type="float">
            <text:p>-246,7684</text:p>
          </table:table-cell>
          <table:table-cell table:style-name="ce9" office:value-type="float" office:value="0.9667979" calcext:value-type="float">
            <text:p>0,966797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9.5367" calcext:value-type="float">
            <text:p>499,5367</text:p>
          </table:table-cell>
          <table:table-cell office:value-type="float" office:value="1" calcext:value-type="float">
            <text:p>1</text:p>
          </table:table-cell>
          <table:table-cell office:value-type="float" office:value="1.177709" calcext:value-type="float">
            <text:p>1,177709</text:p>
          </table:table-cell>
          <table:table-cell table:style-name="ce6" table:number-columns-repeated="2"/>
          <table:table-cell office:value-type="float" office:value="12.9548" calcext:value-type="float">
            <text:p>12,9548</text:p>
          </table:table-cell>
          <table:table-cell table:style-name="ce6" table:number-columns-repeated="2"/>
          <table:table-cell office:value-type="float" office:value="11" calcext:value-type="float">
            <text:p>11</text:p>
          </table:table-cell>
          <table:table-cell table:style-name="ce6" table:number-columns-repeated="2"/>
          <table:table-cell office:value-type="float" office:value="125.6736" calcext:value-type="float">
            <text:p>125,6736</text:p>
          </table:table-cell>
          <table:table-cell office:value-type="float" office:value="0.4714057" calcext:value-type="float">
            <text:p>0,4714057</text:p>
          </table:table-cell>
          <table:table-cell table:style-name="ce6" table:number-columns-repeated="3"/>
          <table:table-cell office:value-type="float" office:value="0.08598273" calcext:value-type="float">
            <text:p>0,08598273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08598273" calcext:value-type="float">
            <text:p>0,0859827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336101" calcext:value-type="float">
            <text:p>0,3336101</text:p>
          </table:table-cell>
          <table:table-cell office:value-type="float" office:value="0.04494765" calcext:value-type="float">
            <text:p>0,04494765</text:p>
          </table:table-cell>
          <table:table-cell office:value-type="float" office:value="0.1644809" calcext:value-type="float">
            <text:p>0,1644809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206" calcext:value-type="float">
            <text:p>206</text:p>
          </table:table-cell>
          <table:table-cell office:value-type="float" office:value="0.3336101" calcext:value-type="float">
            <text:p>0,3336101</text:p>
          </table:table-cell>
          <table:table-cell office:value-type="float" office:value="108" calcext:value-type="float">
            <text:p>108</text:p>
          </table:table-cell>
          <table:table-cell office:value-type="float" office:value="395" calcext:value-type="float">
            <text:p>395</text:p>
          </table:table-cell>
          <table:table-cell office:value-type="float" office:value="65.63804" calcext:value-type="float">
            <text:p>65,63804</text:p>
          </table:table-cell>
          <table:table-cell office:value-type="float" office:value="0.666063514454" calcext:value-type="float">
            <text:p>0,666063514454</text:p>
          </table:table-cell>
          <table:table-cell office:value-type="float" office:value="0.61531578954845" calcext:value-type="float">
            <text:p>0,61531578954845</text:p>
          </table:table-cell>
          <table:table-cell office:value-type="float" office:value="0.563231839683783" calcext:value-type="float">
            <text:p>0,563231839683783</text:p>
          </table:table-cell>
          <table:table-cell office:value-type="float" office:value="0.524433638812582" calcext:value-type="float">
            <text:p>0,524433638812582</text:p>
          </table:table-cell>
          <table:table-cell office:value-type="float" office:value="0.598079963617501" calcext:value-type="float">
            <text:p>0,598079963617501</text:p>
          </table:table-cell>
          <table:table-cell office:value-type="float" office:value="0.434309550621865" calcext:value-type="float">
            <text:p>0,43430955062186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LuscMega-b-m-5mn-haz-cos-r280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7.31" calcext:value-type="date">
            <text:p>2024-04-27 18:43:07</text:p>
          </table:table-cell>
          <table:table-cell table:style-name="ce2" office:value-type="float" office:value="0.738114" calcext:value-type="float">
            <text:p>0,738114</text:p>
          </table:table-cell>
          <table:table-cell table:style-name="ce3" office:value-type="string" calcext:value-type="string">
            <text:p>LuscMega-b-m-5mn-haz-cos-r280-bt6hz_g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4361702" calcext:value-type="float">
            <text:p>0,4361702</text:p>
          </table:table-cell>
          <table:table-cell table:style-name="ce2" office:value-type="float" office:value="0.1610137" calcext:value-type="float">
            <text:p>0,1610137</text:p>
          </table:table-cell>
          <table:table-cell table:style-name="ce2" office:value-type="float" office:value="0.3174546" calcext:value-type="float">
            <text:p>0,3174546</text:p>
          </table:table-cell>
          <table:table-cell table:style-name="ce2" office:value-type="float" office:value="0.5992808" calcext:value-type="float">
            <text:p>0,599280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1.9298245614035" calcext:value-type="float">
            <text:p>71,92982456140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57.8376" calcext:value-type="float">
            <text:p>457,8376</text:p>
          </table:table-cell>
          <table:table-cell table:style-name="ce8" office:value-type="float" office:value="0.6772459" calcext:value-type="float">
            <text:p>0,6772459</text:p>
          </table:table-cell>
          <table:table-cell table:style-name="ce2" office:value-type="float" office:value="0.4783733" calcext:value-type="float">
            <text:p>0,4783733</text:p>
          </table:table-cell>
          <table:table-cell table:style-name="ce2" office:value-type="float" office:value="0.8626642" calcext:value-type="float">
            <text:p>0,8626642</text:p>
          </table:table-cell>
          <table:table-cell table:style-name="ce2" office:value-type="float" office:value="0.6772459" calcext:value-type="float">
            <text:p>0,6772459</text:p>
          </table:table-cell>
          <table:table-cell table:style-name="ce2" office:value-type="float" office:value="0.00008964748" calcext:value-type="float">
            <text:p>0,00008964748</text:p>
          </table:table-cell>
          <table:table-cell table:style-name="ce2" office:value-type="float" office:value="0.4241663" calcext:value-type="float">
            <text:p>0,4241663</text:p>
          </table:table-cell>
          <table:table-cell table:style-name="ce2" office:value-type="float" office:value="0.0000393761" calcext:value-type="float">
            <text:p>0,0000393761</text:p>
          </table:table-cell>
          <table:table-cell table:style-name="ce2" office:value-type="float" office:value="0.0002041002" calcext:value-type="float">
            <text:p>0,000204100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.2845613" calcext:value-type="float">
            <text:p>0,2845613</text:p>
          </table:table-cell>
          <table:table-cell table:style-name="ce2" office:value-type="float" office:value="0.4241664" calcext:value-type="float">
            <text:p>0,4241664</text:p>
          </table:table-cell>
          <table:table-cell table:style-name="ce2" office:value-type="float" office:value="0.1249886" calcext:value-type="float">
            <text:p>0,1249886</text:p>
          </table:table-cell>
          <table:table-cell table:style-name="ce2" office:value-type="float" office:value="0.6478602" calcext:value-type="float">
            <text:p>0,647860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9.364" calcext:value-type="float">
            <text:p>149,364</text:p>
          </table:table-cell>
          <table:table-cell table:style-name="ce2" office:value-type="float" office:value="0.2120832" calcext:value-type="float">
            <text:p>0,2120832</text:p>
          </table:table-cell>
          <table:table-cell table:style-name="ce2" office:value-type="float" office:value="97.72108" calcext:value-type="float">
            <text:p>97,72108</text:p>
          </table:table-cell>
          <table:table-cell table:style-name="ce2" office:value-type="float" office:value="228.2988" calcext:value-type="float">
            <text:p>228,298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8.1534" calcext:value-type="float">
            <text:p>458,1534</text:p>
          </table:table-cell>
          <table:table-cell table:style-name="ce2" office:value-type="float" office:value="461.2647" calcext:value-type="float">
            <text:p>461,2647</text:p>
          </table:table-cell>
          <table:table-cell table:style-name="ce2" office:value-type="float" office:value="-226.9188" calcext:value-type="float">
            <text:p>-226,9188</text:p>
          </table:table-cell>
          <table:table-cell table:style-name="ce9" office:value-type="float" office:value="0.9891204" calcext:value-type="float">
            <text:p>0,989120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59.8376" calcext:value-type="float">
            <text:p>459,83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025694" calcext:value-type="float">
            <text:p>0,5025694</text:p>
          </table:table-cell>
          <table:table-cell table:style-name="ce2" office:value-type="float" office:value="0.2482036" calcext:value-type="float">
            <text:p>0,2482036</text:p>
          </table:table-cell>
          <table:table-cell table:style-name="ce2" office:value-type="float" office:value="0.7314658" calcext:value-type="float">
            <text:p>0,7314658</text:p>
          </table:table-cell>
          <table:table-cell table:style-name="ce2" office:value-type="float" office:value="0.5025694" calcext:value-type="float">
            <text:p>0,5025694</text:p>
          </table:table-cell>
          <table:table-cell table:style-name="ce2" office:value-type="float" office:value="0.7446108" calcext:value-type="float">
            <text:p>0,7446108</text:p>
          </table:table-cell>
          <table:table-cell table:style-name="ce2" office:value-type="float" office:value="3.147577" calcext:value-type="float">
            <text:p>3,1475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2.54858" calcext:value-type="float">
            <text:p>92,54858</text:p>
          </table:table-cell>
          <table:table-cell table:style-name="ce2" office:value-type="float" office:value="2.098161" calcext:value-type="float">
            <text:p>2,098161</text:p>
          </table:table-cell>
          <table:table-cell table:style-name="ce5" table:number-columns-repeated="3"/>
          <table:table-cell table:style-name="ce2" office:value-type="float" office:value="0.06223207" calcext:value-type="float">
            <text:p>0,06223207</text:p>
          </table:table-cell>
          <table:table-cell table:style-name="ce2" office:value-type="float" office:value="0.4536987" calcext:value-type="float">
            <text:p>0,4536987</text:p>
          </table:table-cell>
          <table:table-cell table:style-name="ce2" office:value-type="float" office:value="0.02610544" calcext:value-type="float">
            <text:p>0,02610544</text:p>
          </table:table-cell>
          <table:table-cell table:style-name="ce2" office:value-type="float" office:value="0.1483534" calcext:value-type="float">
            <text:p>0,1483534</text:p>
          </table:table-cell>
          <table:table-cell table:style-name="ce2" office:value-type="float" office:value="50.60864" calcext:value-type="float">
            <text:p>50,60864</text:p>
          </table:table-cell>
          <table:table-cell table:style-name="ce2" office:value-type="float" office:value="0.06223207" calcext:value-type="float">
            <text:p>0,06223207</text:p>
          </table:table-cell>
          <table:table-cell table:style-name="ce2" office:value-type="float" office:value="0.0796651" calcext:value-type="float">
            <text:p>0,0796651</text:p>
          </table:table-cell>
          <table:table-cell table:style-name="ce7" office:value-type="float" office:value="0.4536987" calcext:value-type="float">
            <text:p>0,4536987</text:p>
          </table:table-cell>
          <table:table-cell table:style-name="ce2" office:value-type="float" office:value="0.02610544" calcext:value-type="float">
            <text:p>0,02610544</text:p>
          </table:table-cell>
          <table:table-cell table:style-name="ce2" office:value-type="float" office:value="0.1483534" calcext:value-type="float">
            <text:p>0,1483534</text:p>
          </table:table-cell>
          <table:table-cell table:style-name="ce2" office:value-type="float" office:value="50.60864" calcext:value-type="float">
            <text:p>50,60864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0.4536987" calcext:value-type="float">
            <text:p>0,453698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50.60864" calcext:value-type="float">
            <text:p>50,60864</text:p>
          </table:table-cell>
          <table:table-cell table:style-name="ce2" office:value-type="float" office:value="0.633067337110406" calcext:value-type="float">
            <text:p>0,633067337110406</text:p>
          </table:table-cell>
          <table:table-cell table:style-name="ce2" office:value-type="float" office:value="0.511848350875224" calcext:value-type="float">
            <text:p>0,511848350875224</text:p>
          </table:table-cell>
          <table:table-cell table:style-name="ce2" office:value-type="float" office:value="0.361855512654562" calcext:value-type="float">
            <text:p>0,361855512654562</text:p>
          </table:table-cell>
          <table:table-cell table:style-name="ce2" office:value-type="float" office:value="0.387954578081993" calcext:value-type="float">
            <text:p>0,387954578081993</text:p>
          </table:table-cell>
          <table:table-cell table:style-name="ce2" office:value-type="float" office:value="0.404630827532873" calcext:value-type="float">
            <text:p>0,404630827532873</text:p>
          </table:table-cell>
          <table:table-cell table:style-name="ce2" office:value-type="float" office:value="0.188389358080483" calcext:value-type="float">
            <text:p>0,1883893580804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LuscMega-b-m-5mn-hno-cos-r280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280" calcext:value-type="float">
            <text:p>280</text:p>
          </table:table-cell>
          <table:table-cell table:style-name="ce6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6.75" calcext:value-type="date">
            <text:p>2024-04-27 18:43:06</text:p>
          </table:table-cell>
          <table:table-cell office:value-type="float" office:value="0.854372" calcext:value-type="float">
            <text:p>0,854372</text:p>
          </table:table-cell>
          <table:table-cell table:style-name="ce4" office:value-type="string" calcext:value-type="string">
            <text:p>LuscMega-b-m-5mn-hno-cos-r280-el_zv4_v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4361702" calcext:value-type="float">
            <text:p>0,4361702</text:p>
          </table:table-cell>
          <table:table-cell office:value-type="float" office:value="0.1610137" calcext:value-type="float">
            <text:p>0,1610137</text:p>
          </table:table-cell>
          <table:table-cell office:value-type="float" office:value="0.3174546" calcext:value-type="float">
            <text:p>0,3174546</text:p>
          </table:table-cell>
          <table:table-cell office:value-type="float" office:value="0.5992808" calcext:value-type="float">
            <text:p>0,599280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1.9298245614035" calcext:value-type="float">
            <text:p>71,9298245614035</text:p>
          </table:table-cell>
          <table:table-cell office:value-type="float" office:value="2" calcext:value-type="float">
            <text:p>2</text:p>
          </table:table-cell>
          <table:table-cell office:value-type="float" office:value="1.11219999999997" calcext:value-type="float">
            <text:p>1,11219999999997</text:p>
          </table:table-cell>
          <table:table-cell office:value-type="float" office:value="458.9498" calcext:value-type="float">
            <text:p>458,9498</text:p>
          </table:table-cell>
          <table:table-cell table:style-name="ce8" office:value-type="float" office:value="0.3913773" calcext:value-type="float">
            <text:p>0,3913773</text:p>
          </table:table-cell>
          <table:table-cell office:value-type="float" office:value="0.3578638" calcext:value-type="float">
            <text:p>0,3578638</text:p>
          </table:table-cell>
          <table:table-cell office:value-type="float" office:value="0.6021177" calcext:value-type="float">
            <text:p>0,6021177</text:p>
          </table:table-cell>
          <table:table-cell office:value-type="float" office:value="0.3913773" calcext:value-type="float">
            <text:p>0,3913773</text:p>
          </table:table-cell>
          <table:table-cell office:value-type="float" office:value="0.0001162747" calcext:value-type="float">
            <text:p>0,0001162747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00005982538" calcext:value-type="float">
            <text:p>0,00005982538</text:p>
          </table:table-cell>
          <table:table-cell office:value-type="float" office:value="0.0002259876" calcext:value-type="float">
            <text:p>0,0002259876</text:p>
          </table:table-cell>
          <table:table-cell office:value-type="float" office:value="39" calcext:value-type="float">
            <text:p>39</text:p>
          </table:table-cell>
          <table:table-cell office:value-type="float" office:value="0.2193961" calcext:value-type="float">
            <text:p>0,2193961</text:p>
          </table:table-cell>
          <table:table-cell office:value-type="float" office:value="0.3376029" calcext:value-type="float">
            <text:p>0,3376029</text:p>
          </table:table-cell>
          <table:table-cell office:value-type="float" office:value="0.1128832" calcext:value-type="float">
            <text:p>0,1128832</text:p>
          </table:table-cell>
          <table:table-cell office:value-type="float" office:value="0.4264111" calcext:value-type="float">
            <text:p>0,4264111</text:p>
          </table:table-cell>
          <table:table-cell office:value-type="float" office:value="39" calcext:value-type="float">
            <text:p>39</text:p>
          </table:table-cell>
          <table:table-cell office:value-type="float" office:value="131.1513" calcext:value-type="float">
            <text:p>131,1513</text:p>
          </table:table-cell>
          <table:table-cell office:value-type="float" office:value="0.1688015" calcext:value-type="float">
            <text:p>0,1688015</text:p>
          </table:table-cell>
          <table:table-cell office:value-type="float" office:value="93.43943" calcext:value-type="float">
            <text:p>93,43943</text:p>
          </table:table-cell>
          <table:table-cell office:value-type="float" office:value="184.0835" calcext:value-type="float">
            <text:p>184,0835</text:p>
          </table:table-cell>
          <table:table-cell office:value-type="float" office:value="39" calcext:value-type="float">
            <text:p>39</text:p>
          </table:table-cell>
          <table:table-cell office:value-type="float" office:value="459.2656" calcext:value-type="float">
            <text:p>459,2656</text:p>
          </table:table-cell>
          <table:table-cell office:value-type="float" office:value="462.377" calcext:value-type="float">
            <text:p>462,377</text:p>
          </table:table-cell>
          <table:table-cell office:value-type="float" office:value="-227.4749" calcext:value-type="float">
            <text:p>-227,4749</text:p>
          </table:table-cell>
          <table:table-cell table:style-name="ce9" office:value-type="float" office:value="0.9537698" calcext:value-type="float">
            <text:p>0,953769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0.9498" calcext:value-type="float">
            <text:p>460,9498</text:p>
          </table:table-cell>
          <table:table-cell office:value-type="float" office:value="1" calcext:value-type="float">
            <text:p>1</text:p>
          </table:table-cell>
          <table:table-cell office:value-type="float" office:value="0.8453757" calcext:value-type="float">
            <text:p>0,8453757</text:p>
          </table:table-cell>
          <table:table-cell office:value-type="float" office:value="0.6197646" calcext:value-type="float">
            <text:p>0,6197646</text:p>
          </table:table-cell>
          <table:table-cell office:value-type="float" office:value="1.048526" calcext:value-type="float">
            <text:p>1,048526</text:p>
          </table:table-cell>
          <table:table-cell office:value-type="float" office:value="0.8453757" calcext:value-type="float">
            <text:p>0,8453757</text:p>
          </table:table-cell>
          <table:table-cell office:value-type="float" office:value="1.859294" calcext:value-type="float">
            <text:p>1,859294</text:p>
          </table:table-cell>
          <table:table-cell office:value-type="float" office:value="6.291156" calcext:value-type="float">
            <text:p>6,291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8.4858" calcext:value-type="float">
            <text:p>118,4858</text:p>
          </table:table-cell>
          <table:table-cell office:value-type="float" office:value="0.3732212" calcext:value-type="float">
            <text:p>0,3732212</text:p>
          </table:table-cell>
          <table:table-cell table:style-name="ce6" table:number-columns-repeated="3"/>
          <table:table-cell office:value-type="float" office:value="0.0807163" calcext:value-type="float">
            <text:p>0,0807163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0807163" calcext:value-type="float">
            <text:p>0,080716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740336" calcext:value-type="float">
            <text:p>0,3740336</text:p>
          </table:table-cell>
          <table:table-cell office:value-type="float" office:value="0.03911364" calcext:value-type="float">
            <text:p>0,03911364</text:p>
          </table:table-cell>
          <table:table-cell office:value-type="float" office:value="0.166569" calcext:value-type="float">
            <text:p>0,166569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194" calcext:value-type="float">
            <text:p>194</text:p>
          </table:table-cell>
          <table:table-cell office:value-type="float" office:value="0.3740336" calcext:value-type="float">
            <text:p>0,3740336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57.51221" calcext:value-type="float">
            <text:p>57,51221</text:p>
          </table:table-cell>
          <table:table-cell office:value-type="float" office:value="0.642284317062016" calcext:value-type="float">
            <text:p>0,642284317062016</text:p>
          </table:table-cell>
          <table:table-cell office:value-type="float" office:value="0.579242062223245" calcext:value-type="float">
            <text:p>0,579242062223245</text:p>
          </table:table-cell>
          <table:table-cell office:value-type="float" office:value="0.496371134408611" calcext:value-type="float">
            <text:p>0,496371134408611</text:p>
          </table:table-cell>
          <table:table-cell office:value-type="float" office:value="0.483435614794171" calcext:value-type="float">
            <text:p>0,483435614794171</text:p>
          </table:table-cell>
          <table:table-cell office:value-type="float" office:value="0.533730161229807" calcext:value-type="float">
            <text:p>0,533730161229807</text:p>
          </table:table-cell>
          <table:table-cell office:value-type="float" office:value="0.34351783752028" calcext:value-type="float">
            <text:p>0,343517837520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5mn</text:p>
          </table:table-cell>
          <table:table-cell table:style-name="ce3" office:value-type="string" calcext:value-type="string">
            <text:p>LuscMega-b-m-5mn-haz-cos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number-columns-repeated="3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7.28" calcext:value-type="date">
            <text:p>2024-04-27 18:43:07</text:p>
          </table:table-cell>
          <table:table-cell table:style-name="ce2" office:value-type="float" office:value="0.365156" calcext:value-type="float">
            <text:p>0,365156</text:p>
          </table:table-cell>
          <table:table-cell table:style-name="ce3" office:value-type="string" calcext:value-type="string">
            <text:p>LuscMega-b-m-5mn-haz-cos-ml77mt1i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606383" calcext:value-type="float">
            <text:p>0,606383</text:p>
          </table:table-cell>
          <table:table-cell table:style-name="ce2" office:value-type="float" office:value="0.1301341" calcext:value-type="float">
            <text:p>0,1301341</text:p>
          </table:table-cell>
          <table:table-cell table:style-name="ce2" office:value-type="float" office:value="0.4687995" calcext:value-type="float">
            <text:p>0,4687995</text:p>
          </table:table-cell>
          <table:table-cell table:style-name="ce2" office:value-type="float" office:value="0.7843444" calcext:value-type="float">
            <text:p>0,784344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5.385" calcext:value-type="float">
            <text:p>1005,3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19.7712" calcext:value-type="float">
            <text:p>719,7712</text:p>
          </table:table-cell>
          <table:table-cell table:style-name="ce7" office:value-type="float" office:value="0.02986854" calcext:value-type="float">
            <text:p>0,02986854</text:p>
          </table:table-cell>
          <table:table-cell table:style-name="ce2" office:value-type="float" office:value="0.009972513" calcext:value-type="float">
            <text:p>0,009972513</text:p>
          </table:table-cell>
          <table:table-cell table:style-name="ce2" office:value-type="float" office:value="0.08929592" calcext:value-type="float">
            <text:p>0,08929592</text:p>
          </table:table-cell>
          <table:table-cell table:style-name="ce2" office:value-type="float" office:value="0.02986854" calcext:value-type="float">
            <text:p>0,02986854</text:p>
          </table:table-cell>
          <table:table-cell table:style-name="ce2" office:value-type="float" office:value="0.00005394509" calcext:value-type="float">
            <text:p>0,00005394509</text:p>
          </table:table-cell>
          <table:table-cell table:style-name="ce2" office:value-type="float" office:value="0.2344458" calcext:value-type="float">
            <text:p>0,2344458</text:p>
          </table:table-cell>
          <table:table-cell table:style-name="ce2" office:value-type="float" office:value="0.00003393332" calcext:value-type="float">
            <text:p>0,00003393332</text:p>
          </table:table-cell>
          <table:table-cell table:style-name="ce2" office:value-type="float" office:value="0.00008575855" calcext:value-type="float">
            <text:p>0,0000857585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.03667863" calcext:value-type="float">
            <text:p>0,03667863</text:p>
          </table:table-cell>
          <table:table-cell table:style-name="ce2" office:value-type="float" office:value="0.2344458" calcext:value-type="float">
            <text:p>0,2344458</text:p>
          </table:table-cell>
          <table:table-cell table:style-name="ce2" office:value-type="float" office:value="0.02307213" calcext:value-type="float">
            <text:p>0,02307213</text:p>
          </table:table-cell>
          <table:table-cell table:style-name="ce2" office:value-type="float" office:value="0.05830941" calcext:value-type="float">
            <text:p>0,0583094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2.548" calcext:value-type="float">
            <text:p>192,548</text:p>
          </table:table-cell>
          <table:table-cell table:style-name="ce2" office:value-type="float" office:value="0.1172229" calcext:value-type="float">
            <text:p>0,1172229</text:p>
          </table:table-cell>
          <table:table-cell table:style-name="ce2" office:value-type="float" office:value="152.357" calcext:value-type="float">
            <text:p>152,357</text:p>
          </table:table-cell>
          <table:table-cell table:style-name="ce2" office:value-type="float" office:value="243.3412" calcext:value-type="float">
            <text:p>243,341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19.9934" calcext:value-type="float">
            <text:p>719,9934</text:p>
          </table:table-cell>
          <table:table-cell table:style-name="ce2" office:value-type="float" office:value="723.8573" calcext:value-type="float">
            <text:p>723,8573</text:p>
          </table:table-cell>
          <table:table-cell table:style-name="ce2" office:value-type="float" office:value="-357.8856" calcext:value-type="float">
            <text:p>-357,8856</text:p>
          </table:table-cell>
          <table:table-cell table:style-name="ce8" office:value-type="float" office:value="0.6965854" calcext:value-type="float">
            <text:p>0,6965854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21.7712" calcext:value-type="float">
            <text:p>721,77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3202" calcext:value-type="float">
            <text:p>3,53202</text:p>
          </table:table-cell>
          <table:table-cell table:style-name="ce2" office:value-type="float" office:value="1.775782" calcext:value-type="float">
            <text:p>1,775782</text:p>
          </table:table-cell>
          <table:table-cell table:style-name="ce2" office:value-type="float" office:value="1.902915" calcext:value-type="float">
            <text:p>1,902915</text:p>
          </table:table-cell>
          <table:table-cell table:style-name="ce2" office:value-type="float" office:value="6.639804" calcext:value-type="float">
            <text:p>6,639804</text:p>
          </table:table-cell>
          <table:table-cell table:style-name="ce2" office:value-type="float" office:value="6.509313" calcext:value-type="float">
            <text:p>6,509313</text:p>
          </table:table-cell>
          <table:table-cell table:style-name="ce2" office:value-type="float" office:value="13.97928" calcext:value-type="float">
            <text:p>13,979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2.8623" calcext:value-type="float">
            <text:p>122,8623</text:p>
          </table:table-cell>
          <table:table-cell table:style-name="ce2" office:value-type="float" office:value="2.981298" calcext:value-type="float">
            <text:p>2,981298</text:p>
          </table:table-cell>
          <table:table-cell table:style-name="ce5" table:number-columns-repeated="3"/>
          <table:table-cell table:style-name="ce2" office:value-type="float" office:value="0.05206179" calcext:value-type="float">
            <text:p>0,05206179</text:p>
          </table:table-cell>
          <table:table-cell table:style-name="ce2" office:value-type="float" office:value="0.2681413" calcext:value-type="float">
            <text:p>0,2681413</text:p>
          </table:table-cell>
          <table:table-cell table:style-name="ce2" office:value-type="float" office:value="0.03084177" calcext:value-type="float">
            <text:p>0,03084177</text:p>
          </table:table-cell>
          <table:table-cell table:style-name="ce2" office:value-type="float" office:value="0.08788176" calcext:value-type="float">
            <text:p>0,08788176</text:p>
          </table:table-cell>
          <table:table-cell table:style-name="ce2" office:value-type="float" office:value="89.10983" calcext:value-type="float">
            <text:p>89,10983</text:p>
          </table:table-cell>
          <table:table-cell table:style-name="ce2" office:value-type="float" office:value="0.05206179" calcext:value-type="float">
            <text:p>0,05206179</text:p>
          </table:table-cell>
          <table:table-cell table:style-name="ce2" office:value-type="float" office:value="0.1036121" calcext:value-type="float">
            <text:p>0,1036121</text:p>
          </table:table-cell>
          <table:table-cell table:style-name="ce8" office:value-type="float" office:value="0.2681413" calcext:value-type="float">
            <text:p>0,2681413</text:p>
          </table:table-cell>
          <table:table-cell table:style-name="ce2" office:value-type="float" office:value="0.03084177" calcext:value-type="float">
            <text:p>0,03084177</text:p>
          </table:table-cell>
          <table:table-cell table:style-name="ce2" office:value-type="float" office:value="0.08788176" calcext:value-type="float">
            <text:p>0,08788176</text:p>
          </table:table-cell>
          <table:table-cell table:style-name="ce2" office:value-type="float" office:value="89.10983" calcext:value-type="float">
            <text:p>89,10983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0.2681413" calcext:value-type="float">
            <text:p>0,268141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89.10983" calcext:value-type="float">
            <text:p>89,10983</text:p>
          </table:table-cell>
          <table:table-cell table:style-name="ce2" office:value-type="float" office:value="0.467991903561379" calcext:value-type="float">
            <text:p>0,467991903561379</text:p>
          </table:table-cell>
          <table:table-cell table:style-name="ce2" office:value-type="float" office:value="0.449264172128113" calcext:value-type="float">
            <text:p>0,449264172128113</text:p>
          </table:table-cell>
          <table:table-cell table:style-name="ce2" office:value-type="float" office:value="0.44133937596601" calcext:value-type="float">
            <text:p>0,44133937596601</text:p>
          </table:table-cell>
          <table:table-cell table:style-name="ce2" office:value-type="float" office:value="0.327206341415972" calcext:value-type="float">
            <text:p>0,327206341415972</text:p>
          </table:table-cell>
          <table:table-cell table:style-name="ce2" office:value-type="float" office:value="0.464296154556617" calcext:value-type="float">
            <text:p>0,464296154556617</text:p>
          </table:table-cell>
          <table:table-cell table:style-name="ce2" office:value-type="float" office:value="0.405491436957507" calcext:value-type="float">
            <text:p>0,4054914369575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5mn</text:p>
          </table:table-cell>
          <table:table-cell table:style-name="ce4" office:value-type="string" calcext:value-type="string">
            <text:p>LuscMega-b-m-5mn-hno-cos</text:p>
          </table:table-cell>
          <table:table-cell office:value-type="float" office:value="57" calcext:value-type="float">
            <text:p>57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3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6.6" calcext:value-type="date">
            <text:p>2024-04-27 18:43:06</text:p>
          </table:table-cell>
          <table:table-cell office:value-type="float" office:value="1.036083" calcext:value-type="float">
            <text:p>1,036083</text:p>
          </table:table-cell>
          <table:table-cell table:style-name="ce4" office:value-type="string" calcext:value-type="string">
            <text:p>LuscMega-b-m-5mn-hno-cos-evp1o0xl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.4393" calcext:value-type="float">
            <text:p>4,4393</text:p>
          </table:table-cell>
          <table:table-cell office:value-type="float" office:value="724.2105" calcext:value-type="float">
            <text:p>724,2105</text:p>
          </table:table-cell>
          <table:table-cell table:style-name="ce7" office:value-type="float" office:value="0.01039892" calcext:value-type="float">
            <text:p>0,01039892</text:p>
          </table:table-cell>
          <table:table-cell office:value-type="float" office:value="0.1866692" calcext:value-type="float">
            <text:p>0,1866692</text:p>
          </table:table-cell>
          <table:table-cell office:value-type="float" office:value="0.1224781" calcext:value-type="float">
            <text:p>0,1224781</text:p>
          </table:table-cell>
          <table:table-cell office:value-type="float" office:value="0.01039892" calcext:value-type="float">
            <text:p>0,01039892</text:p>
          </table:table-cell>
          <table:table-cell office:value-type="float" office:value="0.00003411" calcext:value-type="float">
            <text:p>0,00003411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0002789219" calcext:value-type="float">
            <text:p>0,00002789219</text:p>
          </table:table-cell>
          <table:table-cell office:value-type="float" office:value="0.00004171391" calcext:value-type="float">
            <text:p>0,00004171391</text:p>
          </table:table-cell>
          <table:table-cell office:value-type="float" office:value="55" calcext:value-type="float">
            <text:p>55</text:p>
          </table:table-cell>
          <table:table-cell office:value-type="float" office:value="0.05800739" calcext:value-type="float">
            <text:p>0,05800739</text:p>
          </table:table-cell>
          <table:table-cell office:value-type="float" office:value="0.1006726" calcext:value-type="float">
            <text:p>0,1006726</text:p>
          </table:table-cell>
          <table:table-cell office:value-type="float" office:value="0.04743339" calcext:value-type="float">
            <text:p>0,04743339</text:p>
          </table:table-cell>
          <table:table-cell office:value-type="float" office:value="0.07093858" calcext:value-type="float">
            <text:p>0,07093858</text:p>
          </table:table-cell>
          <table:table-cell office:value-type="float" office:value="55" calcext:value-type="float">
            <text:p>55</text:p>
          </table:table-cell>
          <table:table-cell office:value-type="float" office:value="242.1442" calcext:value-type="float">
            <text:p>242,1442</text:p>
          </table:table-cell>
          <table:table-cell office:value-type="float" office:value="0.0503363" calcext:value-type="float">
            <text:p>0,0503363</text:p>
          </table:table-cell>
          <table:table-cell office:value-type="float" office:value="218.9232" calcext:value-type="float">
            <text:p>218,9232</text:p>
          </table:table-cell>
          <table:table-cell office:value-type="float" office:value="267.8282" calcext:value-type="float">
            <text:p>267,8282</text:p>
          </table:table-cell>
          <table:table-cell office:value-type="float" office:value="55" calcext:value-type="float">
            <text:p>55</text:p>
          </table:table-cell>
          <table:table-cell office:value-type="float" office:value="724.4327" calcext:value-type="float">
            <text:p>724,4327</text:p>
          </table:table-cell>
          <table:table-cell office:value-type="float" office:value="728.2966" calcext:value-type="float">
            <text:p>728,2966</text:p>
          </table:table-cell>
          <table:table-cell office:value-type="float" office:value="-360.1053" calcext:value-type="float">
            <text:p>-360,1053</text:p>
          </table:table-cell>
          <table:table-cell table:style-name="ce7" office:value-type="float" office:value="0.08538704" calcext:value-type="float">
            <text:p>0,08538704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.2105" calcext:value-type="float">
            <text:p>726,2105</text:p>
          </table:table-cell>
          <table:table-cell office:value-type="float" office:value="1" calcext:value-type="float">
            <text:p>1</text:p>
          </table:table-cell>
          <table:table-cell office:value-type="float" office:value="1.678417" calcext:value-type="float">
            <text:p>1,678417</text:p>
          </table:table-cell>
          <table:table-cell office:value-type="float" office:value="2.323755" calcext:value-type="float">
            <text:p>2,323755</text:p>
          </table:table-cell>
          <table:table-cell office:value-type="float" office:value="3.433057" calcext:value-type="float">
            <text:p>3,433057</text:p>
          </table:table-cell>
          <table:table-cell office:value-type="float" office:value="3.356835" calcext:value-type="float">
            <text:p>3,356835</text:p>
          </table:table-cell>
          <table:table-cell office:value-type="float" office:value="4.199646" calcext:value-type="float">
            <text:p>4,199646</text:p>
          </table:table-cell>
          <table:table-cell office:value-type="float" office:value="13.18665" calcext:value-type="float">
            <text:p>13,186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1.7978" calcext:value-type="float">
            <text:p>241,7978</text:p>
          </table:table-cell>
          <table:table-cell office:value-type="float" office:value="0.7838906" calcext:value-type="float">
            <text:p>0,7838906</text:p>
          </table:table-cell>
          <table:table-cell table:style-name="ce6" table:number-columns-repeated="3"/>
          <table:table-cell office:value-type="float" office:value="0.03291917" calcext:value-type="float">
            <text:p>0,03291917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03291917" calcext:value-type="float">
            <text:p>0,0329191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645292" calcext:value-type="float">
            <text:p>0,1645292</text:p>
          </table:table-cell>
          <table:table-cell office:value-type="float" office:value="0.02383354" calcext:value-type="float">
            <text:p>0,02383354</text:p>
          </table:table-cell>
          <table:table-cell office:value-type="float" office:value="0.04546835" calcext:value-type="float">
            <text:p>0,04546835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79" calcext:value-type="float">
            <text:p>79</text:p>
          </table:table-cell>
          <table:table-cell office:value-type="float" office:value="0.1645292" calcext:value-type="float">
            <text:p>0,1645292</text:p>
          </table:table-cell>
          <table:table-cell office:value-type="float" office:value="57" calcext:value-type="float">
            <text:p>57</text:p>
          </table:table-cell>
          <table:table-cell office:value-type="float" office:value="109" calcext:value-type="float">
            <text:p>109</text:p>
          </table:table-cell>
          <table:table-cell office:value-type="float" office:value="147.9951" calcext:value-type="float">
            <text:p>147,9951</text:p>
          </table:table-cell>
          <table:table-cell office:value-type="float" office:value="0.192018150575186" calcext:value-type="float">
            <text:p>0,192018150575186</text:p>
          </table:table-cell>
          <table:table-cell office:value-type="float" office:value="0.225436994487666" calcext:value-type="float">
            <text:p>0,225436994487666</text:p>
          </table:table-cell>
          <table:table-cell office:value-type="float" office:value="0.228811034345682" calcext:value-type="float">
            <text:p>0,228811034345682</text:p>
          </table:table-cell>
          <table:table-cell office:value-type="float" office:value="0.162297395411399" calcext:value-type="float">
            <text:p>0,162297395411399</text:p>
          </table:table-cell>
          <table:table-cell office:value-type="float" office:value="0.205074642779334" calcext:value-type="float">
            <text:p>0,205074642779334</text:p>
          </table:table-cell>
          <table:table-cell office:value-type="float" office:value="0.257763319017068" calcext:value-type="float">
            <text:p>0,257763319017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LuscMega-b-m-10mn-haz-cos-l1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" calcext:value-type="float">
            <text:p>10</text:p>
          </table:table-cell>
          <table:table-cell table:style-name="ce5" table:number-columns-repeated="2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7.39" calcext:value-type="date">
            <text:p>2024-04-27 18:43:07</text:p>
          </table:table-cell>
          <table:table-cell table:style-name="ce2" office:value-type="float" office:value="0.738157" calcext:value-type="float">
            <text:p>0,738157</text:p>
          </table:table-cell>
          <table:table-cell table:style-name="ce3" office:value-type="string" calcext:value-type="string">
            <text:p>LuscMega-b-m-10mn-haz-cos-l10-zugo5qec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893617" calcext:value-type="float">
            <text:p>0,893617</text:p>
          </table:table-cell>
          <table:table-cell table:style-name="ce2" office:value-type="float" office:value="0.103607" calcext:value-type="float">
            <text:p>0,103607</text:p>
          </table:table-cell>
          <table:table-cell table:style-name="ce2" office:value-type="float" office:value="0.7278416" calcext:value-type="float">
            <text:p>0,7278416</text:p>
          </table:table-cell>
          <table:table-cell table:style-name="ce2" office:value-type="float" office:value="1.09715" calcext:value-type="float">
            <text:p>1,0971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5.385" calcext:value-type="float">
            <text:p>1005,3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7.635" calcext:value-type="float">
            <text:p>1057,635</text:p>
          </table:table-cell>
          <table:table-cell table:style-name="ce8" office:value-type="float" office:value="0.2310907" calcext:value-type="float">
            <text:p>0,2310907</text:p>
          </table:table-cell>
          <table:table-cell table:style-name="ce2" office:value-type="float" office:value="0.2032301" calcext:value-type="float">
            <text:p>0,2032301</text:p>
          </table:table-cell>
          <table:table-cell table:style-name="ce2" office:value-type="float" office:value="0.06220853" calcext:value-type="float">
            <text:p>0,06220853</text:p>
          </table:table-cell>
          <table:table-cell table:style-name="ce2" office:value-type="float" office:value="0.2310907" calcext:value-type="float">
            <text:p>0,2310907</text:p>
          </table:table-cell>
          <table:table-cell table:style-name="ce2" office:value-type="float" office:value="0.00003504841" calcext:value-type="float">
            <text:p>0,00003504841</text:p>
          </table:table-cell>
          <table:table-cell table:style-name="ce2" office:value-type="float" office:value="0.1565046" calcext:value-type="float">
            <text:p>0,1565046</text:p>
          </table:table-cell>
          <table:table-cell table:style-name="ce2" office:value-type="float" office:value="0.00002572014" calcext:value-type="float">
            <text:p>0,00002572014</text:p>
          </table:table-cell>
          <table:table-cell table:style-name="ce2" office:value-type="float" office:value="0.0000477599" calcext:value-type="float">
            <text:p>0,000047759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.05645426" calcext:value-type="float">
            <text:p>0,05645426</text:p>
          </table:table-cell>
          <table:table-cell table:style-name="ce2" office:value-type="float" office:value="0.1565046" calcext:value-type="float">
            <text:p>0,1565046</text:p>
          </table:table-cell>
          <table:table-cell table:style-name="ce2" office:value-type="float" office:value="0.04142874" calcext:value-type="float">
            <text:p>0,04142874</text:p>
          </table:table-cell>
          <table:table-cell table:style-name="ce2" office:value-type="float" office:value="0.07692929" calcext:value-type="float">
            <text:p>0,0769292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8.8806" calcext:value-type="float">
            <text:p>238,8806</text:p>
          </table:table-cell>
          <table:table-cell table:style-name="ce2" office:value-type="float" office:value="0.07825229" calcext:value-type="float">
            <text:p>0,07825229</text:p>
          </table:table-cell>
          <table:table-cell table:style-name="ce2" office:value-type="float" office:value="204.4927" calcext:value-type="float">
            <text:p>204,4927</text:p>
          </table:table-cell>
          <table:table-cell table:style-name="ce2" office:value-type="float" office:value="279.0511" calcext:value-type="float">
            <text:p>279,051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57.783" calcext:value-type="float">
            <text:p>1057,783</text:p>
          </table:table-cell>
          <table:table-cell table:style-name="ce2" office:value-type="float" office:value="1062.497" calcext:value-type="float">
            <text:p>1062,497</text:p>
          </table:table-cell>
          <table:table-cell table:style-name="ce2" office:value-type="float" office:value="-526.8174" calcext:value-type="float">
            <text:p>-526,8174</text:p>
          </table:table-cell>
          <table:table-cell table:style-name="ce8" office:value-type="float" office:value="0.6834104" calcext:value-type="float">
            <text:p>0,6834104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59.635" calcext:value-type="float">
            <text:p>1059,6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43041" calcext:value-type="float">
            <text:p>1,243041</text:p>
          </table:table-cell>
          <table:table-cell table:style-name="ce2" office:value-type="float" office:value="1.673971" calcext:value-type="float">
            <text:p>1,673971</text:p>
          </table:table-cell>
          <table:table-cell table:style-name="ce2" office:value-type="float" office:value="1.108244" calcext:value-type="float">
            <text:p>1,108244</text:p>
          </table:table-cell>
          <table:table-cell table:style-name="ce2" office:value-type="float" office:value="3.186834" calcext:value-type="float">
            <text:p>3,186834</text:p>
          </table:table-cell>
          <table:table-cell table:style-name="ce2" office:value-type="float" office:value="8.956008" calcext:value-type="float">
            <text:p>8,956008</text:p>
          </table:table-cell>
          <table:table-cell table:style-name="ce2" office:value-type="float" office:value="9.31102" calcext:value-type="float">
            <text:p>9,3110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1.4803" calcext:value-type="float">
            <text:p>171,4803</text:p>
          </table:table-cell>
          <table:table-cell table:style-name="ce2" office:value-type="float" office:value="3.553778" calcext:value-type="float">
            <text:p>3,553778</text:p>
          </table:table-cell>
          <table:table-cell table:style-name="ce5" table:number-columns-repeated="3"/>
          <table:table-cell table:style-name="ce2" office:value-type="float" office:value="0.0498471" calcext:value-type="float">
            <text:p>0,0498471</text:p>
          </table:table-cell>
          <table:table-cell table:style-name="ce2" office:value-type="float" office:value="0.1876915" calcext:value-type="float">
            <text:p>0,1876915</text:p>
          </table:table-cell>
          <table:table-cell table:style-name="ce2" office:value-type="float" office:value="0.03450841" calcext:value-type="float">
            <text:p>0,03450841</text:p>
          </table:table-cell>
          <table:table-cell table:style-name="ce2" office:value-type="float" office:value="0.0720037" calcext:value-type="float">
            <text:p>0,0720037</text:p>
          </table:table-cell>
          <table:table-cell table:style-name="ce2" office:value-type="float" office:value="145.0575" calcext:value-type="float">
            <text:p>145,0575</text:p>
          </table:table-cell>
          <table:table-cell table:style-name="ce2" office:value-type="float" office:value="0.0498471" calcext:value-type="float">
            <text:p>0,0498471</text:p>
          </table:table-cell>
          <table:table-cell table:style-name="ce2" office:value-type="float" office:value="0.0535785" calcext:value-type="float">
            <text:p>0,0535785</text:p>
          </table:table-cell>
          <table:table-cell table:style-name="ce9" office:value-type="float" office:value="0.1876915" calcext:value-type="float">
            <text:p>0,1876915</text:p>
          </table:table-cell>
          <table:table-cell table:style-name="ce2" office:value-type="float" office:value="0.03450841" calcext:value-type="float">
            <text:p>0,03450841</text:p>
          </table:table-cell>
          <table:table-cell table:style-name="ce2" office:value-type="float" office:value="0.0720037" calcext:value-type="float">
            <text:p>0,0720037</text:p>
          </table:table-cell>
          <table:table-cell table:style-name="ce2" office:value-type="float" office:value="145.0575" calcext:value-type="float">
            <text:p>145,057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1876915" calcext:value-type="float">
            <text:p>0,187691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45.0575" calcext:value-type="float">
            <text:p>145,0575</text:p>
          </table:table-cell>
          <table:table-cell table:style-name="ce2" office:value-type="float" office:value="0.638919061010162" calcext:value-type="float">
            <text:p>0,638919061010162</text:p>
          </table:table-cell>
          <table:table-cell table:style-name="ce2" office:value-type="float" office:value="0.611976367358937" calcext:value-type="float">
            <text:p>0,611976367358937</text:p>
          </table:table-cell>
          <table:table-cell table:style-name="ce2" office:value-type="float" office:value="0.621417681461007" calcext:value-type="float">
            <text:p>0,621417681461007</text:p>
          </table:table-cell>
          <table:table-cell table:style-name="ce2" office:value-type="float" office:value="0.556737078923904" calcext:value-type="float">
            <text:p>0,556737078923904</text:p>
          </table:table-cell>
          <table:table-cell table:style-name="ce2" office:value-type="float" office:value="0.628018258715387" calcext:value-type="float">
            <text:p>0,628018258715387</text:p>
          </table:table-cell>
          <table:table-cell table:style-name="ce2" office:value-type="float" office:value="0.614119047317044" calcext:value-type="float">
            <text:p>0,61411904731704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26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LuscMega-b-m-10mn-hno-cos-l1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style-name="ce6" table:number-columns-repeated="2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7.36" calcext:value-type="date">
            <text:p>2024-04-27 18:43:07</text:p>
          </table:table-cell>
          <table:table-cell office:value-type="float" office:value="0.790692" calcext:value-type="float">
            <text:p>0,790692</text:p>
          </table:table-cell>
          <table:table-cell table:style-name="ce4" office:value-type="string" calcext:value-type="string">
            <text:p>LuscMega-b-m-10mn-hno-cos-l10-34xau6p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3199999999993" calcext:value-type="float">
            <text:p>1,03199999999993</text:p>
          </table:table-cell>
          <table:table-cell office:value-type="float" office:value="1058.667" calcext:value-type="float">
            <text:p>1058,667</text:p>
          </table:table-cell>
          <table:table-cell table:style-name="ce8" office:value-type="float" office:value="0.323416" calcext:value-type="float">
            <text:p>0,323416</text:p>
          </table:table-cell>
          <table:table-cell office:value-type="float" office:value="0.1467018" calcext:value-type="float">
            <text:p>0,1467018</text:p>
          </table:table-cell>
          <table:table-cell office:value-type="float" office:value="0.07330143" calcext:value-type="float">
            <text:p>0,07330143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0000335023" calcext:value-type="float">
            <text:p>0,0000335023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0002829015" calcext:value-type="float">
            <text:p>0,00002829015</text:p>
          </table:table-cell>
          <table:table-cell office:value-type="float" office:value="0.00003967473" calcext:value-type="float">
            <text:p>0,00003967473</text:p>
          </table:table-cell>
          <table:table-cell office:value-type="float" office:value="82" calcext:value-type="float">
            <text:p>82</text:p>
          </table:table-cell>
          <table:table-cell office:value-type="float" office:value="0.05905959" calcext:value-type="float">
            <text:p>0,05905959</text:p>
          </table:table-cell>
          <table:table-cell office:value-type="float" office:value="0.08515799" calcext:value-type="float">
            <text:p>0,08515799</text:p>
          </table:table-cell>
          <table:table-cell office:value-type="float" office:value="0.04987134" calcext:value-type="float">
            <text:p>0,04987134</text:p>
          </table:table-cell>
          <table:table-cell office:value-type="float" office:value="0.06994069" calcext:value-type="float">
            <text:p>0,06994069</text:p>
          </table:table-cell>
          <table:table-cell office:value-type="float" office:value="82" calcext:value-type="float">
            <text:p>82</text:p>
          </table:table-cell>
          <table:table-cell office:value-type="float" office:value="244.3305" calcext:value-type="float">
            <text:p>244,3305</text:p>
          </table:table-cell>
          <table:table-cell office:value-type="float" office:value="0.04257899" calcext:value-type="float">
            <text:p>0,04257899</text:p>
          </table:table-cell>
          <table:table-cell office:value-type="float" office:value="224.4958" calcext:value-type="float">
            <text:p>224,4958</text:p>
          </table:table-cell>
          <table:table-cell office:value-type="float" office:value="265.9176" calcext:value-type="float">
            <text:p>265,9176</text:p>
          </table:table-cell>
          <table:table-cell office:value-type="float" office:value="82" calcext:value-type="float">
            <text:p>82</text:p>
          </table:table-cell>
          <table:table-cell office:value-type="float" office:value="1058.815" calcext:value-type="float">
            <text:p>1058,815</text:p>
          </table:table-cell>
          <table:table-cell office:value-type="float" office:value="1063.529" calcext:value-type="float">
            <text:p>1063,529</text:p>
          </table:table-cell>
          <table:table-cell office:value-type="float" office:value="-527.3335" calcext:value-type="float">
            <text:p>-527,3335</text:p>
          </table:table-cell>
          <table:table-cell table:style-name="ce8" office:value-type="float" office:value="0.4574933" calcext:value-type="float">
            <text:p>0,457493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0.667" calcext:value-type="float">
            <text:p>1060,667</text:p>
          </table:table-cell>
          <table:table-cell office:value-type="float" office:value="1" calcext:value-type="float">
            <text:p>1</text:p>
          </table:table-cell>
          <table:table-cell office:value-type="float" office:value="2.017354" calcext:value-type="float">
            <text:p>2,017354</text:p>
          </table:table-cell>
          <table:table-cell office:value-type="float" office:value="2.692314" calcext:value-type="float">
            <text:p>2,692314</text:p>
          </table:table-cell>
          <table:table-cell office:value-type="float" office:value="2.529429" calcext:value-type="float">
            <text:p>2,529429</text:p>
          </table:table-cell>
          <table:table-cell office:value-type="float" office:value="2.106215" calcext:value-type="float">
            <text:p>2,106215</text:p>
          </table:table-cell>
          <table:table-cell office:value-type="float" office:value="6.956372" calcext:value-type="float">
            <text:p>6,956372</text:p>
          </table:table-cell>
          <table:table-cell office:value-type="float" office:value="6.972306" calcext:value-type="float">
            <text:p>6,9723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7.2471" calcext:value-type="float">
            <text:p>237,2471</text:p>
          </table:table-cell>
          <table:table-cell office:value-type="float" office:value="0.7216358" calcext:value-type="float">
            <text:p>0,7216358</text:p>
          </table:table-cell>
          <table:table-cell table:style-name="ce6" table:number-columns-repeated="3"/>
          <table:table-cell office:value-type="float" office:value="0.04764817" calcext:value-type="float">
            <text:p>0,04764817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04764817" calcext:value-type="float">
            <text:p>0,0476481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34113" calcext:value-type="float">
            <text:p>0,134113</text:p>
          </table:table-cell>
          <table:table-cell office:value-type="float" office:value="0.03660937" calcext:value-type="float">
            <text:p>0,03660937</text:p>
          </table:table-cell>
          <table:table-cell office:value-type="float" office:value="0.06201548" calcext:value-type="float">
            <text:p>0,06201548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114" calcext:value-type="float">
            <text:p>114</text:p>
          </table:table-cell>
          <table:table-cell office:value-type="float" office:value="0.134113" calcext:value-type="float">
            <text:p>0,134113</text:p>
          </table:table-cell>
          <table:table-cell office:value-type="float" office:value="88" calcext:value-type="float">
            <text:p>88</text:p>
          </table:table-cell>
          <table:table-cell office:value-type="float" office:value="149" calcext:value-type="float">
            <text:p>149</text:p>
          </table:table-cell>
          <table:table-cell office:value-type="float" office:value="172.0465" calcext:value-type="float">
            <text:p>172,0465</text:p>
          </table:table-cell>
          <table:table-cell office:value-type="float" office:value="0.545146266083392" calcext:value-type="float">
            <text:p>0,545146266083392</text:p>
          </table:table-cell>
          <table:table-cell office:value-type="float" office:value="0.566884445308238" calcext:value-type="float">
            <text:p>0,566884445308238</text:p>
          </table:table-cell>
          <table:table-cell office:value-type="float" office:value="0.574920049990066" calcext:value-type="float">
            <text:p>0,574920049990066</text:p>
          </table:table-cell>
          <table:table-cell office:value-type="float" office:value="0.539320332007681" calcext:value-type="float">
            <text:p>0,539320332007681</text:p>
          </table:table-cell>
          <table:table-cell office:value-type="float" office:value="0.56050915230887" calcext:value-type="float">
            <text:p>0,56050915230887</text:p>
          </table:table-cell>
          <table:table-cell office:value-type="float" office:value="0.59615334269635" calcext:value-type="float">
            <text:p>0,59615334269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26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LuscMega-b-m-10mn-haz-cos-l15-r37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0" calcext:value-type="float">
            <text:p>370</text:p>
          </table:table-cell>
          <table:table-cell table:style-name="ce5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7.41" calcext:value-type="date">
            <text:p>2024-04-27 18:43:07</text:p>
          </table:table-cell>
          <table:table-cell table:style-name="ce2" office:value-type="float" office:value="0.775057" calcext:value-type="float">
            <text:p>0,775057</text:p>
          </table:table-cell>
          <table:table-cell table:style-name="ce3" office:value-type="string" calcext:value-type="string">
            <text:p>LuscMega-b-m-10mn-haz-cos-l15-r370-7o858t7e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7553192" calcext:value-type="float">
            <text:p>0,7553192</text:p>
          </table:table-cell>
          <table:table-cell table:style-name="ce2" office:value-type="float" office:value="0.117939" calcext:value-type="float">
            <text:p>0,117939</text:p>
          </table:table-cell>
          <table:table-cell table:style-name="ce2" office:value-type="float" office:value="0.5980924" calcext:value-type="float">
            <text:p>0,5980924</text:p>
          </table:table-cell>
          <table:table-cell table:style-name="ce2" office:value-type="float" office:value="0.9538777" calcext:value-type="float">
            <text:p>0,9538777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84.5238095238095" calcext:value-type="float">
            <text:p>84,52380952380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8.1729" calcext:value-type="float">
            <text:p>828,1729</text:p>
          </table:table-cell>
          <table:table-cell table:style-name="ce9" office:value-type="float" office:value="0.7841159" calcext:value-type="float">
            <text:p>0,7841159</text:p>
          </table:table-cell>
          <table:table-cell table:style-name="ce2" office:value-type="float" office:value="0.2852551" calcext:value-type="float">
            <text:p>0,2852551</text:p>
          </table:table-cell>
          <table:table-cell table:style-name="ce2" office:value-type="float" office:value="0.8848182" calcext:value-type="float">
            <text:p>0,8848182</text:p>
          </table:table-cell>
          <table:table-cell table:style-name="ce2" office:value-type="float" office:value="0.7841159" calcext:value-type="float">
            <text:p>0,7841159</text:p>
          </table:table-cell>
          <table:table-cell table:style-name="ce2" office:value-type="float" office:value="0.0000595747" calcext:value-type="float">
            <text:p>0,0000595747</text:p>
          </table:table-cell>
          <table:table-cell table:style-name="ce2" office:value-type="float" office:value="0.3011801" calcext:value-type="float">
            <text:p>0,3011801</text:p>
          </table:table-cell>
          <table:table-cell table:style-name="ce2" office:value-type="float" office:value="0.00003309517" calcext:value-type="float">
            <text:p>0,00003309517</text:p>
          </table:table-cell>
          <table:table-cell table:style-name="ce2" office:value-type="float" office:value="0.0001072406" calcext:value-type="float">
            <text:p>0,000107240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2452249" calcext:value-type="float">
            <text:p>0,2452249</text:p>
          </table:table-cell>
          <table:table-cell table:style-name="ce2" office:value-type="float" office:value="0.3011802" calcext:value-type="float">
            <text:p>0,3011802</text:p>
          </table:table-cell>
          <table:table-cell table:style-name="ce2" office:value-type="float" office:value="0.1362283" calcext:value-type="float">
            <text:p>0,1362283</text:p>
          </table:table-cell>
          <table:table-cell table:style-name="ce2" office:value-type="float" office:value="0.4414301" calcext:value-type="float">
            <text:p>0,441430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83.2247" calcext:value-type="float">
            <text:p>183,2247</text:p>
          </table:table-cell>
          <table:table-cell table:style-name="ce2" office:value-type="float" office:value="0.1505901" calcext:value-type="float">
            <text:p>0,1505901</text:p>
          </table:table-cell>
          <table:table-cell table:style-name="ce2" office:value-type="float" office:value="135.9078" calcext:value-type="float">
            <text:p>135,9078</text:p>
          </table:table-cell>
          <table:table-cell table:style-name="ce2" office:value-type="float" office:value="247.0152" calcext:value-type="float">
            <text:p>247,015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28.3494" calcext:value-type="float">
            <text:p>828,3494</text:p>
          </table:table-cell>
          <table:table-cell table:style-name="ce2" office:value-type="float" office:value="832.6983" calcext:value-type="float">
            <text:p>832,6983</text:p>
          </table:table-cell>
          <table:table-cell table:style-name="ce2" office:value-type="float" office:value="-412.0865" calcext:value-type="float">
            <text:p>-412,0865</text:p>
          </table:table-cell>
          <table:table-cell table:style-name="ce9" office:value-type="float" office:value="0.9851687" calcext:value-type="float">
            <text:p>0,985168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30.1729" calcext:value-type="float">
            <text:p>830,17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54371" calcext:value-type="float">
            <text:p>1,254371</text:p>
          </table:table-cell>
          <table:table-cell table:style-name="ce2" office:value-type="float" office:value="0.3464403" calcext:value-type="float">
            <text:p>0,3464403</text:p>
          </table:table-cell>
          <table:table-cell table:style-name="ce2" office:value-type="float" office:value="0.6165007" calcext:value-type="float">
            <text:p>0,6165007</text:p>
          </table:table-cell>
          <table:table-cell table:style-name="ce2" office:value-type="float" office:value="2.508742" calcext:value-type="float">
            <text:p>2,508742</text:p>
          </table:table-cell>
          <table:table-cell table:style-name="ce2" office:value-type="float" office:value="1.732202" calcext:value-type="float">
            <text:p>1,732202</text:p>
          </table:table-cell>
          <table:table-cell table:style-name="ce2" office:value-type="float" office:value="5.548506" calcext:value-type="float">
            <text:p>5,5485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2.0929" calcext:value-type="float">
            <text:p>112,0929</text:p>
          </table:table-cell>
          <table:table-cell table:style-name="ce2" office:value-type="float" office:value="2.162544" calcext:value-type="float">
            <text:p>2,162544</text:p>
          </table:table-cell>
          <table:table-cell table:style-name="ce5" table:number-columns-repeated="3"/>
          <table:table-cell table:style-name="ce2" office:value-type="float" office:value="0.0716164" calcext:value-type="float">
            <text:p>0,0716164</text:p>
          </table:table-cell>
          <table:table-cell table:style-name="ce2" office:value-type="float" office:value="0.3234487" calcext:value-type="float">
            <text:p>0,3234487</text:p>
          </table:table-cell>
          <table:table-cell table:style-name="ce2" office:value-type="float" office:value="0.03827026" calcext:value-type="float">
            <text:p>0,03827026</text:p>
          </table:table-cell>
          <table:table-cell table:style-name="ce2" office:value-type="float" office:value="0.1340181" calcext:value-type="float">
            <text:p>0,1340181</text:p>
          </table:table-cell>
          <table:table-cell table:style-name="ce2" office:value-type="float" office:value="90.20992" calcext:value-type="float">
            <text:p>90,20992</text:p>
          </table:table-cell>
          <table:table-cell table:style-name="ce2" office:value-type="float" office:value="0.0716164" calcext:value-type="float">
            <text:p>0,0716164</text:p>
          </table:table-cell>
          <table:table-cell table:style-name="ce2" office:value-type="float" office:value="0.1480843" calcext:value-type="float">
            <text:p>0,1480843</text:p>
          </table:table-cell>
          <table:table-cell table:style-name="ce7" office:value-type="float" office:value="0.3234487" calcext:value-type="float">
            <text:p>0,3234487</text:p>
          </table:table-cell>
          <table:table-cell table:style-name="ce2" office:value-type="float" office:value="0.03827026" calcext:value-type="float">
            <text:p>0,03827026</text:p>
          </table:table-cell>
          <table:table-cell table:style-name="ce2" office:value-type="float" office:value="0.1340181" calcext:value-type="float">
            <text:p>0,1340181</text:p>
          </table:table-cell>
          <table:table-cell table:style-name="ce2" office:value-type="float" office:value="90.20992" calcext:value-type="float">
            <text:p>90,2099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0.3234487" calcext:value-type="float">
            <text:p>0,323448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90.20992" calcext:value-type="float">
            <text:p>90,20992</text:p>
          </table:table-cell>
          <table:table-cell table:style-name="ce2" office:value-type="float" office:value="0.786436117878079" calcext:value-type="float">
            <text:p>0,786436117878079</text:p>
          </table:table-cell>
          <table:table-cell table:style-name="ce2" office:value-type="float" office:value="0.684760884970547" calcext:value-type="float">
            <text:p>0,684760884970547</text:p>
          </table:table-cell>
          <table:table-cell table:style-name="ce2" office:value-type="float" office:value="0.636922956550243" calcext:value-type="float">
            <text:p>0,636922956550243</text:p>
          </table:table-cell>
          <table:table-cell table:style-name="ce2" office:value-type="float" office:value="0.651807716694188" calcext:value-type="float">
            <text:p>0,651807716694188</text:p>
          </table:table-cell>
          <table:table-cell table:style-name="ce2" office:value-type="float" office:value="0.668550134483256" calcext:value-type="float">
            <text:p>0,668550134483256</text:p>
          </table:table-cell>
          <table:table-cell table:style-name="ce2" office:value-type="float" office:value="0.49765677143991" calcext:value-type="float">
            <text:p>0,4976567714399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26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LuscMega-b-m-10mn-hno-cos-l15-r37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table:style-name="ce6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7.38" calcext:value-type="date">
            <text:p>2024-04-27 18:43:07</text:p>
          </table:table-cell>
          <table:table-cell office:value-type="float" office:value="0.837562" calcext:value-type="float">
            <text:p>0,837562</text:p>
          </table:table-cell>
          <table:table-cell table:style-name="ce4" office:value-type="string" calcext:value-type="string">
            <text:p>LuscMega-b-m-10mn-hno-cos-l15-r370-gw6djxuq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553192" calcext:value-type="float">
            <text:p>0,7553192</text:p>
          </table:table-cell>
          <table:table-cell office:value-type="float" office:value="0.117939" calcext:value-type="float">
            <text:p>0,117939</text:p>
          </table:table-cell>
          <table:table-cell office:value-type="float" office:value="0.5980924" calcext:value-type="float">
            <text:p>0,5980924</text:p>
          </table:table-cell>
          <table:table-cell office:value-type="float" office:value="0.9538777" calcext:value-type="float">
            <text:p>0,9538777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84.5238095238095" calcext:value-type="float">
            <text:p>84,523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168299999999931" calcext:value-type="float">
            <text:p>0,168299999999931</text:p>
          </table:table-cell>
          <table:table-cell office:value-type="float" office:value="828.3412" calcext:value-type="float">
            <text:p>828,3412</text:p>
          </table:table-cell>
          <table:table-cell table:style-name="ce8" office:value-type="float" office:value="0.4637031" calcext:value-type="float">
            <text:p>0,4637031</text:p>
          </table:table-cell>
          <table:table-cell office:value-type="float" office:value="0.3278859" calcext:value-type="float">
            <text:p>0,3278859</text:p>
          </table:table-cell>
          <table:table-cell office:value-type="float" office:value="0.6107057" calcext:value-type="float">
            <text:p>0,6107057</text:p>
          </table:table-cell>
          <table:table-cell office:value-type="float" office:value="0.4637031" calcext:value-type="float">
            <text:p>0,4637031</text:p>
          </table:table-cell>
          <table:table-cell office:value-type="float" office:value="0.000047428" calcext:value-type="float">
            <text:p>0,000047428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00003665145" calcext:value-type="float">
            <text:p>0,00003665145</text:p>
          </table:table-cell>
          <table:table-cell office:value-type="float" office:value="0.00006137317" calcext:value-type="float">
            <text:p>0,00006137317</text:p>
          </table:table-cell>
          <table:table-cell office:value-type="float" office:value="70" calcext:value-type="float">
            <text:p>70</text:p>
          </table:table-cell>
          <table:table-cell office:value-type="float" office:value="0.3080291" calcext:value-type="float">
            <text:p>0,3080291</text:p>
          </table:table-cell>
          <table:table-cell office:value-type="float" office:value="0.1297809" calcext:value-type="float">
            <text:p>0,1297809</text:p>
          </table:table-cell>
          <table:table-cell office:value-type="float" office:value="0.2380389" calcext:value-type="float">
            <text:p>0,2380389</text:p>
          </table:table-cell>
          <table:table-cell office:value-type="float" office:value="0.3985982" calcext:value-type="float">
            <text:p>0,3985982</text:p>
          </table:table-cell>
          <table:table-cell office:value-type="float" office:value="70" calcext:value-type="float">
            <text:p>70</text:p>
          </table:table-cell>
          <table:table-cell office:value-type="float" office:value="205.3513" calcext:value-type="float">
            <text:p>205,3513</text:p>
          </table:table-cell>
          <table:table-cell office:value-type="float" office:value="0.06489046" calcext:value-type="float">
            <text:p>0,06489046</text:p>
          </table:table-cell>
          <table:table-cell office:value-type="float" office:value="180.4472" calcext:value-type="float">
            <text:p>180,4472</text:p>
          </table:table-cell>
          <table:table-cell office:value-type="float" office:value="233.6926" calcext:value-type="float">
            <text:p>233,6926</text:p>
          </table:table-cell>
          <table:table-cell office:value-type="float" office:value="70" calcext:value-type="float">
            <text:p>70</text:p>
          </table:table-cell>
          <table:table-cell office:value-type="float" office:value="828.3992" calcext:value-type="float">
            <text:p>828,3992</text:p>
          </table:table-cell>
          <table:table-cell office:value-type="float" office:value="830.6039" calcext:value-type="float">
            <text:p>830,6039</text:p>
          </table:table-cell>
          <table:table-cell office:value-type="float" office:value="-413.1706" calcext:value-type="float">
            <text:p>-413,1706</text:p>
          </table:table-cell>
          <table:table-cell table:style-name="ce8" office:value-type="float" office:value="0.6537191" calcext:value-type="float">
            <text:p>0,653719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.3412" calcext:value-type="float">
            <text:p>830,3412</text:p>
          </table:table-cell>
          <table:table-cell office:value-type="float" office:value="1" calcext:value-type="float">
            <text:p>1</text:p>
          </table:table-cell>
          <table:table-cell office:value-type="float" office:value="1.148535" calcext:value-type="float">
            <text:p>1,148535</text:p>
          </table:table-cell>
          <table:table-cell office:value-type="float" office:value="0.7482932" calcext:value-type="float">
            <text:p>0,7482932</text:p>
          </table:table-cell>
          <table:table-cell office:value-type="float" office:value="0.9738771" calcext:value-type="float">
            <text:p>0,9738771</text:p>
          </table:table-cell>
          <table:table-cell office:value-type="float" office:value="3.445604" calcext:value-type="float">
            <text:p>3,445604</text:p>
          </table:table-cell>
          <table:table-cell office:value-type="float" office:value="4.489759" calcext:value-type="float">
            <text:p>4,489759</text:p>
          </table:table-cell>
          <table:table-cell office:value-type="float" office:value="9.73877" calcext:value-type="float">
            <text:p>9,7387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9.0506" calcext:value-type="float">
            <text:p>149,0506</text:p>
          </table:table-cell>
          <table:table-cell table:style-name="ce6" table:number-columns-repeated="4"/>
          <table:table-cell office:value-type="float" office:value="0.05701452" calcext:value-type="float">
            <text:p>0,05701452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05701452" calcext:value-type="float">
            <text:p>0,0570145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753644" calcext:value-type="float">
            <text:p>0,1753644</text:p>
          </table:table-cell>
          <table:table-cell office:value-type="float" office:value="0.04042704" calcext:value-type="float">
            <text:p>0,04042704</text:p>
          </table:table-cell>
          <table:table-cell office:value-type="float" office:value="0.08040793" calcext:value-type="float">
            <text:p>0,080407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137" calcext:value-type="float">
            <text:p>137</text:p>
          </table:table-cell>
          <table:table-cell office:value-type="float" office:value="0.1753644" calcext:value-type="float">
            <text:p>0,1753644</text:p>
          </table:table-cell>
          <table:table-cell office:value-type="float" office:value="97" calcext:value-type="float">
            <text:p>97</text:p>
          </table:table-cell>
          <table:table-cell office:value-type="float" office:value="193" calcext:value-type="float">
            <text:p>193</text:p>
          </table:table-cell>
          <table:table-cell office:value-type="float" office:value="154.2004" calcext:value-type="float">
            <text:p>154,2004</text:p>
          </table:table-cell>
          <table:table-cell office:value-type="float" office:value="0.689919952227147" calcext:value-type="float">
            <text:p>0,689919952227147</text:p>
          </table:table-cell>
          <table:table-cell office:value-type="float" office:value="0.700798478992437" calcext:value-type="float">
            <text:p>0,700798478992437</text:p>
          </table:table-cell>
          <table:table-cell office:value-type="float" office:value="0.71261763115691" calcext:value-type="float">
            <text:p>0,71261763115691</text:p>
          </table:table-cell>
          <table:table-cell office:value-type="float" office:value="0.679393503019862" calcext:value-type="float">
            <text:p>0,679393503019862</text:p>
          </table:table-cell>
          <table:table-cell office:value-type="float" office:value="0.705819645536405" calcext:value-type="float">
            <text:p>0,705819645536405</text:p>
          </table:table-cell>
          <table:table-cell office:value-type="float" office:value="0.701427569306136" calcext:value-type="float">
            <text:p>0,70142756930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26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LuscMega-b-m-10mn-hno-cos-r35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office:value-type="float" office:value="350" calcext:value-type="float">
            <text:p>350</text:p>
          </table:table-cell>
          <table:table-cell table:style-name="ce5"/>
          <table:table-cell table:style-name="ce10"/>
          <table:table-cell table:style-name="ce9" office:value-type="float" office:value="1" calcext:value-type="float">
            <text:p>1</text:p>
          </table:table-cell>
          <table:table-cell table:style-name="ce12" office:value-type="date" office:date-value="2024-04-27T18:43:07.36" calcext:value-type="date">
            <text:p>2024-04-27 18:43:07</text:p>
          </table:table-cell>
          <table:table-cell table:style-name="ce2" office:value-type="float" office:value="0.72212" calcext:value-type="float">
            <text:p>0,72212</text:p>
          </table:table-cell>
          <table:table-cell table:style-name="ce3" office:value-type="string" calcext:value-type="string">
            <text:p>LuscMega-b-m-10mn-hno-cos-r350-66wzpkdc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7234042" calcext:value-type="float">
            <text:p>0,7234042</text:p>
          </table:table-cell>
          <table:table-cell table:style-name="ce2" office:value-type="float" office:value="0.1208452" calcext:value-type="float">
            <text:p>0,1208452</text:p>
          </table:table-cell>
          <table:table-cell table:style-name="ce2" office:value-type="float" office:value="0.5695592" calcext:value-type="float">
            <text:p>0,5695592</text:p>
          </table:table-cell>
          <table:table-cell table:style-name="ce2" office:value-type="float" office:value="0.9188048" calcext:value-type="float">
            <text:p>0,918804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80.952380952381" calcext:value-type="float">
            <text:p>80,9523809523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84.4421" calcext:value-type="float">
            <text:p>784,4421</text:p>
          </table:table-cell>
          <table:table-cell table:style-name="ce8" office:value-type="float" office:value="0.451609" calcext:value-type="float">
            <text:p>0,451609</text:p>
          </table:table-cell>
          <table:table-cell table:style-name="ce2" office:value-type="float" office:value="0.6085085" calcext:value-type="float">
            <text:p>0,6085085</text:p>
          </table:table-cell>
          <table:table-cell table:style-name="ce2" office:value-type="float" office:value="0.3857976" calcext:value-type="float">
            <text:p>0,3857976</text:p>
          </table:table-cell>
          <table:table-cell table:style-name="ce2" office:value-type="float" office:value="0.451609" calcext:value-type="float">
            <text:p>0,451609</text:p>
          </table:table-cell>
          <table:table-cell table:style-name="ce2" office:value-type="float" office:value="0.00005227832" calcext:value-type="float">
            <text:p>0,00005227832</text:p>
          </table:table-cell>
          <table:table-cell table:style-name="ce2" office:value-type="float" office:value="0.138519" calcext:value-type="float">
            <text:p>0,138519</text:p>
          </table:table-cell>
          <table:table-cell table:style-name="ce2" office:value-type="float" office:value="0.0000397023" calcext:value-type="float">
            <text:p>0,0000397023</text:p>
          </table:table-cell>
          <table:table-cell table:style-name="ce2" office:value-type="float" office:value="0.00006883789" calcext:value-type="float">
            <text:p>0,0000688378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0.3123002" calcext:value-type="float">
            <text:p>0,3123002</text:p>
          </table:table-cell>
          <table:table-cell table:style-name="ce2" office:value-type="float" office:value="0.138519" calcext:value-type="float">
            <text:p>0,138519</text:p>
          </table:table-cell>
          <table:table-cell table:style-name="ce2" office:value-type="float" office:value="0.2371736" calcext:value-type="float">
            <text:p>0,2371736</text:p>
          </table:table-cell>
          <table:table-cell table:style-name="ce2" office:value-type="float" office:value="0.4112238" calcext:value-type="float">
            <text:p>0,411223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5.5934" calcext:value-type="float">
            <text:p>195,5934</text:p>
          </table:table-cell>
          <table:table-cell table:style-name="ce2" office:value-type="float" office:value="0.06925952" calcext:value-type="float">
            <text:p>0,06925952</text:p>
          </table:table-cell>
          <table:table-cell table:style-name="ce2" office:value-type="float" office:value="170.368" calcext:value-type="float">
            <text:p>170,368</text:p>
          </table:table-cell>
          <table:table-cell table:style-name="ce2" office:value-type="float" office:value="224.5538" calcext:value-type="float">
            <text:p>224,553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84.5027" calcext:value-type="float">
            <text:p>784,5027</text:p>
          </table:table-cell>
          <table:table-cell table:style-name="ce2" office:value-type="float" office:value="786.6617" calcext:value-type="float">
            <text:p>786,6617</text:p>
          </table:table-cell>
          <table:table-cell table:style-name="ce2" office:value-type="float" office:value="-391.2211" calcext:value-type="float">
            <text:p>-391,2211</text:p>
          </table:table-cell>
          <table:table-cell table:style-name="ce9" office:value-type="float" office:value="0.7989637" calcext:value-type="float">
            <text:p>0,7989637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" calcext:value-type="float">
            <text:p>0,8</text:p>
          </table:table-cell>
          <table:table-cell table:style-name="ce3" office:value-type="string" calcext:value-type="string">
            <text:p>HNORMAL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86.4421" calcext:value-type="float">
            <text:p>786,44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098766" calcext:value-type="float">
            <text:p>0,6098766</text:p>
          </table:table-cell>
          <table:table-cell table:style-name="ce2" office:value-type="float" office:value="1.057302" calcext:value-type="float">
            <text:p>1,057302</text:p>
          </table:table-cell>
          <table:table-cell table:style-name="ce2" office:value-type="float" office:value="1.100443" calcext:value-type="float">
            <text:p>1,100443</text:p>
          </table:table-cell>
          <table:table-cell table:style-name="ce2" office:value-type="float" office:value="1.82963" calcext:value-type="float">
            <text:p>1,82963</text:p>
          </table:table-cell>
          <table:table-cell table:style-name="ce2" office:value-type="float" office:value="6.343814" calcext:value-type="float">
            <text:p>6,343814</text:p>
          </table:table-cell>
          <table:table-cell table:style-name="ce2" office:value-type="float" office:value="8.846006" calcext:value-type="float">
            <text:p>8,8460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1.6971" calcext:value-type="float">
            <text:p>141,6971</text:p>
          </table:table-cell>
          <table:table-cell table:style-name="ce5" table:number-columns-repeated="4"/>
          <table:table-cell table:style-name="ce2" office:value-type="float" office:value="0.06018978" calcext:value-type="float">
            <text:p>0,06018978</text:p>
          </table:table-cell>
          <table:table-cell table:style-name="ce2" office:value-type="float" office:value="0.1838235" calcext:value-type="float">
            <text:p>0,1838235</text:p>
          </table:table-cell>
          <table:table-cell table:style-name="ce2" office:value-type="float" office:value="0.04198156" calcext:value-type="float">
            <text:p>0,04198156</text:p>
          </table:table-cell>
          <table:table-cell table:style-name="ce2" office:value-type="float" office:value="0.08629528" calcext:value-type="float">
            <text:p>0,08629528</text:p>
          </table:table-cell>
          <table:table-cell table:style-name="ce2" office:value-type="float" office:value="146.6131" calcext:value-type="float">
            <text:p>146,6131</text:p>
          </table:table-cell>
          <table:table-cell table:style-name="ce2" office:value-type="float" office:value="0.06018978" calcext:value-type="float">
            <text:p>0,06018978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0.1838235" calcext:value-type="float">
            <text:p>0,1838235</text:p>
          </table:table-cell>
          <table:table-cell table:style-name="ce2" office:value-type="float" office:value="0.04198156" calcext:value-type="float">
            <text:p>0,04198156</text:p>
          </table:table-cell>
          <table:table-cell table:style-name="ce2" office:value-type="float" office:value="0.08629528" calcext:value-type="float">
            <text:p>0,08629528</text:p>
          </table:table-cell>
          <table:table-cell table:style-name="ce2" office:value-type="float" office:value="146.6131" calcext:value-type="float">
            <text:p>146,6131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0.1838235" calcext:value-type="float">
            <text:p>0,183823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46.6131" calcext:value-type="float">
            <text:p>146,6131</text:p>
          </table:table-cell>
          <table:table-cell table:style-name="ce2" office:value-type="float" office:value="0.755278140787437" calcext:value-type="float">
            <text:p>0,755278140787437</text:p>
          </table:table-cell>
          <table:table-cell table:style-name="ce2" office:value-type="float" office:value="0.756255022425161" calcext:value-type="float">
            <text:p>0,756255022425161</text:p>
          </table:table-cell>
          <table:table-cell table:style-name="ce2" office:value-type="float" office:value="0.768328175048237" calcext:value-type="float">
            <text:p>0,768328175048237</text:p>
          </table:table-cell>
          <table:table-cell table:style-name="ce2" office:value-type="float" office:value="0.724275965348441" calcext:value-type="float">
            <text:p>0,724275965348441</text:p>
          </table:table-cell>
          <table:table-cell table:style-name="ce2" office:value-type="float" office:value="0.771673271936103" calcext:value-type="float">
            <text:p>0,771673271936103</text:p>
          </table:table-cell>
          <table:table-cell table:style-name="ce2" office:value-type="float" office:value="0.744331271798245" calcext:value-type="float">
            <text:p>0,7443312717982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1626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LuscMega-b-m-10mn-haz-cos-r350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/>
          <table:table-cell office:value-type="float" office:value="350" calcext:value-type="float">
            <text:p>350</text:p>
          </table:table-cell>
          <table:table-cell table:style-name="ce6"/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3" office:value-type="date" office:date-value="2024-04-27T18:43:07.41" calcext:value-type="date">
            <text:p>2024-04-27 18:43:07</text:p>
          </table:table-cell>
          <table:table-cell office:value-type="float" office:value="0.753781" calcext:value-type="float">
            <text:p>0,753781</text:p>
          </table:table-cell>
          <table:table-cell table:style-name="ce4" office:value-type="string" calcext:value-type="string">
            <text:p>LuscMega-b-m-10mn-haz-cos-r350-3mzmy5hg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7234042" calcext:value-type="float">
            <text:p>0,7234042</text:p>
          </table:table-cell>
          <table:table-cell office:value-type="float" office:value="0.1208452" calcext:value-type="float">
            <text:p>0,1208452</text:p>
          </table:table-cell>
          <table:table-cell office:value-type="float" office:value="0.5695592" calcext:value-type="float">
            <text:p>0,5695592</text:p>
          </table:table-cell>
          <table:table-cell office:value-type="float" office:value="0.9188048" calcext:value-type="float">
            <text:p>0,918804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0.952380952381" calcext:value-type="float">
            <text:p>80,952380952381</text:p>
          </table:table-cell>
          <table:table-cell office:value-type="float" office:value="2" calcext:value-type="float">
            <text:p>2</text:p>
          </table:table-cell>
          <table:table-cell office:value-type="float" office:value="1.65560000000005" calcext:value-type="float">
            <text:p>1,65560000000005</text:p>
          </table:table-cell>
          <table:table-cell office:value-type="float" office:value="786.0977" calcext:value-type="float">
            <text:p>786,0977</text:p>
          </table:table-cell>
          <table:table-cell table:style-name="ce8" office:value-type="float" office:value="0.44103" calcext:value-type="float">
            <text:p>0,44103</text:p>
          </table:table-cell>
          <table:table-cell office:value-type="float" office:value="0.5786376" calcext:value-type="float">
            <text:p>0,5786376</text:p>
          </table:table-cell>
          <table:table-cell office:value-type="float" office:value="0.4358371" calcext:value-type="float">
            <text:p>0,4358371</text:p>
          </table:table-cell>
          <table:table-cell office:value-type="float" office:value="0.44103" calcext:value-type="float">
            <text:p>0,44103</text:p>
          </table:table-cell>
          <table:table-cell office:value-type="float" office:value="0.00005908828" calcext:value-type="float">
            <text:p>0,00005908828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00003432728" calcext:value-type="float">
            <text:p>0,00003432728</text:p>
          </table:table-cell>
          <table:table-cell office:value-type="float" office:value="0.0001017099" calcext:value-type="float">
            <text:p>0,0001017099</text:p>
          </table:table-cell>
          <table:table-cell office:value-type="float" office:value="66" calcext:value-type="float">
            <text:p>66</text:p>
          </table:table-cell>
          <table:table-cell office:value-type="float" office:value="0.2763074" calcext:value-type="float">
            <text:p>0,2763074</text:p>
          </table:table-cell>
          <table:table-cell office:value-type="float" office:value="0.2771235" calcext:value-type="float">
            <text:p>0,2771235</text:p>
          </table:table-cell>
          <table:table-cell office:value-type="float" office:value="0.1605205" calcext:value-type="float">
            <text:p>0,1605205</text:p>
          </table:table-cell>
          <table:table-cell office:value-type="float" office:value="0.475614" calcext:value-type="float">
            <text:p>0,475614</text:p>
          </table:table-cell>
          <table:table-cell office:value-type="float" office:value="66" calcext:value-type="float">
            <text:p>66</text:p>
          </table:table-cell>
          <table:table-cell office:value-type="float" office:value="183.9773" calcext:value-type="float">
            <text:p>183,9773</text:p>
          </table:table-cell>
          <table:table-cell office:value-type="float" office:value="0.1385618" calcext:value-type="float">
            <text:p>0,1385618</text:p>
          </table:table-cell>
          <table:table-cell office:value-type="float" office:value="139.6975" calcext:value-type="float">
            <text:p>139,6975</text:p>
          </table:table-cell>
          <table:table-cell office:value-type="float" office:value="242.2925" calcext:value-type="float">
            <text:p>242,2925</text:p>
          </table:table-cell>
          <table:table-cell office:value-type="float" office:value="66" calcext:value-type="float">
            <text:p>66</text:p>
          </table:table-cell>
          <table:table-cell office:value-type="float" office:value="786.2823" calcext:value-type="float">
            <text:p>786,2823</text:p>
          </table:table-cell>
          <table:table-cell office:value-type="float" office:value="790.5367" calcext:value-type="float">
            <text:p>790,5367</text:p>
          </table:table-cell>
          <table:table-cell office:value-type="float" office:value="-391.0488" calcext:value-type="float">
            <text:p>-391,0488</text:p>
          </table:table-cell>
          <table:table-cell table:style-name="ce9" office:value-type="float" office:value="0.9677382" calcext:value-type="float">
            <text:p>0,967738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HAZARD</text:p>
          </table:table-cell>
          <table:table-cell table:style-name="ce4"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.0977" calcext:value-type="float">
            <text:p>788,0977</text:p>
          </table:table-cell>
          <table:table-cell office:value-type="float" office:value="1" calcext:value-type="float">
            <text:p>1</text:p>
          </table:table-cell>
          <table:table-cell office:value-type="float" office:value="0.5470788" calcext:value-type="float">
            <text:p>0,5470788</text:p>
          </table:table-cell>
          <table:table-cell office:value-type="float" office:value="0.9678098" calcext:value-type="float">
            <text:p>0,9678098</text:p>
          </table:table-cell>
          <table:table-cell office:value-type="float" office:value="1.075803" calcext:value-type="float">
            <text:p>1,075803</text:p>
          </table:table-cell>
          <table:table-cell office:value-type="float" office:value="1.094158" calcext:value-type="float">
            <text:p>1,094158</text:p>
          </table:table-cell>
          <table:table-cell office:value-type="float" office:value="4.839049" calcext:value-type="float">
            <text:p>4,839049</text:p>
          </table:table-cell>
          <table:table-cell office:value-type="float" office:value="7.922977" calcext:value-type="float">
            <text:p>7,9229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7.7832" calcext:value-type="float">
            <text:p>117,7832</text:p>
          </table:table-cell>
          <table:table-cell office:value-type="float" office:value="2.271137" calcext:value-type="float">
            <text:p>2,271137</text:p>
          </table:table-cell>
          <table:table-cell table:style-name="ce6" table:number-columns-repeated="3"/>
          <table:table-cell office:value-type="float" office:value="0.06803033" calcext:value-type="float">
            <text:p>0,0680303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06803033" calcext:value-type="float">
            <text:p>0,06803033</text:p>
          </table:table-cell>
          <table:table-cell office:value-type="float" office:value="0.1185025" calcext:value-type="float">
            <text:p>0,1185025</text:p>
          </table:table-cell>
          <table:table-cell table:style-name="ce7" office:value-type="float" office:value="0.302326" calcext:value-type="float">
            <text:p>0,302326</text:p>
          </table:table-cell>
          <table:table-cell office:value-type="float" office:value="0.03780778" calcext:value-type="float">
            <text:p>0,03780778</text:p>
          </table:table-cell>
          <table:table-cell office:value-type="float" office:value="0.122412" calcext:value-type="float">
            <text:p>0,122412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163" calcext:value-type="float">
            <text:p>163</text:p>
          </table:table-cell>
          <table:table-cell office:value-type="float" office:value="0.302326" calcext:value-type="float">
            <text:p>0,302326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91.14824" calcext:value-type="float">
            <text:p>91,14824</text:p>
          </table:table-cell>
          <table:table-cell office:value-type="float" office:value="0.734541941685684" calcext:value-type="float">
            <text:p>0,734541941685684</text:p>
          </table:table-cell>
          <table:table-cell office:value-type="float" office:value="0.653639780864501" calcext:value-type="float">
            <text:p>0,653639780864501</text:p>
          </table:table-cell>
          <table:table-cell office:value-type="float" office:value="0.623052620978562" calcext:value-type="float">
            <text:p>0,623052620978562</text:p>
          </table:table-cell>
          <table:table-cell office:value-type="float" office:value="0.599586398351714" calcext:value-type="float">
            <text:p>0,599586398351714</text:p>
          </table:table-cell>
          <table:table-cell office:value-type="float" office:value="0.654293876641078" calcext:value-type="float">
            <text:p>0,654293876641078</text:p>
          </table:table-cell>
          <table:table-cell office:value-type="float" office:value="0.513621498591747" calcext:value-type="float">
            <text:p>0,513621498591747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626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Luscinia megarhynchos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0mn</text:p>
          </table:table-cell>
          <table:table-cell table:style-name="ce3" office:value-type="string" calcext:value-type="string">
            <text:p>LuscMega-b-m-10mn-haz-cos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2.7402715554949" calcext:value-type="float">
            <text:p>32,7402715554949</text:p>
          </table:table-cell>
          <table:table-cell table:style-name="ce2" office:value-type="float" office:value="1005.38511434534" calcext:value-type="float">
            <text:p>1005,38511434534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number-columns-repeated="3"/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12" office:value-type="date" office:date-value="2024-04-27T18:43:07.39" calcext:value-type="date">
            <text:p>2024-04-27 18:43:07</text:p>
          </table:table-cell>
          <table:table-cell table:style-name="ce2" office:value-type="float" office:value="0.775548" calcext:value-type="float">
            <text:p>0,775548</text:p>
          </table:table-cell>
          <table:table-cell table:style-name="ce3" office:value-type="string" calcext:value-type="string">
            <text:p>LuscMega-b-m-10mn-haz-cos-cilpdpqz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table:style-name="ce2" office:value-type="float" office:value="0.893617" calcext:value-type="float">
            <text:p>0,893617</text:p>
          </table:table-cell>
          <table:table-cell table:style-name="ce2" office:value-type="float" office:value="0.103607" calcext:value-type="float">
            <text:p>0,103607</text:p>
          </table:table-cell>
          <table:table-cell table:style-name="ce2" office:value-type="float" office:value="0.7278416" calcext:value-type="float">
            <text:p>0,7278416</text:p>
          </table:table-cell>
          <table:table-cell table:style-name="ce2" office:value-type="float" office:value="1.09715" calcext:value-type="float">
            <text:p>1,0971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5.385" calcext:value-type="float">
            <text:p>1005,3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7.928" calcext:value-type="float">
            <text:p>1057,928</text:p>
          </table:table-cell>
          <table:table-cell table:style-name="ce8" office:value-type="float" office:value="0.2162604" calcext:value-type="float">
            <text:p>0,2162604</text:p>
          </table:table-cell>
          <table:table-cell table:style-name="ce2" office:value-type="float" office:value="0.2870377" calcext:value-type="float">
            <text:p>0,2870377</text:p>
          </table:table-cell>
          <table:table-cell table:style-name="ce2" office:value-type="float" office:value="0.03151327" calcext:value-type="float">
            <text:p>0,03151327</text:p>
          </table:table-cell>
          <table:table-cell table:style-name="ce2" office:value-type="float" office:value="0.2162604" calcext:value-type="float">
            <text:p>0,2162604</text:p>
          </table:table-cell>
          <table:table-cell table:style-name="ce2" office:value-type="float" office:value="0.00003473129" calcext:value-type="float">
            <text:p>0,00003473129</text:p>
          </table:table-cell>
          <table:table-cell table:style-name="ce2" office:value-type="float" office:value="0.1556614" calcext:value-type="float">
            <text:p>0,1556614</text:p>
          </table:table-cell>
          <table:table-cell table:style-name="ce2" office:value-type="float" office:value="0.00002552944" calcext:value-type="float">
            <text:p>0,00002552944</text:p>
          </table:table-cell>
          <table:table-cell table:style-name="ce2" office:value-type="float" office:value="0.00004724985" calcext:value-type="float">
            <text:p>0,0000472498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0.05696974" calcext:value-type="float">
            <text:p>0,05696974</text:p>
          </table:table-cell>
          <table:table-cell table:style-name="ce2" office:value-type="float" office:value="0.1556615" calcext:value-type="float">
            <text:p>0,1556615</text:p>
          </table:table-cell>
          <table:table-cell table:style-name="ce2" office:value-type="float" office:value="0.04187594" calcext:value-type="float">
            <text:p>0,04187594</text:p>
          </table:table-cell>
          <table:table-cell table:style-name="ce2" office:value-type="float" office:value="0.07750395" calcext:value-type="float">
            <text:p>0,0775039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9.9687" calcext:value-type="float">
            <text:p>239,9687</text:p>
          </table:table-cell>
          <table:table-cell table:style-name="ce2" office:value-type="float" office:value="0.07783073" calcext:value-type="float">
            <text:p>0,07783073</text:p>
          </table:table-cell>
          <table:table-cell table:style-name="ce2" office:value-type="float" office:value="205.5958" calcext:value-type="float">
            <text:p>205,5958</text:p>
          </table:table-cell>
          <table:table-cell table:style-name="ce2" office:value-type="float" office:value="280.0883" calcext:value-type="float">
            <text:p>280,088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58.077" calcext:value-type="float">
            <text:p>1058,077</text:p>
          </table:table-cell>
          <table:table-cell table:style-name="ce2" office:value-type="float" office:value="1062.79" calcext:value-type="float">
            <text:p>1062,79</text:p>
          </table:table-cell>
          <table:table-cell table:style-name="ce2" office:value-type="float" office:value="-526.9642" calcext:value-type="float">
            <text:p>-526,9642</text:p>
          </table:table-cell>
          <table:table-cell table:style-name="ce8" office:value-type="float" office:value="0.6945009" calcext:value-type="float">
            <text:p>0,694500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59.928" calcext:value-type="float">
            <text:p>1059,9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012505" calcext:value-type="float">
            <text:p>1,012505</text:p>
          </table:table-cell>
          <table:table-cell table:style-name="ce2" office:value-type="float" office:value="1.946809" calcext:value-type="float">
            <text:p>1,946809</text:p>
          </table:table-cell>
          <table:table-cell table:style-name="ce2" office:value-type="float" office:value="1.130703" calcext:value-type="float">
            <text:p>1,130703</text:p>
          </table:table-cell>
          <table:table-cell table:style-name="ce2" office:value-type="float" office:value="2.496284" calcext:value-type="float">
            <text:p>2,496284</text:p>
          </table:table-cell>
          <table:table-cell table:style-name="ce2" office:value-type="float" office:value="10.595" calcext:value-type="float">
            <text:p>10,595</text:p>
          </table:table-cell>
          <table:table-cell table:style-name="ce2" office:value-type="float" office:value="9.538632" calcext:value-type="float">
            <text:p>9,5386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2.3856" calcext:value-type="float">
            <text:p>172,3856</text:p>
          </table:table-cell>
          <table:table-cell table:style-name="ce2" office:value-type="float" office:value="3.564023" calcext:value-type="float">
            <text:p>3,564023</text:p>
          </table:table-cell>
          <table:table-cell table:style-name="ce5" table:number-columns-repeated="3"/>
          <table:table-cell table:style-name="ce2" office:value-type="float" office:value="0.04939607" calcext:value-type="float">
            <text:p>0,04939607</text:p>
          </table:table-cell>
          <table:table-cell table:style-name="ce2" office:value-type="float" office:value="0.186989" calcext:value-type="float">
            <text:p>0,186989</text:p>
          </table:table-cell>
          <table:table-cell table:style-name="ce2" office:value-type="float" office:value="0.03424283" calcext:value-type="float">
            <text:p>0,03424283</text:p>
          </table:table-cell>
          <table:table-cell table:style-name="ce2" office:value-type="float" office:value="0.07125497" calcext:value-type="float">
            <text:p>0,07125497</text:p>
          </table:table-cell>
          <table:table-cell table:style-name="ce2" office:value-type="float" office:value="145.5589" calcext:value-type="float">
            <text:p>145,5589</text:p>
          </table:table-cell>
          <table:table-cell table:style-name="ce2" office:value-type="float" office:value="0.04939607" calcext:value-type="float">
            <text:p>0,04939607</text:p>
          </table:table-cell>
          <table:table-cell table:style-name="ce2" office:value-type="float" office:value="0.0528397" calcext:value-type="float">
            <text:p>0,0528397</text:p>
          </table:table-cell>
          <table:table-cell table:style-name="ce9" office:value-type="float" office:value="0.186989" calcext:value-type="float">
            <text:p>0,186989</text:p>
          </table:table-cell>
          <table:table-cell table:style-name="ce2" office:value-type="float" office:value="0.03424283" calcext:value-type="float">
            <text:p>0,03424283</text:p>
          </table:table-cell>
          <table:table-cell table:style-name="ce2" office:value-type="float" office:value="0.07125497" calcext:value-type="float">
            <text:p>0,07125497</text:p>
          </table:table-cell>
          <table:table-cell table:style-name="ce2" office:value-type="float" office:value="145.5589" calcext:value-type="float">
            <text:p>145,5589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0.186989" calcext:value-type="float">
            <text:p>0,18698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5.5589" calcext:value-type="float">
            <text:p>145,5589</text:p>
          </table:table-cell>
          <table:table-cell table:style-name="ce2" office:value-type="float" office:value="0.634637146486256" calcext:value-type="float">
            <text:p>0,634637146486256</text:p>
          </table:table-cell>
          <table:table-cell table:style-name="ce2" office:value-type="float" office:value="0.608546335678067" calcext:value-type="float">
            <text:p>0,608546335678067</text:p>
          </table:table-cell>
          <table:table-cell table:style-name="ce2" office:value-type="float" office:value="0.617997720936165" calcext:value-type="float">
            <text:p>0,617997720936165</text:p>
          </table:table-cell>
          <table:table-cell table:style-name="ce2" office:value-type="float" office:value="0.549944812729592" calcext:value-type="float">
            <text:p>0,549944812729592</text:p>
          </table:table-cell>
          <table:table-cell table:style-name="ce2" office:value-type="float" office:value="0.626063874410755" calcext:value-type="float">
            <text:p>0,626063874410755</text:p>
          </table:table-cell>
          <table:table-cell table:style-name="ce2" office:value-type="float" office:value="0.611526826380632" calcext:value-type="float">
            <text:p>0,61152682638063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626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uscinia megarhynchos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10mn</text:p>
          </table:table-cell>
          <table:table-cell table:style-name="ce4" office:value-type="string" calcext:value-type="string">
            <text:p>LuscMega-b-m-10mn-hno-cos</text:p>
          </table:table-cell>
          <table:table-cell office:value-type="float" office:value="84" calcext:value-type="float">
            <text:p>84</text:p>
          </table:table-cell>
          <table:table-cell office:value-type="float" office:value="32.7402715554949" calcext:value-type="float">
            <text:p>32,7402715554949</text:p>
          </table:table-cell>
          <table:table-cell office:value-type="float" office:value="1005.38511434534" calcext:value-type="float">
            <text:p>1005,38511434534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style-name="ce4"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table:style-name="ce6" table:number-columns-repeated="3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4-04-27T18:43:07.32" calcext:value-type="date">
            <text:p>2024-04-27 18:43:07</text:p>
          </table:table-cell>
          <table:table-cell office:value-type="float" office:value="0.673504" calcext:value-type="float">
            <text:p>0,673504</text:p>
          </table:table-cell>
          <table:table-cell table:style-name="ce4" office:value-type="string" calcext:value-type="string">
            <text:p>LuscMega-b-m-10mn-hno-cos-zrqkfg2h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01999999999998" calcext:value-type="float">
            <text:p>1,01999999999998</text:p>
          </table:table-cell>
          <table:table-cell office:value-type="float" office:value="1058.948" calcext:value-type="float">
            <text:p>1058,948</text:p>
          </table:table-cell>
          <table:table-cell table:style-name="ce8" office:value-type="float" office:value="0.3045602" calcext:value-type="float">
            <text:p>0,3045602</text:p>
          </table:table-cell>
          <table:table-cell office:value-type="float" office:value="0.08371365" calcext:value-type="float">
            <text:p>0,08371365</text:p>
          </table:table-cell>
          <table:table-cell office:value-type="float" office:value="0.08485699" calcext:value-type="float">
            <text:p>0,08485699</text:p>
          </table:table-cell>
          <table:table-cell office:value-type="float" office:value="0.3045602" calcext:value-type="float">
            <text:p>0,3045602</text:p>
          </table:table-cell>
          <table:table-cell office:value-type="float" office:value="0.0000334086" calcext:value-type="float">
            <text:p>0,0000334086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0002820783" calcext:value-type="float">
            <text:p>0,00002820783</text:p>
          </table:table-cell>
          <table:table-cell office:value-type="float" office:value="0.00003956824" calcext:value-type="float">
            <text:p>0,00003956824</text:p>
          </table:table-cell>
          <table:table-cell office:value-type="float" office:value="82" calcext:value-type="float">
            <text:p>82</text:p>
          </table:table-cell>
          <table:table-cell office:value-type="float" office:value="0.05922524" calcext:value-type="float">
            <text:p>0,05922524</text:p>
          </table:table-cell>
          <table:table-cell office:value-type="float" office:value="0.0852152" calcext:value-type="float">
            <text:p>0,0852152</text:p>
          </table:table-cell>
          <table:table-cell office:value-type="float" office:value="0.05000556" calcext:value-type="float">
            <text:p>0,05000556</text:p>
          </table:table-cell>
          <table:table-cell office:value-type="float" office:value="0.07014479" calcext:value-type="float">
            <text:p>0,07014479</text:p>
          </table:table-cell>
          <table:table-cell office:value-type="float" office:value="82" calcext:value-type="float">
            <text:p>82</text:p>
          </table:table-cell>
          <table:table-cell office:value-type="float" office:value="244.6729" calcext:value-type="float">
            <text:p>244,6729</text:p>
          </table:table-cell>
          <table:table-cell office:value-type="float" office:value="0.0426076" calcext:value-type="float">
            <text:p>0,0426076</text:p>
          </table:table-cell>
          <table:table-cell office:value-type="float" office:value="224.7976" calcext:value-type="float">
            <text:p>224,7976</text:p>
          </table:table-cell>
          <table:table-cell office:value-type="float" office:value="266.3055" calcext:value-type="float">
            <text:p>266,3055</text:p>
          </table:table-cell>
          <table:table-cell office:value-type="float" office:value="82" calcext:value-type="float">
            <text:p>82</text:p>
          </table:table-cell>
          <table:table-cell office:value-type="float" office:value="1059.097" calcext:value-type="float">
            <text:p>1059,097</text:p>
          </table:table-cell>
          <table:table-cell office:value-type="float" office:value="1063.81" calcext:value-type="float">
            <text:p>1063,81</text:p>
          </table:table-cell>
          <table:table-cell office:value-type="float" office:value="-527.4742" calcext:value-type="float">
            <text:p>-527,4742</text:p>
          </table:table-cell>
          <table:table-cell table:style-name="ce8" office:value-type="float" office:value="0.4717315" calcext:value-type="float">
            <text:p>0,471731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style-name="ce4" office:value-type="string" calcext:value-type="string">
            <text:p>HNORMAL</text:p>
          </table:table-cell>
          <table:table-cell table:style-name="ce4" office:value-type="string" calcext:value-type="string">
            <text:p>COS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0.948" calcext:value-type="float">
            <text:p>1060,948</text:p>
          </table:table-cell>
          <table:table-cell office:value-type="float" office:value="1" calcext:value-type="float">
            <text:p>1</text:p>
          </table:table-cell>
          <table:table-cell office:value-type="float" office:value="2.277855" calcext:value-type="float">
            <text:p>2,277855</text:p>
          </table:table-cell>
          <table:table-cell office:value-type="float" office:value="2.6029" calcext:value-type="float">
            <text:p>2,6029</text:p>
          </table:table-cell>
          <table:table-cell office:value-type="float" office:value="2.512905" calcext:value-type="float">
            <text:p>2,512905</text:p>
          </table:table-cell>
          <table:table-cell office:value-type="float" office:value="2.991287" calcext:value-type="float">
            <text:p>2,991287</text:p>
          </table:table-cell>
          <table:table-cell office:value-type="float" office:value="6.625108" calcext:value-type="float">
            <text:p>6,625108</text:p>
          </table:table-cell>
          <table:table-cell office:value-type="float" office:value="7.179564" calcext:value-type="float">
            <text:p>7,1795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7.3438" calcext:value-type="float">
            <text:p>237,3438</text:p>
          </table:table-cell>
          <table:table-cell office:value-type="float" office:value="0.7208087" calcext:value-type="float">
            <text:p>0,7208087</text:p>
          </table:table-cell>
          <table:table-cell table:style-name="ce6" table:number-columns-repeated="3"/>
          <table:table-cell office:value-type="float" office:value="0.0475149" calcext:value-type="float">
            <text:p>0,0475149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0475149" calcext:value-type="float">
            <text:p>0,047514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1341493" calcext:value-type="float">
            <text:p>0,1341493</text:p>
          </table:table-cell>
          <table:table-cell office:value-type="float" office:value="0.03650441" calcext:value-type="float">
            <text:p>0,03650441</text:p>
          </table:table-cell>
          <table:table-cell office:value-type="float" office:value="0.06184638" calcext:value-type="float">
            <text:p>0,0618463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114" calcext:value-type="float">
            <text:p>114</text:p>
          </table:table-cell>
          <table:table-cell office:value-type="float" office:value="0.1341493" calcext:value-type="float">
            <text:p>0,1341493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172.0751" calcext:value-type="float">
            <text:p>172,0751</text:p>
          </table:table-cell>
          <table:table-cell office:value-type="float" office:value="0.542850613283753" calcext:value-type="float">
            <text:p>0,542850613283753</text:p>
          </table:table-cell>
          <table:table-cell office:value-type="float" office:value="0.564789600080575" calcext:value-type="float">
            <text:p>0,564789600080575</text:p>
          </table:table-cell>
          <table:table-cell office:value-type="float" office:value="0.572797127556109" calcext:value-type="float">
            <text:p>0,572797127556109</text:p>
          </table:table-cell>
          <table:table-cell office:value-type="float" office:value="0.533973836139552" calcext:value-type="float">
            <text:p>0,533973836139552</text:p>
          </table:table-cell>
          <table:table-cell office:value-type="float" office:value="0.560574712923171" calcext:value-type="float">
            <text:p>0,560574712923171</text:p>
          </table:table-cell>
          <table:table-cell office:value-type="float" office:value="0.594184838306252" calcext:value-type="float">
            <text:p>0,59418483830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26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mples" table:style-name="ta3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number-columns-repeated="1637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7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7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7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alyses" table:style-name="ta4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NumAnlys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FonctionClé</text:p>
          </table:table-cell>
          <table:table-cell table:style-name="ce1" office:value-type="string" calcext:value-type="string">
            <text:p>SérieAjust</text:p>
          </table:table-cell>
          <table:table-cell table:style-name="ce1" office:value-type="string" calcext:value-type="string">
            <text:p>TrGche</text:p>
          </table:table-cell>
          <table:table-cell table:style-name="ce1" office:value-type="string" calcext:value-type="string">
            <text:p>TrDrte</text:p>
          </table:table-cell>
          <table:table-cell table:style-name="ce1" office:value-type="string" calcext:value-type="string">
            <text:p>NbTrchMod</text:p>
          </table:table-cell>
          <table:table-cell table:style-name="ce1" office:value-type="string" calcext:value-type="string">
            <text:p>AbrevAnlys</text:p>
          </table:table-cell>
          <table:table-cell table:style-name="ce1" office:value-type="string" calcext:value-type="string">
            <text:p>NumEchant</text:p>
          </table:table-cell>
          <table:table-cell table:number-columns-repeated="1637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no-cos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no-cos-l1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no-cos-r28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no-cos-l15-r30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no-cos-l20-r300-m1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5mn-haz-cos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5mn-haz-cos-l1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5mn-haz-cos-r28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5mn-haz-cos-l15-r300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Atri-ab-m-5mn-haz-cos-l20-r300-m14</text:p>
          </table:table-cell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no-cos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no-cos-l1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no-cos-r28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no-cos-l15-r30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no-cos-l20-r300-m1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SylvAtri-ab-m-10mn-haz-cos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ylvAtri-ab-m-10mn-haz-cos-l1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SylvAtri-ab-m-10mn-haz-cos-r28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SylvAtri-ab-m-10mn-haz-cos-l15-r300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lvAtri-ab-m-10mn-haz-cos-l20-r300-m1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no-cos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no-cos-r45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no-cos-r500-m14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5mn-haz-cos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TurdMeru-ab-m-5mn-haz-cos-r450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dMeru-ab-m-5mn-haz-cos-r500-m14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no-cos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no-cos-r50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no-cos-r600-m18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TurdMeru-ab-m-10mn-haz-cos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TurdMeru-ab-m-10mn-haz-cos-r500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rdMeru-ab-m-10mn-haz-cos-r600-m18</text:p>
          </table:table-cell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no-cos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no-cos-l1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no-cos-r28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no-cos-l15-r300-m14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5mn-haz-cos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5mn-haz-cos-l1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uscMega-b-m-5mn-haz-cos-r28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scMega-b-m-5mn-haz-cos-l15-r300-m14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no-cos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no-cos-l1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no-cos-r35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no-cos-l15-r37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LuscMega-b-m-10mn-haz-cos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uscMega-b-m-10mn-haz-cos-l1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LuscMega-b-m-10mn-haz-cos-r35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LuscMega-b-m-10mn-haz-cos-l15-r370</text:p>
          </table:table-cell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alyser" table:style-name="ta5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ACD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face</text:p>
          </table:table-cell>
          <table:table-cell office:value-type="string" calcext:value-type="string">
            <text:p>24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Unit</text:p>
          </table:table-cell>
          <table:table-cell office:value-type="string" calcext:value-type="string">
            <text:p>Meter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reaUnit</text:p>
          </table:table-cell>
          <table:table-cell office:value-type="string" calcext:value-type="string">
            <text:p>Hectar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Method</text:p>
          </table:table-cell>
          <table:table-cell office:value-type="string" calcext:value-type="string">
            <text:p>subprocess.ru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unTimeOut</text:p>
          </table:table-cell>
          <table:table-cell office:value-type="float" office:value="300" calcext:value-type="float">
            <text:p>3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urveyType</text:p>
          </table:table-cell>
          <table:table-cell office:value-type="string" calcext:value-type="string">
            <text:p>Poi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stanceType</text:p>
          </table:table-cell>
          <table:table-cell office:value-type="string" calcext:value-type="string">
            <text:p>Radial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lustering</text:p>
          </table:table-cell>
          <table:table-cell table:formula="of:=FALSE()" office:value-type="float" office:value="0" calcext:value-type="float">
            <text:p>FAU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KeyFn</text:p>
          </table:table-cell>
          <table:table-cell office:value-type="string" calcext:value-type="string">
            <text:p>UNIFORM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AdjustFn</text:p>
          </table:table-cell>
          <table:table-cell office:value-type="string" calcext:value-type="string">
            <text:p>POL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EstimCriterion</text:p>
          </table:table-cell>
          <table:table-cell office:value-type="string" calcext:value-type="string">
            <text:p>AIC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CVInterval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efMin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MaxDist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FitDistCu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efDiscrDistCuts</text:p>
          </table:table-cell>
          <table:table-cell table:number-columns-repeated="1638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uting platform" table:style-name="ta6">
        <table:table-column table:style-name="co1" table:number-columns-repeated="16384" table:default-cell-style-name="Default"/>
        <table:table-row table:style-name="ro1">
          <table:table-cell/>
          <table:table-cell table:style-name="ce1" office:value-type="string" calcext:value-type="string">
            <text:p>Versi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s</text:p>
          </table:table-cell>
          <table:table-cell office:value-type="string" calcext:value-type="string">
            <text:p>Windows Enterprise 10.0.22621 (64bit)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office:value-type="string" calcext:value-type="string">
            <text:p>Intel64 Family 6 Model 165 Stepping 2, GenuineIntel, 12 CPU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thon</text:p>
          </table:table-cell>
          <table:table-cell office:value-type="string" calcext:value-type="string">
            <text:p>cpython (win32) R3.8.17 | packaged by conda-forge | (default, Jun 16 2023, 07:01:59) [MSC v.1929 64 bit (AMD64)]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numpy</text:p>
          </table:table-cell>
          <table:table-cell office:value-type="string" calcext:value-type="string">
            <text:p>1.24.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andas</text:p>
          </table:table-cell>
          <table:table-cell office:value-type="string" calcext:value-type="string">
            <text:p>1.2.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zoopt</text:p>
          </table:table-cell>
          <table:table-cell office:value-type="string" calcext:value-type="string">
            <text:p>0.4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tplotlib</text:p>
          </table:table-cell>
          <table:table-cell office:value-type="string" calcext:value-type="string">
            <text:p>3.7.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jinja2</text:p>
          </table:table-cell>
          <table:table-cell office:value-type="string" calcext:value-type="string">
            <text:p>3.1.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pyaudisam</text:p>
          </table:table-cell>
          <table:table-cell office:value-type="string" calcext:value-type="string">
            <text:p>1.1.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</text:p>
          </table:table-cell>
          <table:table-cell office:value-type="string" calcext:value-type="string">
            <text:p>C:/PortableApps/Distance 752/MCDS.ex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CDS engine version</text:p>
          </table:table-cell>
          <table:table-cell office:value-type="string" calcext:value-type="string">
            <text:p>7.4.0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nalyser" style:display-name="PageStyle_Analy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mples" style:display-name="PageStyle_Samp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uting_20_platform" style:display-name="PageStyle_Computing plat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yses" style:display-name="PageStyle_Analys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thesis" style:display-name="PageStyle_Synthes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s" style:display-name="PageStyle_Detai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4-27T16:44:18</meta:creation-date>
    <dc:date>2024-04-27T16:44:19</dc:date>
    <meta:generator>LibreOffice/7.5.5.2$Windows_x86 LibreOffice_project/ca8fe7424262805f223b9a2334bc7181abbcbf5e</meta:generator>
    <meta:document-statistic meta:table-count="6" meta:cell-count="8880" meta:object-count="0"/>
    <meta:user-defined meta:name="AppVersion">3.1</meta:user-defined>
  </office:meta>
</office:document-meta>
</file>